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0.7646in"/>
    </style:style>
    <style:style style:name="co7" style:family="table-column">
      <style:table-column-properties fo:break-before="auto" style:column-width="0.657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3047in"/>
    </style:style>
    <style:style style:name="co10" style:family="table-column">
      <style:table-column-properties fo:break-before="auto" style:column-width="2.198in"/>
    </style:style>
    <style:style style:name="co11" style:family="table-column">
      <style:table-column-properties fo:break-before="auto" style:column-width="1.8437in"/>
    </style:style>
    <style:style style:name="co12" style:family="table-column">
      <style:table-column-properties fo:break-before="auto" style:column-width="2.7339in"/>
    </style:style>
    <style:style style:name="co13" style:family="table-column">
      <style:table-column-properties fo:break-before="auto" style:column-width="2.2189in"/>
    </style:style>
    <style:style style:name="co14" style:family="table-column">
      <style:table-column-properties fo:break-before="auto" style:column-width="1.6862in"/>
    </style:style>
    <style:style style:name="co15" style:family="table-column">
      <style:table-column-properties fo:break-before="auto" style:column-width="1.2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1"/>
        <table:table-column table:style-name="co4" table:default-cell-style-name="Default"/>
        <table:table-column table:style-name="co2" table:number-columns-repeated="3" table:default-cell-style-name="ce1"/>
        <table:table-column table:style-name="co2" table:default-cell-style-name="Default"/>
        <table:table-column table:style-name="co5" table:default-cell-style-name="ce1"/>
        <table:table-column table:style-name="co2" table:default-cell-style-name="ce1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JobID</text:p>
          </table:table-cell>
          <table:table-cell office:value-type="string" calcext:value-type="string">
            <text:p>JobName</text:p>
          </table:table-cell>
          <table:table-cell table:style-name="Default" office:value-type="string" calcext:value-type="string">
            <text:p>Submit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 office:value-type="string" calcext:value-type="string">
            <text:p>CPUTimeRAW</text:p>
          </table:table-cell>
          <table:table-cell table:style-name="Default" office:value-type="string" calcext:value-type="string">
            <text:p>CPUTime</text:p>
          </table:table-cell>
          <table:table-cell table:style-name="Default" office:value-type="string" calcext:value-type="string">
            <text:p>Elapsed</text:p>
          </table:table-cell>
          <table:table-cell table:style-name="Default" office:value-type="string" calcext:value-type="string">
            <text:p>SystemCPU</text:p>
          </table:table-cell>
          <table:table-cell office:value-type="string" calcext:value-type="string">
            <text:p>State</text:p>
          </table:table-cell>
          <table:table-cell table:style-name="Default" office:value-type="string" calcext:value-type="string">
            <text:p>Eligible</text:p>
          </table:table-cell>
          <table:table-cell table:style-name="Default" office:value-type="string" calcext:value-type="string">
            <text:p>TotalCPU</text:p>
          </table:table-cell>
          <table:table-cell office:value-type="string" calcext:value-type="string">
            <text:p>NodeList</text:p>
          </table:table-cell>
          <table:table-cell office:value-type="string" calcext:value-type="string">
            <text:p>Timelimit</text:p>
          </table:table-cell>
          <table:table-cell/>
        </table:table-row>
        <table:table-row table:style-name="ro1">
          <table:table-cell office:value-type="string" calcext:value-type="string">
            <text:p>------------</text:p>
          </table:table-cell>
          <table:table-cell office:value-type="string" calcext:value-type="string">
            <text:p>----------</text:p>
          </table:table-cell>
          <table:table-cell table:number-columns-repeated="3" table:style-name="Default" office:value-type="string" calcext:value-type="string">
            <text:p>-------------------</text:p>
          </table:table-cell>
          <table:table-cell office:value-type="string" calcext:value-type="string">
            <text:p>----------</text:p>
          </table:table-cell>
          <table:table-cell table:number-columns-repeated="3" table:style-name="Default" office:value-type="string" calcext:value-type="string">
            <text:p>----------</text:p>
          </table:table-cell>
          <table:table-cell office:value-type="string" calcext:value-type="string">
            <text:p>----------</text:p>
          </table:table-cell>
          <table:table-cell table:style-name="Default" office:value-type="string" calcext:value-type="string">
            <text:p>-------------------</text:p>
          </table:table-cell>
          <table:table-cell table:style-name="Default" office:value-type="string" calcext:value-type="string">
            <text:p>----------</text:p>
          </table:table-cell>
          <table:table-cell office:value-type="string" calcext:value-type="string">
            <text:p>---------------</text:p>
          </table:table-cell>
          <table:table-cell office:value-type="string" calcext:value-type="string">
            <text:p>----------</text:p>
          </table:table-cell>
          <table:table-cell/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string" calcext:value-type="string">
            <text:p>riplay_1_+</text:p>
          </table:table-cell>
          <table:table-cell office:value-type="string" calcext:value-type="string">
            <text:p>2015-05-11T15:06:37</text:p>
          </table:table-cell>
          <table:table-cell office:value-type="string" calcext:value-type="string">
            <text:p>2015-05-11T15:06:38</text:p>
          </table:table-cell>
          <table:table-cell office:value-type="string" calcext:value-type="string">
            <text:p>2015-05-11T15:07:0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37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0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6:38</text:p>
          </table:table-cell>
          <table:table-cell office:value-type="string" calcext:value-type="string">
            <text:p>2015-05-11T15:07:0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38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6:38</text:p>
          </table:table-cell>
          <table:table-cell office:value-type="string" calcext:value-type="string">
            <text:p>2015-05-11T15:07:0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38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string" calcext:value-type="string">
            <text:p>riplay_2_+</text:p>
          </table:table-cell>
          <table:table-cell office:value-type="string" calcext:value-type="string">
            <text:p>2015-05-11T15:06:38</text:p>
          </table:table-cell>
          <table:table-cell office:value-type="string" calcext:value-type="string">
            <text:p>2015-05-11T15:06:41</text:p>
          </table:table-cell>
          <table:table-cell office:value-type="string" calcext:value-type="string">
            <text:p>2015-05-11T15:07:0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38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0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6:41</text:p>
          </table:table-cell>
          <table:table-cell office:value-type="string" calcext:value-type="string">
            <text:p>2015-05-11T15:07:0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1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6:42</text:p>
          </table:table-cell>
          <table:table-cell office:value-type="string" calcext:value-type="string">
            <text:p>2015-05-11T15:07:0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string" calcext:value-type="string">
            <text:p>riplay_3_+</text:p>
          </table:table-cell>
          <table:table-cell office:value-type="string" calcext:value-type="string">
            <text:p>2015-05-11T15:06:40</text:p>
          </table:table-cell>
          <table:table-cell office:value-type="string" calcext:value-type="string">
            <text:p>2015-05-11T15:06:41</text:p>
          </table:table-cell>
          <table:table-cell office:value-type="string" calcext:value-type="string">
            <text:p>2015-05-11T15:07:0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0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1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0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6:41</text:p>
          </table:table-cell>
          <table:table-cell office:value-type="string" calcext:value-type="string">
            <text:p>2015-05-11T15:07:0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1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6:42</text:p>
          </table:table-cell>
          <table:table-cell office:value-type="string" calcext:value-type="string">
            <text:p>2015-05-11T15:07:0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string" calcext:value-type="string">
            <text:p>riplay_4_+</text:p>
          </table:table-cell>
          <table:table-cell office:value-type="string" calcext:value-type="string">
            <text:p>2015-05-11T15:06:41</text:p>
          </table:table-cell>
          <table:table-cell office:value-type="string" calcext:value-type="string">
            <text:p>2015-05-11T15:06:42</text:p>
          </table:table-cell>
          <table:table-cell office:value-type="string" calcext:value-type="string">
            <text:p>2015-05-11T15:08:4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1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1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00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6:42</text:p>
          </table:table-cell>
          <table:table-cell office:value-type="string" calcext:value-type="string">
            <text:p>2015-05-11T15:08:4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2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6:42</text:p>
          </table:table-cell>
          <table:table-cell office:value-type="string" calcext:value-type="string">
            <text:p>2015-05-11T15:08:41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string" calcext:value-type="string">
            <text:p>riplay_5_+</text:p>
          </table:table-cell>
          <table:table-cell office:value-type="string" calcext:value-type="string">
            <text:p>2015-05-11T15:06:42</text:p>
          </table:table-cell>
          <table:table-cell office:value-type="string" calcext:value-type="string">
            <text:p>2015-05-11T15:06:44</text:p>
          </table:table-cell>
          <table:table-cell office:value-type="string" calcext:value-type="string">
            <text:p>2015-05-11T15:08:45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2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00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6:44</text:p>
          </table:table-cell>
          <table:table-cell office:value-type="string" calcext:value-type="string">
            <text:p>2015-05-11T15:08:45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4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6:44</text:p>
          </table:table-cell>
          <table:table-cell office:value-type="string" calcext:value-type="string">
            <text:p>2015-05-11T15:08:44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string" calcext:value-type="string">
            <text:p>riplay_6_+</text:p>
          </table:table-cell>
          <table:table-cell office:value-type="string" calcext:value-type="string">
            <text:p>2015-05-11T15:06:43</text:p>
          </table:table-cell>
          <table:table-cell office:value-type="string" calcext:value-type="string">
            <text:p>2015-05-11T15:06:44</text:p>
          </table:table-cell>
          <table:table-cell office:value-type="string" calcext:value-type="string">
            <text:p>2015-05-11T15:07:13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0:07:15</text:p>
          </table:table-cell>
          <table:table-cell office:value-type="string" calcext:value-type="string">
            <text:p>00:00:29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3</text:p>
          </table:table-cell>
          <table:table-cell office:value-type="string" calcext:value-type="string">
            <text:p>00:00.032</text:p>
          </table:table-cell>
          <table:table-cell office:value-type="string" calcext:value-type="string">
            <text:p>virtual183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0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6:44</text:p>
          </table:table-cell>
          <table:table-cell office:value-type="string" calcext:value-type="string">
            <text:p>2015-05-11T15:07:13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0:07:15</text:p>
          </table:table-cell>
          <table:table-cell office:value-type="string" calcext:value-type="string">
            <text:p>00:00:29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4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6:45</text:p>
          </table:table-cell>
          <table:table-cell office:value-type="string" calcext:value-type="string">
            <text:p>2015-05-11T15:07:12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0:06:45</text:p>
          </table:table-cell>
          <table:table-cell office:value-type="string" calcext:value-type="string">
            <text:p>00:00:27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5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string" calcext:value-type="string">
            <text:p>riplay_7_+</text:p>
          </table:table-cell>
          <table:table-cell office:value-type="string" calcext:value-type="string">
            <text:p>2015-05-11T15:06:45</text:p>
          </table:table-cell>
          <table:table-cell office:value-type="string" calcext:value-type="string">
            <text:p>2015-05-11T15:06:47</text:p>
          </table:table-cell>
          <table:table-cell office:value-type="string" calcext:value-type="string">
            <text:p>2015-05-11T15:07:1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5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0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6:47</text:p>
          </table:table-cell>
          <table:table-cell office:value-type="string" calcext:value-type="string">
            <text:p>2015-05-11T15:07:1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7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6:48</text:p>
          </table:table-cell>
          <table:table-cell office:value-type="string" calcext:value-type="string">
            <text:p>2015-05-11T15:07:1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8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string" calcext:value-type="string">
            <text:p>riplay_8_+</text:p>
          </table:table-cell>
          <table:table-cell office:value-type="string" calcext:value-type="string">
            <text:p>2015-05-11T15:06:47</text:p>
          </table:table-cell>
          <table:table-cell office:value-type="string" calcext:value-type="string">
            <text:p>2015-05-11T15:06:48</text:p>
          </table:table-cell>
          <table:table-cell office:value-type="string" calcext:value-type="string">
            <text:p>2015-05-11T15:07:5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7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4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00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6:48</text:p>
          </table:table-cell>
          <table:table-cell office:value-type="string" calcext:value-type="string">
            <text:p>2015-05-11T15:07:5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8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6:48</text:p>
          </table:table-cell>
          <table:table-cell office:value-type="string" calcext:value-type="string">
            <text:p>2015-05-11T15:07:4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8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string" calcext:value-type="string">
            <text:p>riplay_9_+</text:p>
          </table:table-cell>
          <table:table-cell office:value-type="string" calcext:value-type="string">
            <text:p>2015-05-11T15:06:48</text:p>
          </table:table-cell>
          <table:table-cell office:value-type="string" calcext:value-type="string">
            <text:p>2015-05-11T15:06:50</text:p>
          </table:table-cell>
          <table:table-cell office:value-type="string" calcext:value-type="string">
            <text:p>2015-05-11T15:09:26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00:39:00</text:p>
          </table:table-cell>
          <table:table-cell office:value-type="string" calcext:value-type="string">
            <text:p>00:02:36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8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5</text:p>
          </table:table-cell>
          <table:table-cell table:style-name="ce1" office:value-type="string" calcext:value-type="string">
            <text:p>00:04:00</text:p>
          </table:table-cell>
          <table:table-cell/>
        </table:table-row>
        <table:table-row table:style-name="ro1">
          <table:table-cell office:value-type="string" calcext:value-type="string">
            <text:p>300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6:50</text:p>
          </table:table-cell>
          <table:table-cell office:value-type="string" calcext:value-type="string">
            <text:p>2015-05-11T15:09:26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00:39:00</text:p>
          </table:table-cell>
          <table:table-cell office:value-type="string" calcext:value-type="string">
            <text:p>00:02:36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0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5</text:p>
          </table:table-cell>
          <table:table-cell table:number-columns-repeated="2"/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6:51</text:p>
          </table:table-cell>
          <table:table-cell office:value-type="string" calcext:value-type="string">
            <text:p>2015-05-11T15:09:25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00:38:30</text:p>
          </table:table-cell>
          <table:table-cell office:value-type="string" calcext:value-type="string">
            <text:p>00:02:3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1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5</text:p>
          </table:table-cell>
          <table:table-cell table:number-columns-repeated="2"/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string" calcext:value-type="string">
            <text:p>riplay_10+</text:p>
          </table:table-cell>
          <table:table-cell table:number-columns-repeated="2" office:value-type="string" calcext:value-type="string">
            <text:p>2015-05-11T15:06:50</text:p>
          </table:table-cell>
          <table:table-cell office:value-type="string" calcext:value-type="string">
            <text:p>2015-05-11T15:07:52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0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6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01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6:50</text:p>
          </table:table-cell>
          <table:table-cell office:value-type="string" calcext:value-type="string">
            <text:p>2015-05-11T15:07:52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0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6</text:p>
          </table:table-cell>
          <table:table-cell table:number-columns-repeated="2"/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6:51</text:p>
          </table:table-cell>
          <table:table-cell office:value-type="string" calcext:value-type="string">
            <text:p>2015-05-11T15:07:5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1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6</text:p>
          </table:table-cell>
          <table:table-cell table:number-columns-repeated="2"/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string" calcext:value-type="string">
            <text:p>riplay_11+</text:p>
          </table:table-cell>
          <table:table-cell office:value-type="string" calcext:value-type="string">
            <text:p>2015-05-11T15:06:51</text:p>
          </table:table-cell>
          <table:table-cell office:value-type="string" calcext:value-type="string">
            <text:p>2015-05-11T15:06:53</text:p>
          </table:table-cell>
          <table:table-cell office:value-type="string" calcext:value-type="string">
            <text:p>2015-05-11T15:07:2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1</text:p>
          </table:table-cell>
          <table:table-cell office:value-type="string" calcext:value-type="string">
            <text:p>00:00.050</text:p>
          </table:table-cell>
          <table:table-cell office:value-type="string" calcext:value-type="string">
            <text:p>virtual[187-18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1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6:53</text:p>
          </table:table-cell>
          <table:table-cell office:value-type="string" calcext:value-type="string">
            <text:p>2015-05-11T15:07:2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3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6:53</text:p>
          </table:table-cell>
          <table:table-cell office:value-type="string" calcext:value-type="string">
            <text:p>2015-05-11T15:07:24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3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7-18+</text:p>
          </table:table-cell>
          <table:table-cell table:number-columns-repeated="2"/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string" calcext:value-type="string">
            <text:p>riplay_12+</text:p>
          </table:table-cell>
          <table:table-cell office:value-type="string" calcext:value-type="string">
            <text:p>2015-05-11T15:06:52</text:p>
          </table:table-cell>
          <table:table-cell office:value-type="string" calcext:value-type="string">
            <text:p>2015-05-11T15:06:53</text:p>
          </table:table-cell>
          <table:table-cell office:value-type="string" calcext:value-type="string">
            <text:p>2015-05-11T15:08:5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2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9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01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6:53</text:p>
          </table:table-cell>
          <table:table-cell office:value-type="string" calcext:value-type="string">
            <text:p>2015-05-11T15:08:5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3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6:53</text:p>
          </table:table-cell>
          <table:table-cell office:value-type="string" calcext:value-type="string">
            <text:p>2015-05-11T15:08:52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string" calcext:value-type="string">
            <text:p>riplay_13+</text:p>
          </table:table-cell>
          <table:table-cell office:value-type="string" calcext:value-type="string">
            <text:p>2015-05-11T15:06:54</text:p>
          </table:table-cell>
          <table:table-cell office:value-type="string" calcext:value-type="string">
            <text:p>2015-05-11T15:06:56</text:p>
          </table:table-cell>
          <table:table-cell office:value-type="string" calcext:value-type="string">
            <text:p>2015-05-11T15:07: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0:03:20</text:p>
          </table:table-cell>
          <table:table-cell office:value-type="string" calcext:value-type="string">
            <text:p>00:00:25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4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9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1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6:56</text:p>
          </table:table-cell>
          <table:table-cell office:value-type="string" calcext:value-type="string">
            <text:p>2015-05-11T15:07: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0:03:20</text:p>
          </table:table-cell>
          <table:table-cell office:value-type="string" calcext:value-type="string">
            <text:p>00:00:25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6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6:57</text:p>
          </table:table-cell>
          <table:table-cell office:value-type="string" calcext:value-type="string">
            <text:p>2015-05-11T15:07:1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7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string" calcext:value-type="string">
            <text:p>riplay_14+</text:p>
          </table:table-cell>
          <table:table-cell office:value-type="string" calcext:value-type="string">
            <text:p>2015-05-11T15:06:55</text:p>
          </table:table-cell>
          <table:table-cell office:value-type="string" calcext:value-type="string">
            <text:p>2015-05-11T15:06:56</text:p>
          </table:table-cell>
          <table:table-cell office:value-type="string" calcext:value-type="string">
            <text:p>2015-05-11T15:07:25</text:p>
          </table:table-cell>
          <table:table-cell office:value-type="float" office:value="3480" calcext:value-type="float">
            <text:p>3480</text:p>
          </table:table-cell>
          <table:table-cell office:value-type="string" calcext:value-type="string">
            <text:p>00:58:00</text:p>
          </table:table-cell>
          <table:table-cell office:value-type="string" calcext:value-type="string">
            <text:p>00:00:29</text:p>
          </table:table-cell>
          <table:table-cell office:value-type="string" calcext:value-type="string">
            <text:p>00:00.10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5</text:p>
          </table:table-cell>
          <table:table-cell office:value-type="string" calcext:value-type="string">
            <text:p>00:00.153</text:p>
          </table:table-cell>
          <table:table-cell office:value-type="string" calcext:value-type="string">
            <text:p>virtual[190-19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1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6:56</text:p>
          </table:table-cell>
          <table:table-cell office:value-type="string" calcext:value-type="string">
            <text:p>2015-05-11T15:07:25</text:p>
          </table:table-cell>
          <table:table-cell office:value-type="float" office:value="3480" calcext:value-type="float">
            <text:p>3480</text:p>
          </table:table-cell>
          <table:table-cell office:value-type="string" calcext:value-type="string">
            <text:p>00:58:00</text:p>
          </table:table-cell>
          <table:table-cell office:value-type="string" calcext:value-type="string">
            <text:p>00:00:29</text:p>
          </table:table-cell>
          <table:table-cell office:value-type="string" calcext:value-type="string">
            <text:p>00:00.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6</text:p>
          </table:table-cell>
          <table:table-cell office:value-type="string" calcext:value-type="string">
            <text:p>00:00.033</text:p>
          </table:table-cell>
          <table:table-cell office:value-type="string" calcext:value-type="string">
            <text:p>virtual190</text:p>
          </table:table-cell>
          <table:table-cell table:number-columns-repeated="2"/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6:57</text:p>
          </table:table-cell>
          <table:table-cell office:value-type="string" calcext:value-type="string">
            <text:p>2015-05-11T15:07:24</text:p>
          </table:table-cell>
          <table:table-cell office:value-type="float" office:value="3240" calcext:value-type="float">
            <text:p>3240</text:p>
          </table:table-cell>
          <table:table-cell office:value-type="string" calcext:value-type="string">
            <text:p>00:54:00</text:p>
          </table:table-cell>
          <table:table-cell office:value-type="string" calcext:value-type="string">
            <text:p>00:00:27</text:p>
          </table:table-cell>
          <table:table-cell office:value-type="string" calcext:value-type="string">
            <text:p>00:00.08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7</text:p>
          </table:table-cell>
          <table:table-cell office:value-type="string" calcext:value-type="string">
            <text:p>00:00.119</text:p>
          </table:table-cell>
          <table:table-cell office:value-type="string" calcext:value-type="string">
            <text:p>virtual[190-19+</text:p>
          </table:table-cell>
          <table:table-cell table:number-columns-repeated="2"/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string" calcext:value-type="string">
            <text:p>riplay_15+</text:p>
          </table:table-cell>
          <table:table-cell office:value-type="string" calcext:value-type="string">
            <text:p>2015-05-11T15:06:56</text:p>
          </table:table-cell>
          <table:table-cell office:value-type="string" calcext:value-type="string">
            <text:p>2015-05-11T15:06:57</text:p>
          </table:table-cell>
          <table:table-cell office:value-type="string" calcext:value-type="string">
            <text:p>2015-05-11T15:07:2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6</text:p>
          </table:table-cell>
          <table:table-cell office:value-type="string" calcext:value-type="string">
            <text:p>00:00.026</text:p>
          </table:table-cell>
          <table:table-cell office:value-type="string" calcext:value-type="string">
            <text:p>virtual198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1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6:57</text:p>
          </table:table-cell>
          <table:table-cell office:value-type="string" calcext:value-type="string">
            <text:p>2015-05-11T15:07:2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7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virtual198</text:p>
          </table:table-cell>
          <table:table-cell table:number-columns-repeated="2"/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6:57</text:p>
          </table:table-cell>
          <table:table-cell office:value-type="string" calcext:value-type="string">
            <text:p>2015-05-11T15:07:1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7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8</text:p>
          </table:table-cell>
          <table:table-cell table:number-columns-repeated="2"/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string" calcext:value-type="string">
            <text:p>riplay_16+</text:p>
          </table:table-cell>
          <table:table-cell office:value-type="string" calcext:value-type="string">
            <text:p>2015-05-11T15:06:57</text:p>
          </table:table-cell>
          <table:table-cell office:value-type="string" calcext:value-type="string">
            <text:p>2015-05-11T15:06:59</text:p>
          </table:table-cell>
          <table:table-cell office:value-type="string" calcext:value-type="string">
            <text:p>2015-05-11T15:09:00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7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98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01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6:59</text:p>
          </table:table-cell>
          <table:table-cell office:value-type="string" calcext:value-type="string">
            <text:p>2015-05-11T15:09:00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9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8</text:p>
          </table:table-cell>
          <table:table-cell table:number-columns-repeated="2"/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00</text:p>
          </table:table-cell>
          <table:table-cell office:value-type="string" calcext:value-type="string">
            <text:p>2015-05-11T15:08:59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0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8</text:p>
          </table:table-cell>
          <table:table-cell table:number-columns-repeated="2"/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string" calcext:value-type="string">
            <text:p>riplay_17+</text:p>
          </table:table-cell>
          <table:table-cell table:number-columns-repeated="2" office:value-type="string" calcext:value-type="string">
            <text:p>2015-05-11T15:06:59</text:p>
          </table:table-cell>
          <table:table-cell office:value-type="string" calcext:value-type="string">
            <text:p>2015-05-11T15:07:2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9</text:p>
          </table:table-cell>
          <table:table-cell office:value-type="string" calcext:value-type="string">
            <text:p>00:00.026</text:p>
          </table:table-cell>
          <table:table-cell office:value-type="string" calcext:value-type="string">
            <text:p>virtual199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1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6:59</text:p>
          </table:table-cell>
          <table:table-cell office:value-type="string" calcext:value-type="string">
            <text:p>2015-05-11T15:07:2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9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virtual199</text:p>
          </table:table-cell>
          <table:table-cell table:number-columns-repeated="2"/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00</text:p>
          </table:table-cell>
          <table:table-cell office:value-type="string" calcext:value-type="string">
            <text:p>2015-05-11T15:07:2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0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9</text:p>
          </table:table-cell>
          <table:table-cell table:number-columns-repeated="2"/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string" calcext:value-type="string">
            <text:p>riplay_18+</text:p>
          </table:table-cell>
          <table:table-cell office:value-type="string" calcext:value-type="string">
            <text:p>2015-05-11T15:07:00</text:p>
          </table:table-cell>
          <table:table-cell office:value-type="string" calcext:value-type="string">
            <text:p>2015-05-11T15:07:02</text:p>
          </table:table-cell>
          <table:table-cell office:value-type="string" calcext:value-type="string">
            <text:p>2015-05-11T15:07:2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0</text:p>
          </table:table-cell>
          <table:table-cell office:value-type="string" calcext:value-type="string">
            <text:p>00:00.026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1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02</text:p>
          </table:table-cell>
          <table:table-cell office:value-type="string" calcext:value-type="string">
            <text:p>2015-05-11T15:07:2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2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02</text:p>
          </table:table-cell>
          <table:table-cell office:value-type="string" calcext:value-type="string">
            <text:p>2015-05-11T15:07:2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string" calcext:value-type="string">
            <text:p>riplay_19+</text:p>
          </table:table-cell>
          <table:table-cell office:value-type="string" calcext:value-type="string">
            <text:p>2015-05-11T15:07:02</text:p>
          </table:table-cell>
          <table:table-cell office:value-type="string" calcext:value-type="string">
            <text:p>2015-05-11T15:07:04</text:p>
          </table:table-cell>
          <table:table-cell office:value-type="string" calcext:value-type="string">
            <text:p>2015-05-11T15:07:2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0:03:20</text:p>
          </table:table-cell>
          <table:table-cell office:value-type="string" calcext:value-type="string">
            <text:p>00:00:25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2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99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1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04</text:p>
          </table:table-cell>
          <table:table-cell office:value-type="string" calcext:value-type="string">
            <text:p>2015-05-11T15:07:2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0:03:20</text:p>
          </table:table-cell>
          <table:table-cell office:value-type="string" calcext:value-type="string">
            <text:p>00:00:25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4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9</text:p>
          </table:table-cell>
          <table:table-cell table:number-columns-repeated="2"/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05</text:p>
          </table:table-cell>
          <table:table-cell office:value-type="string" calcext:value-type="string">
            <text:p>2015-05-11T15:07:28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5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9</text:p>
          </table:table-cell>
          <table:table-cell table:number-columns-repeated="2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string" calcext:value-type="string">
            <text:p>riplay_20+</text:p>
          </table:table-cell>
          <table:table-cell office:value-type="string" calcext:value-type="string">
            <text:p>2015-05-11T15:07:03</text:p>
          </table:table-cell>
          <table:table-cell office:value-type="string" calcext:value-type="string">
            <text:p>2015-05-11T15:07:05</text:p>
          </table:table-cell>
          <table:table-cell office:value-type="string" calcext:value-type="string">
            <text:p>2015-05-11T15:07:48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3</text:p>
          </table:table-cell>
          <table:table-cell office:value-type="string" calcext:value-type="string">
            <text:p>00:00.043</text:p>
          </table:table-cell>
          <table:table-cell office:value-type="string" calcext:value-type="string">
            <text:p>virtual[200-20+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02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05</text:p>
          </table:table-cell>
          <table:table-cell office:value-type="string" calcext:value-type="string">
            <text:p>2015-05-11T15:07:48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5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200</text:p>
          </table:table-cell>
          <table:table-cell table:number-columns-repeated="2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05</text:p>
          </table:table-cell>
          <table:table-cell office:value-type="string" calcext:value-type="string">
            <text:p>2015-05-11T15:07:47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5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[200-20+</text:p>
          </table:table-cell>
          <table:table-cell table:number-columns-repeated="2"/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string" calcext:value-type="string">
            <text:p>riplay_21+</text:p>
          </table:table-cell>
          <table:table-cell office:value-type="string" calcext:value-type="string">
            <text:p>2015-05-11T15:07:04</text:p>
          </table:table-cell>
          <table:table-cell office:value-type="string" calcext:value-type="string">
            <text:p>2015-05-11T15:07:05</text:p>
          </table:table-cell>
          <table:table-cell office:value-type="string" calcext:value-type="string">
            <text:p>2015-05-11T15:07:37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4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202-20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2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05</text:p>
          </table:table-cell>
          <table:table-cell office:value-type="string" calcext:value-type="string">
            <text:p>2015-05-11T15:07:37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5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202</text:p>
          </table:table-cell>
          <table:table-cell table:number-columns-repeated="2"/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05</text:p>
          </table:table-cell>
          <table:table-cell office:value-type="string" calcext:value-type="string">
            <text:p>2015-05-11T15:07:36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5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202-20+</text:p>
          </table:table-cell>
          <table:table-cell table:number-columns-repeated="2"/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string" calcext:value-type="string">
            <text:p>riplay_22+</text:p>
          </table:table-cell>
          <table:table-cell office:value-type="string" calcext:value-type="string">
            <text:p>2015-05-11T15:07:06</text:p>
          </table:table-cell>
          <table:table-cell office:value-type="string" calcext:value-type="string">
            <text:p>2015-05-11T15:07:08</text:p>
          </table:table-cell>
          <table:table-cell office:value-type="string" calcext:value-type="string">
            <text:p>2015-05-11T15:07:4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00:16:30</text:p>
          </table:table-cell>
          <table:table-cell office:value-type="string" calcext:value-type="string">
            <text:p>00:00:33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6</text:p>
          </table:table-cell>
          <table:table-cell office:value-type="string" calcext:value-type="string">
            <text:p>00:00.050</text:p>
          </table:table-cell>
          <table:table-cell office:value-type="string" calcext:value-type="string">
            <text:p>virtual[204-20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2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08</text:p>
          </table:table-cell>
          <table:table-cell office:value-type="string" calcext:value-type="string">
            <text:p>2015-05-11T15:07:4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00:16:30</text:p>
          </table:table-cell>
          <table:table-cell office:value-type="string" calcext:value-type="string">
            <text:p>00:00:33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8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204</text:p>
          </table:table-cell>
          <table:table-cell table:number-columns-repeated="2"/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09</text:p>
          </table:table-cell>
          <table:table-cell office:value-type="string" calcext:value-type="string">
            <text:p>2015-05-11T15:07:4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9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204-20+</text:p>
          </table:table-cell>
          <table:table-cell table:number-columns-repeated="2"/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string" calcext:value-type="string">
            <text:p>riplay_23+</text:p>
          </table:table-cell>
          <table:table-cell office:value-type="string" calcext:value-type="string">
            <text:p>2015-05-11T15:07:07</text:p>
          </table:table-cell>
          <table:table-cell office:value-type="string" calcext:value-type="string">
            <text:p>2015-05-11T15:07:09</text:p>
          </table:table-cell>
          <table:table-cell office:value-type="string" calcext:value-type="string">
            <text:p>2015-05-11T15:07:3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7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2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09</text:p>
          </table:table-cell>
          <table:table-cell office:value-type="string" calcext:value-type="string">
            <text:p>2015-05-11T15:07:3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9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09</text:p>
          </table:table-cell>
          <table:table-cell office:value-type="string" calcext:value-type="string">
            <text:p>2015-05-11T15:07:3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9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string" calcext:value-type="string">
            <text:p>riplay_24+</text:p>
          </table:table-cell>
          <table:table-cell office:value-type="string" calcext:value-type="string">
            <text:p>2015-05-11T15:07:08</text:p>
          </table:table-cell>
          <table:table-cell office:value-type="string" calcext:value-type="string">
            <text:p>2015-05-11T15:07:09</text:p>
          </table:table-cell>
          <table:table-cell office:value-type="string" calcext:value-type="string">
            <text:p>2015-05-11T15:07:3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8</text:p>
          </table:table-cell>
          <table:table-cell office:value-type="string" calcext:value-type="string">
            <text:p>00:00.026</text:p>
          </table:table-cell>
          <table:table-cell office:value-type="string" calcext:value-type="string">
            <text:p>virtual181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2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09</text:p>
          </table:table-cell>
          <table:table-cell office:value-type="string" calcext:value-type="string">
            <text:p>2015-05-11T15:07:3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9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09</text:p>
          </table:table-cell>
          <table:table-cell office:value-type="string" calcext:value-type="string">
            <text:p>2015-05-11T15:07:3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9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string" calcext:value-type="string">
            <text:p>riplay_25+</text:p>
          </table:table-cell>
          <table:table-cell office:value-type="string" calcext:value-type="string">
            <text:p>2015-05-11T15:07:10</text:p>
          </table:table-cell>
          <table:table-cell office:value-type="string" calcext:value-type="string">
            <text:p>2015-05-11T15:07:11</text:p>
          </table:table-cell>
          <table:table-cell office:value-type="string" calcext:value-type="string">
            <text:p>2015-05-11T15:07:4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10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206-20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2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11</text:p>
          </table:table-cell>
          <table:table-cell office:value-type="string" calcext:value-type="string">
            <text:p>2015-05-11T15:07:4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11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206</text:p>
          </table:table-cell>
          <table:table-cell table:number-columns-repeated="2"/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12</text:p>
          </table:table-cell>
          <table:table-cell office:value-type="string" calcext:value-type="string">
            <text:p>2015-05-11T15:07:4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12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206-20+</text:p>
          </table:table-cell>
          <table:table-cell table:number-columns-repeated="2"/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string" calcext:value-type="string">
            <text:p>riplay_26+</text:p>
          </table:table-cell>
          <table:table-cell office:value-type="string" calcext:value-type="string">
            <text:p>2015-05-11T15:07:12</text:p>
          </table:table-cell>
          <table:table-cell office:value-type="string" calcext:value-type="string">
            <text:p>2015-05-11T15:07:13</text:p>
          </table:table-cell>
          <table:table-cell office:value-type="string" calcext:value-type="string">
            <text:p>2015-05-11T15:08:06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00:53:00</text:p>
          </table:table-cell>
          <table:table-cell office:value-type="string" calcext:value-type="string">
            <text:p>00:00:53</text:p>
          </table:table-cell>
          <table:table-cell office:value-type="string" calcext:value-type="string">
            <text:p>00:00.04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12</text:p>
          </table:table-cell>
          <table:table-cell office:value-type="string" calcext:value-type="string">
            <text:p>00:00.083</text:p>
          </table:table-cell>
          <table:table-cell office:value-type="string" calcext:value-type="string">
            <text:p>virtual[183</text:p>
          </table:table-cell>
          <table:table-cell table:style-name="ce1" office:value-type="string" calcext:value-type="string">
            <text:p>20+</text:p>
          </table:table-cell>
          <table:table-cell table:style-name="ce1" office:value-type="string" calcext:value-type="string">
            <text:p>00:02:00</text:p>
          </table:table-cell>
        </table:table-row>
        <table:table-row table:style-name="ro1">
          <table:table-cell office:value-type="string" calcext:value-type="string">
            <text:p>302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13</text:p>
          </table:table-cell>
          <table:table-cell office:value-type="string" calcext:value-type="string">
            <text:p>2015-05-11T15:08:06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00:53:00</text:p>
          </table:table-cell>
          <table:table-cell office:value-type="string" calcext:value-type="string">
            <text:p>00:00:53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13</text:p>
          </table:table-cell>
          <table:table-cell office:value-type="string" calcext:value-type="string">
            <text:p>00:00.023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13</text:p>
          </table:table-cell>
          <table:table-cell office:value-type="string" calcext:value-type="string">
            <text:p>2015-05-11T15:08:05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00:52:00</text:p>
          </table:table-cell>
          <table:table-cell office:value-type="string" calcext:value-type="string">
            <text:p>00:00:52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13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83</text:p>
          </table:table-cell>
          <table:table-cell table:style-name="ce1" office:value-type="string" calcext:value-type="string">
            <text:p>20+</text:p>
          </table:table-cell>
          <table:table-cell/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string" calcext:value-type="string">
            <text:p>riplay_27+</text:p>
          </table:table-cell>
          <table:table-cell table:number-columns-repeated="2" office:value-type="string" calcext:value-type="string">
            <text:p>2015-05-11T15:07:14</text:p>
          </table:table-cell>
          <table:table-cell office:value-type="string" calcext:value-type="string">
            <text:p>2015-05-11T15:07:43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0:07:15</text:p>
          </table:table-cell>
          <table:table-cell office:value-type="string" calcext:value-type="string">
            <text:p>00:00:29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14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211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2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14</text:p>
          </table:table-cell>
          <table:table-cell office:value-type="string" calcext:value-type="string">
            <text:p>2015-05-11T15:07:43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0:07:15</text:p>
          </table:table-cell>
          <table:table-cell office:value-type="string" calcext:value-type="string">
            <text:p>00:00:29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14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211</text:p>
          </table:table-cell>
          <table:table-cell table:number-columns-repeated="2"/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15</text:p>
          </table:table-cell>
          <table:table-cell office:value-type="string" calcext:value-type="string">
            <text:p>2015-05-11T15:07:42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0:06:45</text:p>
          </table:table-cell>
          <table:table-cell office:value-type="string" calcext:value-type="string">
            <text:p>00:00:27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15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211</text:p>
          </table:table-cell>
          <table:table-cell table:number-columns-repeated="2"/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string" calcext:value-type="string">
            <text:p>riplay_28+</text:p>
          </table:table-cell>
          <table:table-cell office:value-type="string" calcext:value-type="string">
            <text:p>2015-05-11T15:07:16</text:p>
          </table:table-cell>
          <table:table-cell office:value-type="string" calcext:value-type="string">
            <text:p>2015-05-11T15:07:17</text:p>
          </table:table-cell>
          <table:table-cell office:value-type="string" calcext:value-type="string">
            <text:p>2015-05-11T15:09:52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00:38:45</text:p>
          </table:table-cell>
          <table:table-cell office:value-type="string" calcext:value-type="string">
            <text:p>00:02:35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16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212</text:p>
          </table:table-cell>
          <table:table-cell table:style-name="ce1" office:value-type="string" calcext:value-type="string">
            <text:p>00:04:00</text:p>
          </table:table-cell>
          <table:table-cell/>
        </table:table-row>
        <table:table-row table:style-name="ro1">
          <table:table-cell office:value-type="string" calcext:value-type="string">
            <text:p>302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17</text:p>
          </table:table-cell>
          <table:table-cell office:value-type="string" calcext:value-type="string">
            <text:p>2015-05-11T15:09:52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00:38:45</text:p>
          </table:table-cell>
          <table:table-cell office:value-type="string" calcext:value-type="string">
            <text:p>00:02:35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17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212</text:p>
          </table:table-cell>
          <table:table-cell table:number-columns-repeated="2"/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17</text:p>
          </table:table-cell>
          <table:table-cell office:value-type="string" calcext:value-type="string">
            <text:p>2015-05-11T15:09:51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00:38:30</text:p>
          </table:table-cell>
          <table:table-cell office:value-type="string" calcext:value-type="string">
            <text:p>00:02:34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17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212</text:p>
          </table:table-cell>
          <table:table-cell table:number-columns-repeated="2"/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string" calcext:value-type="string">
            <text:p>riplay_29+</text:p>
          </table:table-cell>
          <table:table-cell office:value-type="string" calcext:value-type="string">
            <text:p>2015-05-11T15:07:17</text:p>
          </table:table-cell>
          <table:table-cell office:value-type="string" calcext:value-type="string">
            <text:p>2015-05-11T15:07:20</text:p>
          </table:table-cell>
          <table:table-cell office:value-type="string" calcext:value-type="string">
            <text:p>2015-05-11T15:07:4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17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2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20</text:p>
          </table:table-cell>
          <table:table-cell office:value-type="string" calcext:value-type="string">
            <text:p>2015-05-11T15:07:4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0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21</text:p>
          </table:table-cell>
          <table:table-cell office:value-type="string" calcext:value-type="string">
            <text:p>2015-05-11T15:07:4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1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string" calcext:value-type="string">
            <text:p>riplay_30+</text:p>
          </table:table-cell>
          <table:table-cell office:value-type="string" calcext:value-type="string">
            <text:p>2015-05-11T15:07:18</text:p>
          </table:table-cell>
          <table:table-cell office:value-type="string" calcext:value-type="string">
            <text:p>2015-05-11T15:07:20</text:p>
          </table:table-cell>
          <table:table-cell office:value-type="string" calcext:value-type="string">
            <text:p>2015-05-11T15:07: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0:03:20</text:p>
          </table:table-cell>
          <table:table-cell office:value-type="string" calcext:value-type="string">
            <text:p>00:00:25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18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213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3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20</text:p>
          </table:table-cell>
          <table:table-cell office:value-type="string" calcext:value-type="string">
            <text:p>2015-05-11T15:07: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0:03:20</text:p>
          </table:table-cell>
          <table:table-cell office:value-type="string" calcext:value-type="string">
            <text:p>00:00:25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0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213</text:p>
          </table:table-cell>
          <table:table-cell table:number-columns-repeated="2"/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21</text:p>
          </table:table-cell>
          <table:table-cell office:value-type="string" calcext:value-type="string">
            <text:p>2015-05-11T15:07:4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1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213</text:p>
          </table:table-cell>
          <table:table-cell table:number-columns-repeated="2"/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string" calcext:value-type="string">
            <text:p>riplay_31+</text:p>
          </table:table-cell>
          <table:table-cell office:value-type="string" calcext:value-type="string">
            <text:p>2015-05-11T15:07:20</text:p>
          </table:table-cell>
          <table:table-cell office:value-type="string" calcext:value-type="string">
            <text:p>2015-05-11T15:07:21</text:p>
          </table:table-cell>
          <table:table-cell office:value-type="string" calcext:value-type="string">
            <text:p>2015-05-11T15:08:04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0</text:p>
          </table:table-cell>
          <table:table-cell office:value-type="string" calcext:value-type="string">
            <text:p>00:00.043</text:p>
          </table:table-cell>
          <table:table-cell office:value-type="string" calcext:value-type="string">
            <text:p>virtual[213-21+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03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21</text:p>
          </table:table-cell>
          <table:table-cell office:value-type="string" calcext:value-type="string">
            <text:p>2015-05-11T15:08:04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0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1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213</text:p>
          </table:table-cell>
          <table:table-cell table:number-columns-repeated="2"/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21</text:p>
          </table:table-cell>
          <table:table-cell office:value-type="string" calcext:value-type="string">
            <text:p>2015-05-11T15:08:03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1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[213-21+</text:p>
          </table:table-cell>
          <table:table-cell table:number-columns-repeated="2"/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string" calcext:value-type="string">
            <text:p>riplay_32+</text:p>
          </table:table-cell>
          <table:table-cell table:number-columns-repeated="2" office:value-type="string" calcext:value-type="string">
            <text:p>2015-05-11T15:07:21</text:p>
          </table:table-cell>
          <table:table-cell office:value-type="string" calcext:value-type="string">
            <text:p>2015-05-11T15:08:23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1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215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03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21</text:p>
          </table:table-cell>
          <table:table-cell office:value-type="string" calcext:value-type="string">
            <text:p>2015-05-11T15:08:23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1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215</text:p>
          </table:table-cell>
          <table:table-cell table:number-columns-repeated="2"/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21</text:p>
          </table:table-cell>
          <table:table-cell office:value-type="string" calcext:value-type="string">
            <text:p>2015-05-11T15:08:22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1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215</text:p>
          </table:table-cell>
          <table:table-cell table:number-columns-repeated="2"/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string" calcext:value-type="string">
            <text:p>riplay_33+</text:p>
          </table:table-cell>
          <table:table-cell table:number-columns-repeated="2" office:value-type="string" calcext:value-type="string">
            <text:p>2015-05-11T15:07:23</text:p>
          </table:table-cell>
          <table:table-cell office:value-type="string" calcext:value-type="string">
            <text:p>2015-05-11T15:08:06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3</text:p>
          </table:table-cell>
          <table:table-cell office:value-type="string" calcext:value-type="string">
            <text:p>00:00.043</text:p>
          </table:table-cell>
          <table:table-cell office:value-type="string" calcext:value-type="string">
            <text:p>virtual[189</text:p>
          </table:table-cell>
          <table:table-cell table:style-name="ce1" office:value-type="string" calcext:value-type="string">
            <text:p>21+</text:p>
          </table:table-cell>
          <table:table-cell table:style-name="ce1" office:value-type="string" calcext:value-type="string">
            <text:p>00:02:00</text:p>
          </table:table-cell>
        </table:table-row>
        <table:table-row table:style-name="ro1">
          <table:table-cell office:value-type="string" calcext:value-type="string">
            <text:p>303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23</text:p>
          </table:table-cell>
          <table:table-cell office:value-type="string" calcext:value-type="string">
            <text:p>2015-05-11T15:08:06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3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23</text:p>
          </table:table-cell>
          <table:table-cell office:value-type="string" calcext:value-type="string">
            <text:p>2015-05-11T15:08:05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3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[189</text:p>
          </table:table-cell>
          <table:table-cell table:style-name="ce1" office:value-type="string" calcext:value-type="string">
            <text:p>21+</text:p>
          </table:table-cell>
          <table:table-cell/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string" calcext:value-type="string">
            <text:p>riplay_34+</text:p>
          </table:table-cell>
          <table:table-cell office:value-type="string" calcext:value-type="string">
            <text:p>2015-05-11T15:07:24</text:p>
          </table:table-cell>
          <table:table-cell office:value-type="string" calcext:value-type="string">
            <text:p>2015-05-11T15:07:25</text:p>
          </table:table-cell>
          <table:table-cell office:value-type="string" calcext:value-type="string">
            <text:p>2015-05-11T15:07:48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4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98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3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25</text:p>
          </table:table-cell>
          <table:table-cell office:value-type="string" calcext:value-type="string">
            <text:p>2015-05-11T15:07:48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5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98</text:p>
          </table:table-cell>
          <table:table-cell table:number-columns-repeated="2"/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25</text:p>
          </table:table-cell>
          <table:table-cell office:value-type="string" calcext:value-type="string">
            <text:p>2015-05-11T15:07:47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5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8</text:p>
          </table:table-cell>
          <table:table-cell table:number-columns-repeated="2"/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string" calcext:value-type="string">
            <text:p>riplay_35+</text:p>
          </table:table-cell>
          <table:table-cell table:number-columns-repeated="2" office:value-type="string" calcext:value-type="string">
            <text:p>2015-05-11T15:07:26</text:p>
          </table:table-cell>
          <table:table-cell office:value-type="string" calcext:value-type="string">
            <text:p>2015-05-11T15:07:58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6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87-18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3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26</text:p>
          </table:table-cell>
          <table:table-cell office:value-type="string" calcext:value-type="string">
            <text:p>2015-05-11T15:07:58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6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26</text:p>
          </table:table-cell>
          <table:table-cell office:value-type="string" calcext:value-type="string">
            <text:p>2015-05-11T15:07:57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6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7-18+</text:p>
          </table:table-cell>
          <table:table-cell table:number-columns-repeated="2"/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riplay_36+</text:p>
          </table:table-cell>
          <table:table-cell office:value-type="string" calcext:value-type="string">
            <text:p>2015-05-11T15:07:27</text:p>
          </table:table-cell>
          <table:table-cell office:value-type="string" calcext:value-type="string">
            <text:p>2015-05-11T15:07:29</text:p>
          </table:table-cell>
          <table:table-cell office:value-type="string" calcext:value-type="string">
            <text:p>2015-05-11T15:09:00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00:57:38</text:p>
          </table:table-cell>
          <table:table-cell office:value-type="string" calcext:value-type="string">
            <text:p>00:01:31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7</text:p>
          </table:table-cell>
          <table:table-cell office:value-type="string" calcext:value-type="string">
            <text:p>00:00.060</text:p>
          </table:table-cell>
          <table:table-cell office:value-type="string" calcext:value-type="string">
            <text:p>virtual[180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3:00</text:p>
          </table:table-cell>
        </table:table-row>
        <table:table-row table:style-name="ro1">
          <table:table-cell office:value-type="string" calcext:value-type="string">
            <text:p>303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29</text:p>
          </table:table-cell>
          <table:table-cell office:value-type="string" calcext:value-type="string">
            <text:p>2015-05-11T15:09:00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00:57:38</text:p>
          </table:table-cell>
          <table:table-cell office:value-type="string" calcext:value-type="string">
            <text:p>00:01:31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9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29</text:p>
          </table:table-cell>
          <table:table-cell office:value-type="string" calcext:value-type="string">
            <text:p>2015-05-11T15:08:58</text:p>
          </table:table-cell>
          <table:table-cell office:value-type="float" office:value="3382" calcext:value-type="float">
            <text:p>3382</text:p>
          </table:table-cell>
          <table:table-cell office:value-type="string" calcext:value-type="string">
            <text:p>00:56:22</text:p>
          </table:table-cell>
          <table:table-cell office:value-type="string" calcext:value-type="string">
            <text:p>00:01:29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9</text:p>
          </table:table-cell>
          <table:table-cell office:value-type="string" calcext:value-type="string">
            <text:p>00:00.037</text:p>
          </table:table-cell>
          <table:table-cell office:value-type="string" calcext:value-type="string">
            <text:p>virtual[180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string" calcext:value-type="string">
            <text:p>riplay_37+</text:p>
          </table:table-cell>
          <table:table-cell table:number-columns-repeated="2" office:value-type="string" calcext:value-type="string">
            <text:p>2015-05-11T15:07:29</text:p>
          </table:table-cell>
          <table:table-cell office:value-type="string" calcext:value-type="string">
            <text:p>2015-05-11T15:07:5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9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9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3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29</text:p>
          </table:table-cell>
          <table:table-cell office:value-type="string" calcext:value-type="string">
            <text:p>2015-05-11T15:07:5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9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30</text:p>
          </table:table-cell>
          <table:table-cell office:value-type="string" calcext:value-type="string">
            <text:p>2015-05-11T15:07:5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0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string" calcext:value-type="string">
            <text:p>riplay_38+</text:p>
          </table:table-cell>
          <table:table-cell office:value-type="string" calcext:value-type="string">
            <text:p>2015-05-11T15:07:30</text:p>
          </table:table-cell>
          <table:table-cell office:value-type="string" calcext:value-type="string">
            <text:p>2015-05-11T15:07:32</text:p>
          </table:table-cell>
          <table:table-cell office:value-type="string" calcext:value-type="string">
            <text:p>2015-05-11T15:07:5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0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9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3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32</text:p>
          </table:table-cell>
          <table:table-cell office:value-type="string" calcext:value-type="string">
            <text:p>2015-05-11T15:07:5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2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32</text:p>
          </table:table-cell>
          <table:table-cell office:value-type="string" calcext:value-type="string">
            <text:p>2015-05-11T15:07:5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string" calcext:value-type="string">
            <text:p>riplay_39+</text:p>
          </table:table-cell>
          <table:table-cell office:value-type="string" calcext:value-type="string">
            <text:p>2015-05-11T15:07:31</text:p>
          </table:table-cell>
          <table:table-cell office:value-type="string" calcext:value-type="string">
            <text:p>2015-05-11T15:07:32</text:p>
          </table:table-cell>
          <table:table-cell office:value-type="string" calcext:value-type="string">
            <text:p>2015-05-11T15:08:0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00:07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1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93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3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32</text:p>
          </table:table-cell>
          <table:table-cell office:value-type="string" calcext:value-type="string">
            <text:p>2015-05-11T15:08:0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00:07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2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3</text:p>
          </table:table-cell>
          <table:table-cell table:number-columns-repeated="2"/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32</text:p>
          </table:table-cell>
          <table:table-cell office:value-type="string" calcext:value-type="string">
            <text:p>2015-05-11T15:07:59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0:06:45</text:p>
          </table:table-cell>
          <table:table-cell office:value-type="string" calcext:value-type="string">
            <text:p>00:00:27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2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93</text:p>
          </table:table-cell>
          <table:table-cell table:number-columns-repeated="2"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string" calcext:value-type="string">
            <text:p>riplay_40+</text:p>
          </table:table-cell>
          <table:table-cell office:value-type="string" calcext:value-type="string">
            <text:p>2015-05-11T15:07:33</text:p>
          </table:table-cell>
          <table:table-cell office:value-type="string" calcext:value-type="string">
            <text:p>2015-05-11T15:07:35</text:p>
          </table:table-cell>
          <table:table-cell office:value-type="string" calcext:value-type="string">
            <text:p>2015-05-11T15:07:52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4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3</text:p>
          </table:table-cell>
          <table:table-cell office:value-type="string" calcext:value-type="string">
            <text:p>00:00.084</text:p>
          </table:table-cell>
          <table:table-cell office:value-type="string" calcext:value-type="string">
            <text:p>virtual[194-19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4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35</text:p>
          </table:table-cell>
          <table:table-cell office:value-type="string" calcext:value-type="string">
            <text:p>2015-05-11T15:07:52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5</text:p>
          </table:table-cell>
          <table:table-cell office:value-type="string" calcext:value-type="string">
            <text:p>00:00.024</text:p>
          </table:table-cell>
          <table:table-cell office:value-type="string" calcext:value-type="string">
            <text:p>virtual194</text:p>
          </table:table-cell>
          <table:table-cell table:number-columns-repeated="2"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36</text:p>
          </table:table-cell>
          <table:table-cell office:value-type="string" calcext:value-type="string">
            <text:p>2015-05-11T15:07:5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15</text:p>
          </table:table-cell>
          <table:table-cell office:value-type="string" calcext:value-type="string">
            <text:p>00:00.04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6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94-19+</text:p>
          </table:table-cell>
          <table:table-cell table:number-columns-repeated="2"/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string" calcext:value-type="string">
            <text:p>riplay_41+</text:p>
          </table:table-cell>
          <table:table-cell office:value-type="string" calcext:value-type="string">
            <text:p>2015-05-11T15:07:34</text:p>
          </table:table-cell>
          <table:table-cell office:value-type="string" calcext:value-type="string">
            <text:p>2015-05-11T15:07:35</text:p>
          </table:table-cell>
          <table:table-cell office:value-type="string" calcext:value-type="string">
            <text:p>2015-05-11T15:08:07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4</text:p>
          </table:table-cell>
          <table:table-cell office:value-type="string" calcext:value-type="string">
            <text:p>00:00.050</text:p>
          </table:table-cell>
          <table:table-cell office:value-type="string" calcext:value-type="string">
            <text:p>virtual[199</text:p>
          </table:table-cell>
          <table:table-cell table:style-name="ce1" office:value-type="string" calcext:value-type="string">
            <text:p>21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04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35</text:p>
          </table:table-cell>
          <table:table-cell office:value-type="string" calcext:value-type="string">
            <text:p>2015-05-11T15:08:07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5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99</text:p>
          </table:table-cell>
          <table:table-cell table:number-columns-repeated="2"/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36</text:p>
          </table:table-cell>
          <table:table-cell office:value-type="string" calcext:value-type="string">
            <text:p>2015-05-11T15:08:0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6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99</text:p>
          </table:table-cell>
          <table:table-cell table:style-name="ce1" office:value-type="string" calcext:value-type="string">
            <text:p>21+</text:p>
          </table:table-cell>
          <table:table-cell/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string" calcext:value-type="string">
            <text:p>riplay_42+</text:p>
          </table:table-cell>
          <table:table-cell office:value-type="string" calcext:value-type="string">
            <text:p>2015-05-11T15:07:35</text:p>
          </table:table-cell>
          <table:table-cell office:value-type="string" calcext:value-type="string">
            <text:p>2015-05-11T15:07:36</text:p>
          </table:table-cell>
          <table:table-cell office:value-type="string" calcext:value-type="string">
            <text:p>2015-05-11T15:07:5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5</text:p>
          </table:table-cell>
          <table:table-cell office:value-type="string" calcext:value-type="string">
            <text:p>00:00.026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4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36</text:p>
          </table:table-cell>
          <table:table-cell office:value-type="string" calcext:value-type="string">
            <text:p>2015-05-11T15:07:5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6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36</text:p>
          </table:table-cell>
          <table:table-cell office:value-type="string" calcext:value-type="string">
            <text:p>2015-05-11T15:07:5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6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string" calcext:value-type="string">
            <text:p>riplay_43+</text:p>
          </table:table-cell>
          <table:table-cell table:number-columns-repeated="2" office:value-type="string" calcext:value-type="string">
            <text:p>2015-05-11T15:07:37</text:p>
          </table:table-cell>
          <table:table-cell office:value-type="string" calcext:value-type="string">
            <text:p>2015-05-11T15:08:0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7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1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4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37</text:p>
          </table:table-cell>
          <table:table-cell office:value-type="string" calcext:value-type="string">
            <text:p>2015-05-11T15:08:0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7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37</text:p>
          </table:table-cell>
          <table:table-cell office:value-type="string" calcext:value-type="string">
            <text:p>2015-05-11T15:08:0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7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string" calcext:value-type="string">
            <text:p>riplay_44+</text:p>
          </table:table-cell>
          <table:table-cell table:number-columns-repeated="2" office:value-type="string" calcext:value-type="string">
            <text:p>2015-05-11T15:07:38</text:p>
          </table:table-cell>
          <table:table-cell office:value-type="string" calcext:value-type="string">
            <text:p>2015-05-11T15:08:4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8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202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04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38</text:p>
          </table:table-cell>
          <table:table-cell office:value-type="string" calcext:value-type="string">
            <text:p>2015-05-11T15:08:4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8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202</text:p>
          </table:table-cell>
          <table:table-cell table:number-columns-repeated="2"/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38</text:p>
          </table:table-cell>
          <table:table-cell office:value-type="string" calcext:value-type="string">
            <text:p>2015-05-11T15:08:39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8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202</text:p>
          </table:table-cell>
          <table:table-cell table:number-columns-repeated="2"/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string" calcext:value-type="string">
            <text:p>riplay_45+</text:p>
          </table:table-cell>
          <table:table-cell office:value-type="string" calcext:value-type="string">
            <text:p>2015-05-11T15:07:39</text:p>
          </table:table-cell>
          <table:table-cell office:value-type="string" calcext:value-type="string">
            <text:p>2015-05-11T15:07:41</text:p>
          </table:table-cell>
          <table:table-cell office:value-type="string" calcext:value-type="string">
            <text:p>2015-05-11T15:08:0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9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203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4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41</text:p>
          </table:table-cell>
          <table:table-cell office:value-type="string" calcext:value-type="string">
            <text:p>2015-05-11T15:08:0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41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203</text:p>
          </table:table-cell>
          <table:table-cell table:number-columns-repeated="2"/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41</text:p>
          </table:table-cell>
          <table:table-cell office:value-type="string" calcext:value-type="string">
            <text:p>2015-05-11T15:08:0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41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203</text:p>
          </table:table-cell>
          <table:table-cell table:number-columns-repeated="2"/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string" calcext:value-type="string">
            <text:p>riplay_46+</text:p>
          </table:table-cell>
          <table:table-cell table:number-columns-repeated="2" office:value-type="string" calcext:value-type="string">
            <text:p>2015-05-11T15:07:53</text:p>
          </table:table-cell>
          <table:table-cell office:value-type="string" calcext:value-type="string">
            <text:p>2015-05-11T15:10:29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00:39:00</text:p>
          </table:table-cell>
          <table:table-cell office:value-type="string" calcext:value-type="string">
            <text:p>00:02:36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53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4</text:p>
          </table:table-cell>
          <table:table-cell table:style-name="ce1" office:value-type="string" calcext:value-type="string">
            <text:p>00:04:00</text:p>
          </table:table-cell>
          <table:table-cell/>
        </table:table-row>
        <table:table-row table:style-name="ro1">
          <table:table-cell office:value-type="string" calcext:value-type="string">
            <text:p>304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53</text:p>
          </table:table-cell>
          <table:table-cell office:value-type="string" calcext:value-type="string">
            <text:p>2015-05-11T15:10:29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00:39:00</text:p>
          </table:table-cell>
          <table:table-cell office:value-type="string" calcext:value-type="string">
            <text:p>00:02:36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53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53</text:p>
          </table:table-cell>
          <table:table-cell office:value-type="string" calcext:value-type="string">
            <text:p>2015-05-11T15:10:28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00:38:45</text:p>
          </table:table-cell>
          <table:table-cell office:value-type="string" calcext:value-type="string">
            <text:p>00:02:35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53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string" calcext:value-type="string">
            <text:p>riplay_47+</text:p>
          </table:table-cell>
          <table:table-cell office:value-type="string" calcext:value-type="string">
            <text:p>2015-05-11T15:07:54</text:p>
          </table:table-cell>
          <table:table-cell office:value-type="string" calcext:value-type="string">
            <text:p>2015-05-11T15:07:55</text:p>
          </table:table-cell>
          <table:table-cell office:value-type="string" calcext:value-type="string">
            <text:p>2015-05-11T15:08:24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0:07:15</text:p>
          </table:table-cell>
          <table:table-cell office:value-type="string" calcext:value-type="string">
            <text:p>00:00:29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54</text:p>
          </table:table-cell>
          <table:table-cell office:value-type="string" calcext:value-type="string">
            <text:p>00:00.035</text:p>
          </table:table-cell>
          <table:table-cell office:value-type="string" calcext:value-type="string">
            <text:p>virtual186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4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55</text:p>
          </table:table-cell>
          <table:table-cell office:value-type="string" calcext:value-type="string">
            <text:p>2015-05-11T15:08:24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0:07:15</text:p>
          </table:table-cell>
          <table:table-cell office:value-type="string" calcext:value-type="string">
            <text:p>00:00:29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55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6</text:p>
          </table:table-cell>
          <table:table-cell table:number-columns-repeated="2"/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56</text:p>
          </table:table-cell>
          <table:table-cell office:value-type="string" calcext:value-type="string">
            <text:p>2015-05-11T15:08:23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0:06:45</text:p>
          </table:table-cell>
          <table:table-cell office:value-type="string" calcext:value-type="string">
            <text:p>00:00:27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56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6</text:p>
          </table:table-cell>
          <table:table-cell table:number-columns-repeated="2"/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string" calcext:value-type="string">
            <text:p>riplay_48+</text:p>
          </table:table-cell>
          <table:table-cell table:number-columns-repeated="2" office:value-type="string" calcext:value-type="string">
            <text:p>2015-05-11T15:07:56</text:p>
          </table:table-cell>
          <table:table-cell office:value-type="string" calcext:value-type="string">
            <text:p>2015-05-11T15:09:57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56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04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56</text:p>
          </table:table-cell>
          <table:table-cell office:value-type="string" calcext:value-type="string">
            <text:p>2015-05-11T15:09:57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56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57</text:p>
          </table:table-cell>
          <table:table-cell office:value-type="string" calcext:value-type="string">
            <text:p>2015-05-11T15:09:56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57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string" calcext:value-type="string">
            <text:p>riplay_49+</text:p>
          </table:table-cell>
          <table:table-cell office:value-type="string" calcext:value-type="string">
            <text:p>2015-05-11T15:07:57</text:p>
          </table:table-cell>
          <table:table-cell office:value-type="string" calcext:value-type="string">
            <text:p>2015-05-11T15:07:58</text:p>
          </table:table-cell>
          <table:table-cell office:value-type="string" calcext:value-type="string">
            <text:p>2015-05-11T15:08:2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57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98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4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58</text:p>
          </table:table-cell>
          <table:table-cell office:value-type="string" calcext:value-type="string">
            <text:p>2015-05-11T15:08:2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58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8</text:p>
          </table:table-cell>
          <table:table-cell table:number-columns-repeated="2"/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58</text:p>
          </table:table-cell>
          <table:table-cell office:value-type="string" calcext:value-type="string">
            <text:p>2015-05-11T15:08:2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58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8</text:p>
          </table:table-cell>
          <table:table-cell table:number-columns-repeated="2"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string" calcext:value-type="string">
            <text:p>riplay_50+</text:p>
          </table:table-cell>
          <table:table-cell office:value-type="string" calcext:value-type="string">
            <text:p>2015-05-11T15:07:58</text:p>
          </table:table-cell>
          <table:table-cell office:value-type="string" calcext:value-type="string">
            <text:p>2015-05-11T15:07:59</text:p>
          </table:table-cell>
          <table:table-cell office:value-type="string" calcext:value-type="string">
            <text:p>2015-05-11T15:08:41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58</text:p>
          </table:table-cell>
          <table:table-cell office:value-type="string" calcext:value-type="string">
            <text:p>00:00.044</text:p>
          </table:table-cell>
          <table:table-cell office:value-type="string" calcext:value-type="string">
            <text:p>virtual[187</text:p>
          </table:table-cell>
          <table:table-cell table:style-name="ce1" office:value-type="string" calcext:value-type="string">
            <text:p>20+</text:p>
          </table:table-cell>
          <table:table-cell table:style-name="ce1" office:value-type="string" calcext:value-type="string">
            <text:p>00:02:00</text:p>
          </table:table-cell>
        </table:table-row>
        <table:table-row table:style-name="ro1">
          <table:table-cell office:value-type="string" calcext:value-type="string">
            <text:p>305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59</text:p>
          </table:table-cell>
          <table:table-cell office:value-type="string" calcext:value-type="string">
            <text:p>2015-05-11T15:08:41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59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59</text:p>
          </table:table-cell>
          <table:table-cell office:value-type="string" calcext:value-type="string">
            <text:p>2015-05-11T15:08:40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00:15:43</text:p>
          </table:table-cell>
          <table:table-cell office:value-type="string" calcext:value-type="string">
            <text:p>00:00:41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59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[187</text:p>
          </table:table-cell>
          <table:table-cell table:style-name="ce1" office:value-type="string" calcext:value-type="string">
            <text:p>20+</text:p>
          </table:table-cell>
          <table:table-cell/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string" calcext:value-type="string">
            <text:p>riplay_51+</text:p>
          </table:table-cell>
          <table:table-cell office:value-type="string" calcext:value-type="string">
            <text:p>2015-05-11T15:08:01</text:p>
          </table:table-cell>
          <table:table-cell office:value-type="string" calcext:value-type="string">
            <text:p>2015-05-11T15:08:02</text:p>
          </table:table-cell>
          <table:table-cell office:value-type="string" calcext:value-type="string">
            <text:p>2015-05-11T15:08:2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01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5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8:02</text:p>
          </table:table-cell>
          <table:table-cell office:value-type="string" calcext:value-type="string">
            <text:p>2015-05-11T15:08:2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02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8:02</text:p>
          </table:table-cell>
          <table:table-cell office:value-type="string" calcext:value-type="string">
            <text:p>2015-05-11T15:08:2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0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string" calcext:value-type="string">
            <text:p>riplay_52+</text:p>
          </table:table-cell>
          <table:table-cell office:value-type="string" calcext:value-type="string">
            <text:p>2015-05-11T15:08:03</text:p>
          </table:table-cell>
          <table:table-cell office:value-type="string" calcext:value-type="string">
            <text:p>2015-05-11T15:08:04</text:p>
          </table:table-cell>
          <table:table-cell office:value-type="string" calcext:value-type="string">
            <text:p>2015-05-11T15:08:35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3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03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88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05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8:04</text:p>
          </table:table-cell>
          <table:table-cell office:value-type="string" calcext:value-type="string">
            <text:p>2015-05-11T15:08:35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04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8</text:p>
          </table:table-cell>
          <table:table-cell table:number-columns-repeated="2"/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8:04</text:p>
          </table:table-cell>
          <table:table-cell office:value-type="string" calcext:value-type="string">
            <text:p>2015-05-11T15:08:3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04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8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riplay_53+</text:p>
          </table:table-cell>
          <table:table-cell table:number-columns-repeated="2" office:value-type="string" calcext:value-type="string">
            <text:p>2015-05-11T15:08:06</text:p>
          </table:table-cell>
          <table:table-cell office:value-type="string" calcext:value-type="string">
            <text:p>2015-05-11T15:08:49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2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06</text:p>
          </table:table-cell>
          <table:table-cell office:value-type="string" calcext:value-type="string">
            <text:p>00:00.044</text:p>
          </table:table-cell>
          <table:table-cell office:value-type="string" calcext:value-type="string">
            <text:p>virtual[181</text:p>
          </table:table-cell>
          <table:table-cell table:style-name="ce1" office:value-type="string" calcext:value-type="string">
            <text:p>18+</text:p>
          </table:table-cell>
          <table:table-cell table:style-name="ce1" office:value-type="string" calcext:value-type="string">
            <text:p>00:02:00</text:p>
          </table:table-cell>
        </table:table-row>
        <table:table-row table:style-name="ro1">
          <table:table-cell office:value-type="string" calcext:value-type="string">
            <text:p>305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8:06</text:p>
          </table:table-cell>
          <table:table-cell office:value-type="string" calcext:value-type="string">
            <text:p>2015-05-11T15:08:49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06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8:06</text:p>
          </table:table-cell>
          <table:table-cell office:value-type="string" calcext:value-type="string">
            <text:p>2015-05-11T15:08:48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06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[181</text:p>
          </table:table-cell>
          <table:table-cell table:style-name="ce1" office:value-type="string" calcext:value-type="string">
            <text:p>18+</text:p>
          </table:table-cell>
          <table:table-cell/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string" calcext:value-type="string">
            <text:p>riplay_54+</text:p>
          </table:table-cell>
          <table:table-cell table:number-columns-repeated="2" office:value-type="string" calcext:value-type="string">
            <text:p>2015-05-11T15:08:08</text:p>
          </table:table-cell>
          <table:table-cell office:value-type="string" calcext:value-type="string">
            <text:p>2015-05-11T15:10:09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08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9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05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8:08</text:p>
          </table:table-cell>
          <table:table-cell office:value-type="string" calcext:value-type="string">
            <text:p>2015-05-11T15:10:09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08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8:09</text:p>
          </table:table-cell>
          <table:table-cell office:value-type="string" calcext:value-type="string">
            <text:p>2015-05-11T15:10:08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09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string" calcext:value-type="string">
            <text:p>riplay_55+</text:p>
          </table:table-cell>
          <table:table-cell office:value-type="string" calcext:value-type="string">
            <text:p>2015-05-11T15:08:10</text:p>
          </table:table-cell>
          <table:table-cell office:value-type="string" calcext:value-type="string">
            <text:p>2015-05-11T15:08:11</text:p>
          </table:table-cell>
          <table:table-cell office:value-type="string" calcext:value-type="string">
            <text:p>2015-05-11T15:10:11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10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203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05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8:11</text:p>
          </table:table-cell>
          <table:table-cell office:value-type="string" calcext:value-type="string">
            <text:p>2015-05-11T15:10:11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11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203</text:p>
          </table:table-cell>
          <table:table-cell table:number-columns-repeated="2"/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8:11</text:p>
          </table:table-cell>
          <table:table-cell office:value-type="string" calcext:value-type="string">
            <text:p>2015-05-11T15:10:10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11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203</text:p>
          </table:table-cell>
          <table:table-cell table:number-columns-repeated="2"/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string" calcext:value-type="string">
            <text:p>riplay_56+</text:p>
          </table:table-cell>
          <table:table-cell office:value-type="string" calcext:value-type="string">
            <text:p>2015-05-11T15:08:13</text:p>
          </table:table-cell>
          <table:table-cell office:value-type="string" calcext:value-type="string">
            <text:p>2015-05-11T15:08:14</text:p>
          </table:table-cell>
          <table:table-cell office:value-type="string" calcext:value-type="string">
            <text:p>2015-05-11T15:08:3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13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93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5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8:14</text:p>
          </table:table-cell>
          <table:table-cell office:value-type="string" calcext:value-type="string">
            <text:p>2015-05-11T15:08:3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14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3</text:p>
          </table:table-cell>
          <table:table-cell table:number-columns-repeated="2"/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8:14</text:p>
          </table:table-cell>
          <table:table-cell office:value-type="string" calcext:value-type="string">
            <text:p>2015-05-11T15:08:3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1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3</text:p>
          </table:table-cell>
          <table:table-cell table:number-columns-repeated="2"/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string" calcext:value-type="string">
            <text:p>riplay_57+</text:p>
          </table:table-cell>
          <table:table-cell office:value-type="string" calcext:value-type="string">
            <text:p>2015-05-11T15:08:16</text:p>
          </table:table-cell>
          <table:table-cell office:value-type="string" calcext:value-type="string">
            <text:p>2015-05-11T15:08:17</text:p>
          </table:table-cell>
          <table:table-cell office:value-type="string" calcext:value-type="string">
            <text:p>2015-05-11T15:08:34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5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16</text:p>
          </table:table-cell>
          <table:table-cell office:value-type="string" calcext:value-type="string">
            <text:p>00:00.084</text:p>
          </table:table-cell>
          <table:table-cell office:value-type="string" calcext:value-type="string">
            <text:p>virtual[194-19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5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8:17</text:p>
          </table:table-cell>
          <table:table-cell office:value-type="string" calcext:value-type="string">
            <text:p>2015-05-11T15:08:34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17</text:p>
          </table:table-cell>
          <table:table-cell office:value-type="string" calcext:value-type="string">
            <text:p>00:00.024</text:p>
          </table:table-cell>
          <table:table-cell office:value-type="string" calcext:value-type="string">
            <text:p>virtual194</text:p>
          </table:table-cell>
          <table:table-cell table:number-columns-repeated="2"/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8:17</text:p>
          </table:table-cell>
          <table:table-cell office:value-type="string" calcext:value-type="string">
            <text:p>2015-05-11T15:08:3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4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17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94-19+</text:p>
          </table:table-cell>
          <table:table-cell table:number-columns-repeated="2"/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string" calcext:value-type="string">
            <text:p>riplay_58+</text:p>
          </table:table-cell>
          <table:table-cell office:value-type="string" calcext:value-type="string">
            <text:p>2015-05-11T15:08:18</text:p>
          </table:table-cell>
          <table:table-cell office:value-type="string" calcext:value-type="string">
            <text:p>2015-05-11T15:08:20</text:p>
          </table:table-cell>
          <table:table-cell office:value-type="string" calcext:value-type="string">
            <text:p>2015-05-11T15:08:5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18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99-20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5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8:20</text:p>
          </table:table-cell>
          <table:table-cell office:value-type="string" calcext:value-type="string">
            <text:p>2015-05-11T15:08:5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20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99</text:p>
          </table:table-cell>
          <table:table-cell table:number-columns-repeated="2"/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8:21</text:p>
          </table:table-cell>
          <table:table-cell office:value-type="string" calcext:value-type="string">
            <text:p>2015-05-11T15:08:5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21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99-20+</text:p>
          </table:table-cell>
          <table:table-cell table:number-columns-repeated="2"/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string" calcext:value-type="string">
            <text:p>riplay_59+</text:p>
          </table:table-cell>
          <table:table-cell office:value-type="string" calcext:value-type="string">
            <text:p>2015-05-11T15:08:23</text:p>
          </table:table-cell>
          <table:table-cell office:value-type="string" calcext:value-type="string">
            <text:p>2015-05-11T15:08:24</text:p>
          </table:table-cell>
          <table:table-cell office:value-type="string" calcext:value-type="string">
            <text:p>2015-05-11T15:08:4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23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93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5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8:24</text:p>
          </table:table-cell>
          <table:table-cell office:value-type="string" calcext:value-type="string">
            <text:p>2015-05-11T15:08:4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24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3</text:p>
          </table:table-cell>
          <table:table-cell table:number-columns-repeated="2"/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8:24</text:p>
          </table:table-cell>
          <table:table-cell office:value-type="string" calcext:value-type="string">
            <text:p>2015-05-11T15:08:4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2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3</text:p>
          </table:table-cell>
          <table:table-cell table:number-columns-repeated="2"/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string" calcext:value-type="string">
            <text:p>riplay_60+</text:p>
          </table:table-cell>
          <table:table-cell table:number-columns-repeated="2" office:value-type="string" calcext:value-type="string">
            <text:p>2015-05-11T15:08:38</text:p>
          </table:table-cell>
          <table:table-cell office:value-type="string" calcext:value-type="string">
            <text:p>2015-05-11T15:09:0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38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6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8:38</text:p>
          </table:table-cell>
          <table:table-cell office:value-type="string" calcext:value-type="string">
            <text:p>2015-05-11T15:09:0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38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8:38</text:p>
          </table:table-cell>
          <table:table-cell office:value-type="string" calcext:value-type="string">
            <text:p>2015-05-11T15:09:0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38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string" calcext:value-type="string">
            <text:p>riplay_61+</text:p>
          </table:table-cell>
          <table:table-cell office:value-type="string" calcext:value-type="string">
            <text:p>2015-05-11T15:08:40</text:p>
          </table:table-cell>
          <table:table-cell office:value-type="string" calcext:value-type="string">
            <text:p>2015-05-11T15:08:41</text:p>
          </table:table-cell>
          <table:table-cell office:value-type="string" calcext:value-type="string">
            <text:p>2015-05-11T15:09:0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40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93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6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8:41</text:p>
          </table:table-cell>
          <table:table-cell office:value-type="string" calcext:value-type="string">
            <text:p>2015-05-11T15:09:0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41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3</text:p>
          </table:table-cell>
          <table:table-cell table:number-columns-repeated="2"/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8:42</text:p>
          </table:table-cell>
          <table:table-cell office:value-type="string" calcext:value-type="string">
            <text:p>2015-05-11T15:09:0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4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3</text:p>
          </table:table-cell>
          <table:table-cell table:number-columns-repeated="2"/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string" calcext:value-type="string">
            <text:p>riplay_62+</text:p>
          </table:table-cell>
          <table:table-cell office:value-type="string" calcext:value-type="string">
            <text:p>2015-05-11T15:08:48</text:p>
          </table:table-cell>
          <table:table-cell office:value-type="string" calcext:value-type="string">
            <text:p>2015-05-11T15:08:49</text:p>
          </table:table-cell>
          <table:table-cell office:value-type="string" calcext:value-type="string">
            <text:p>2015-05-11T15:10:4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48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1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06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8:49</text:p>
          </table:table-cell>
          <table:table-cell office:value-type="string" calcext:value-type="string">
            <text:p>2015-05-11T15:10:4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49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8:49</text:p>
          </table:table-cell>
          <table:table-cell office:value-type="string" calcext:value-type="string">
            <text:p>2015-05-11T15:10:48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49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string" calcext:value-type="string">
            <text:p>riplay_63+</text:p>
          </table:table-cell>
          <table:table-cell office:value-type="string" calcext:value-type="string">
            <text:p>2015-05-11T15:08:51</text:p>
          </table:table-cell>
          <table:table-cell office:value-type="string" calcext:value-type="string">
            <text:p>2015-05-11T15:08:52</text:p>
          </table:table-cell>
          <table:table-cell office:value-type="string" calcext:value-type="string">
            <text:p>2015-05-11T15:09:09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4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51</text:p>
          </table:table-cell>
          <table:table-cell office:value-type="string" calcext:value-type="string">
            <text:p>00:00.085</text:p>
          </table:table-cell>
          <table:table-cell office:value-type="string" calcext:value-type="string">
            <text:p>virtual[183</text:p>
          </table:table-cell>
          <table:table-cell table:style-name="ce1" office:value-type="string" calcext:value-type="string">
            <text:p>18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06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8:52</text:p>
          </table:table-cell>
          <table:table-cell office:value-type="string" calcext:value-type="string">
            <text:p>2015-05-11T15:09:09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52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8:52</text:p>
          </table:table-cell>
          <table:table-cell office:value-type="string" calcext:value-type="string">
            <text:p>2015-05-11T15:09:08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3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52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83</text:p>
          </table:table-cell>
          <table:table-cell table:style-name="ce1" office:value-type="string" calcext:value-type="string">
            <text:p>18+</text:p>
          </table:table-cell>
          <table:table-cell/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string" calcext:value-type="string">
            <text:p>riplay_64+</text:p>
          </table:table-cell>
          <table:table-cell table:number-columns-repeated="2" office:value-type="string" calcext:value-type="string">
            <text:p>2015-05-11T15:08:53</text:p>
          </table:table-cell>
          <table:table-cell office:value-type="string" calcext:value-type="string">
            <text:p>2015-05-11T15:09:21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00:56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1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53</text:p>
          </table:table-cell>
          <table:table-cell office:value-type="string" calcext:value-type="string">
            <text:p>00:00.154</text:p>
          </table:table-cell>
          <table:table-cell office:value-type="string" calcext:value-type="string">
            <text:p>virtual[181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06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8:53</text:p>
          </table:table-cell>
          <table:table-cell office:value-type="string" calcext:value-type="string">
            <text:p>2015-05-11T15:09:21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00:56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53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8:54</text:p>
          </table:table-cell>
          <table:table-cell office:value-type="string" calcext:value-type="string">
            <text:p>2015-05-11T15:09:20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00:52:00</text:p>
          </table:table-cell>
          <table:table-cell office:value-type="string" calcext:value-type="string">
            <text:p>00:00:26</text:p>
          </table:table-cell>
          <table:table-cell office:value-type="string" calcext:value-type="string">
            <text:p>00:00.08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54</text:p>
          </table:table-cell>
          <table:table-cell office:value-type="string" calcext:value-type="string">
            <text:p>00:00.119</text:p>
          </table:table-cell>
          <table:table-cell office:value-type="string" calcext:value-type="string">
            <text:p>virtual[181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string" calcext:value-type="string">
            <text:p>riplay_65+</text:p>
          </table:table-cell>
          <table:table-cell office:value-type="string" calcext:value-type="string">
            <text:p>2015-05-11T15:08:57</text:p>
          </table:table-cell>
          <table:table-cell office:value-type="string" calcext:value-type="string">
            <text:p>2015-05-11T15:08:58</text:p>
          </table:table-cell>
          <table:table-cell office:value-type="string" calcext:value-type="string">
            <text:p>2015-05-11T15:09:2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57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6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8:58</text:p>
          </table:table-cell>
          <table:table-cell office:value-type="string" calcext:value-type="string">
            <text:p>2015-05-11T15:09:2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58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8:59</text:p>
          </table:table-cell>
          <table:table-cell office:value-type="string" calcext:value-type="string">
            <text:p>2015-05-11T15:09:2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59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string" calcext:value-type="string">
            <text:p>riplay_66+</text:p>
          </table:table-cell>
          <table:table-cell office:value-type="string" calcext:value-type="string">
            <text:p>2015-05-11T15:08:59</text:p>
          </table:table-cell>
          <table:table-cell office:value-type="string" calcext:value-type="string">
            <text:p>2015-05-11T15:09:00</text:p>
          </table:table-cell>
          <table:table-cell office:value-type="string" calcext:value-type="string">
            <text:p>2015-05-11T15:09:2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59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6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9:00</text:p>
          </table:table-cell>
          <table:table-cell office:value-type="string" calcext:value-type="string">
            <text:p>2015-05-11T15:09:2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00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9:00</text:p>
          </table:table-cell>
          <table:table-cell office:value-type="string" calcext:value-type="string">
            <text:p>2015-05-11T15:09:2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00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string" calcext:value-type="string">
            <text:p>riplay_67+</text:p>
          </table:table-cell>
          <table:table-cell office:value-type="string" calcext:value-type="string">
            <text:p>2015-05-11T15:09:01</text:p>
          </table:table-cell>
          <table:table-cell office:value-type="string" calcext:value-type="string">
            <text:p>2015-05-11T15:09:02</text:p>
          </table:table-cell>
          <table:table-cell office:value-type="string" calcext:value-type="string">
            <text:p>2015-05-11T15:11:0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01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06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9:02</text:p>
          </table:table-cell>
          <table:table-cell office:value-type="string" calcext:value-type="string">
            <text:p>2015-05-11T15:11:0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02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9:02</text:p>
          </table:table-cell>
          <table:table-cell office:value-type="string" calcext:value-type="string">
            <text:p>2015-05-11T15:11:01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0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string" calcext:value-type="string">
            <text:p>riplay_68+</text:p>
          </table:table-cell>
          <table:table-cell table:number-columns-repeated="2" office:value-type="string" calcext:value-type="string">
            <text:p>2015-05-11T15:09:05</text:p>
          </table:table-cell>
          <table:table-cell office:value-type="string" calcext:value-type="string">
            <text:p>2015-05-11T15:10:58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00:56:30</text:p>
          </table:table-cell>
          <table:table-cell office:value-type="string" calcext:value-type="string">
            <text:p>00:01:53</text:p>
          </table:table-cell>
          <table:table-cell office:value-type="string" calcext:value-type="string">
            <text:p>00:00.02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05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90-19+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06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9:05</text:p>
          </table:table-cell>
          <table:table-cell office:value-type="string" calcext:value-type="string">
            <text:p>2015-05-11T15:10:58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00:56:30</text:p>
          </table:table-cell>
          <table:table-cell office:value-type="string" calcext:value-type="string">
            <text:p>00:01:53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05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90</text:p>
          </table:table-cell>
          <table:table-cell table:number-columns-repeated="2"/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9:05</text:p>
          </table:table-cell>
          <table:table-cell office:value-type="string" calcext:value-type="string">
            <text:p>2015-05-11T15:10:57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00:56:00</text:p>
          </table:table-cell>
          <table:table-cell office:value-type="string" calcext:value-type="string">
            <text:p>00:01:52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05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90-19+</text:p>
          </table:table-cell>
          <table:table-cell table:number-columns-repeated="2"/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string" calcext:value-type="string">
            <text:p>riplay_69+</text:p>
          </table:table-cell>
          <table:table-cell office:value-type="string" calcext:value-type="string">
            <text:p>2015-05-11T15:09:10</text:p>
          </table:table-cell>
          <table:table-cell office:value-type="string" calcext:value-type="string">
            <text:p>2015-05-11T15:09:11</text:p>
          </table:table-cell>
          <table:table-cell office:value-type="string" calcext:value-type="string">
            <text:p>2015-05-11T15:09:39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00:07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10</text:p>
          </table:table-cell>
          <table:table-cell office:value-type="string" calcext:value-type="string">
            <text:p>00:00.035</text:p>
          </table:table-cell>
          <table:table-cell office:value-type="string" calcext:value-type="string">
            <text:p>virtual183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6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9:11</text:p>
          </table:table-cell>
          <table:table-cell office:value-type="string" calcext:value-type="string">
            <text:p>2015-05-11T15:09:39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00:07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11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9:11</text:p>
          </table:table-cell>
          <table:table-cell office:value-type="string" calcext:value-type="string">
            <text:p>2015-05-11T15:09:38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0:06:45</text:p>
          </table:table-cell>
          <table:table-cell office:value-type="string" calcext:value-type="string">
            <text:p>00:00:27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11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string" calcext:value-type="string">
            <text:p>riplay_70+</text:p>
          </table:table-cell>
          <table:table-cell table:number-columns-repeated="2" office:value-type="string" calcext:value-type="string">
            <text:p>2015-05-11T15:09:21</text:p>
          </table:table-cell>
          <table:table-cell office:value-type="string" calcext:value-type="string">
            <text:p>2015-05-11T15:09:5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21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86-18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7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9:21</text:p>
          </table:table-cell>
          <table:table-cell office:value-type="string" calcext:value-type="string">
            <text:p>2015-05-11T15:09:5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21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6</text:p>
          </table:table-cell>
          <table:table-cell table:number-columns-repeated="2"/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9:22</text:p>
          </table:table-cell>
          <table:table-cell office:value-type="string" calcext:value-type="string">
            <text:p>2015-05-11T15:09:5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22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6-18+</text:p>
          </table:table-cell>
          <table:table-cell table:number-columns-repeated="2"/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string" calcext:value-type="string">
            <text:p>riplay_71+</text:p>
          </table:table-cell>
          <table:table-cell office:value-type="string" calcext:value-type="string">
            <text:p>2015-05-11T15:09:24</text:p>
          </table:table-cell>
          <table:table-cell office:value-type="string" calcext:value-type="string">
            <text:p>2015-05-11T15:09:25</text:p>
          </table:table-cell>
          <table:table-cell office:value-type="string" calcext:value-type="string">
            <text:p>2015-05-11T15:12:01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00:39:00</text:p>
          </table:table-cell>
          <table:table-cell office:value-type="string" calcext:value-type="string">
            <text:p>00:02:36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24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8</text:p>
          </table:table-cell>
          <table:table-cell table:style-name="ce1" office:value-type="string" calcext:value-type="string">
            <text:p>00:04:00</text:p>
          </table:table-cell>
          <table:table-cell/>
        </table:table-row>
        <table:table-row table:style-name="ro1">
          <table:table-cell office:value-type="string" calcext:value-type="string">
            <text:p>307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9:25</text:p>
          </table:table-cell>
          <table:table-cell office:value-type="string" calcext:value-type="string">
            <text:p>2015-05-11T15:12:01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00:39:00</text:p>
          </table:table-cell>
          <table:table-cell office:value-type="string" calcext:value-type="string">
            <text:p>00:02:36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25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8</text:p>
          </table:table-cell>
          <table:table-cell table:number-columns-repeated="2"/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9:25</text:p>
          </table:table-cell>
          <table:table-cell office:value-type="string" calcext:value-type="string">
            <text:p>2015-05-11T15:12:00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00:38:45</text:p>
          </table:table-cell>
          <table:table-cell office:value-type="string" calcext:value-type="string">
            <text:p>00:02:35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25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8</text:p>
          </table:table-cell>
          <table:table-cell table:number-columns-repeated="2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string" calcext:value-type="string">
            <text:p>riplay_72+</text:p>
          </table:table-cell>
          <table:table-cell table:number-columns-repeated="2" office:value-type="string" calcext:value-type="string">
            <text:p>2015-05-11T15:09:26</text:p>
          </table:table-cell>
          <table:table-cell office:value-type="string" calcext:value-type="string">
            <text:p>2015-05-11T15:09:55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0:07:15</text:p>
          </table:table-cell>
          <table:table-cell office:value-type="string" calcext:value-type="string">
            <text:p>00:00:29</text:p>
          </table:table-cell>
          <table:table-cell office:value-type="string" calcext:value-type="string">
            <text:p>00:00.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26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5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7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9:26</text:p>
          </table:table-cell>
          <table:table-cell office:value-type="string" calcext:value-type="string">
            <text:p>2015-05-11T15:09:55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0:07:15</text:p>
          </table:table-cell>
          <table:table-cell office:value-type="string" calcext:value-type="string">
            <text:p>00:00:29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26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5</text:p>
          </table:table-cell>
          <table:table-cell table:number-columns-repeated="2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9:26</text:p>
          </table:table-cell>
          <table:table-cell office:value-type="string" calcext:value-type="string">
            <text:p>2015-05-11T15:09:5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00:07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26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5</text:p>
          </table:table-cell>
          <table:table-cell table:number-columns-repeated="2"/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string" calcext:value-type="string">
            <text:p>riplay_73+</text:p>
          </table:table-cell>
          <table:table-cell office:value-type="string" calcext:value-type="string">
            <text:p>2015-05-11T15:09:30</text:p>
          </table:table-cell>
          <table:table-cell office:value-type="string" calcext:value-type="string">
            <text:p>2015-05-11T15:09:31</text:p>
          </table:table-cell>
          <table:table-cell office:value-type="string" calcext:value-type="string">
            <text:p>2015-05-11T15:10:0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30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92-19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7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9:31</text:p>
          </table:table-cell>
          <table:table-cell office:value-type="string" calcext:value-type="string">
            <text:p>2015-05-11T15:10:0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31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9:32</text:p>
          </table:table-cell>
          <table:table-cell office:value-type="string" calcext:value-type="string">
            <text:p>2015-05-11T15:10:0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32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92-19+</text:p>
          </table:table-cell>
          <table:table-cell table:number-columns-repeated="2"/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string" calcext:value-type="string">
            <text:p>riplay_74+</text:p>
          </table:table-cell>
          <table:table-cell office:value-type="string" calcext:value-type="string">
            <text:p>2015-05-11T15:09:33</text:p>
          </table:table-cell>
          <table:table-cell office:value-type="string" calcext:value-type="string">
            <text:p>2015-05-11T15:09:34</text:p>
          </table:table-cell>
          <table:table-cell office:value-type="string" calcext:value-type="string">
            <text:p>2015-05-11T15:09:5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33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7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9:34</text:p>
          </table:table-cell>
          <table:table-cell office:value-type="string" calcext:value-type="string">
            <text:p>2015-05-11T15:09:5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34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9:34</text:p>
          </table:table-cell>
          <table:table-cell office:value-type="string" calcext:value-type="string">
            <text:p>2015-05-11T15:09:5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3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string" calcext:value-type="string">
            <text:p>riplay_75+</text:p>
          </table:table-cell>
          <table:table-cell office:value-type="string" calcext:value-type="string">
            <text:p>2015-05-11T15:09:43</text:p>
          </table:table-cell>
          <table:table-cell office:value-type="string" calcext:value-type="string">
            <text:p>2015-05-11T15:09:44</text:p>
          </table:table-cell>
          <table:table-cell office:value-type="string" calcext:value-type="string">
            <text:p>2015-05-11T15:11:37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00:56:30</text:p>
          </table:table-cell>
          <table:table-cell office:value-type="string" calcext:value-type="string">
            <text:p>00:01:53</text:p>
          </table:table-cell>
          <table:table-cell office:value-type="string" calcext:value-type="string">
            <text:p>00:00.02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43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83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3:00</text:p>
          </table:table-cell>
        </table:table-row>
        <table:table-row table:style-name="ro1">
          <table:table-cell office:value-type="string" calcext:value-type="string">
            <text:p>307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9:44</text:p>
          </table:table-cell>
          <table:table-cell office:value-type="string" calcext:value-type="string">
            <text:p>2015-05-11T15:11:37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00:56:30</text:p>
          </table:table-cell>
          <table:table-cell office:value-type="string" calcext:value-type="string">
            <text:p>00:01:53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44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9:44</text:p>
          </table:table-cell>
          <table:table-cell office:value-type="string" calcext:value-type="string">
            <text:p>2015-05-11T15:11:36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00:56:00</text:p>
          </table:table-cell>
          <table:table-cell office:value-type="string" calcext:value-type="string">
            <text:p>00:01:52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44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3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string" calcext:value-type="string">
            <text:p>riplay_76+</text:p>
          </table:table-cell>
          <table:table-cell office:value-type="string" calcext:value-type="string">
            <text:p>2015-05-11T15:09:46</text:p>
          </table:table-cell>
          <table:table-cell office:value-type="string" calcext:value-type="string">
            <text:p>2015-05-11T15:09:47</text:p>
          </table:table-cell>
          <table:table-cell office:value-type="string" calcext:value-type="string">
            <text:p>2015-05-11T15:10:1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46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95-19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7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9:47</text:p>
          </table:table-cell>
          <table:table-cell office:value-type="string" calcext:value-type="string">
            <text:p>2015-05-11T15:10:1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47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95</text:p>
          </table:table-cell>
          <table:table-cell table:number-columns-repeated="2"/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9:48</text:p>
          </table:table-cell>
          <table:table-cell office:value-type="string" calcext:value-type="string">
            <text:p>2015-05-11T15:10:1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48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95-19+</text:p>
          </table:table-cell>
          <table:table-cell table:number-columns-repeated="2"/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string" calcext:value-type="string">
            <text:p>riplay_77+</text:p>
          </table:table-cell>
          <table:table-cell office:value-type="string" calcext:value-type="string">
            <text:p>2015-05-11T15:09:50</text:p>
          </table:table-cell>
          <table:table-cell office:value-type="string" calcext:value-type="string">
            <text:p>2015-05-11T15:09:51</text:p>
          </table:table-cell>
          <table:table-cell office:value-type="string" calcext:value-type="string">
            <text:p>2015-05-11T15:10:1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50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1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7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9:51</text:p>
          </table:table-cell>
          <table:table-cell office:value-type="string" calcext:value-type="string">
            <text:p>2015-05-11T15:10:1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51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9:51</text:p>
          </table:table-cell>
          <table:table-cell office:value-type="string" calcext:value-type="string">
            <text:p>2015-05-11T15:10:1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51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string" calcext:value-type="string">
            <text:p>riplay_78+</text:p>
          </table:table-cell>
          <table:table-cell office:value-type="string" calcext:value-type="string">
            <text:p>2015-05-11T15:09:56</text:p>
          </table:table-cell>
          <table:table-cell office:value-type="string" calcext:value-type="string">
            <text:p>2015-05-11T15:09:57</text:p>
          </table:table-cell>
          <table:table-cell office:value-type="string" calcext:value-type="string">
            <text:p>2015-05-11T15:10:2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56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7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9:57</text:p>
          </table:table-cell>
          <table:table-cell office:value-type="string" calcext:value-type="string">
            <text:p>2015-05-11T15:10:2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57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9:57</text:p>
          </table:table-cell>
          <table:table-cell office:value-type="string" calcext:value-type="string">
            <text:p>2015-05-11T15:10:1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57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string" calcext:value-type="string">
            <text:p>riplay_79+</text:p>
          </table:table-cell>
          <table:table-cell office:value-type="string" calcext:value-type="string">
            <text:p>2015-05-11T15:09:59</text:p>
          </table:table-cell>
          <table:table-cell office:value-type="string" calcext:value-type="string">
            <text:p>2015-05-11T15:10:00</text:p>
          </table:table-cell>
          <table:table-cell office:value-type="string" calcext:value-type="string">
            <text:p>2015-05-11T15:10:53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00:53:00</text:p>
          </table:table-cell>
          <table:table-cell office:value-type="string" calcext:value-type="string">
            <text:p>00:00:53</text:p>
          </table:table-cell>
          <table:table-cell office:value-type="string" calcext:value-type="string">
            <text:p>00:00.05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59</text:p>
          </table:table-cell>
          <table:table-cell office:value-type="string" calcext:value-type="string">
            <text:p>00:00.085</text:p>
          </table:table-cell>
          <table:table-cell office:value-type="string" calcext:value-type="string">
            <text:p>virtual[185-18+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07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0:00</text:p>
          </table:table-cell>
          <table:table-cell office:value-type="string" calcext:value-type="string">
            <text:p>2015-05-11T15:10:53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00:53:00</text:p>
          </table:table-cell>
          <table:table-cell office:value-type="string" calcext:value-type="string">
            <text:p>00:00:53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00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virtual185</text:p>
          </table:table-cell>
          <table:table-cell table:number-columns-repeated="2"/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0:00</text:p>
          </table:table-cell>
          <table:table-cell office:value-type="string" calcext:value-type="string">
            <text:p>2015-05-11T15:10:52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00:52:00</text:p>
          </table:table-cell>
          <table:table-cell office:value-type="string" calcext:value-type="string">
            <text:p>00:00:52</text:p>
          </table:table-cell>
          <table:table-cell office:value-type="string" calcext:value-type="string">
            <text:p>00:00.04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00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85-18+</text:p>
          </table:table-cell>
          <table:table-cell table:number-columns-repeated="2"/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string" calcext:value-type="string">
            <text:p>riplay_80+</text:p>
          </table:table-cell>
          <table:table-cell office:value-type="string" calcext:value-type="string">
            <text:p>2015-05-11T15:10:01</text:p>
          </table:table-cell>
          <table:table-cell office:value-type="string" calcext:value-type="string">
            <text:p>2015-05-11T15:10:03</text:p>
          </table:table-cell>
          <table:table-cell office:value-type="string" calcext:value-type="string">
            <text:p>2015-05-11T15:10: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01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8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0:03</text:p>
          </table:table-cell>
          <table:table-cell office:value-type="string" calcext:value-type="string">
            <text:p>2015-05-11T15:10: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03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0:04</text:p>
          </table:table-cell>
          <table:table-cell office:value-type="string" calcext:value-type="string">
            <text:p>2015-05-11T15:10:2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0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string" calcext:value-type="string">
            <text:p>riplay_81+</text:p>
          </table:table-cell>
          <table:table-cell table:number-columns-repeated="2" office:value-type="string" calcext:value-type="string">
            <text:p>2015-05-11T15:10:03</text:p>
          </table:table-cell>
          <table:table-cell office:value-type="string" calcext:value-type="string">
            <text:p>2015-05-11T15:11:56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00:56:30</text:p>
          </table:table-cell>
          <table:table-cell office:value-type="string" calcext:value-type="string">
            <text:p>00:01:53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03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92-19+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08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0:03</text:p>
          </table:table-cell>
          <table:table-cell office:value-type="string" calcext:value-type="string">
            <text:p>2015-05-11T15:11:56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00:56:30</text:p>
          </table:table-cell>
          <table:table-cell office:value-type="string" calcext:value-type="string">
            <text:p>00:01:53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03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0:04</text:p>
          </table:table-cell>
          <table:table-cell office:value-type="string" calcext:value-type="string">
            <text:p>2015-05-11T15:11:55</text:p>
          </table:table-cell>
          <table:table-cell office:value-type="float" office:value="3330" calcext:value-type="float">
            <text:p>3330</text:p>
          </table:table-cell>
          <table:table-cell office:value-type="string" calcext:value-type="string">
            <text:p>00:55:30</text:p>
          </table:table-cell>
          <table:table-cell office:value-type="string" calcext:value-type="string">
            <text:p>00:01:51</text:p>
          </table:table-cell>
          <table:table-cell office:value-type="string" calcext:value-type="string">
            <text:p>00:00.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04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92-19+</text:p>
          </table:table-cell>
          <table:table-cell table:number-columns-repeated="2"/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string" calcext:value-type="string">
            <text:p>riplay_82+</text:p>
          </table:table-cell>
          <table:table-cell office:value-type="string" calcext:value-type="string">
            <text:p>2015-05-11T15:10:07</text:p>
          </table:table-cell>
          <table:table-cell office:value-type="string" calcext:value-type="string">
            <text:p>2015-05-11T15:10:08</text:p>
          </table:table-cell>
          <table:table-cell office:value-type="string" calcext:value-type="string">
            <text:p>2015-05-11T15:10:39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07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98-19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8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0:08</text:p>
          </table:table-cell>
          <table:table-cell office:value-type="string" calcext:value-type="string">
            <text:p>2015-05-11T15:10:39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08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98</text:p>
          </table:table-cell>
          <table:table-cell table:number-columns-repeated="2"/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0:08</text:p>
          </table:table-cell>
          <table:table-cell office:value-type="string" calcext:value-type="string">
            <text:p>2015-05-11T15:10:3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08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98-19+</text:p>
          </table:table-cell>
          <table:table-cell table:number-columns-repeated="2"/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string" calcext:value-type="string">
            <text:p>riplay_83+</text:p>
          </table:table-cell>
          <table:table-cell table:number-columns-repeated="2" office:value-type="string" calcext:value-type="string">
            <text:p>2015-05-11T15:10:09</text:p>
          </table:table-cell>
          <table:table-cell office:value-type="string" calcext:value-type="string">
            <text:p>2015-05-11T15:12:10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09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08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0:09</text:p>
          </table:table-cell>
          <table:table-cell office:value-type="string" calcext:value-type="string">
            <text:p>2015-05-11T15:12:10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09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0:09</text:p>
          </table:table-cell>
          <table:table-cell office:value-type="string" calcext:value-type="string">
            <text:p>2015-05-11T15:12:0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09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string" calcext:value-type="string">
            <text:p>riplay_84+</text:p>
          </table:table-cell>
          <table:table-cell table:number-columns-repeated="2" office:value-type="string" calcext:value-type="string">
            <text:p>2015-05-11T15:10:14</text:p>
          </table:table-cell>
          <table:table-cell office:value-type="string" calcext:value-type="string">
            <text:p>2015-05-11T15:10:3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14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9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8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0:14</text:p>
          </table:table-cell>
          <table:table-cell office:value-type="string" calcext:value-type="string">
            <text:p>2015-05-11T15:10:3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14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0:14</text:p>
          </table:table-cell>
          <table:table-cell office:value-type="string" calcext:value-type="string">
            <text:p>2015-05-11T15:10:3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1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string" calcext:value-type="string">
            <text:p>riplay_85+</text:p>
          </table:table-cell>
          <table:table-cell table:number-columns-repeated="2" office:value-type="string" calcext:value-type="string">
            <text:p>2015-05-11T15:10:27</text:p>
          </table:table-cell>
          <table:table-cell office:value-type="string" calcext:value-type="string">
            <text:p>2015-05-11T15:10:5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27</text:p>
          </table:table-cell>
          <table:table-cell office:value-type="string" calcext:value-type="string">
            <text:p>00:00.052</text:p>
          </table:table-cell>
          <table:table-cell office:value-type="string" calcext:value-type="string">
            <text:p>virtual[195-19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8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0:27</text:p>
          </table:table-cell>
          <table:table-cell office:value-type="string" calcext:value-type="string">
            <text:p>2015-05-11T15:10:5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27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195</text:p>
          </table:table-cell>
          <table:table-cell table:number-columns-repeated="2"/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0:27</text:p>
          </table:table-cell>
          <table:table-cell office:value-type="string" calcext:value-type="string">
            <text:p>2015-05-11T15:10:58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27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95-19+</text:p>
          </table:table-cell>
          <table:table-cell table:number-columns-repeated="2"/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string" calcext:value-type="string">
            <text:p>riplay_86+</text:p>
          </table:table-cell>
          <table:table-cell table:number-columns-repeated="2" office:value-type="string" calcext:value-type="string">
            <text:p>2015-05-11T15:10:30</text:p>
          </table:table-cell>
          <table:table-cell office:value-type="string" calcext:value-type="string">
            <text:p>2015-05-11T15:10:5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30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8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0:30</text:p>
          </table:table-cell>
          <table:table-cell office:value-type="string" calcext:value-type="string">
            <text:p>2015-05-11T15:10:5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30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0:31</text:p>
          </table:table-cell>
          <table:table-cell office:value-type="string" calcext:value-type="string">
            <text:p>2015-05-11T15:10:5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31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riplay_87+</text:p>
          </table:table-cell>
          <table:table-cell office:value-type="string" calcext:value-type="string">
            <text:p>2015-05-11T15:10:35</text:p>
          </table:table-cell>
          <table:table-cell office:value-type="string" calcext:value-type="string">
            <text:p>2015-05-11T15:10:36</text:p>
          </table:table-cell>
          <table:table-cell office:value-type="string" calcext:value-type="string">
            <text:p>2015-05-11T15:11:0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35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1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8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0:36</text:p>
          </table:table-cell>
          <table:table-cell office:value-type="string" calcext:value-type="string">
            <text:p>2015-05-11T15:11:0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36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0:36</text:p>
          </table:table-cell>
          <table:table-cell office:value-type="string" calcext:value-type="string">
            <text:p>2015-05-11T15:10:5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36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string" calcext:value-type="string">
            <text:p>riplay_88+</text:p>
          </table:table-cell>
          <table:table-cell office:value-type="string" calcext:value-type="string">
            <text:p>2015-05-11T15:10:37</text:p>
          </table:table-cell>
          <table:table-cell office:value-type="string" calcext:value-type="string">
            <text:p>2015-05-11T15:10:38</text:p>
          </table:table-cell>
          <table:table-cell office:value-type="string" calcext:value-type="string">
            <text:p>2015-05-11T15:11:20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37</text:p>
          </table:table-cell>
          <table:table-cell office:value-type="string" calcext:value-type="string">
            <text:p>00:00.044</text:p>
          </table:table-cell>
          <table:table-cell office:value-type="string" calcext:value-type="string">
            <text:p>virtual[182</text:p>
          </table:table-cell>
          <table:table-cell table:style-name="ce1" office:value-type="string" calcext:value-type="string">
            <text:p>18+</text:p>
          </table:table-cell>
          <table:table-cell table:style-name="ce1" office:value-type="string" calcext:value-type="string">
            <text:p>00:02:00</text:p>
          </table:table-cell>
        </table:table-row>
        <table:table-row table:style-name="ro1">
          <table:table-cell office:value-type="string" calcext:value-type="string">
            <text:p>308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0:38</text:p>
          </table:table-cell>
          <table:table-cell office:value-type="string" calcext:value-type="string">
            <text:p>2015-05-11T15:11:20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38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0:38</text:p>
          </table:table-cell>
          <table:table-cell office:value-type="string" calcext:value-type="string">
            <text:p>2015-05-11T15:11:19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00:15:43</text:p>
          </table:table-cell>
          <table:table-cell office:value-type="string" calcext:value-type="string">
            <text:p>00:00:41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38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[182</text:p>
          </table:table-cell>
          <table:table-cell table:style-name="ce1" office:value-type="string" calcext:value-type="string">
            <text:p>18+</text:p>
          </table:table-cell>
          <table:table-cell/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string" calcext:value-type="string">
            <text:p>riplay_89+</text:p>
          </table:table-cell>
          <table:table-cell office:value-type="string" calcext:value-type="string">
            <text:p>2015-05-11T15:10:45</text:p>
          </table:table-cell>
          <table:table-cell office:value-type="string" calcext:value-type="string">
            <text:p>2015-05-11T15:10:46</text:p>
          </table:table-cell>
          <table:table-cell office:value-type="string" calcext:value-type="string">
            <text:p>2015-05-11T15:11:0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45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9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8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0:46</text:p>
          </table:table-cell>
          <table:table-cell office:value-type="string" calcext:value-type="string">
            <text:p>2015-05-11T15:11:0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46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0:46</text:p>
          </table:table-cell>
          <table:table-cell office:value-type="string" calcext:value-type="string">
            <text:p>2015-05-11T15:11:0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46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string" calcext:value-type="string">
            <text:p>riplay_90+</text:p>
          </table:table-cell>
          <table:table-cell table:number-columns-repeated="2" office:value-type="string" calcext:value-type="string">
            <text:p>2015-05-11T15:10:51</text:p>
          </table:table-cell>
          <table:table-cell office:value-type="string" calcext:value-type="string">
            <text:p>2015-05-11T15:11:2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51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98-19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9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0:51</text:p>
          </table:table-cell>
          <table:table-cell office:value-type="string" calcext:value-type="string">
            <text:p>2015-05-11T15:11:2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51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98</text:p>
          </table:table-cell>
          <table:table-cell table:number-columns-repeated="2"/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0:51</text:p>
          </table:table-cell>
          <table:table-cell office:value-type="string" calcext:value-type="string">
            <text:p>2015-05-11T15:11:22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51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98-19+</text:p>
          </table:table-cell>
          <table:table-cell table:number-columns-repeated="2"/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string" calcext:value-type="string">
            <text:p>riplay_91+</text:p>
          </table:table-cell>
          <table:table-cell table:number-columns-repeated="2" office:value-type="string" calcext:value-type="string">
            <text:p>2015-05-11T15:10:54</text:p>
          </table:table-cell>
          <table:table-cell office:value-type="string" calcext:value-type="string">
            <text:p>2015-05-11T15:11:26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54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85-18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9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0:54</text:p>
          </table:table-cell>
          <table:table-cell office:value-type="string" calcext:value-type="string">
            <text:p>2015-05-11T15:11:26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54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5</text:p>
          </table:table-cell>
          <table:table-cell table:number-columns-repeated="2"/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0:54</text:p>
          </table:table-cell>
          <table:table-cell office:value-type="string" calcext:value-type="string">
            <text:p>2015-05-11T15:11:25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54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5-18+</text:p>
          </table:table-cell>
          <table:table-cell table:number-columns-repeated="2"/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string" calcext:value-type="string">
            <text:p>riplay_92+</text:p>
          </table:table-cell>
          <table:table-cell table:number-columns-repeated="2" office:value-type="string" calcext:value-type="string">
            <text:p>2015-05-11T15:10:57</text:p>
          </table:table-cell>
          <table:table-cell office:value-type="string" calcext:value-type="string">
            <text:p>2015-05-11T15:12:28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00:57:38</text:p>
          </table:table-cell>
          <table:table-cell office:value-type="string" calcext:value-type="string">
            <text:p>00:01:31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57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80</text:p>
          </table:table-cell>
          <table:table-cell table:style-name="ce1" office:value-type="string" calcext:value-type="string">
            <text:p>18+</text:p>
          </table:table-cell>
          <table:table-cell table:style-name="ce1" office:value-type="string" calcext:value-type="string">
            <text:p>00:03:00</text:p>
          </table:table-cell>
        </table:table-row>
        <table:table-row table:style-name="ro1">
          <table:table-cell office:value-type="string" calcext:value-type="string">
            <text:p>309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0:57</text:p>
          </table:table-cell>
          <table:table-cell office:value-type="string" calcext:value-type="string">
            <text:p>2015-05-11T15:12:28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00:57:38</text:p>
          </table:table-cell>
          <table:table-cell office:value-type="string" calcext:value-type="string">
            <text:p>00:01:31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57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0:58</text:p>
          </table:table-cell>
          <table:table-cell office:value-type="string" calcext:value-type="string">
            <text:p>2015-05-11T15:12:27</text:p>
          </table:table-cell>
          <table:table-cell office:value-type="float" office:value="3382" calcext:value-type="float">
            <text:p>3382</text:p>
          </table:table-cell>
          <table:table-cell office:value-type="string" calcext:value-type="string">
            <text:p>00:56:22</text:p>
          </table:table-cell>
          <table:table-cell office:value-type="string" calcext:value-type="string">
            <text:p>00:01:29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58</text:p>
          </table:table-cell>
          <table:table-cell office:value-type="string" calcext:value-type="string">
            <text:p>00:00.037</text:p>
          </table:table-cell>
          <table:table-cell office:value-type="string" calcext:value-type="string">
            <text:p>virtual[180</text:p>
          </table:table-cell>
          <table:table-cell table:style-name="ce1" office:value-type="string" calcext:value-type="string">
            <text:p>18+</text:p>
          </table:table-cell>
          <table:table-cell/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string" calcext:value-type="string">
            <text:p>riplay_93+</text:p>
          </table:table-cell>
          <table:table-cell office:value-type="string" calcext:value-type="string">
            <text:p>2015-05-11T15:11:03</text:p>
          </table:table-cell>
          <table:table-cell office:value-type="string" calcext:value-type="string">
            <text:p>2015-05-11T15:11:04</text:p>
          </table:table-cell>
          <table:table-cell office:value-type="string" calcext:value-type="string">
            <text:p>2015-05-11T15:11:35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3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03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81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09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1:04</text:p>
          </table:table-cell>
          <table:table-cell office:value-type="string" calcext:value-type="string">
            <text:p>2015-05-11T15:11:35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04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1:04</text:p>
          </table:table-cell>
          <table:table-cell office:value-type="string" calcext:value-type="string">
            <text:p>2015-05-11T15:11:3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04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1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string" calcext:value-type="string">
            <text:p>riplay_94+</text:p>
          </table:table-cell>
          <table:table-cell office:value-type="string" calcext:value-type="string">
            <text:p>2015-05-11T15:11:05</text:p>
          </table:table-cell>
          <table:table-cell office:value-type="string" calcext:value-type="string">
            <text:p>2015-05-11T15:11:07</text:p>
          </table:table-cell>
          <table:table-cell office:value-type="string" calcext:value-type="string">
            <text:p>2015-05-11T15:11:38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3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05</text:p>
          </table:table-cell>
          <table:table-cell office:value-type="string" calcext:value-type="string">
            <text:p>00:00.049</text:p>
          </table:table-cell>
          <table:table-cell office:value-type="string" calcext:value-type="string">
            <text:p>virtual[191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09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1:07</text:p>
          </table:table-cell>
          <table:table-cell office:value-type="string" calcext:value-type="string">
            <text:p>2015-05-11T15:11:38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07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1</text:p>
          </table:table-cell>
          <table:table-cell table:number-columns-repeated="2"/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1:07</text:p>
          </table:table-cell>
          <table:table-cell office:value-type="string" calcext:value-type="string">
            <text:p>2015-05-11T15:11:3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07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91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string" calcext:value-type="string">
            <text:p>riplay_95+</text:p>
          </table:table-cell>
          <table:table-cell table:number-columns-repeated="2" office:value-type="string" calcext:value-type="string">
            <text:p>2015-05-11T15:11:09</text:p>
          </table:table-cell>
          <table:table-cell office:value-type="string" calcext:value-type="string">
            <text:p>2015-05-11T15:13:10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09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09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1:09</text:p>
          </table:table-cell>
          <table:table-cell office:value-type="string" calcext:value-type="string">
            <text:p>2015-05-11T15:13:10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09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1:10</text:p>
          </table:table-cell>
          <table:table-cell office:value-type="string" calcext:value-type="string">
            <text:p>2015-05-11T15:13:09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10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string" calcext:value-type="string">
            <text:p>riplay_96+</text:p>
          </table:table-cell>
          <table:table-cell office:value-type="string" calcext:value-type="string">
            <text:p>2015-05-11T15:11:12</text:p>
          </table:table-cell>
          <table:table-cell office:value-type="string" calcext:value-type="string">
            <text:p>2015-05-11T15:11:13</text:p>
          </table:table-cell>
          <table:table-cell office:value-type="string" calcext:value-type="string">
            <text:p>2015-05-11T15:11:3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12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9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9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1:13</text:p>
          </table:table-cell>
          <table:table-cell office:value-type="string" calcext:value-type="string">
            <text:p>2015-05-11T15:11:3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13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1:13</text:p>
          </table:table-cell>
          <table:table-cell office:value-type="string" calcext:value-type="string">
            <text:p>2015-05-11T15:11:36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1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string" calcext:value-type="string">
            <text:p>riplay_97+</text:p>
          </table:table-cell>
          <table:table-cell table:number-columns-repeated="2" office:value-type="string" calcext:value-type="string">
            <text:p>2015-05-11T15:11:16</text:p>
          </table:table-cell>
          <table:table-cell office:value-type="string" calcext:value-type="string">
            <text:p>2015-05-11T15:11:4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16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9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9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1:16</text:p>
          </table:table-cell>
          <table:table-cell office:value-type="string" calcext:value-type="string">
            <text:p>2015-05-11T15:11:4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16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1:17</text:p>
          </table:table-cell>
          <table:table-cell office:value-type="string" calcext:value-type="string">
            <text:p>2015-05-11T15:11:3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17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string" calcext:value-type="string">
            <text:p>riplay_98+</text:p>
          </table:table-cell>
          <table:table-cell office:value-type="string" calcext:value-type="string">
            <text:p>2015-05-11T15:11:30</text:p>
          </table:table-cell>
          <table:table-cell office:value-type="string" calcext:value-type="string">
            <text:p>2015-05-11T15:11:31</text:p>
          </table:table-cell>
          <table:table-cell office:value-type="string" calcext:value-type="string">
            <text:p>2015-05-11T15:13:31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30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09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1:31</text:p>
          </table:table-cell>
          <table:table-cell office:value-type="string" calcext:value-type="string">
            <text:p>2015-05-11T15:13:31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31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1:31</text:p>
          </table:table-cell>
          <table:table-cell office:value-type="string" calcext:value-type="string">
            <text:p>2015-05-11T15:13:30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31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string" calcext:value-type="string">
            <text:p>riplay_99+</text:p>
          </table:table-cell>
          <table:table-cell office:value-type="string" calcext:value-type="string">
            <text:p>2015-05-11T15:11:34</text:p>
          </table:table-cell>
          <table:table-cell office:value-type="string" calcext:value-type="string">
            <text:p>2015-05-11T15:11:35</text:p>
          </table:table-cell>
          <table:table-cell office:value-type="string" calcext:value-type="string">
            <text:p>2015-05-11T15:12:22</text:p>
          </table:table-cell>
          <table:table-cell office:value-type="float" office:value="5640" calcext:value-type="float">
            <text:p>5640</text:p>
          </table:table-cell>
          <table:table-cell office:value-type="string" calcext:value-type="string">
            <text:p>01:34:00</text:p>
          </table:table-cell>
          <table:table-cell office:value-type="string" calcext:value-type="string">
            <text:p>00:00:47</text:p>
          </table:table-cell>
          <table:table-cell office:value-type="string" calcext:value-type="string">
            <text:p>00:00.10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34</text:p>
          </table:table-cell>
          <table:table-cell office:value-type="string" calcext:value-type="string">
            <text:p>00:00.153</text:p>
          </table:table-cell>
          <table:table-cell office:value-type="string" calcext:value-type="string">
            <text:p>virtual[184-18+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09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1:35</text:p>
          </table:table-cell>
          <table:table-cell office:value-type="string" calcext:value-type="string">
            <text:p>2015-05-11T15:12:22</text:p>
          </table:table-cell>
          <table:table-cell office:value-type="float" office:value="5640" calcext:value-type="float">
            <text:p>5640</text:p>
          </table:table-cell>
          <table:table-cell office:value-type="string" calcext:value-type="string">
            <text:p>01:34:00</text:p>
          </table:table-cell>
          <table:table-cell office:value-type="string" calcext:value-type="string">
            <text:p>00:00:47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35</text:p>
          </table:table-cell>
          <table:table-cell office:value-type="string" calcext:value-type="string">
            <text:p>00:00.033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1:35</text:p>
          </table:table-cell>
          <table:table-cell office:value-type="string" calcext:value-type="string">
            <text:p>2015-05-11T15:12:21</text:p>
          </table:table-cell>
          <table:table-cell office:value-type="float" office:value="5520" calcext:value-type="float">
            <text:p>5520</text:p>
          </table:table-cell>
          <table:table-cell office:value-type="string" calcext:value-type="string">
            <text:p>01:32:00</text:p>
          </table:table-cell>
          <table:table-cell office:value-type="string" calcext:value-type="string">
            <text:p>00:00:46</text:p>
          </table:table-cell>
          <table:table-cell office:value-type="string" calcext:value-type="string">
            <text:p>00:00.08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35</text:p>
          </table:table-cell>
          <table:table-cell office:value-type="string" calcext:value-type="string">
            <text:p>00:00.119</text:p>
          </table:table-cell>
          <table:table-cell office:value-type="string" calcext:value-type="string">
            <text:p>virtual[184-18+</text:p>
          </table:table-cell>
          <table:table-cell table:number-columns-repeated="2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string" calcext:value-type="string">
            <text:p>riplay_10+</text:p>
          </table:table-cell>
          <table:table-cell table:number-columns-repeated="2" office:value-type="string" calcext:value-type="string">
            <text:p>2015-05-11T15:11:37</text:p>
          </table:table-cell>
          <table:table-cell office:value-type="string" calcext:value-type="string">
            <text:p>2015-05-11T15:13:38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37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9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10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1:37</text:p>
          </table:table-cell>
          <table:table-cell office:value-type="string" calcext:value-type="string">
            <text:p>2015-05-11T15:13:38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37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1:37</text:p>
          </table:table-cell>
          <table:table-cell office:value-type="string" calcext:value-type="string">
            <text:p>2015-05-11T15:13:37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37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string" calcext:value-type="string">
            <text:p>riplay_10+</text:p>
          </table:table-cell>
          <table:table-cell office:value-type="string" calcext:value-type="string">
            <text:p>2015-05-11T15:11:39</text:p>
          </table:table-cell>
          <table:table-cell office:value-type="string" calcext:value-type="string">
            <text:p>2015-05-11T15:11:40</text:p>
          </table:table-cell>
          <table:table-cell office:value-type="string" calcext:value-type="string">
            <text:p>2015-05-11T15:12:42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39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1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0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1:40</text:p>
          </table:table-cell>
          <table:table-cell office:value-type="string" calcext:value-type="string">
            <text:p>2015-05-11T15:12:42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40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1:40</text:p>
          </table:table-cell>
          <table:table-cell office:value-type="string" calcext:value-type="string">
            <text:p>2015-05-11T15:12:41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40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string" calcext:value-type="string">
            <text:p>riplay_10+</text:p>
          </table:table-cell>
          <table:table-cell office:value-type="string" calcext:value-type="string">
            <text:p>2015-05-11T15:11:43</text:p>
          </table:table-cell>
          <table:table-cell office:value-type="string" calcext:value-type="string">
            <text:p>2015-05-11T15:11:44</text:p>
          </table:table-cell>
          <table:table-cell office:value-type="string" calcext:value-type="string">
            <text:p>2015-05-11T15:12:0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43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9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0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1:44</text:p>
          </table:table-cell>
          <table:table-cell office:value-type="string" calcext:value-type="string">
            <text:p>2015-05-11T15:12:0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44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1:45</text:p>
          </table:table-cell>
          <table:table-cell office:value-type="string" calcext:value-type="string">
            <text:p>2015-05-11T15:12:07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45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string" calcext:value-type="string">
            <text:p>riplay_10+</text:p>
          </table:table-cell>
          <table:table-cell office:value-type="string" calcext:value-type="string">
            <text:p>2015-05-11T15:11:47</text:p>
          </table:table-cell>
          <table:table-cell office:value-type="string" calcext:value-type="string">
            <text:p>2015-05-11T15:11:48</text:p>
          </table:table-cell>
          <table:table-cell office:value-type="string" calcext:value-type="string">
            <text:p>2015-05-11T15:12:19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3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47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83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10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1:48</text:p>
          </table:table-cell>
          <table:table-cell office:value-type="string" calcext:value-type="string">
            <text:p>2015-05-11T15:12:19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48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1:48</text:p>
          </table:table-cell>
          <table:table-cell office:value-type="string" calcext:value-type="string">
            <text:p>2015-05-11T15:12:1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48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3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string" calcext:value-type="string">
            <text:p>riplay_10+</text:p>
          </table:table-cell>
          <table:table-cell office:value-type="string" calcext:value-type="string">
            <text:p>2015-05-11T15:11:50</text:p>
          </table:table-cell>
          <table:table-cell office:value-type="string" calcext:value-type="string">
            <text:p>2015-05-11T15:11:51</text:p>
          </table:table-cell>
          <table:table-cell office:value-type="string" calcext:value-type="string">
            <text:p>2015-05-11T15:13:44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00:56:30</text:p>
          </table:table-cell>
          <table:table-cell office:value-type="string" calcext:value-type="string">
            <text:p>00:01:53</text:p>
          </table:table-cell>
          <table:table-cell office:value-type="string" calcext:value-type="string">
            <text:p>00:00.02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50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91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3:00</text:p>
          </table:table-cell>
        </table:table-row>
        <table:table-row table:style-name="ro1">
          <table:table-cell office:value-type="string" calcext:value-type="string">
            <text:p>310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1:51</text:p>
          </table:table-cell>
          <table:table-cell office:value-type="string" calcext:value-type="string">
            <text:p>2015-05-11T15:13:44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00:56:30</text:p>
          </table:table-cell>
          <table:table-cell office:value-type="string" calcext:value-type="string">
            <text:p>00:01:5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51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91</text:p>
          </table:table-cell>
          <table:table-cell table:number-columns-repeated="2"/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1:51</text:p>
          </table:table-cell>
          <table:table-cell office:value-type="string" calcext:value-type="string">
            <text:p>2015-05-11T15:13:43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00:56:00</text:p>
          </table:table-cell>
          <table:table-cell office:value-type="string" calcext:value-type="string">
            <text:p>00:01:52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51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91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string" calcext:value-type="string">
            <text:p>riplay_10+</text:p>
          </table:table-cell>
          <table:table-cell table:number-columns-repeated="2" office:value-type="string" calcext:value-type="string">
            <text:p>2015-05-11T15:11:54</text:p>
          </table:table-cell>
          <table:table-cell office:value-type="string" calcext:value-type="string">
            <text:p>2015-05-11T15:12:23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0:07:15</text:p>
          </table:table-cell>
          <table:table-cell office:value-type="string" calcext:value-type="string">
            <text:p>00:00:29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54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95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0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1:54</text:p>
          </table:table-cell>
          <table:table-cell office:value-type="string" calcext:value-type="string">
            <text:p>2015-05-11T15:12:23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0:07:15</text:p>
          </table:table-cell>
          <table:table-cell office:value-type="string" calcext:value-type="string">
            <text:p>00:00:29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54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5</text:p>
          </table:table-cell>
          <table:table-cell table:number-columns-repeated="2"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1:55</text:p>
          </table:table-cell>
          <table:table-cell office:value-type="string" calcext:value-type="string">
            <text:p>2015-05-11T15:12:22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0:06:45</text:p>
          </table:table-cell>
          <table:table-cell office:value-type="string" calcext:value-type="string">
            <text:p>00:00:27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55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95</text:p>
          </table:table-cell>
          <table:table-cell table:number-columns-repeated="2"/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string" calcext:value-type="string">
            <text:p>riplay_10+</text:p>
          </table:table-cell>
          <table:table-cell office:value-type="string" calcext:value-type="string">
            <text:p>2015-05-11T15:12:01</text:p>
          </table:table-cell>
          <table:table-cell office:value-type="string" calcext:value-type="string">
            <text:p>2015-05-11T15:12:02</text:p>
          </table:table-cell>
          <table:table-cell office:value-type="string" calcext:value-type="string">
            <text:p>2015-05-11T15:14:37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00:38:45</text:p>
          </table:table-cell>
          <table:table-cell office:value-type="string" calcext:value-type="string">
            <text:p>00:02:35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01</text:p>
          </table:table-cell>
          <table:table-cell office:value-type="string" calcext:value-type="string">
            <text:p>00:00.035</text:p>
          </table:table-cell>
          <table:table-cell office:value-type="string" calcext:value-type="string">
            <text:p>virtual188</text:p>
          </table:table-cell>
          <table:table-cell table:style-name="ce1" office:value-type="string" calcext:value-type="string">
            <text:p>00:04:00</text:p>
          </table:table-cell>
          <table:table-cell/>
        </table:table-row>
        <table:table-row table:style-name="ro1">
          <table:table-cell office:value-type="string" calcext:value-type="string">
            <text:p>310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2:02</text:p>
          </table:table-cell>
          <table:table-cell office:value-type="string" calcext:value-type="string">
            <text:p>2015-05-11T15:14:37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00:38:45</text:p>
          </table:table-cell>
          <table:table-cell office:value-type="string" calcext:value-type="string">
            <text:p>00:02:35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02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8</text:p>
          </table:table-cell>
          <table:table-cell table:number-columns-repeated="2"/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2:02</text:p>
          </table:table-cell>
          <table:table-cell office:value-type="string" calcext:value-type="string">
            <text:p>2015-05-11T15:14:36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00:38:30</text:p>
          </table:table-cell>
          <table:table-cell office:value-type="string" calcext:value-type="string">
            <text:p>00:02:34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02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8</text:p>
          </table:table-cell>
          <table:table-cell table:number-columns-repeated="2"/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string" calcext:value-type="string">
            <text:p>riplay_10+</text:p>
          </table:table-cell>
          <table:table-cell office:value-type="string" calcext:value-type="string">
            <text:p>2015-05-11T15:12:10</text:p>
          </table:table-cell>
          <table:table-cell office:value-type="string" calcext:value-type="string">
            <text:p>2015-05-11T15:12:11</text:p>
          </table:table-cell>
          <table:table-cell office:value-type="string" calcext:value-type="string">
            <text:p>2015-05-11T15:12:3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10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0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2:11</text:p>
          </table:table-cell>
          <table:table-cell office:value-type="string" calcext:value-type="string">
            <text:p>2015-05-11T15:12:3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11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2:11</text:p>
          </table:table-cell>
          <table:table-cell office:value-type="string" calcext:value-type="string">
            <text:p>2015-05-11T15:12:3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11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string" calcext:value-type="string">
            <text:p>riplay_10+</text:p>
          </table:table-cell>
          <table:table-cell office:value-type="string" calcext:value-type="string">
            <text:p>2015-05-11T15:12:13</text:p>
          </table:table-cell>
          <table:table-cell office:value-type="string" calcext:value-type="string">
            <text:p>2015-05-11T15:12:14</text:p>
          </table:table-cell>
          <table:table-cell office:value-type="string" calcext:value-type="string">
            <text:p>2015-05-11T15:12:3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13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9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0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2:14</text:p>
          </table:table-cell>
          <table:table-cell office:value-type="string" calcext:value-type="string">
            <text:p>2015-05-11T15:12:3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14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2:14</text:p>
          </table:table-cell>
          <table:table-cell office:value-type="string" calcext:value-type="string">
            <text:p>2015-05-11T15:12:3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1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string" calcext:value-type="string">
            <text:p>riplay_10+</text:p>
          </table:table-cell>
          <table:table-cell office:value-type="string" calcext:value-type="string">
            <text:p>2015-05-11T15:12:16</text:p>
          </table:table-cell>
          <table:table-cell office:value-type="string" calcext:value-type="string">
            <text:p>2015-05-11T15:12:17</text:p>
          </table:table-cell>
          <table:table-cell office:value-type="string" calcext:value-type="string">
            <text:p>2015-05-11T15:12:4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16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92-19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0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2:17</text:p>
          </table:table-cell>
          <table:table-cell office:value-type="string" calcext:value-type="string">
            <text:p>2015-05-11T15:12:4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17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2:18</text:p>
          </table:table-cell>
          <table:table-cell office:value-type="string" calcext:value-type="string">
            <text:p>2015-05-11T15:12:4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18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92-19+</text:p>
          </table:table-cell>
          <table:table-cell table:number-columns-repeated="2"/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string" calcext:value-type="string">
            <text:p>riplay_11+</text:p>
          </table:table-cell>
          <table:table-cell office:value-type="string" calcext:value-type="string">
            <text:p>2015-05-11T15:12:21</text:p>
          </table:table-cell>
          <table:table-cell office:value-type="string" calcext:value-type="string">
            <text:p>2015-05-11T15:12:22</text:p>
          </table:table-cell>
          <table:table-cell office:value-type="string" calcext:value-type="string">
            <text:p>2015-05-11T15:14:14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00:56:00</text:p>
          </table:table-cell>
          <table:table-cell office:value-type="string" calcext:value-type="string">
            <text:p>00:01:52</text:p>
          </table:table-cell>
          <table:table-cell office:value-type="string" calcext:value-type="string">
            <text:p>00:00.03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21</text:p>
          </table:table-cell>
          <table:table-cell office:value-type="string" calcext:value-type="string">
            <text:p>00:00.052</text:p>
          </table:table-cell>
          <table:table-cell office:value-type="string" calcext:value-type="string">
            <text:p>virtual[183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3:00</text:p>
          </table:table-cell>
        </table:table-row>
        <table:table-row table:style-name="ro1">
          <table:table-cell office:value-type="string" calcext:value-type="string">
            <text:p>311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2:22</text:p>
          </table:table-cell>
          <table:table-cell office:value-type="string" calcext:value-type="string">
            <text:p>2015-05-11T15:14:14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00:56:00</text:p>
          </table:table-cell>
          <table:table-cell office:value-type="string" calcext:value-type="string">
            <text:p>00:01:52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22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2:22</text:p>
          </table:table-cell>
          <table:table-cell office:value-type="string" calcext:value-type="string">
            <text:p>2015-05-11T15:14:13</text:p>
          </table:table-cell>
          <table:table-cell office:value-type="float" office:value="3330" calcext:value-type="float">
            <text:p>3330</text:p>
          </table:table-cell>
          <table:table-cell office:value-type="string" calcext:value-type="string">
            <text:p>00:55:30</text:p>
          </table:table-cell>
          <table:table-cell office:value-type="string" calcext:value-type="string">
            <text:p>00:01:51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22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3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string" calcext:value-type="string">
            <text:p>riplay_11+</text:p>
          </table:table-cell>
          <table:table-cell table:number-columns-repeated="2" office:value-type="string" calcext:value-type="string">
            <text:p>2015-05-11T15:12:25</text:p>
          </table:table-cell>
          <table:table-cell office:value-type="string" calcext:value-type="string">
            <text:p>2015-05-11T15:12:49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25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4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1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2:25</text:p>
          </table:table-cell>
          <table:table-cell office:value-type="string" calcext:value-type="string">
            <text:p>2015-05-11T15:12:49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25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2:25</text:p>
          </table:table-cell>
          <table:table-cell office:value-type="string" calcext:value-type="string">
            <text:p>2015-05-11T15:12:48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25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string" calcext:value-type="string">
            <text:p>riplay_11+</text:p>
          </table:table-cell>
          <table:table-cell table:number-columns-repeated="2" office:value-type="string" calcext:value-type="string">
            <text:p>2015-05-11T15:12:28</text:p>
          </table:table-cell>
          <table:table-cell office:value-type="string" calcext:value-type="string">
            <text:p>2015-05-11T15:13:3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28</text:p>
          </table:table-cell>
          <table:table-cell office:value-type="string" calcext:value-type="string">
            <text:p>00:00.035</text:p>
          </table:table-cell>
          <table:table-cell office:value-type="string" calcext:value-type="string">
            <text:p>virtual185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1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2:28</text:p>
          </table:table-cell>
          <table:table-cell office:value-type="string" calcext:value-type="string">
            <text:p>2015-05-11T15:13:3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28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5</text:p>
          </table:table-cell>
          <table:table-cell table:number-columns-repeated="2"/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2:29</text:p>
          </table:table-cell>
          <table:table-cell office:value-type="string" calcext:value-type="string">
            <text:p>2015-05-11T15:13:29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29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5</text:p>
          </table:table-cell>
          <table:table-cell table:number-columns-repeated="2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string" calcext:value-type="string">
            <text:p>riplay_11+</text:p>
          </table:table-cell>
          <table:table-cell table:number-columns-repeated="2" office:value-type="string" calcext:value-type="string">
            <text:p>2015-05-11T15:12:32</text:p>
          </table:table-cell>
          <table:table-cell office:value-type="string" calcext:value-type="string">
            <text:p>2015-05-11T15:12:49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5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32</text:p>
          </table:table-cell>
          <table:table-cell office:value-type="string" calcext:value-type="string">
            <text:p>00:00.084</text:p>
          </table:table-cell>
          <table:table-cell office:value-type="string" calcext:value-type="string">
            <text:p>virtual[186-18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1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2:32</text:p>
          </table:table-cell>
          <table:table-cell office:value-type="string" calcext:value-type="string">
            <text:p>2015-05-11T15:12:49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32</text:p>
          </table:table-cell>
          <table:table-cell office:value-type="string" calcext:value-type="string">
            <text:p>00:00.024</text:p>
          </table:table-cell>
          <table:table-cell office:value-type="string" calcext:value-type="string">
            <text:p>virtual186</text:p>
          </table:table-cell>
          <table:table-cell table:number-columns-repeated="2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2:33</text:p>
          </table:table-cell>
          <table:table-cell office:value-type="string" calcext:value-type="string">
            <text:p>2015-05-11T15:12:4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15</text:p>
          </table:table-cell>
          <table:table-cell office:value-type="string" calcext:value-type="string">
            <text:p>00:00.04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33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86-18+</text:p>
          </table:table-cell>
          <table:table-cell table:number-columns-repeated="2"/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string" calcext:value-type="string">
            <text:p>riplay_11+</text:p>
          </table:table-cell>
          <table:table-cell office:value-type="string" calcext:value-type="string">
            <text:p>2015-05-11T15:12:35</text:p>
          </table:table-cell>
          <table:table-cell office:value-type="string" calcext:value-type="string">
            <text:p>2015-05-11T15:12:38</text:p>
          </table:table-cell>
          <table:table-cell office:value-type="string" calcext:value-type="string">
            <text:p>2015-05-11T15:13:0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35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1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2:38</text:p>
          </table:table-cell>
          <table:table-cell office:value-type="string" calcext:value-type="string">
            <text:p>2015-05-11T15:13:0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38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2:38</text:p>
          </table:table-cell>
          <table:table-cell office:value-type="string" calcext:value-type="string">
            <text:p>2015-05-11T15:13:0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38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string" calcext:value-type="string">
            <text:p>riplay_11+</text:p>
          </table:table-cell>
          <table:table-cell table:number-columns-repeated="2" office:value-type="string" calcext:value-type="string">
            <text:p>2015-05-11T15:12:38</text:p>
          </table:table-cell>
          <table:table-cell office:value-type="string" calcext:value-type="string">
            <text:p>2015-05-11T15:13:1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38</text:p>
          </table:table-cell>
          <table:table-cell office:value-type="string" calcext:value-type="string">
            <text:p>00:00.052</text:p>
          </table:table-cell>
          <table:table-cell office:value-type="string" calcext:value-type="string">
            <text:p>virtual[197-19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1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2:38</text:p>
          </table:table-cell>
          <table:table-cell office:value-type="string" calcext:value-type="string">
            <text:p>2015-05-11T15:13:1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38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197</text:p>
          </table:table-cell>
          <table:table-cell table:number-columns-repeated="2"/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2:38</text:p>
          </table:table-cell>
          <table:table-cell office:value-type="string" calcext:value-type="string">
            <text:p>2015-05-11T15:13:09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38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97-19+</text:p>
          </table:table-cell>
          <table:table-cell table:number-columns-repeated="2"/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string" calcext:value-type="string">
            <text:p>riplay_11+</text:p>
          </table:table-cell>
          <table:table-cell table:number-columns-repeated="2" office:value-type="string" calcext:value-type="string">
            <text:p>2015-05-11T15:12:41</text:p>
          </table:table-cell>
          <table:table-cell office:value-type="string" calcext:value-type="string">
            <text:p>2015-05-11T15:13:1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41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99-20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1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2:41</text:p>
          </table:table-cell>
          <table:table-cell office:value-type="string" calcext:value-type="string">
            <text:p>2015-05-11T15:13:1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41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99</text:p>
          </table:table-cell>
          <table:table-cell table:number-columns-repeated="2"/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2:41</text:p>
          </table:table-cell>
          <table:table-cell office:value-type="string" calcext:value-type="string">
            <text:p>2015-05-11T15:13:12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41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99-20+</text:p>
          </table:table-cell>
          <table:table-cell table:number-columns-repeated="2"/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string" calcext:value-type="string">
            <text:p>riplay_11+</text:p>
          </table:table-cell>
          <table:table-cell office:value-type="string" calcext:value-type="string">
            <text:p>2015-05-11T15:12:45</text:p>
          </table:table-cell>
          <table:table-cell office:value-type="string" calcext:value-type="string">
            <text:p>2015-05-11T15:12:47</text:p>
          </table:table-cell>
          <table:table-cell office:value-type="string" calcext:value-type="string">
            <text:p>2015-05-11T15:13:1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45</text:p>
          </table:table-cell>
          <table:table-cell office:value-type="string" calcext:value-type="string">
            <text:p>00:00.050</text:p>
          </table:table-cell>
          <table:table-cell office:value-type="string" calcext:value-type="string">
            <text:p>virtual[181</text:p>
          </table:table-cell>
          <table:table-cell table:style-name="ce1" office:value-type="string" calcext:value-type="string">
            <text:p>20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11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2:47</text:p>
          </table:table-cell>
          <table:table-cell office:value-type="string" calcext:value-type="string">
            <text:p>2015-05-11T15:13:1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47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2:48</text:p>
          </table:table-cell>
          <table:table-cell office:value-type="string" calcext:value-type="string">
            <text:p>2015-05-11T15:13:1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48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1</text:p>
          </table:table-cell>
          <table:table-cell table:style-name="ce1" office:value-type="string" calcext:value-type="string">
            <text:p>20+</text:p>
          </table:table-cell>
          <table:table-cell/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string" calcext:value-type="string">
            <text:p>riplay_11+</text:p>
          </table:table-cell>
          <table:table-cell office:value-type="string" calcext:value-type="string">
            <text:p>2015-05-11T15:12:48</text:p>
          </table:table-cell>
          <table:table-cell office:value-type="string" calcext:value-type="string">
            <text:p>2015-05-11T15:12:49</text:p>
          </table:table-cell>
          <table:table-cell office:value-type="string" calcext:value-type="string">
            <text:p>2015-05-11T15:13:1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48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1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2:49</text:p>
          </table:table-cell>
          <table:table-cell office:value-type="string" calcext:value-type="string">
            <text:p>2015-05-11T15:13:1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49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2:49</text:p>
          </table:table-cell>
          <table:table-cell office:value-type="string" calcext:value-type="string">
            <text:p>2015-05-11T15:13:1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49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string" calcext:value-type="string">
            <text:p>riplay_11+</text:p>
          </table:table-cell>
          <table:table-cell office:value-type="string" calcext:value-type="string">
            <text:p>2015-05-11T15:13:00</text:p>
          </table:table-cell>
          <table:table-cell office:value-type="string" calcext:value-type="string">
            <text:p>2015-05-11T15:13:01</text:p>
          </table:table-cell>
          <table:table-cell office:value-type="string" calcext:value-type="string">
            <text:p>2015-05-11T15:13:2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00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9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1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3:01</text:p>
          </table:table-cell>
          <table:table-cell office:value-type="string" calcext:value-type="string">
            <text:p>2015-05-11T15:13:2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01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3:01</text:p>
          </table:table-cell>
          <table:table-cell office:value-type="string" calcext:value-type="string">
            <text:p>2015-05-11T15:13:2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01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string" calcext:value-type="string">
            <text:p>riplay_12+</text:p>
          </table:table-cell>
          <table:table-cell office:value-type="string" calcext:value-type="string">
            <text:p>2015-05-11T15:13:06</text:p>
          </table:table-cell>
          <table:table-cell office:value-type="string" calcext:value-type="string">
            <text:p>2015-05-11T15:13:07</text:p>
          </table:table-cell>
          <table:table-cell office:value-type="string" calcext:value-type="string">
            <text:p>2015-05-11T15:13:38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06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84</text:p>
          </table:table-cell>
          <table:table-cell table:style-name="ce1" office:value-type="string" calcext:value-type="string">
            <text:p>18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12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3:07</text:p>
          </table:table-cell>
          <table:table-cell office:value-type="string" calcext:value-type="string">
            <text:p>2015-05-11T15:13:38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07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3:07</text:p>
          </table:table-cell>
          <table:table-cell office:value-type="string" calcext:value-type="string">
            <text:p>2015-05-11T15:13:3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07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4</text:p>
          </table:table-cell>
          <table:table-cell table:style-name="ce1" office:value-type="string" calcext:value-type="string">
            <text:p>18+</text:p>
          </table:table-cell>
          <table:table-cell/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string" calcext:value-type="string">
            <text:p>riplay_12+</text:p>
          </table:table-cell>
          <table:table-cell table:number-columns-repeated="2" office:value-type="string" calcext:value-type="string">
            <text:p>2015-05-11T15:13:10</text:p>
          </table:table-cell>
          <table:table-cell office:value-type="string" calcext:value-type="string">
            <text:p>2015-05-11T15:13:3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10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7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2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3:10</text:p>
          </table:table-cell>
          <table:table-cell office:value-type="string" calcext:value-type="string">
            <text:p>2015-05-11T15:13:3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10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3:10</text:p>
          </table:table-cell>
          <table:table-cell office:value-type="string" calcext:value-type="string">
            <text:p>2015-05-11T15:13:3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10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string" calcext:value-type="string">
            <text:p>riplay_12+</text:p>
          </table:table-cell>
          <table:table-cell table:number-columns-repeated="2" office:value-type="string" calcext:value-type="string">
            <text:p>2015-05-11T15:13:16</text:p>
          </table:table-cell>
          <table:table-cell office:value-type="string" calcext:value-type="string">
            <text:p>2015-05-11T15:13:4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16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2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3:16</text:p>
          </table:table-cell>
          <table:table-cell office:value-type="string" calcext:value-type="string">
            <text:p>2015-05-11T15:13:4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16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3:17</text:p>
          </table:table-cell>
          <table:table-cell office:value-type="string" calcext:value-type="string">
            <text:p>2015-05-11T15:13:3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17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string" calcext:value-type="string">
            <text:p>riplay_12+</text:p>
          </table:table-cell>
          <table:table-cell table:number-columns-repeated="2" office:value-type="string" calcext:value-type="string">
            <text:p>2015-05-11T15:13:19</text:p>
          </table:table-cell>
          <table:table-cell office:value-type="string" calcext:value-type="string">
            <text:p>2015-05-11T15:14:2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19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2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3:19</text:p>
          </table:table-cell>
          <table:table-cell office:value-type="string" calcext:value-type="string">
            <text:p>2015-05-11T15:14:2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19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3:19</text:p>
          </table:table-cell>
          <table:table-cell office:value-type="string" calcext:value-type="string">
            <text:p>2015-05-11T15:14:19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19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string" calcext:value-type="string">
            <text:p>riplay_12+</text:p>
          </table:table-cell>
          <table:table-cell table:number-columns-repeated="2" office:value-type="string" calcext:value-type="string">
            <text:p>2015-05-11T15:13:24</text:p>
          </table:table-cell>
          <table:table-cell office:value-type="string" calcext:value-type="string">
            <text:p>2015-05-11T15:13:56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24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81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12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3:24</text:p>
          </table:table-cell>
          <table:table-cell office:value-type="string" calcext:value-type="string">
            <text:p>2015-05-11T15:13:56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24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3:25</text:p>
          </table:table-cell>
          <table:table-cell office:value-type="string" calcext:value-type="string">
            <text:p>2015-05-11T15:13:5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25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1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string" calcext:value-type="string">
            <text:p>riplay_12+</text:p>
          </table:table-cell>
          <table:table-cell office:value-type="string" calcext:value-type="string">
            <text:p>2015-05-11T15:13:28</text:p>
          </table:table-cell>
          <table:table-cell office:value-type="string" calcext:value-type="string">
            <text:p>2015-05-11T15:13:29</text:p>
          </table:table-cell>
          <table:table-cell office:value-type="string" calcext:value-type="string">
            <text:p>2015-05-11T15:14:3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28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93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2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3:29</text:p>
          </table:table-cell>
          <table:table-cell office:value-type="string" calcext:value-type="string">
            <text:p>2015-05-11T15:14:3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29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3</text:p>
          </table:table-cell>
          <table:table-cell table:number-columns-repeated="2"/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3:29</text:p>
          </table:table-cell>
          <table:table-cell office:value-type="string" calcext:value-type="string">
            <text:p>2015-05-11T15:14:29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29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93</text:p>
          </table:table-cell>
          <table:table-cell table:number-columns-repeated="2"/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string" calcext:value-type="string">
            <text:p>riplay_12+</text:p>
          </table:table-cell>
          <table:table-cell table:number-columns-repeated="2" office:value-type="string" calcext:value-type="string">
            <text:p>2015-05-11T15:13:30</text:p>
          </table:table-cell>
          <table:table-cell office:value-type="string" calcext:value-type="string">
            <text:p>2015-05-11T15:13:5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30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7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2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3:30</text:p>
          </table:table-cell>
          <table:table-cell office:value-type="string" calcext:value-type="string">
            <text:p>2015-05-11T15:13:5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30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3:30</text:p>
          </table:table-cell>
          <table:table-cell office:value-type="string" calcext:value-type="string">
            <text:p>2015-05-11T15:13:5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30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string" calcext:value-type="string">
            <text:p>riplay_12+</text:p>
          </table:table-cell>
          <table:table-cell office:value-type="string" calcext:value-type="string">
            <text:p>2015-05-11T15:13:34</text:p>
          </table:table-cell>
          <table:table-cell office:value-type="string" calcext:value-type="string">
            <text:p>2015-05-11T15:13:35</text:p>
          </table:table-cell>
          <table:table-cell office:value-type="string" calcext:value-type="string">
            <text:p>2015-05-11T15:15:3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34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12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3:35</text:p>
          </table:table-cell>
          <table:table-cell office:value-type="string" calcext:value-type="string">
            <text:p>2015-05-11T15:15:3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35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3:35</text:p>
          </table:table-cell>
          <table:table-cell office:value-type="string" calcext:value-type="string">
            <text:p>2015-05-11T15:15:34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35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string" calcext:value-type="string">
            <text:p>riplay_12+</text:p>
          </table:table-cell>
          <table:table-cell office:value-type="string" calcext:value-type="string">
            <text:p>2015-05-11T15:13:36</text:p>
          </table:table-cell>
          <table:table-cell office:value-type="string" calcext:value-type="string">
            <text:p>2015-05-11T15:13:38</text:p>
          </table:table-cell>
          <table:table-cell office:value-type="string" calcext:value-type="string">
            <text:p>2015-05-11T15:14:39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36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5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2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3:38</text:p>
          </table:table-cell>
          <table:table-cell office:value-type="string" calcext:value-type="string">
            <text:p>2015-05-11T15:14:39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38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5</text:p>
          </table:table-cell>
          <table:table-cell table:number-columns-repeated="2"/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3:38</text:p>
          </table:table-cell>
          <table:table-cell office:value-type="string" calcext:value-type="string">
            <text:p>2015-05-11T15:14:3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38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5</text:p>
          </table:table-cell>
          <table:table-cell table:number-columns-repeated="2"/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string" calcext:value-type="string">
            <text:p>riplay_12+</text:p>
          </table:table-cell>
          <table:table-cell table:number-columns-repeated="2" office:value-type="string" calcext:value-type="string">
            <text:p>2015-05-11T15:13:41</text:p>
          </table:table-cell>
          <table:table-cell office:value-type="string" calcext:value-type="string">
            <text:p>2015-05-11T15:15:42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41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12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3:41</text:p>
          </table:table-cell>
          <table:table-cell office:value-type="string" calcext:value-type="string">
            <text:p>2015-05-11T15:15:42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41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3:42</text:p>
          </table:table-cell>
          <table:table-cell office:value-type="string" calcext:value-type="string">
            <text:p>2015-05-11T15:15:41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4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string" calcext:value-type="string">
            <text:p>riplay_13+</text:p>
          </table:table-cell>
          <table:table-cell office:value-type="string" calcext:value-type="string">
            <text:p>2015-05-11T15:13:44</text:p>
          </table:table-cell>
          <table:table-cell office:value-type="string" calcext:value-type="string">
            <text:p>2015-05-11T15:13:45</text:p>
          </table:table-cell>
          <table:table-cell office:value-type="string" calcext:value-type="string">
            <text:p>2015-05-11T15:14:16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44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84</text:p>
          </table:table-cell>
          <table:table-cell table:style-name="ce1" office:value-type="string" calcext:value-type="string">
            <text:p>18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13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3:45</text:p>
          </table:table-cell>
          <table:table-cell office:value-type="string" calcext:value-type="string">
            <text:p>2015-05-11T15:14:16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45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3:45</text:p>
          </table:table-cell>
          <table:table-cell office:value-type="string" calcext:value-type="string">
            <text:p>2015-05-11T15:14:1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45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4</text:p>
          </table:table-cell>
          <table:table-cell table:style-name="ce1" office:value-type="string" calcext:value-type="string">
            <text:p>18+</text:p>
          </table:table-cell>
          <table:table-cell/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string" calcext:value-type="string">
            <text:p>riplay_13+</text:p>
          </table:table-cell>
          <table:table-cell office:value-type="string" calcext:value-type="string">
            <text:p>2015-05-11T15:13:50</text:p>
          </table:table-cell>
          <table:table-cell office:value-type="string" calcext:value-type="string">
            <text:p>2015-05-11T15:13:51</text:p>
          </table:table-cell>
          <table:table-cell office:value-type="string" calcext:value-type="string">
            <text:p>2015-05-11T15:14:22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50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89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13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3:51</text:p>
          </table:table-cell>
          <table:table-cell office:value-type="string" calcext:value-type="string">
            <text:p>2015-05-11T15:14:22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51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3:51</text:p>
          </table:table-cell>
          <table:table-cell office:value-type="string" calcext:value-type="string">
            <text:p>2015-05-11T15:14:2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51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9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string" calcext:value-type="string">
            <text:p>riplay_13+</text:p>
          </table:table-cell>
          <table:table-cell office:value-type="string" calcext:value-type="string">
            <text:p>2015-05-11T15:13:52</text:p>
          </table:table-cell>
          <table:table-cell office:value-type="string" calcext:value-type="string">
            <text:p>2015-05-11T15:13:54</text:p>
          </table:table-cell>
          <table:table-cell office:value-type="string" calcext:value-type="string">
            <text:p>2015-05-11T15:14:1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5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52</text:p>
          </table:table-cell>
          <table:table-cell office:value-type="string" calcext:value-type="string">
            <text:p>00:00.085</text:p>
          </table:table-cell>
          <table:table-cell office:value-type="string" calcext:value-type="string">
            <text:p>virtual[187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13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3:54</text:p>
          </table:table-cell>
          <table:table-cell office:value-type="string" calcext:value-type="string">
            <text:p>2015-05-11T15:14:1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54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3:54</text:p>
          </table:table-cell>
          <table:table-cell office:value-type="string" calcext:value-type="string">
            <text:p>2015-05-11T15:14:09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15</text:p>
          </table:table-cell>
          <table:table-cell office:value-type="string" calcext:value-type="string">
            <text:p>00:00.04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54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87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string" calcext:value-type="string">
            <text:p>riplay_13+</text:p>
          </table:table-cell>
          <table:table-cell table:number-columns-repeated="2" office:value-type="string" calcext:value-type="string">
            <text:p>2015-05-11T15:13:56</text:p>
          </table:table-cell>
          <table:table-cell office:value-type="string" calcext:value-type="string">
            <text:p>2015-05-11T15:14:1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56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1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3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3:56</text:p>
          </table:table-cell>
          <table:table-cell office:value-type="string" calcext:value-type="string">
            <text:p>2015-05-11T15:14:1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56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3:56</text:p>
          </table:table-cell>
          <table:table-cell office:value-type="string" calcext:value-type="string">
            <text:p>2015-05-11T15:14:1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56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string" calcext:value-type="string">
            <text:p>riplay_13+</text:p>
          </table:table-cell>
          <table:table-cell table:number-columns-repeated="2" office:value-type="string" calcext:value-type="string">
            <text:p>2015-05-11T15:14:01</text:p>
          </table:table-cell>
          <table:table-cell office:value-type="string" calcext:value-type="string">
            <text:p>2015-05-11T15:16:02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01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1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13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4:01</text:p>
          </table:table-cell>
          <table:table-cell office:value-type="string" calcext:value-type="string">
            <text:p>2015-05-11T15:16:02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01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4:02</text:p>
          </table:table-cell>
          <table:table-cell office:value-type="string" calcext:value-type="string">
            <text:p>2015-05-11T15:16:01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0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string" calcext:value-type="string">
            <text:p>riplay_13+</text:p>
          </table:table-cell>
          <table:table-cell table:number-columns-repeated="2" office:value-type="string" calcext:value-type="string">
            <text:p>2015-05-11T15:14:08</text:p>
          </table:table-cell>
          <table:table-cell office:value-type="string" calcext:value-type="string">
            <text:p>2015-05-11T15:15:1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08</text:p>
          </table:table-cell>
          <table:table-cell office:value-type="string" calcext:value-type="string">
            <text:p>00:00.035</text:p>
          </table:table-cell>
          <table:table-cell office:value-type="string" calcext:value-type="string">
            <text:p>virtual192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3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4:08</text:p>
          </table:table-cell>
          <table:table-cell office:value-type="string" calcext:value-type="string">
            <text:p>2015-05-11T15:15:1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08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4:09</text:p>
          </table:table-cell>
          <table:table-cell office:value-type="string" calcext:value-type="string">
            <text:p>2015-05-11T15:15:09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09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string" calcext:value-type="string">
            <text:p>riplay_13+</text:p>
          </table:table-cell>
          <table:table-cell office:value-type="string" calcext:value-type="string">
            <text:p>2015-05-11T15:14:11</text:p>
          </table:table-cell>
          <table:table-cell office:value-type="string" calcext:value-type="string">
            <text:p>2015-05-11T15:14:12</text:p>
          </table:table-cell>
          <table:table-cell office:value-type="string" calcext:value-type="string">
            <text:p>2015-05-11T15:16:1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11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7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13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4:12</text:p>
          </table:table-cell>
          <table:table-cell office:value-type="string" calcext:value-type="string">
            <text:p>2015-05-11T15:16:1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12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4:12</text:p>
          </table:table-cell>
          <table:table-cell office:value-type="string" calcext:value-type="string">
            <text:p>2015-05-11T15:16:11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1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string" calcext:value-type="string">
            <text:p>riplay_13+</text:p>
          </table:table-cell>
          <table:table-cell table:number-columns-repeated="2" office:value-type="string" calcext:value-type="string">
            <text:p>2015-05-11T15:14:14</text:p>
          </table:table-cell>
          <table:table-cell office:value-type="string" calcext:value-type="string">
            <text:p>2015-05-11T15:16:50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00:39:00</text:p>
          </table:table-cell>
          <table:table-cell office:value-type="string" calcext:value-type="string">
            <text:p>00:02:36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14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3</text:p>
          </table:table-cell>
          <table:table-cell table:style-name="ce1" office:value-type="string" calcext:value-type="string">
            <text:p>00:04:00</text:p>
          </table:table-cell>
          <table:table-cell/>
        </table:table-row>
        <table:table-row table:style-name="ro1">
          <table:table-cell office:value-type="string" calcext:value-type="string">
            <text:p>313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4:14</text:p>
          </table:table-cell>
          <table:table-cell office:value-type="string" calcext:value-type="string">
            <text:p>2015-05-11T15:16:50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00:39:00</text:p>
          </table:table-cell>
          <table:table-cell office:value-type="string" calcext:value-type="string">
            <text:p>00:02:36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14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4:15</text:p>
          </table:table-cell>
          <table:table-cell office:value-type="string" calcext:value-type="string">
            <text:p>2015-05-11T15:16:49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00:38:30</text:p>
          </table:table-cell>
          <table:table-cell office:value-type="string" calcext:value-type="string">
            <text:p>00:02:34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15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string" calcext:value-type="string">
            <text:p>riplay_13+</text:p>
          </table:table-cell>
          <table:table-cell office:value-type="string" calcext:value-type="string">
            <text:p>2015-05-11T15:14:18</text:p>
          </table:table-cell>
          <table:table-cell office:value-type="string" calcext:value-type="string">
            <text:p>2015-05-11T15:14:19</text:p>
          </table:table-cell>
          <table:table-cell office:value-type="string" calcext:value-type="string">
            <text:p>2015-05-11T15:15:2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18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4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3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4:19</text:p>
          </table:table-cell>
          <table:table-cell office:value-type="string" calcext:value-type="string">
            <text:p>2015-05-11T15:15:2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19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4:19</text:p>
          </table:table-cell>
          <table:table-cell office:value-type="string" calcext:value-type="string">
            <text:p>2015-05-11T15:15:19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19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string" calcext:value-type="string">
            <text:p>riplay_13+</text:p>
          </table:table-cell>
          <table:table-cell table:number-columns-repeated="2" office:value-type="string" calcext:value-type="string">
            <text:p>2015-05-11T15:14:22</text:p>
          </table:table-cell>
          <table:table-cell office:value-type="string" calcext:value-type="string">
            <text:p>2015-05-11T15:14:54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2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22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80</text:p>
          </table:table-cell>
          <table:table-cell table:style-name="ce1" office:value-type="string" calcext:value-type="string">
            <text:p>18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13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4:22</text:p>
          </table:table-cell>
          <table:table-cell office:value-type="string" calcext:value-type="string">
            <text:p>2015-05-11T15:14:54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22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4:22</text:p>
          </table:table-cell>
          <table:table-cell office:value-type="string" calcext:value-type="string">
            <text:p>2015-05-11T15:14:53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22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0</text:p>
          </table:table-cell>
          <table:table-cell table:style-name="ce1" office:value-type="string" calcext:value-type="string">
            <text:p>18+</text:p>
          </table:table-cell>
          <table:table-cell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string" calcext:value-type="string">
            <text:p>riplay_14+</text:p>
          </table:table-cell>
          <table:table-cell office:value-type="string" calcext:value-type="string">
            <text:p>2015-05-11T15:14:24</text:p>
          </table:table-cell>
          <table:table-cell office:value-type="string" calcext:value-type="string">
            <text:p>2015-05-11T15:14:25</text:p>
          </table:table-cell>
          <table:table-cell office:value-type="string" calcext:value-type="string">
            <text:p>2015-05-11T15:16:26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24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1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14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4:25</text:p>
          </table:table-cell>
          <table:table-cell office:value-type="string" calcext:value-type="string">
            <text:p>2015-05-11T15:16:26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25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4:26</text:p>
          </table:table-cell>
          <table:table-cell office:value-type="string" calcext:value-type="string">
            <text:p>2015-05-11T15:16:25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26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riplay_14+</text:p>
          </table:table-cell>
          <table:table-cell table:number-columns-repeated="2" office:value-type="string" calcext:value-type="string">
            <text:p>2015-05-11T15:14:28</text:p>
          </table:table-cell>
          <table:table-cell office:value-type="string" calcext:value-type="string">
            <text:p>2015-05-11T15:14:5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28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7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4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4:28</text:p>
          </table:table-cell>
          <table:table-cell office:value-type="string" calcext:value-type="string">
            <text:p>2015-05-11T15:14:5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28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4:29</text:p>
          </table:table-cell>
          <table:table-cell office:value-type="string" calcext:value-type="string">
            <text:p>2015-05-11T15:14:5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29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string" calcext:value-type="string">
            <text:p>riplay_14+</text:p>
          </table:table-cell>
          <table:table-cell table:number-columns-repeated="2" office:value-type="string" calcext:value-type="string">
            <text:p>2015-05-11T15:14:30</text:p>
          </table:table-cell>
          <table:table-cell office:value-type="string" calcext:value-type="string">
            <text:p>2015-05-11T15:15:0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30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89-19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4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4:30</text:p>
          </table:table-cell>
          <table:table-cell office:value-type="string" calcext:value-type="string">
            <text:p>2015-05-11T15:15:0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30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4:31</text:p>
          </table:table-cell>
          <table:table-cell office:value-type="string" calcext:value-type="string">
            <text:p>2015-05-11T15:15:0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31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9-19+</text:p>
          </table:table-cell>
          <table:table-cell table:number-columns-repeated="2"/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string" calcext:value-type="string">
            <text:p>riplay_14+</text:p>
          </table:table-cell>
          <table:table-cell office:value-type="string" calcext:value-type="string">
            <text:p>2015-05-11T15:14:33</text:p>
          </table:table-cell>
          <table:table-cell office:value-type="string" calcext:value-type="string">
            <text:p>2015-05-11T15:14:34</text:p>
          </table:table-cell>
          <table:table-cell office:value-type="string" calcext:value-type="string">
            <text:p>2015-05-11T15:14:5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33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91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4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4:34</text:p>
          </table:table-cell>
          <table:table-cell office:value-type="string" calcext:value-type="string">
            <text:p>2015-05-11T15:14:5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34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1</text:p>
          </table:table-cell>
          <table:table-cell table:number-columns-repeated="2"/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4:34</text:p>
          </table:table-cell>
          <table:table-cell office:value-type="string" calcext:value-type="string">
            <text:p>2015-05-11T15:14:5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3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1</text:p>
          </table:table-cell>
          <table:table-cell table:number-columns-repeated="2"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string" calcext:value-type="string">
            <text:p>riplay_14+</text:p>
          </table:table-cell>
          <table:table-cell office:value-type="string" calcext:value-type="string">
            <text:p>2015-05-11T15:14:36</text:p>
          </table:table-cell>
          <table:table-cell office:value-type="string" calcext:value-type="string">
            <text:p>2015-05-11T15:14:37</text:p>
          </table:table-cell>
          <table:table-cell office:value-type="string" calcext:value-type="string">
            <text:p>2015-05-11T15:15:0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36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91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4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4:37</text:p>
          </table:table-cell>
          <table:table-cell office:value-type="string" calcext:value-type="string">
            <text:p>2015-05-11T15:15:0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37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1</text:p>
          </table:table-cell>
          <table:table-cell table:number-columns-repeated="2"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4:37</text:p>
          </table:table-cell>
          <table:table-cell office:value-type="string" calcext:value-type="string">
            <text:p>2015-05-11T15:15:0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37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1</text:p>
          </table:table-cell>
          <table:table-cell table:number-columns-repeated="2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string" calcext:value-type="string">
            <text:p>riplay_14+</text:p>
          </table:table-cell>
          <table:table-cell table:number-columns-repeated="2" office:value-type="string" calcext:value-type="string">
            <text:p>2015-05-11T15:14:38</text:p>
          </table:table-cell>
          <table:table-cell office:value-type="string" calcext:value-type="string">
            <text:p>2015-05-11T15:15:21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38</text:p>
          </table:table-cell>
          <table:table-cell office:value-type="string" calcext:value-type="string">
            <text:p>00:00.044</text:p>
          </table:table-cell>
          <table:table-cell office:value-type="string" calcext:value-type="string">
            <text:p>virtual[188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2:00</text:p>
          </table:table-cell>
        </table:table-row>
        <table:table-row table:style-name="ro1">
          <table:table-cell office:value-type="string" calcext:value-type="string">
            <text:p>314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4:38</text:p>
          </table:table-cell>
          <table:table-cell office:value-type="string" calcext:value-type="string">
            <text:p>2015-05-11T15:15:21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38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8</text:p>
          </table:table-cell>
          <table:table-cell table:number-columns-repeated="2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4:38</text:p>
          </table:table-cell>
          <table:table-cell office:value-type="string" calcext:value-type="string">
            <text:p>2015-05-11T15:15:20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38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[188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riplay_14+</text:p>
          </table:table-cell>
          <table:table-cell table:number-columns-repeated="2" office:value-type="string" calcext:value-type="string">
            <text:p>2015-05-11T15:14:43</text:p>
          </table:table-cell>
          <table:table-cell office:value-type="string" calcext:value-type="string">
            <text:p>2015-05-11T15:17:19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00:39:00</text:p>
          </table:table-cell>
          <table:table-cell office:value-type="string" calcext:value-type="string">
            <text:p>00:02:36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43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5</text:p>
          </table:table-cell>
          <table:table-cell table:style-name="ce1" office:value-type="string" calcext:value-type="string">
            <text:p>00:04:00</text:p>
          </table:table-cell>
          <table:table-cell/>
        </table:table-row>
        <table:table-row table:style-name="ro1">
          <table:table-cell office:value-type="string" calcext:value-type="string">
            <text:p>314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4:43</text:p>
          </table:table-cell>
          <table:table-cell office:value-type="string" calcext:value-type="string">
            <text:p>2015-05-11T15:17:19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00:39:00</text:p>
          </table:table-cell>
          <table:table-cell office:value-type="string" calcext:value-type="string">
            <text:p>00:02:36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43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5</text:p>
          </table:table-cell>
          <table:table-cell table:number-columns-repeated="2"/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4:44</text:p>
          </table:table-cell>
          <table:table-cell office:value-type="string" calcext:value-type="string">
            <text:p>2015-05-11T15:17:18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00:38:30</text:p>
          </table:table-cell>
          <table:table-cell office:value-type="string" calcext:value-type="string">
            <text:p>00:02:34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44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5</text:p>
          </table:table-cell>
          <table:table-cell table:number-columns-repeated="2"/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string" calcext:value-type="string">
            <text:p>riplay_14+</text:p>
          </table:table-cell>
          <table:table-cell table:number-columns-repeated="2" office:value-type="string" calcext:value-type="string">
            <text:p>2015-05-11T15:15:01</text:p>
          </table:table-cell>
          <table:table-cell office:value-type="string" calcext:value-type="string">
            <text:p>2015-05-11T15:17:01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01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7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14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5:01</text:p>
          </table:table-cell>
          <table:table-cell office:value-type="string" calcext:value-type="string">
            <text:p>2015-05-11T15:17:01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01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5:01</text:p>
          </table:table-cell>
          <table:table-cell office:value-type="string" calcext:value-type="string">
            <text:p>2015-05-11T15:17:00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01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string" calcext:value-type="string">
            <text:p>riplay_14+</text:p>
          </table:table-cell>
          <table:table-cell office:value-type="string" calcext:value-type="string">
            <text:p>2015-05-11T15:15:04</text:p>
          </table:table-cell>
          <table:table-cell office:value-type="string" calcext:value-type="string">
            <text:p>2015-05-11T15:15:05</text:p>
          </table:table-cell>
          <table:table-cell office:value-type="string" calcext:value-type="string">
            <text:p>2015-05-11T15:15:28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04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4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5:05</text:p>
          </table:table-cell>
          <table:table-cell office:value-type="string" calcext:value-type="string">
            <text:p>2015-05-11T15:15:28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05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5:05</text:p>
          </table:table-cell>
          <table:table-cell office:value-type="string" calcext:value-type="string">
            <text:p>2015-05-11T15:15:27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05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string" calcext:value-type="string">
            <text:p>riplay_14+</text:p>
          </table:table-cell>
          <table:table-cell office:value-type="string" calcext:value-type="string">
            <text:p>2015-05-11T15:15:06</text:p>
          </table:table-cell>
          <table:table-cell office:value-type="string" calcext:value-type="string">
            <text:p>2015-05-11T15:15:08</text:p>
          </table:table-cell>
          <table:table-cell office:value-type="string" calcext:value-type="string">
            <text:p>2015-05-11T15:16:1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06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6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4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5:08</text:p>
          </table:table-cell>
          <table:table-cell office:value-type="string" calcext:value-type="string">
            <text:p>2015-05-11T15:16:1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08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6</text:p>
          </table:table-cell>
          <table:table-cell table:number-columns-repeated="2"/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5:08</text:p>
          </table:table-cell>
          <table:table-cell office:value-type="string" calcext:value-type="string">
            <text:p>2015-05-11T15:16:09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08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6</text:p>
          </table:table-cell>
          <table:table-cell table:number-columns-repeated="2"/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string" calcext:value-type="string">
            <text:p>riplay_15+</text:p>
          </table:table-cell>
          <table:table-cell office:value-type="string" calcext:value-type="string">
            <text:p>2015-05-11T15:15:09</text:p>
          </table:table-cell>
          <table:table-cell office:value-type="string" calcext:value-type="string">
            <text:p>2015-05-11T15:15:10</text:p>
          </table:table-cell>
          <table:table-cell office:value-type="string" calcext:value-type="string">
            <text:p>2015-05-11T15:15:4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09</text:p>
          </table:table-cell>
          <table:table-cell office:value-type="string" calcext:value-type="string">
            <text:p>00:00.050</text:p>
          </table:table-cell>
          <table:table-cell office:value-type="string" calcext:value-type="string">
            <text:p>virtual[189-19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5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5:10</text:p>
          </table:table-cell>
          <table:table-cell office:value-type="string" calcext:value-type="string">
            <text:p>2015-05-11T15:15:4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10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5:10</text:p>
          </table:table-cell>
          <table:table-cell office:value-type="string" calcext:value-type="string">
            <text:p>2015-05-11T15:15:41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10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9-19+</text:p>
          </table:table-cell>
          <table:table-cell table:number-columns-repeated="2"/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string" calcext:value-type="string">
            <text:p>riplay_15+</text:p>
          </table:table-cell>
          <table:table-cell table:number-columns-repeated="2" office:value-type="string" calcext:value-type="string">
            <text:p>2015-05-11T15:15:10</text:p>
          </table:table-cell>
          <table:table-cell office:value-type="string" calcext:value-type="string">
            <text:p>2015-05-11T15:16:12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10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91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5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5:10</text:p>
          </table:table-cell>
          <table:table-cell office:value-type="string" calcext:value-type="string">
            <text:p>2015-05-11T15:16:12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10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1</text:p>
          </table:table-cell>
          <table:table-cell table:number-columns-repeated="2"/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5:10</text:p>
          </table:table-cell>
          <table:table-cell office:value-type="string" calcext:value-type="string">
            <text:p>2015-05-11T15:16:11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10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91</text:p>
          </table:table-cell>
          <table:table-cell table:number-columns-repeated="2"/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string" calcext:value-type="string">
            <text:p>riplay_15+</text:p>
          </table:table-cell>
          <table:table-cell office:value-type="string" calcext:value-type="string">
            <text:p>2015-05-11T15:15:13</text:p>
          </table:table-cell>
          <table:table-cell office:value-type="string" calcext:value-type="string">
            <text:p>2015-05-11T15:15:14</text:p>
          </table:table-cell>
          <table:table-cell office:value-type="string" calcext:value-type="string">
            <text:p>2015-05-11T15:17:15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13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15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5:14</text:p>
          </table:table-cell>
          <table:table-cell office:value-type="string" calcext:value-type="string">
            <text:p>2015-05-11T15:17:15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14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5:15</text:p>
          </table:table-cell>
          <table:table-cell office:value-type="string" calcext:value-type="string">
            <text:p>2015-05-11T15:17:14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15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string" calcext:value-type="string">
            <text:p>riplay_15+</text:p>
          </table:table-cell>
          <table:table-cell office:value-type="string" calcext:value-type="string">
            <text:p>2015-05-11T15:15:15</text:p>
          </table:table-cell>
          <table:table-cell office:value-type="string" calcext:value-type="string">
            <text:p>2015-05-11T15:15:17</text:p>
          </table:table-cell>
          <table:table-cell office:value-type="string" calcext:value-type="string">
            <text:p>2015-05-11T15:15:4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15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9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5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5:17</text:p>
          </table:table-cell>
          <table:table-cell office:value-type="string" calcext:value-type="string">
            <text:p>2015-05-11T15:15:4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17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5:17</text:p>
          </table:table-cell>
          <table:table-cell office:value-type="string" calcext:value-type="string">
            <text:p>2015-05-11T15:15:3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17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string" calcext:value-type="string">
            <text:p>riplay_15+</text:p>
          </table:table-cell>
          <table:table-cell office:value-type="string" calcext:value-type="string">
            <text:p>2015-05-11T15:15:18</text:p>
          </table:table-cell>
          <table:table-cell office:value-type="string" calcext:value-type="string">
            <text:p>2015-05-11T15:15:20</text:p>
          </table:table-cell>
          <table:table-cell office:value-type="string" calcext:value-type="string">
            <text:p>2015-05-11T15:15:4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18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9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5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5:20</text:p>
          </table:table-cell>
          <table:table-cell office:value-type="string" calcext:value-type="string">
            <text:p>2015-05-11T15:15:4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20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5:20</text:p>
          </table:table-cell>
          <table:table-cell office:value-type="string" calcext:value-type="string">
            <text:p>2015-05-11T15:15:4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20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string" calcext:value-type="string">
            <text:p>riplay_15+</text:p>
          </table:table-cell>
          <table:table-cell table:number-columns-repeated="2" office:value-type="string" calcext:value-type="string">
            <text:p>2015-05-11T15:15:21</text:p>
          </table:table-cell>
          <table:table-cell office:value-type="string" calcext:value-type="string">
            <text:p>2015-05-11T15:15:4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21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4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5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5:21</text:p>
          </table:table-cell>
          <table:table-cell office:value-type="string" calcext:value-type="string">
            <text:p>2015-05-11T15:15:4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21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5:21</text:p>
          </table:table-cell>
          <table:table-cell office:value-type="string" calcext:value-type="string">
            <text:p>2015-05-11T15:15:4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21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string" calcext:value-type="string">
            <text:p>riplay_15+</text:p>
          </table:table-cell>
          <table:table-cell office:value-type="string" calcext:value-type="string">
            <text:p>2015-05-11T15:15:24</text:p>
          </table:table-cell>
          <table:table-cell office:value-type="string" calcext:value-type="string">
            <text:p>2015-05-11T15:15:26</text:p>
          </table:table-cell>
          <table:table-cell office:value-type="string" calcext:value-type="string">
            <text:p>2015-05-11T15:15:43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4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24</text:p>
          </table:table-cell>
          <table:table-cell office:value-type="string" calcext:value-type="string">
            <text:p>00:00.085</text:p>
          </table:table-cell>
          <table:table-cell office:value-type="string" calcext:value-type="string">
            <text:p>virtual[188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15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5:26</text:p>
          </table:table-cell>
          <table:table-cell office:value-type="string" calcext:value-type="string">
            <text:p>2015-05-11T15:15:43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26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virtual188</text:p>
          </table:table-cell>
          <table:table-cell table:number-columns-repeated="2"/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5:27</text:p>
          </table:table-cell>
          <table:table-cell office:value-type="string" calcext:value-type="string">
            <text:p>2015-05-11T15:15:4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15</text:p>
          </table:table-cell>
          <table:table-cell office:value-type="string" calcext:value-type="string">
            <text:p>00:00.03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27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88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string" calcext:value-type="string">
            <text:p>riplay_15+</text:p>
          </table:table-cell>
          <table:table-cell office:value-type="string" calcext:value-type="string">
            <text:p>2015-05-11T15:15:39</text:p>
          </table:table-cell>
          <table:table-cell office:value-type="string" calcext:value-type="string">
            <text:p>2015-05-11T15:15:40</text:p>
          </table:table-cell>
          <table:table-cell office:value-type="string" calcext:value-type="string">
            <text:p>2015-05-11T15:16:11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39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96-19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5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5:40</text:p>
          </table:table-cell>
          <table:table-cell office:value-type="string" calcext:value-type="string">
            <text:p>2015-05-11T15:16:11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40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96</text:p>
          </table:table-cell>
          <table:table-cell table:number-columns-repeated="2"/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5:40</text:p>
          </table:table-cell>
          <table:table-cell office:value-type="string" calcext:value-type="string">
            <text:p>2015-05-11T15:16:1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40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96-19+</text:p>
          </table:table-cell>
          <table:table-cell table:number-columns-repeated="2"/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string" calcext:value-type="string">
            <text:p>riplay_15+</text:p>
          </table:table-cell>
          <table:table-cell table:number-columns-repeated="2" office:value-type="string" calcext:value-type="string">
            <text:p>2015-05-11T15:15:42</text:p>
          </table:table-cell>
          <table:table-cell office:value-type="string" calcext:value-type="string">
            <text:p>2015-05-11T15:16:44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42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5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5:42</text:p>
          </table:table-cell>
          <table:table-cell office:value-type="string" calcext:value-type="string">
            <text:p>2015-05-11T15:16:44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42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5:42</text:p>
          </table:table-cell>
          <table:table-cell office:value-type="string" calcext:value-type="string">
            <text:p>2015-05-11T15:16:4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42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string" calcext:value-type="string">
            <text:p>riplay_15+</text:p>
          </table:table-cell>
          <table:table-cell table:number-columns-repeated="2" office:value-type="string" calcext:value-type="string">
            <text:p>2015-05-11T15:15:44</text:p>
          </table:table-cell>
          <table:table-cell office:value-type="string" calcext:value-type="string">
            <text:p>2015-05-11T15:16:0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44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5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5:44</text:p>
          </table:table-cell>
          <table:table-cell office:value-type="string" calcext:value-type="string">
            <text:p>2015-05-11T15:16:0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44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5:45</text:p>
          </table:table-cell>
          <table:table-cell office:value-type="string" calcext:value-type="string">
            <text:p>2015-05-11T15:16:07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45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string" calcext:value-type="string">
            <text:p>riplay_16+</text:p>
          </table:table-cell>
          <table:table-cell office:value-type="string" calcext:value-type="string">
            <text:p>2015-05-11T15:15:47</text:p>
          </table:table-cell>
          <table:table-cell office:value-type="string" calcext:value-type="string">
            <text:p>2015-05-11T15:15:49</text:p>
          </table:table-cell>
          <table:table-cell office:value-type="string" calcext:value-type="string">
            <text:p>2015-05-11T15:16:06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3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47</text:p>
          </table:table-cell>
          <table:table-cell office:value-type="string" calcext:value-type="string">
            <text:p>00:00.084</text:p>
          </table:table-cell>
          <table:table-cell office:value-type="string" calcext:value-type="string">
            <text:p>virtual[184</text:p>
          </table:table-cell>
          <table:table-cell table:style-name="ce1" office:value-type="string" calcext:value-type="string">
            <text:p>18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16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5:49</text:p>
          </table:table-cell>
          <table:table-cell office:value-type="string" calcext:value-type="string">
            <text:p>2015-05-11T15:16:06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49</text:p>
          </table:table-cell>
          <table:table-cell office:value-type="string" calcext:value-type="string">
            <text:p>00:00.024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5:49</text:p>
          </table:table-cell>
          <table:table-cell office:value-type="string" calcext:value-type="string">
            <text:p>2015-05-11T15:16:0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3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49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84</text:p>
          </table:table-cell>
          <table:table-cell table:style-name="ce1" office:value-type="string" calcext:value-type="string">
            <text:p>18+</text:p>
          </table:table-cell>
          <table:table-cell/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string" calcext:value-type="string">
            <text:p>riplay_16+</text:p>
          </table:table-cell>
          <table:table-cell office:value-type="string" calcext:value-type="string">
            <text:p>2015-05-11T15:15:50</text:p>
          </table:table-cell>
          <table:table-cell office:value-type="string" calcext:value-type="string">
            <text:p>2015-05-11T15:15:52</text:p>
          </table:table-cell>
          <table:table-cell office:value-type="string" calcext:value-type="string">
            <text:p>2015-05-11T15:17:45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00:56:30</text:p>
          </table:table-cell>
          <table:table-cell office:value-type="string" calcext:value-type="string">
            <text:p>00:01:53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50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92-19+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16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5:52</text:p>
          </table:table-cell>
          <table:table-cell office:value-type="string" calcext:value-type="string">
            <text:p>2015-05-11T15:17:45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00:56:30</text:p>
          </table:table-cell>
          <table:table-cell office:value-type="string" calcext:value-type="string">
            <text:p>00:01:53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52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5:52</text:p>
          </table:table-cell>
          <table:table-cell office:value-type="string" calcext:value-type="string">
            <text:p>2015-05-11T15:17:44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00:56:00</text:p>
          </table:table-cell>
          <table:table-cell office:value-type="string" calcext:value-type="string">
            <text:p>00:01:52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52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92-19+</text:p>
          </table:table-cell>
          <table:table-cell table:number-columns-repeated="2"/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string" calcext:value-type="string">
            <text:p>riplay_16+</text:p>
          </table:table-cell>
          <table:table-cell office:value-type="string" calcext:value-type="string">
            <text:p>2015-05-11T15:15:53</text:p>
          </table:table-cell>
          <table:table-cell office:value-type="string" calcext:value-type="string">
            <text:p>2015-05-11T15:15:55</text:p>
          </table:table-cell>
          <table:table-cell office:value-type="string" calcext:value-type="string">
            <text:p>2015-05-11T15:16:38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53</text:p>
          </table:table-cell>
          <table:table-cell office:value-type="string" calcext:value-type="string">
            <text:p>00:00.044</text:p>
          </table:table-cell>
          <table:table-cell office:value-type="string" calcext:value-type="string">
            <text:p>virtual[194-19+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6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5:55</text:p>
          </table:table-cell>
          <table:table-cell office:value-type="string" calcext:value-type="string">
            <text:p>2015-05-11T15:16:38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55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94</text:p>
          </table:table-cell>
          <table:table-cell table:number-columns-repeated="2"/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5:56</text:p>
          </table:table-cell>
          <table:table-cell office:value-type="string" calcext:value-type="string">
            <text:p>2015-05-11T15:16:37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00:15:43</text:p>
          </table:table-cell>
          <table:table-cell office:value-type="string" calcext:value-type="string">
            <text:p>00:00:41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56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[194-19+</text:p>
          </table:table-cell>
          <table:table-cell table:number-columns-repeated="2"/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string" calcext:value-type="string">
            <text:p>riplay_16+</text:p>
          </table:table-cell>
          <table:table-cell office:value-type="string" calcext:value-type="string">
            <text:p>2015-05-11T15:15:56</text:p>
          </table:table-cell>
          <table:table-cell office:value-type="string" calcext:value-type="string">
            <text:p>2015-05-11T15:15:58</text:p>
          </table:table-cell>
          <table:table-cell office:value-type="string" calcext:value-type="string">
            <text:p>2015-05-11T15:16:40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56</text:p>
          </table:table-cell>
          <table:table-cell office:value-type="string" calcext:value-type="string">
            <text:p>00:00.044</text:p>
          </table:table-cell>
          <table:table-cell office:value-type="string" calcext:value-type="string">
            <text:p>virtual[198-19+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6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5:58</text:p>
          </table:table-cell>
          <table:table-cell office:value-type="string" calcext:value-type="string">
            <text:p>2015-05-11T15:16:40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58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98</text:p>
          </table:table-cell>
          <table:table-cell table:number-columns-repeated="2"/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5:58</text:p>
          </table:table-cell>
          <table:table-cell office:value-type="string" calcext:value-type="string">
            <text:p>2015-05-11T15:16:39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00:15:43</text:p>
          </table:table-cell>
          <table:table-cell office:value-type="string" calcext:value-type="string">
            <text:p>00:00:41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58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[198-19+</text:p>
          </table:table-cell>
          <table:table-cell table:number-columns-repeated="2"/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string" calcext:value-type="string">
            <text:p>riplay_16+</text:p>
          </table:table-cell>
          <table:table-cell office:value-type="string" calcext:value-type="string">
            <text:p>2015-05-11T15:15:59</text:p>
          </table:table-cell>
          <table:table-cell office:value-type="string" calcext:value-type="string">
            <text:p>2015-05-11T15:16:01</text:p>
          </table:table-cell>
          <table:table-cell office:value-type="string" calcext:value-type="string">
            <text:p>2015-05-11T15:16:48</text:p>
          </table:table-cell>
          <table:table-cell office:value-type="float" office:value="5640" calcext:value-type="float">
            <text:p>5640</text:p>
          </table:table-cell>
          <table:table-cell office:value-type="string" calcext:value-type="string">
            <text:p>01:34:00</text:p>
          </table:table-cell>
          <table:table-cell office:value-type="string" calcext:value-type="string">
            <text:p>00:00:47</text:p>
          </table:table-cell>
          <table:table-cell office:value-type="string" calcext:value-type="string">
            <text:p>00:00.1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59</text:p>
          </table:table-cell>
          <table:table-cell office:value-type="string" calcext:value-type="string">
            <text:p>00:00.154</text:p>
          </table:table-cell>
          <table:table-cell office:value-type="string" calcext:value-type="string">
            <text:p>virtual[200-20+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6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6:01</text:p>
          </table:table-cell>
          <table:table-cell office:value-type="string" calcext:value-type="string">
            <text:p>2015-05-11T15:16:48</text:p>
          </table:table-cell>
          <table:table-cell office:value-type="float" office:value="5640" calcext:value-type="float">
            <text:p>5640</text:p>
          </table:table-cell>
          <table:table-cell office:value-type="string" calcext:value-type="string">
            <text:p>01:34:00</text:p>
          </table:table-cell>
          <table:table-cell office:value-type="string" calcext:value-type="string">
            <text:p>00:00:47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01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200</text:p>
          </table:table-cell>
          <table:table-cell table:number-columns-repeated="2"/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6:01</text:p>
          </table:table-cell>
          <table:table-cell office:value-type="string" calcext:value-type="string">
            <text:p>2015-05-11T15:16:47</text:p>
          </table:table-cell>
          <table:table-cell office:value-type="float" office:value="5520" calcext:value-type="float">
            <text:p>5520</text:p>
          </table:table-cell>
          <table:table-cell office:value-type="string" calcext:value-type="string">
            <text:p>01:32:00</text:p>
          </table:table-cell>
          <table:table-cell office:value-type="string" calcext:value-type="string">
            <text:p>00:00:46</text:p>
          </table:table-cell>
          <table:table-cell office:value-type="string" calcext:value-type="string">
            <text:p>00:00.08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01</text:p>
          </table:table-cell>
          <table:table-cell office:value-type="string" calcext:value-type="string">
            <text:p>00:00.119</text:p>
          </table:table-cell>
          <table:table-cell office:value-type="string" calcext:value-type="string">
            <text:p>virtual[200-20+</text:p>
          </table:table-cell>
          <table:table-cell table:number-columns-repeated="2"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string" calcext:value-type="string">
            <text:p>riplay_16+</text:p>
          </table:table-cell>
          <table:table-cell table:number-columns-repeated="2" office:value-type="string" calcext:value-type="string">
            <text:p>2015-05-11T15:16:08</text:p>
          </table:table-cell>
          <table:table-cell office:value-type="string" calcext:value-type="string">
            <text:p>2015-05-11T15:16:37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0:07:15</text:p>
          </table:table-cell>
          <table:table-cell office:value-type="string" calcext:value-type="string">
            <text:p>00:00:29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08</text:p>
          </table:table-cell>
          <table:table-cell office:value-type="string" calcext:value-type="string">
            <text:p>00:00.035</text:p>
          </table:table-cell>
          <table:table-cell office:value-type="string" calcext:value-type="string">
            <text:p>virtual184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6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6:08</text:p>
          </table:table-cell>
          <table:table-cell office:value-type="string" calcext:value-type="string">
            <text:p>2015-05-11T15:16:37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0:07:15</text:p>
          </table:table-cell>
          <table:table-cell office:value-type="string" calcext:value-type="string">
            <text:p>00:00:29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08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6:08</text:p>
          </table:table-cell>
          <table:table-cell office:value-type="string" calcext:value-type="string">
            <text:p>2015-05-11T15:16:36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00:07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08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string" calcext:value-type="string">
            <text:p>riplay_16+</text:p>
          </table:table-cell>
          <table:table-cell table:number-columns-repeated="2" office:value-type="string" calcext:value-type="string">
            <text:p>2015-05-11T15:16:23</text:p>
          </table:table-cell>
          <table:table-cell office:value-type="string" calcext:value-type="string">
            <text:p>2015-05-11T15:16:5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23</text:p>
          </table:table-cell>
          <table:table-cell office:value-type="string" calcext:value-type="string">
            <text:p>00:00.052</text:p>
          </table:table-cell>
          <table:table-cell office:value-type="string" calcext:value-type="string">
            <text:p>virtual[186</text:p>
          </table:table-cell>
          <table:table-cell table:style-name="ce1" office:value-type="string" calcext:value-type="string">
            <text:p>18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16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6:23</text:p>
          </table:table-cell>
          <table:table-cell office:value-type="string" calcext:value-type="string">
            <text:p>2015-05-11T15:16:5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23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186</text:p>
          </table:table-cell>
          <table:table-cell table:number-columns-repeated="2"/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6:24</text:p>
          </table:table-cell>
          <table:table-cell office:value-type="string" calcext:value-type="string">
            <text:p>2015-05-11T15:16:5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24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6</text:p>
          </table:table-cell>
          <table:table-cell table:style-name="ce1" office:value-type="string" calcext:value-type="string">
            <text:p>18+</text:p>
          </table:table-cell>
          <table:table-cell/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string" calcext:value-type="string">
            <text:p>riplay_16+</text:p>
          </table:table-cell>
          <table:table-cell office:value-type="string" calcext:value-type="string">
            <text:p>2015-05-11T15:16:25</text:p>
          </table:table-cell>
          <table:table-cell office:value-type="string" calcext:value-type="string">
            <text:p>2015-05-11T15:16:26</text:p>
          </table:table-cell>
          <table:table-cell office:value-type="string" calcext:value-type="string">
            <text:p>2015-05-11T15:16:5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00:07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25</text:p>
          </table:table-cell>
          <table:table-cell office:value-type="string" calcext:value-type="string">
            <text:p>00:00.035</text:p>
          </table:table-cell>
          <table:table-cell office:value-type="string" calcext:value-type="string">
            <text:p>virtual189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6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6:26</text:p>
          </table:table-cell>
          <table:table-cell office:value-type="string" calcext:value-type="string">
            <text:p>2015-05-11T15:16:5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00:07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26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6:26</text:p>
          </table:table-cell>
          <table:table-cell office:value-type="string" calcext:value-type="string">
            <text:p>2015-05-11T15:16:53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0:06:45</text:p>
          </table:table-cell>
          <table:table-cell office:value-type="string" calcext:value-type="string">
            <text:p>00:00:27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26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string" calcext:value-type="string">
            <text:p>riplay_16+</text:p>
          </table:table-cell>
          <table:table-cell office:value-type="string" calcext:value-type="string">
            <text:p>2015-05-11T15:16:28</text:p>
          </table:table-cell>
          <table:table-cell office:value-type="string" calcext:value-type="string">
            <text:p>2015-05-11T15:16:29</text:p>
          </table:table-cell>
          <table:table-cell office:value-type="string" calcext:value-type="string">
            <text:p>2015-05-11T15:17:01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2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28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81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16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6:29</text:p>
          </table:table-cell>
          <table:table-cell office:value-type="string" calcext:value-type="string">
            <text:p>2015-05-11T15:17:01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29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6:29</text:p>
          </table:table-cell>
          <table:table-cell office:value-type="string" calcext:value-type="string">
            <text:p>2015-05-11T15:17:0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29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1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string" calcext:value-type="string">
            <text:p>riplay_16+</text:p>
          </table:table-cell>
          <table:table-cell office:value-type="string" calcext:value-type="string">
            <text:p>2015-05-11T15:16:31</text:p>
          </table:table-cell>
          <table:table-cell office:value-type="string" calcext:value-type="string">
            <text:p>2015-05-11T15:16:32</text:p>
          </table:table-cell>
          <table:table-cell office:value-type="string" calcext:value-type="string">
            <text:p>2015-05-11T15:16:5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31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6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6:32</text:p>
          </table:table-cell>
          <table:table-cell office:value-type="string" calcext:value-type="string">
            <text:p>2015-05-11T15:16:5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32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6:33</text:p>
          </table:table-cell>
          <table:table-cell office:value-type="string" calcext:value-type="string">
            <text:p>2015-05-11T15:16:5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3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string" calcext:value-type="string">
            <text:p>riplay_17+</text:p>
          </table:table-cell>
          <table:table-cell office:value-type="string" calcext:value-type="string">
            <text:p>2015-05-11T15:16:33</text:p>
          </table:table-cell>
          <table:table-cell office:value-type="string" calcext:value-type="string">
            <text:p>2015-05-11T15:16:35</text:p>
          </table:table-cell>
          <table:table-cell office:value-type="string" calcext:value-type="string">
            <text:p>2015-05-11T15:16:51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33</text:p>
          </table:table-cell>
          <table:table-cell office:value-type="string" calcext:value-type="string">
            <text:p>00:00.085</text:p>
          </table:table-cell>
          <table:table-cell office:value-type="string" calcext:value-type="string">
            <text:p>virtual[191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17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6:35</text:p>
          </table:table-cell>
          <table:table-cell office:value-type="string" calcext:value-type="string">
            <text:p>2015-05-11T15:16:51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35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virtual191</text:p>
          </table:table-cell>
          <table:table-cell table:number-columns-repeated="2"/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6:35</text:p>
          </table:table-cell>
          <table:table-cell office:value-type="string" calcext:value-type="string">
            <text:p>2015-05-11T15:16: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15</text:p>
          </table:table-cell>
          <table:table-cell office:value-type="string" calcext:value-type="string">
            <text:p>00:00.04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35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91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string" calcext:value-type="string">
            <text:p>riplay_17+</text:p>
          </table:table-cell>
          <table:table-cell table:number-columns-repeated="2" office:value-type="string" calcext:value-type="string">
            <text:p>2015-05-11T15:16:41</text:p>
          </table:table-cell>
          <table:table-cell office:value-type="string" calcext:value-type="string">
            <text:p>2015-05-11T15:18:42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41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7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17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6:41</text:p>
          </table:table-cell>
          <table:table-cell office:value-type="string" calcext:value-type="string">
            <text:p>2015-05-11T15:18:42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41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6:41</text:p>
          </table:table-cell>
          <table:table-cell office:value-type="string" calcext:value-type="string">
            <text:p>2015-05-11T15:18:41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41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string" calcext:value-type="string">
            <text:p>riplay_17+</text:p>
          </table:table-cell>
          <table:table-cell table:number-columns-repeated="2" office:value-type="string" calcext:value-type="string">
            <text:p>2015-05-11T15:16:45</text:p>
          </table:table-cell>
          <table:table-cell office:value-type="string" calcext:value-type="string">
            <text:p>2015-05-11T15:17:09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45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7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6:45</text:p>
          </table:table-cell>
          <table:table-cell office:value-type="string" calcext:value-type="string">
            <text:p>2015-05-11T15:17:09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45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6:46</text:p>
          </table:table-cell>
          <table:table-cell office:value-type="string" calcext:value-type="string">
            <text:p>2015-05-11T15:17:0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46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string" calcext:value-type="string">
            <text:p>riplay_17+</text:p>
          </table:table-cell>
          <table:table-cell office:value-type="string" calcext:value-type="string">
            <text:p>2015-05-11T15:16:47</text:p>
          </table:table-cell>
          <table:table-cell office:value-type="string" calcext:value-type="string">
            <text:p>2015-05-11T15:16:48</text:p>
          </table:table-cell>
          <table:table-cell office:value-type="string" calcext:value-type="string">
            <text:p>2015-05-11T15:17:1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47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7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6:48</text:p>
          </table:table-cell>
          <table:table-cell office:value-type="string" calcext:value-type="string">
            <text:p>2015-05-11T15:17:1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48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6:48</text:p>
          </table:table-cell>
          <table:table-cell office:value-type="string" calcext:value-type="string">
            <text:p>2015-05-11T15:17:1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48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string" calcext:value-type="string">
            <text:p>riplay_17+</text:p>
          </table:table-cell>
          <table:table-cell table:number-columns-repeated="2" office:value-type="string" calcext:value-type="string">
            <text:p>2015-05-11T15:16:50</text:p>
          </table:table-cell>
          <table:table-cell office:value-type="string" calcext:value-type="string">
            <text:p>2015-05-11T15:18:21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00:57:38</text:p>
          </table:table-cell>
          <table:table-cell office:value-type="string" calcext:value-type="string">
            <text:p>00:01:31</text:p>
          </table:table-cell>
          <table:table-cell office:value-type="string" calcext:value-type="string">
            <text:p>00:00.03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50</text:p>
          </table:table-cell>
          <table:table-cell office:value-type="string" calcext:value-type="string">
            <text:p>00:00.060</text:p>
          </table:table-cell>
          <table:table-cell office:value-type="string" calcext:value-type="string">
            <text:p>virtual[183-18+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17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6:50</text:p>
          </table:table-cell>
          <table:table-cell office:value-type="string" calcext:value-type="string">
            <text:p>2015-05-11T15:18:21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00:57:38</text:p>
          </table:table-cell>
          <table:table-cell office:value-type="string" calcext:value-type="string">
            <text:p>00:01:31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50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6:50</text:p>
          </table:table-cell>
          <table:table-cell office:value-type="string" calcext:value-type="string">
            <text:p>2015-05-11T15:18:20</text:p>
          </table:table-cell>
          <table:table-cell office:value-type="float" office:value="3420" calcext:value-type="float">
            <text:p>3420</text:p>
          </table:table-cell>
          <table:table-cell office:value-type="string" calcext:value-type="string">
            <text:p>00:57:00</text:p>
          </table:table-cell>
          <table:table-cell office:value-type="string" calcext:value-type="string">
            <text:p>00:01:30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50</text:p>
          </table:table-cell>
          <table:table-cell office:value-type="string" calcext:value-type="string">
            <text:p>00:00.037</text:p>
          </table:table-cell>
          <table:table-cell office:value-type="string" calcext:value-type="string">
            <text:p>virtual[183-18+</text:p>
          </table:table-cell>
          <table:table-cell table:number-columns-repeated="2"/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string" calcext:value-type="string">
            <text:p>riplay_17+</text:p>
          </table:table-cell>
          <table:table-cell office:value-type="string" calcext:value-type="string">
            <text:p>2015-05-11T15:16:52</text:p>
          </table:table-cell>
          <table:table-cell office:value-type="string" calcext:value-type="string">
            <text:p>2015-05-11T15:16:54</text:p>
          </table:table-cell>
          <table:table-cell office:value-type="string" calcext:value-type="string">
            <text:p>2015-05-11T15:17:1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52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91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7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6:54</text:p>
          </table:table-cell>
          <table:table-cell office:value-type="string" calcext:value-type="string">
            <text:p>2015-05-11T15:17:1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54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1</text:p>
          </table:table-cell>
          <table:table-cell table:number-columns-repeated="2"/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6:54</text:p>
          </table:table-cell>
          <table:table-cell office:value-type="string" calcext:value-type="string">
            <text:p>2015-05-11T15:17:1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5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1</text:p>
          </table:table-cell>
          <table:table-cell table:number-columns-repeated="2"/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string" calcext:value-type="string">
            <text:p>riplay_17+</text:p>
          </table:table-cell>
          <table:table-cell table:number-columns-repeated="2" office:value-type="string" calcext:value-type="string">
            <text:p>2015-05-11T15:17:06</text:p>
          </table:table-cell>
          <table:table-cell office:value-type="string" calcext:value-type="string">
            <text:p>2015-05-11T15:18:37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00:57:38</text:p>
          </table:table-cell>
          <table:table-cell office:value-type="string" calcext:value-type="string">
            <text:p>00:01:31</text:p>
          </table:table-cell>
          <table:table-cell office:value-type="string" calcext:value-type="string">
            <text:p>00:00.03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06</text:p>
          </table:table-cell>
          <table:table-cell office:value-type="string" calcext:value-type="string">
            <text:p>00:00.060</text:p>
          </table:table-cell>
          <table:table-cell office:value-type="string" calcext:value-type="string">
            <text:p>virtual[180-18+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17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7:06</text:p>
          </table:table-cell>
          <table:table-cell office:value-type="string" calcext:value-type="string">
            <text:p>2015-05-11T15:18:37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00:57:38</text:p>
          </table:table-cell>
          <table:table-cell office:value-type="string" calcext:value-type="string">
            <text:p>00:01:31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06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7:07</text:p>
          </table:table-cell>
          <table:table-cell office:value-type="string" calcext:value-type="string">
            <text:p>2015-05-11T15:18:36</text:p>
          </table:table-cell>
          <table:table-cell office:value-type="float" office:value="3382" calcext:value-type="float">
            <text:p>3382</text:p>
          </table:table-cell>
          <table:table-cell office:value-type="string" calcext:value-type="string">
            <text:p>00:56:22</text:p>
          </table:table-cell>
          <table:table-cell office:value-type="string" calcext:value-type="string">
            <text:p>00:01:29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07</text:p>
          </table:table-cell>
          <table:table-cell office:value-type="string" calcext:value-type="string">
            <text:p>00:00.037</text:p>
          </table:table-cell>
          <table:table-cell office:value-type="string" calcext:value-type="string">
            <text:p>virtual[180-18+</text:p>
          </table:table-cell>
          <table:table-cell table:number-columns-repeated="2"/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string" calcext:value-type="string">
            <text:p>riplay_17+</text:p>
          </table:table-cell>
          <table:table-cell office:value-type="string" calcext:value-type="string">
            <text:p>2015-05-11T15:17:08</text:p>
          </table:table-cell>
          <table:table-cell office:value-type="string" calcext:value-type="string">
            <text:p>2015-05-11T15:17:09</text:p>
          </table:table-cell>
          <table:table-cell office:value-type="string" calcext:value-type="string">
            <text:p>2015-05-11T15:17:55</text:p>
          </table:table-cell>
          <table:table-cell office:value-type="float" office:value="5520" calcext:value-type="float">
            <text:p>5520</text:p>
          </table:table-cell>
          <table:table-cell office:value-type="string" calcext:value-type="string">
            <text:p>01:32:00</text:p>
          </table:table-cell>
          <table:table-cell office:value-type="string" calcext:value-type="string">
            <text:p>00:00:46</text:p>
          </table:table-cell>
          <table:table-cell office:value-type="string" calcext:value-type="string">
            <text:p>00:00.1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08</text:p>
          </table:table-cell>
          <table:table-cell office:value-type="string" calcext:value-type="string">
            <text:p>00:00.153</text:p>
          </table:table-cell>
          <table:table-cell office:value-type="string" calcext:value-type="string">
            <text:p>virtual[187-19+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7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7:09</text:p>
          </table:table-cell>
          <table:table-cell office:value-type="string" calcext:value-type="string">
            <text:p>2015-05-11T15:17:55</text:p>
          </table:table-cell>
          <table:table-cell office:value-type="float" office:value="5520" calcext:value-type="float">
            <text:p>5520</text:p>
          </table:table-cell>
          <table:table-cell office:value-type="string" calcext:value-type="string">
            <text:p>01:32:00</text:p>
          </table:table-cell>
          <table:table-cell office:value-type="string" calcext:value-type="string">
            <text:p>00:00:46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09</text:p>
          </table:table-cell>
          <table:table-cell office:value-type="string" calcext:value-type="string">
            <text:p>00:00.033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7:09</text:p>
          </table:table-cell>
          <table:table-cell office:value-type="string" calcext:value-type="string">
            <text:p>2015-05-11T15:17:54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01:30:00</text:p>
          </table:table-cell>
          <table:table-cell office:value-type="string" calcext:value-type="string">
            <text:p>00:00:45</text:p>
          </table:table-cell>
          <table:table-cell office:value-type="string" calcext:value-type="string">
            <text:p>00:00.08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09</text:p>
          </table:table-cell>
          <table:table-cell office:value-type="string" calcext:value-type="string">
            <text:p>00:00.119</text:p>
          </table:table-cell>
          <table:table-cell office:value-type="string" calcext:value-type="string">
            <text:p>virtual[187-19+</text:p>
          </table:table-cell>
          <table:table-cell table:number-columns-repeated="2"/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string" calcext:value-type="string">
            <text:p>riplay_17+</text:p>
          </table:table-cell>
          <table:table-cell table:number-columns-repeated="2" office:value-type="string" calcext:value-type="string">
            <text:p>2015-05-11T15:17:16</text:p>
          </table:table-cell>
          <table:table-cell office:value-type="string" calcext:value-type="string">
            <text:p>2015-05-11T15:17:3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16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7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7:16</text:p>
          </table:table-cell>
          <table:table-cell office:value-type="string" calcext:value-type="string">
            <text:p>2015-05-11T15:17:3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16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7:16</text:p>
          </table:table-cell>
          <table:table-cell office:value-type="string" calcext:value-type="string">
            <text:p>2015-05-11T15:17:3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16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string" calcext:value-type="string">
            <text:p>riplay_17+</text:p>
          </table:table-cell>
          <table:table-cell table:number-columns-repeated="2" office:value-type="string" calcext:value-type="string">
            <text:p>2015-05-11T15:17:19</text:p>
          </table:table-cell>
          <table:table-cell office:value-type="string" calcext:value-type="string">
            <text:p>2015-05-11T15:17:4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19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7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7:19</text:p>
          </table:table-cell>
          <table:table-cell office:value-type="string" calcext:value-type="string">
            <text:p>2015-05-11T15:17:4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19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7:19</text:p>
          </table:table-cell>
          <table:table-cell office:value-type="string" calcext:value-type="string">
            <text:p>2015-05-11T15:17:4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19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string" calcext:value-type="string">
            <text:p>riplay_18+</text:p>
          </table:table-cell>
          <table:table-cell table:number-columns-repeated="2" office:value-type="string" calcext:value-type="string">
            <text:p>2015-05-11T15:17:33</text:p>
          </table:table-cell>
          <table:table-cell office:value-type="string" calcext:value-type="string">
            <text:p>2015-05-11T15:18:35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33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5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8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7:33</text:p>
          </table:table-cell>
          <table:table-cell office:value-type="string" calcext:value-type="string">
            <text:p>2015-05-11T15:18:35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33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5</text:p>
          </table:table-cell>
          <table:table-cell table:number-columns-repeated="2"/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7:34</text:p>
          </table:table-cell>
          <table:table-cell office:value-type="string" calcext:value-type="string">
            <text:p>2015-05-11T15:18:3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34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5</text:p>
          </table:table-cell>
          <table:table-cell table:number-columns-repeated="2"/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string" calcext:value-type="string">
            <text:p>riplay_18+</text:p>
          </table:table-cell>
          <table:table-cell office:value-type="string" calcext:value-type="string">
            <text:p>2015-05-11T15:17:35</text:p>
          </table:table-cell>
          <table:table-cell office:value-type="string" calcext:value-type="string">
            <text:p>2015-05-11T15:17:38</text:p>
          </table:table-cell>
          <table:table-cell office:value-type="string" calcext:value-type="string">
            <text:p>2015-05-11T15:18:0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35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8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7:38</text:p>
          </table:table-cell>
          <table:table-cell office:value-type="string" calcext:value-type="string">
            <text:p>2015-05-11T15:18:0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38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7:38</text:p>
          </table:table-cell>
          <table:table-cell office:value-type="string" calcext:value-type="string">
            <text:p>2015-05-11T15:18:0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38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string" calcext:value-type="string">
            <text:p>riplay_18+</text:p>
          </table:table-cell>
          <table:table-cell table:number-columns-repeated="2" office:value-type="string" calcext:value-type="string">
            <text:p>2015-05-11T15:17:39</text:p>
          </table:table-cell>
          <table:table-cell office:value-type="string" calcext:value-type="string">
            <text:p>2015-05-11T15:18:0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39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91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8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7:39</text:p>
          </table:table-cell>
          <table:table-cell office:value-type="string" calcext:value-type="string">
            <text:p>2015-05-11T15:18:0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39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1</text:p>
          </table:table-cell>
          <table:table-cell table:number-columns-repeated="2"/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7:39</text:p>
          </table:table-cell>
          <table:table-cell office:value-type="string" calcext:value-type="string">
            <text:p>2015-05-11T15:18:0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39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1</text:p>
          </table:table-cell>
          <table:table-cell table:number-columns-repeated="2"/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string" calcext:value-type="string">
            <text:p>riplay_18+</text:p>
          </table:table-cell>
          <table:table-cell table:number-columns-repeated="2" office:value-type="string" calcext:value-type="string">
            <text:p>2015-05-11T15:17:41</text:p>
          </table:table-cell>
          <table:table-cell office:value-type="string" calcext:value-type="string">
            <text:p>2015-05-11T15:19:12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00:57:38</text:p>
          </table:table-cell>
          <table:table-cell office:value-type="string" calcext:value-type="string">
            <text:p>00:01:31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41</text:p>
          </table:table-cell>
          <table:table-cell office:value-type="string" calcext:value-type="string">
            <text:p>00:00.060</text:p>
          </table:table-cell>
          <table:table-cell office:value-type="string" calcext:value-type="string">
            <text:p>virtual[180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3:00</text:p>
          </table:table-cell>
        </table:table-row>
        <table:table-row table:style-name="ro1">
          <table:table-cell office:value-type="string" calcext:value-type="string">
            <text:p>318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7:41</text:p>
          </table:table-cell>
          <table:table-cell office:value-type="string" calcext:value-type="string">
            <text:p>2015-05-11T15:19:12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00:57:38</text:p>
          </table:table-cell>
          <table:table-cell office:value-type="string" calcext:value-type="string">
            <text:p>00:01:31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41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7:42</text:p>
          </table:table-cell>
          <table:table-cell office:value-type="string" calcext:value-type="string">
            <text:p>2015-05-11T15:19:11</text:p>
          </table:table-cell>
          <table:table-cell office:value-type="float" office:value="3382" calcext:value-type="float">
            <text:p>3382</text:p>
          </table:table-cell>
          <table:table-cell office:value-type="string" calcext:value-type="string">
            <text:p>00:56:22</text:p>
          </table:table-cell>
          <table:table-cell office:value-type="string" calcext:value-type="string">
            <text:p>00:01:29</text:p>
          </table:table-cell>
          <table:table-cell office:value-type="string" calcext:value-type="string">
            <text:p>00:00.02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42</text:p>
          </table:table-cell>
          <table:table-cell office:value-type="string" calcext:value-type="string">
            <text:p>00:00.037</text:p>
          </table:table-cell>
          <table:table-cell office:value-type="string" calcext:value-type="string">
            <text:p>virtual[180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string" calcext:value-type="string">
            <text:p>riplay_18+</text:p>
          </table:table-cell>
          <table:table-cell office:value-type="string" calcext:value-type="string">
            <text:p>2015-05-11T15:17:44</text:p>
          </table:table-cell>
          <table:table-cell office:value-type="string" calcext:value-type="string">
            <text:p>2015-05-11T15:17:45</text:p>
          </table:table-cell>
          <table:table-cell office:value-type="string" calcext:value-type="string">
            <text:p>2015-05-11T15:18:37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00:52:00</text:p>
          </table:table-cell>
          <table:table-cell office:value-type="string" calcext:value-type="string">
            <text:p>00:00:52</text:p>
          </table:table-cell>
          <table:table-cell office:value-type="string" calcext:value-type="string">
            <text:p>00:00.05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44</text:p>
          </table:table-cell>
          <table:table-cell office:value-type="string" calcext:value-type="string">
            <text:p>00:00.084</text:p>
          </table:table-cell>
          <table:table-cell office:value-type="string" calcext:value-type="string">
            <text:p>virtual[201-20+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8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7:45</text:p>
          </table:table-cell>
          <table:table-cell office:value-type="string" calcext:value-type="string">
            <text:p>2015-05-11T15:18:37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00:52:00</text:p>
          </table:table-cell>
          <table:table-cell office:value-type="string" calcext:value-type="string">
            <text:p>00:00:52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45</text:p>
          </table:table-cell>
          <table:table-cell office:value-type="string" calcext:value-type="string">
            <text:p>00:00.024</text:p>
          </table:table-cell>
          <table:table-cell office:value-type="string" calcext:value-type="string">
            <text:p>virtual201</text:p>
          </table:table-cell>
          <table:table-cell table:number-columns-repeated="2"/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7:45</text:p>
          </table:table-cell>
          <table:table-cell office:value-type="string" calcext:value-type="string">
            <text:p>2015-05-11T15:18:36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00:51:00</text:p>
          </table:table-cell>
          <table:table-cell office:value-type="string" calcext:value-type="string">
            <text:p>00:00:51</text:p>
          </table:table-cell>
          <table:table-cell office:value-type="string" calcext:value-type="string">
            <text:p>00:00.04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45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201-20+</text:p>
          </table:table-cell>
          <table:table-cell table:number-columns-repeated="2"/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string" calcext:value-type="string">
            <text:p>riplay_18+</text:p>
          </table:table-cell>
          <table:table-cell table:number-columns-repeated="2" office:value-type="string" calcext:value-type="string">
            <text:p>2015-05-11T15:17:50</text:p>
          </table:table-cell>
          <table:table-cell office:value-type="string" calcext:value-type="string">
            <text:p>2015-05-11T15:18:51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50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92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8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7:50</text:p>
          </table:table-cell>
          <table:table-cell office:value-type="string" calcext:value-type="string">
            <text:p>2015-05-11T15:18:51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50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7:50</text:p>
          </table:table-cell>
          <table:table-cell office:value-type="string" calcext:value-type="string">
            <text:p>2015-05-11T15:18: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50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string" calcext:value-type="string">
            <text:p>riplay_18+</text:p>
          </table:table-cell>
          <table:table-cell table:number-columns-repeated="2" office:value-type="string" calcext:value-type="string">
            <text:p>2015-05-11T15:17:53</text:p>
          </table:table-cell>
          <table:table-cell office:value-type="string" calcext:value-type="string">
            <text:p>2015-05-11T15:18:1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53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8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7:53</text:p>
          </table:table-cell>
          <table:table-cell office:value-type="string" calcext:value-type="string">
            <text:p>2015-05-11T15:18:1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53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7:53</text:p>
          </table:table-cell>
          <table:table-cell office:value-type="string" calcext:value-type="string">
            <text:p>2015-05-11T15:18:16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5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string" calcext:value-type="string">
            <text:p>riplay_18+</text:p>
          </table:table-cell>
          <table:table-cell table:number-columns-repeated="2" office:value-type="string" calcext:value-type="string">
            <text:p>2015-05-11T15:17:56</text:p>
          </table:table-cell>
          <table:table-cell office:value-type="string" calcext:value-type="string">
            <text:p>2015-05-11T15:18:28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56</text:p>
          </table:table-cell>
          <table:table-cell office:value-type="string" calcext:value-type="string">
            <text:p>00:00.052</text:p>
          </table:table-cell>
          <table:table-cell office:value-type="string" calcext:value-type="string">
            <text:p>virtual[188-18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8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7:56</text:p>
          </table:table-cell>
          <table:table-cell office:value-type="string" calcext:value-type="string">
            <text:p>2015-05-11T15:18:28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56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188</text:p>
          </table:table-cell>
          <table:table-cell table:number-columns-repeated="2"/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7:57</text:p>
          </table:table-cell>
          <table:table-cell office:value-type="string" calcext:value-type="string">
            <text:p>2015-05-11T15:18:2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57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8-18+</text:p>
          </table:table-cell>
          <table:table-cell table:number-columns-repeated="2"/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string" calcext:value-type="string">
            <text:p>riplay_18+</text:p>
          </table:table-cell>
          <table:table-cell table:number-columns-repeated="2" office:value-type="string" calcext:value-type="string">
            <text:p>2015-05-11T15:18:01</text:p>
          </table:table-cell>
          <table:table-cell office:value-type="string" calcext:value-type="string">
            <text:p>2015-05-11T15:19:03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01</text:p>
          </table:table-cell>
          <table:table-cell office:value-type="string" calcext:value-type="string">
            <text:p>00:00.035</text:p>
          </table:table-cell>
          <table:table-cell office:value-type="string" calcext:value-type="string">
            <text:p>virtual190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8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8:01</text:p>
          </table:table-cell>
          <table:table-cell office:value-type="string" calcext:value-type="string">
            <text:p>2015-05-11T15:19:03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01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90</text:p>
          </table:table-cell>
          <table:table-cell table:number-columns-repeated="2"/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8:02</text:p>
          </table:table-cell>
          <table:table-cell office:value-type="string" calcext:value-type="string">
            <text:p>2015-05-11T15:19:0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02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90</text:p>
          </table:table-cell>
          <table:table-cell table:number-columns-repeated="2"/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riplay_18+</text:p>
          </table:table-cell>
          <table:table-cell table:number-columns-repeated="2" office:value-type="string" calcext:value-type="string">
            <text:p>2015-05-11T15:18:05</text:p>
          </table:table-cell>
          <table:table-cell office:value-type="string" calcext:value-type="string">
            <text:p>2015-05-11T15:20:40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00:38:45</text:p>
          </table:table-cell>
          <table:table-cell office:value-type="string" calcext:value-type="string">
            <text:p>00:02:35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05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91</text:p>
          </table:table-cell>
          <table:table-cell table:style-name="ce1" office:value-type="string" calcext:value-type="string">
            <text:p>00:04:00</text:p>
          </table:table-cell>
          <table:table-cell/>
        </table:table-row>
        <table:table-row table:style-name="ro1">
          <table:table-cell office:value-type="string" calcext:value-type="string">
            <text:p>318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8:05</text:p>
          </table:table-cell>
          <table:table-cell office:value-type="string" calcext:value-type="string">
            <text:p>2015-05-11T15:20:40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00:38:45</text:p>
          </table:table-cell>
          <table:table-cell office:value-type="string" calcext:value-type="string">
            <text:p>00:02:35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05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1</text:p>
          </table:table-cell>
          <table:table-cell table:number-columns-repeated="2"/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8:05</text:p>
          </table:table-cell>
          <table:table-cell office:value-type="string" calcext:value-type="string">
            <text:p>2015-05-11T15:20:39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00:38:30</text:p>
          </table:table-cell>
          <table:table-cell office:value-type="string" calcext:value-type="string">
            <text:p>00:02:3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05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91</text:p>
          </table:table-cell>
          <table:table-cell table:number-columns-repeated="2"/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string" calcext:value-type="string">
            <text:p>riplay_19+</text:p>
          </table:table-cell>
          <table:table-cell table:number-columns-repeated="2" office:value-type="string" calcext:value-type="string">
            <text:p>2015-05-11T15:18:10</text:p>
          </table:table-cell>
          <table:table-cell office:value-type="string" calcext:value-type="string">
            <text:p>2015-05-11T15:18:27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4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10</text:p>
          </table:table-cell>
          <table:table-cell office:value-type="string" calcext:value-type="string">
            <text:p>00:00.084</text:p>
          </table:table-cell>
          <table:table-cell office:value-type="string" calcext:value-type="string">
            <text:p>virtual[193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19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8:10</text:p>
          </table:table-cell>
          <table:table-cell office:value-type="string" calcext:value-type="string">
            <text:p>2015-05-11T15:18:27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10</text:p>
          </table:table-cell>
          <table:table-cell office:value-type="string" calcext:value-type="string">
            <text:p>00:00.024</text:p>
          </table:table-cell>
          <table:table-cell office:value-type="string" calcext:value-type="string">
            <text:p>virtual193</text:p>
          </table:table-cell>
          <table:table-cell table:number-columns-repeated="2"/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8:10</text:p>
          </table:table-cell>
          <table:table-cell office:value-type="string" calcext:value-type="string">
            <text:p>2015-05-11T15:18:26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3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10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93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string" calcext:value-type="string">
            <text:p>riplay_19+</text:p>
          </table:table-cell>
          <table:table-cell table:number-columns-repeated="2" office:value-type="string" calcext:value-type="string">
            <text:p>2015-05-11T15:18:15</text:p>
          </table:table-cell>
          <table:table-cell office:value-type="string" calcext:value-type="string">
            <text:p>2015-05-11T15:18:58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15</text:p>
          </table:table-cell>
          <table:table-cell office:value-type="string" calcext:value-type="string">
            <text:p>00:00.044</text:p>
          </table:table-cell>
          <table:table-cell office:value-type="string" calcext:value-type="string">
            <text:p>virtual[182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2:00</text:p>
          </table:table-cell>
        </table:table-row>
        <table:table-row table:style-name="ro1">
          <table:table-cell office:value-type="string" calcext:value-type="string">
            <text:p>319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8:15</text:p>
          </table:table-cell>
          <table:table-cell office:value-type="string" calcext:value-type="string">
            <text:p>2015-05-11T15:18:58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15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8:16</text:p>
          </table:table-cell>
          <table:table-cell office:value-type="string" calcext:value-type="string">
            <text:p>2015-05-11T15:18:57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00:15:43</text:p>
          </table:table-cell>
          <table:table-cell office:value-type="string" calcext:value-type="string">
            <text:p>00:00:41</text:p>
          </table:table-cell>
          <table:table-cell office:value-type="string" calcext:value-type="string">
            <text:p>00:00.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16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[182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string" calcext:value-type="string">
            <text:p>riplay_19+</text:p>
          </table:table-cell>
          <table:table-cell table:number-columns-repeated="2" office:value-type="string" calcext:value-type="string">
            <text:p>2015-05-11T15:18:17</text:p>
          </table:table-cell>
          <table:table-cell office:value-type="string" calcext:value-type="string">
            <text:p>2015-05-11T15:18:4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17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9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8:17</text:p>
          </table:table-cell>
          <table:table-cell office:value-type="string" calcext:value-type="string">
            <text:p>2015-05-11T15:18:4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17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8:17</text:p>
          </table:table-cell>
          <table:table-cell office:value-type="string" calcext:value-type="string">
            <text:p>2015-05-11T15:18:3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17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string" calcext:value-type="string">
            <text:p>riplay_19+</text:p>
          </table:table-cell>
          <table:table-cell table:number-columns-repeated="2" office:value-type="string" calcext:value-type="string">
            <text:p>2015-05-11T15:18:27</text:p>
          </table:table-cell>
          <table:table-cell office:value-type="string" calcext:value-type="string">
            <text:p>2015-05-11T15:18:5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27</text:p>
          </table:table-cell>
          <table:table-cell office:value-type="string" calcext:value-type="string">
            <text:p>00:00.052</text:p>
          </table:table-cell>
          <table:table-cell office:value-type="string" calcext:value-type="string">
            <text:p>virtual[183-18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9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8:27</text:p>
          </table:table-cell>
          <table:table-cell office:value-type="string" calcext:value-type="string">
            <text:p>2015-05-11T15:18:5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27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8:27</text:p>
          </table:table-cell>
          <table:table-cell office:value-type="string" calcext:value-type="string">
            <text:p>2015-05-11T15:18:58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27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3-18+</text:p>
          </table:table-cell>
          <table:table-cell table:number-columns-repeated="2"/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string" calcext:value-type="string">
            <text:p>riplay_19+</text:p>
          </table:table-cell>
          <table:table-cell table:number-columns-repeated="2" office:value-type="string" calcext:value-type="string">
            <text:p>2015-05-11T15:18:34</text:p>
          </table:table-cell>
          <table:table-cell office:value-type="string" calcext:value-type="string">
            <text:p>2015-05-11T15:19:16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34</text:p>
          </table:table-cell>
          <table:table-cell office:value-type="string" calcext:value-type="string">
            <text:p>00:00.044</text:p>
          </table:table-cell>
          <table:table-cell office:value-type="string" calcext:value-type="string">
            <text:p>virtual[187-18+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9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8:34</text:p>
          </table:table-cell>
          <table:table-cell office:value-type="string" calcext:value-type="string">
            <text:p>2015-05-11T15:19:16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34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8:34</text:p>
          </table:table-cell>
          <table:table-cell office:value-type="string" calcext:value-type="string">
            <text:p>2015-05-11T15:19:15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00:15:43</text:p>
          </table:table-cell>
          <table:table-cell office:value-type="string" calcext:value-type="string">
            <text:p>00:00:41</text:p>
          </table:table-cell>
          <table:table-cell office:value-type="string" calcext:value-type="string">
            <text:p>00:00.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34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[187-18+</text:p>
          </table:table-cell>
          <table:table-cell table:number-columns-repeated="2"/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string" calcext:value-type="string">
            <text:p>riplay_19+</text:p>
          </table:table-cell>
          <table:table-cell table:number-columns-repeated="2" office:value-type="string" calcext:value-type="string">
            <text:p>2015-05-11T15:18:38</text:p>
          </table:table-cell>
          <table:table-cell office:value-type="string" calcext:value-type="string">
            <text:p>2015-05-11T15:19:4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38</text:p>
          </table:table-cell>
          <table:table-cell office:value-type="string" calcext:value-type="string">
            <text:p>00:00.035</text:p>
          </table:table-cell>
          <table:table-cell office:value-type="string" calcext:value-type="string">
            <text:p>virtual181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9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8:38</text:p>
          </table:table-cell>
          <table:table-cell office:value-type="string" calcext:value-type="string">
            <text:p>2015-05-11T15:19:4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38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8:38</text:p>
          </table:table-cell>
          <table:table-cell office:value-type="string" calcext:value-type="string">
            <text:p>2015-05-11T15:19:39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38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string" calcext:value-type="string">
            <text:p>riplay_19+</text:p>
          </table:table-cell>
          <table:table-cell table:number-columns-repeated="2" office:value-type="string" calcext:value-type="string">
            <text:p>2015-05-11T15:18:41</text:p>
          </table:table-cell>
          <table:table-cell office:value-type="string" calcext:value-type="string">
            <text:p>2015-05-11T15:19:0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41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9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8:41</text:p>
          </table:table-cell>
          <table:table-cell office:value-type="string" calcext:value-type="string">
            <text:p>2015-05-11T15:19:0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41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8:42</text:p>
          </table:table-cell>
          <table:table-cell office:value-type="string" calcext:value-type="string">
            <text:p>2015-05-11T15:19:0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4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string" calcext:value-type="string">
            <text:p>riplay_19+</text:p>
          </table:table-cell>
          <table:table-cell office:value-type="string" calcext:value-type="string">
            <text:p>2015-05-11T15:18:45</text:p>
          </table:table-cell>
          <table:table-cell office:value-type="string" calcext:value-type="string">
            <text:p>2015-05-11T15:18:46</text:p>
          </table:table-cell>
          <table:table-cell office:value-type="string" calcext:value-type="string">
            <text:p>2015-05-11T15:19:47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45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5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9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8:46</text:p>
          </table:table-cell>
          <table:table-cell office:value-type="string" calcext:value-type="string">
            <text:p>2015-05-11T15:19:47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46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5</text:p>
          </table:table-cell>
          <table:table-cell table:number-columns-repeated="2"/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8:46</text:p>
          </table:table-cell>
          <table:table-cell office:value-type="string" calcext:value-type="string">
            <text:p>2015-05-11T15:19:4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46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5</text:p>
          </table:table-cell>
          <table:table-cell table:number-columns-repeated="2"/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string" calcext:value-type="string">
            <text:p>riplay_19+</text:p>
          </table:table-cell>
          <table:table-cell table:number-columns-repeated="2" office:value-type="string" calcext:value-type="string">
            <text:p>2015-05-11T15:18:49</text:p>
          </table:table-cell>
          <table:table-cell office:value-type="string" calcext:value-type="string">
            <text:p>2015-05-11T15:19:1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49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9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8:49</text:p>
          </table:table-cell>
          <table:table-cell office:value-type="string" calcext:value-type="string">
            <text:p>2015-05-11T15:19:1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49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8:49</text:p>
          </table:table-cell>
          <table:table-cell office:value-type="string" calcext:value-type="string">
            <text:p>2015-05-11T15:19:1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49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string" calcext:value-type="string">
            <text:p>riplay_19+</text:p>
          </table:table-cell>
          <table:table-cell table:number-columns-repeated="2" office:value-type="string" calcext:value-type="string">
            <text:p>2015-05-11T15:18:59</text:p>
          </table:table-cell>
          <table:table-cell office:value-type="string" calcext:value-type="string">
            <text:p>2015-05-11T15:21:00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59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19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8:59</text:p>
          </table:table-cell>
          <table:table-cell office:value-type="string" calcext:value-type="string">
            <text:p>2015-05-11T15:21:00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59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9:00</text:p>
          </table:table-cell>
          <table:table-cell office:value-type="string" calcext:value-type="string">
            <text:p>2015-05-11T15:20:59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00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string" calcext:value-type="string">
            <text:p>riplay_20+</text:p>
          </table:table-cell>
          <table:table-cell office:value-type="string" calcext:value-type="string">
            <text:p>2015-05-11T15:19:01</text:p>
          </table:table-cell>
          <table:table-cell office:value-type="string" calcext:value-type="string">
            <text:p>2015-05-11T15:19:02</text:p>
          </table:table-cell>
          <table:table-cell office:value-type="string" calcext:value-type="string">
            <text:p>2015-05-11T15:19:18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4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01</text:p>
          </table:table-cell>
          <table:table-cell office:value-type="string" calcext:value-type="string">
            <text:p>00:00.085</text:p>
          </table:table-cell>
          <table:table-cell office:value-type="string" calcext:value-type="string">
            <text:p>virtual[183-18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20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9:02</text:p>
          </table:table-cell>
          <table:table-cell office:value-type="string" calcext:value-type="string">
            <text:p>2015-05-11T15:19:18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02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9:02</text:p>
          </table:table-cell>
          <table:table-cell office:value-type="string" calcext:value-type="string">
            <text:p>2015-05-11T15:19:1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15</text:p>
          </table:table-cell>
          <table:table-cell office:value-type="string" calcext:value-type="string">
            <text:p>00:00.03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02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83-18+</text:p>
          </table:table-cell>
          <table:table-cell table:number-columns-repeated="2"/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string" calcext:value-type="string">
            <text:p>riplay_20+</text:p>
          </table:table-cell>
          <table:table-cell table:number-columns-repeated="2" office:value-type="string" calcext:value-type="string">
            <text:p>2015-05-11T15:19:03</text:p>
          </table:table-cell>
          <table:table-cell office:value-type="string" calcext:value-type="string">
            <text:p>2015-05-11T15:19:26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03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7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20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9:03</text:p>
          </table:table-cell>
          <table:table-cell office:value-type="string" calcext:value-type="string">
            <text:p>2015-05-11T15:19:26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03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9:03</text:p>
          </table:table-cell>
          <table:table-cell office:value-type="string" calcext:value-type="string">
            <text:p>2015-05-11T15:19:2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0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string" calcext:value-type="string">
            <text:p>riplay_20+</text:p>
          </table:table-cell>
          <table:table-cell office:value-type="string" calcext:value-type="string">
            <text:p>2015-05-11T15:19:07</text:p>
          </table:table-cell>
          <table:table-cell office:value-type="string" calcext:value-type="string">
            <text:p>2015-05-11T15:19:08</text:p>
          </table:table-cell>
          <table:table-cell office:value-type="string" calcext:value-type="string">
            <text:p>2015-05-11T15:19:51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07</text:p>
          </table:table-cell>
          <table:table-cell office:value-type="string" calcext:value-type="string">
            <text:p>00:00.044</text:p>
          </table:table-cell>
          <table:table-cell office:value-type="string" calcext:value-type="string">
            <text:p>virtual[180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2:00</text:p>
          </table:table-cell>
        </table:table-row>
        <table:table-row table:style-name="ro1">
          <table:table-cell office:value-type="string" calcext:value-type="string">
            <text:p>320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9:08</text:p>
          </table:table-cell>
          <table:table-cell office:value-type="string" calcext:value-type="string">
            <text:p>2015-05-11T15:19:51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: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08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9:08</text:p>
          </table:table-cell>
          <table:table-cell office:value-type="string" calcext:value-type="string">
            <text:p>2015-05-11T15:19:50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08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[180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string" calcext:value-type="string">
            <text:p>riplay_20+</text:p>
          </table:table-cell>
          <table:table-cell office:value-type="string" calcext:value-type="string">
            <text:p>2015-05-11T15:19:10</text:p>
          </table:table-cell>
          <table:table-cell office:value-type="string" calcext:value-type="string">
            <text:p>2015-05-11T15:19:11</text:p>
          </table:table-cell>
          <table:table-cell office:value-type="string" calcext:value-type="string">
            <text:p>2015-05-11T15:19:3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10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9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20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9:11</text:p>
          </table:table-cell>
          <table:table-cell office:value-type="string" calcext:value-type="string">
            <text:p>2015-05-11T15:19:3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11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9:12</text:p>
          </table:table-cell>
          <table:table-cell office:value-type="string" calcext:value-type="string">
            <text:p>2015-05-11T15:19:3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1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string" calcext:value-type="string">
            <text:p>riplay_20+</text:p>
          </table:table-cell>
          <table:table-cell office:value-type="string" calcext:value-type="string">
            <text:p>2015-05-11T15:19:13</text:p>
          </table:table-cell>
          <table:table-cell office:value-type="string" calcext:value-type="string">
            <text:p>2015-05-11T15:19:14</text:p>
          </table:table-cell>
          <table:table-cell office:value-type="string" calcext:value-type="string">
            <text:p>2015-05-11T15:19:3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13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20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9:14</text:p>
          </table:table-cell>
          <table:table-cell office:value-type="string" calcext:value-type="string">
            <text:p>2015-05-11T15:19:3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14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9:14</text:p>
          </table:table-cell>
          <table:table-cell office:value-type="string" calcext:value-type="string">
            <text:p>2015-05-11T15:19:3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1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string" calcext:value-type="string">
            <text:p>riplay_20+</text:p>
          </table:table-cell>
          <table:table-cell table:number-columns-repeated="2" office:value-type="string" calcext:value-type="string">
            <text:p>2015-05-11T15:19:17</text:p>
          </table:table-cell>
          <table:table-cell office:value-type="string" calcext:value-type="string">
            <text:p>2015-05-11T15:19:34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17</text:p>
          </table:table-cell>
          <table:table-cell office:value-type="string" calcext:value-type="string">
            <text:p>00:00.084</text:p>
          </table:table-cell>
          <table:table-cell office:value-type="string" calcext:value-type="string">
            <text:p>virtual[188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20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9:17</text:p>
          </table:table-cell>
          <table:table-cell office:value-type="string" calcext:value-type="string">
            <text:p>2015-05-11T15:19:34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17</text:p>
          </table:table-cell>
          <table:table-cell office:value-type="string" calcext:value-type="string">
            <text:p>00:00.024</text:p>
          </table:table-cell>
          <table:table-cell office:value-type="string" calcext:value-type="string">
            <text:p>virtual188</text:p>
          </table:table-cell>
          <table:table-cell table:number-columns-repeated="2"/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9:17</text:p>
          </table:table-cell>
          <table:table-cell office:value-type="string" calcext:value-type="string">
            <text:p>2015-05-11T15:19:3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4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17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88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string" calcext:value-type="string">
            <text:p>riplay_20+</text:p>
          </table:table-cell>
          <table:table-cell office:value-type="string" calcext:value-type="string">
            <text:p>2015-05-11T15:19:19</text:p>
          </table:table-cell>
          <table:table-cell office:value-type="string" calcext:value-type="string">
            <text:p>2015-05-11T15:19:20</text:p>
          </table:table-cell>
          <table:table-cell office:value-type="string" calcext:value-type="string">
            <text:p>2015-05-11T15:19:37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5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19</text:p>
          </table:table-cell>
          <table:table-cell office:value-type="string" calcext:value-type="string">
            <text:p>00:00.085</text:p>
          </table:table-cell>
          <table:table-cell office:value-type="string" calcext:value-type="string">
            <text:p>virtual[183-18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20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9:20</text:p>
          </table:table-cell>
          <table:table-cell office:value-type="string" calcext:value-type="string">
            <text:p>2015-05-11T15:19:37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20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9:21</text:p>
          </table:table-cell>
          <table:table-cell office:value-type="string" calcext:value-type="string">
            <text:p>2015-05-11T15:19:3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15</text:p>
          </table:table-cell>
          <table:table-cell office:value-type="string" calcext:value-type="string">
            <text:p>00:00.04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21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83-18+</text:p>
          </table:table-cell>
          <table:table-cell table:number-columns-repeated="2"/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string" calcext:value-type="string">
            <text:p>riplay_20+</text:p>
          </table:table-cell>
          <table:table-cell office:value-type="string" calcext:value-type="string">
            <text:p>2015-05-11T15:19:22</text:p>
          </table:table-cell>
          <table:table-cell office:value-type="string" calcext:value-type="string">
            <text:p>2015-05-11T15:19:23</text:p>
          </table:table-cell>
          <table:table-cell office:value-type="string" calcext:value-type="string">
            <text:p>2015-05-11T15:19:46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22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20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9:23</text:p>
          </table:table-cell>
          <table:table-cell office:value-type="string" calcext:value-type="string">
            <text:p>2015-05-11T15:19:46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23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9:23</text:p>
          </table:table-cell>
          <table:table-cell office:value-type="string" calcext:value-type="string">
            <text:p>2015-05-11T15:19:4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2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string" calcext:value-type="string">
            <text:p>riplay_20+</text:p>
          </table:table-cell>
          <table:table-cell table:number-columns-repeated="2" office:value-type="string" calcext:value-type="string">
            <text:p>2015-05-11T15:19:31</text:p>
          </table:table-cell>
          <table:table-cell office:value-type="string" calcext:value-type="string">
            <text:p>2015-05-11T15:20:0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31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87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20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9:31</text:p>
          </table:table-cell>
          <table:table-cell office:value-type="string" calcext:value-type="string">
            <text:p>2015-05-11T15:20:0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31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9:31</text:p>
          </table:table-cell>
          <table:table-cell office:value-type="string" calcext:value-type="string">
            <text:p>2015-05-11T15:20:02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31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7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string" calcext:value-type="string">
            <text:p>riplay_20+</text:p>
          </table:table-cell>
          <table:table-cell table:number-columns-repeated="2" office:value-type="string" calcext:value-type="string">
            <text:p>2015-05-11T15:19:35</text:p>
          </table:table-cell>
          <table:table-cell office:value-type="string" calcext:value-type="string">
            <text:p>2015-05-11T15:20:37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35</text:p>
          </table:table-cell>
          <table:table-cell office:value-type="string" calcext:value-type="string">
            <text:p>00:00.035</text:p>
          </table:table-cell>
          <table:table-cell office:value-type="string" calcext:value-type="string">
            <text:p>virtual188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20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9:35</text:p>
          </table:table-cell>
          <table:table-cell office:value-type="string" calcext:value-type="string">
            <text:p>2015-05-11T15:20:37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35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8</text:p>
          </table:table-cell>
          <table:table-cell table:number-columns-repeated="2"/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9:35</text:p>
          </table:table-cell>
          <table:table-cell office:value-type="string" calcext:value-type="string">
            <text:p>2015-05-11T15:20:36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35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8</text:p>
          </table:table-cell>
          <table:table-cell table:number-columns-repeated="2"/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string" calcext:value-type="string">
            <text:p>riplay_21+</text:p>
          </table:table-cell>
          <table:table-cell table:number-columns-repeated="2" office:value-type="string" calcext:value-type="string">
            <text:p>2015-05-11T15:19:37</text:p>
          </table:table-cell>
          <table:table-cell office:value-type="string" calcext:value-type="string">
            <text:p>2015-05-11T15:19:54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5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37</text:p>
          </table:table-cell>
          <table:table-cell office:value-type="string" calcext:value-type="string">
            <text:p>00:00.085</text:p>
          </table:table-cell>
          <table:table-cell office:value-type="string" calcext:value-type="string">
            <text:p>virtual[183-18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21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9:37</text:p>
          </table:table-cell>
          <table:table-cell office:value-type="string" calcext:value-type="string">
            <text:p>2015-05-11T15:19:54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37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9:37</text:p>
          </table:table-cell>
          <table:table-cell office:value-type="string" calcext:value-type="string">
            <text:p>2015-05-11T15:19:5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4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37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83-18+</text:p>
          </table:table-cell>
          <table:table-cell table:number-columns-repeated="2"/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string" calcext:value-type="string">
            <text:p>riplay_21+</text:p>
          </table:table-cell>
          <table:table-cell table:number-columns-repeated="2" office:value-type="string" calcext:value-type="string">
            <text:p>2015-05-11T15:19:43</text:p>
          </table:table-cell>
          <table:table-cell office:value-type="string" calcext:value-type="string">
            <text:p>2015-05-11T15:20:26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43</text:p>
          </table:table-cell>
          <table:table-cell office:value-type="string" calcext:value-type="string">
            <text:p>00:00.045</text:p>
          </table:table-cell>
          <table:table-cell office:value-type="string" calcext:value-type="string">
            <text:p>virtual[180-18+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21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9:43</text:p>
          </table:table-cell>
          <table:table-cell office:value-type="string" calcext:value-type="string">
            <text:p>2015-05-11T15:20:26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43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9:44</text:p>
          </table:table-cell>
          <table:table-cell office:value-type="string" calcext:value-type="string">
            <text:p>2015-05-11T15:20:25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00:15:43</text:p>
          </table:table-cell>
          <table:table-cell office:value-type="string" calcext:value-type="string">
            <text:p>00:00:41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44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[180-18+</text:p>
          </table:table-cell>
          <table:table-cell table:number-columns-repeated="2"/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string" calcext:value-type="string">
            <text:p>riplay_21+</text:p>
          </table:table-cell>
          <table:table-cell table:number-columns-repeated="2" office:value-type="string" calcext:value-type="string">
            <text:p>2015-05-11T15:19:46</text:p>
          </table:table-cell>
          <table:table-cell office:value-type="string" calcext:value-type="string">
            <text:p>2015-05-11T15:21:47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46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21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9:46</text:p>
          </table:table-cell>
          <table:table-cell office:value-type="string" calcext:value-type="string">
            <text:p>2015-05-11T15:21:47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46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9:47</text:p>
          </table:table-cell>
          <table:table-cell office:value-type="string" calcext:value-type="string">
            <text:p>2015-05-11T15:21:46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47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string" calcext:value-type="string">
            <text:p>riplay_21+</text:p>
          </table:table-cell>
          <table:table-cell office:value-type="string" calcext:value-type="string">
            <text:p>2015-05-11T15:19:49</text:p>
          </table:table-cell>
          <table:table-cell office:value-type="string" calcext:value-type="string">
            <text:p>2015-05-11T15:19:50</text:p>
          </table:table-cell>
          <table:table-cell office:value-type="string" calcext:value-type="string">
            <text:p>2015-05-11T15:20:18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00:56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1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49</text:p>
          </table:table-cell>
          <table:table-cell office:value-type="string" calcext:value-type="string">
            <text:p>00:00.154</text:p>
          </table:table-cell>
          <table:table-cell office:value-type="string" calcext:value-type="string">
            <text:p>virtual[185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21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9:50</text:p>
          </table:table-cell>
          <table:table-cell office:value-type="string" calcext:value-type="string">
            <text:p>2015-05-11T15:20:18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00:56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50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5</text:p>
          </table:table-cell>
          <table:table-cell table:number-columns-repeated="2"/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9:50</text:p>
          </table:table-cell>
          <table:table-cell office:value-type="string" calcext:value-type="string">
            <text:p>2015-05-11T15:20:17</text:p>
          </table:table-cell>
          <table:table-cell office:value-type="float" office:value="3240" calcext:value-type="float">
            <text:p>3240</text:p>
          </table:table-cell>
          <table:table-cell office:value-type="string" calcext:value-type="string">
            <text:p>00:54:00</text:p>
          </table:table-cell>
          <table:table-cell office:value-type="string" calcext:value-type="string">
            <text:p>00:00:27</text:p>
          </table:table-cell>
          <table:table-cell office:value-type="string" calcext:value-type="string">
            <text:p>00:00.09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50</text:p>
          </table:table-cell>
          <table:table-cell office:value-type="string" calcext:value-type="string">
            <text:p>00:00.119</text:p>
          </table:table-cell>
          <table:table-cell office:value-type="string" calcext:value-type="string">
            <text:p>virtual[185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string" calcext:value-type="string">
            <text:p>riplay_21+</text:p>
          </table:table-cell>
          <table:table-cell office:value-type="string" calcext:value-type="string">
            <text:p>2015-05-11T15:19:52</text:p>
          </table:table-cell>
          <table:table-cell office:value-type="string" calcext:value-type="string">
            <text:p>2015-05-11T15:19:53</text:p>
          </table:table-cell>
          <table:table-cell office:value-type="string" calcext:value-type="string">
            <text:p>2015-05-11T15:20:55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52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90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21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9:53</text:p>
          </table:table-cell>
          <table:table-cell office:value-type="string" calcext:value-type="string">
            <text:p>2015-05-11T15:20:55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53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0</text:p>
          </table:table-cell>
          <table:table-cell table:number-columns-repeated="2"/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9:53</text:p>
          </table:table-cell>
          <table:table-cell office:value-type="string" calcext:value-type="string">
            <text:p>2015-05-11T15:20:54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53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90</text:p>
          </table:table-cell>
          <table:table-cell table:number-columns-repeated="2"/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string" calcext:value-type="string">
            <text:p>riplay_21+</text:p>
          </table:table-cell>
          <table:table-cell office:value-type="string" calcext:value-type="string">
            <text:p>2015-05-11T15:19:55</text:p>
          </table:table-cell>
          <table:table-cell office:value-type="string" calcext:value-type="string">
            <text:p>2015-05-11T15:19:56</text:p>
          </table:table-cell>
          <table:table-cell office:value-type="string" calcext:value-type="string">
            <text:p>2015-05-11T15:20:58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55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3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21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9:56</text:p>
          </table:table-cell>
          <table:table-cell office:value-type="string" calcext:value-type="string">
            <text:p>2015-05-11T15:20:58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56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9:57</text:p>
          </table:table-cell>
          <table:table-cell office:value-type="string" calcext:value-type="string">
            <text:p>2015-05-11T15:20:5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57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string" calcext:value-type="string">
            <text:p>riplay_21+</text:p>
          </table:table-cell>
          <table:table-cell office:value-type="string" calcext:value-type="string">
            <text:p>2015-05-11T15:20:00</text:p>
          </table:table-cell>
          <table:table-cell office:value-type="string" calcext:value-type="string">
            <text:p>2015-05-11T15:20:01</text:p>
          </table:table-cell>
          <table:table-cell office:value-type="string" calcext:value-type="string">
            <text:p>2015-05-11T15:20:18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5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00</text:p>
          </table:table-cell>
          <table:table-cell office:value-type="string" calcext:value-type="string">
            <text:p>00:00.085</text:p>
          </table:table-cell>
          <table:table-cell office:value-type="string" calcext:value-type="string">
            <text:p>virtual[184</text:p>
          </table:table-cell>
          <table:table-cell table:style-name="ce1" office:value-type="string" calcext:value-type="string">
            <text:p>18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21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20:01</text:p>
          </table:table-cell>
          <table:table-cell office:value-type="string" calcext:value-type="string">
            <text:p>2015-05-11T15:20:18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01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20:01</text:p>
          </table:table-cell>
          <table:table-cell office:value-type="string" calcext:value-type="string">
            <text:p>2015-05-11T15:20:17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4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01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84</text:p>
          </table:table-cell>
          <table:table-cell table:style-name="ce1" office:value-type="string" calcext:value-type="string">
            <text:p>18+</text:p>
          </table:table-cell>
          <table:table-cell/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string" calcext:value-type="string">
            <text:p>riplay_21+</text:p>
          </table:table-cell>
          <table:table-cell office:value-type="string" calcext:value-type="string">
            <text:p>2015-05-11T15:20:02</text:p>
          </table:table-cell>
          <table:table-cell office:value-type="string" calcext:value-type="string">
            <text:p>2015-05-11T15:20:03</text:p>
          </table:table-cell>
          <table:table-cell office:value-type="string" calcext:value-type="string">
            <text:p>2015-05-11T15:20:20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5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02</text:p>
          </table:table-cell>
          <table:table-cell office:value-type="string" calcext:value-type="string">
            <text:p>00:00.086</text:p>
          </table:table-cell>
          <table:table-cell office:value-type="string" calcext:value-type="string">
            <text:p>virtual[187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21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20:03</text:p>
          </table:table-cell>
          <table:table-cell office:value-type="string" calcext:value-type="string">
            <text:p>2015-05-11T15:20:20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03</text:p>
          </table:table-cell>
          <table:table-cell office:value-type="string" calcext:value-type="string">
            <text:p>00:00.026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20:03</text:p>
          </table:table-cell>
          <table:table-cell office:value-type="string" calcext:value-type="string">
            <text:p>2015-05-11T15:20:1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4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03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87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string" calcext:value-type="string">
            <text:p>riplay_21+</text:p>
          </table:table-cell>
          <table:table-cell office:value-type="string" calcext:value-type="string">
            <text:p>2015-05-11T15:20:06</text:p>
          </table:table-cell>
          <table:table-cell office:value-type="string" calcext:value-type="string">
            <text:p>2015-05-11T15:20:07</text:p>
          </table:table-cell>
          <table:table-cell office:value-type="string" calcext:value-type="string">
            <text:p>2015-05-11T15:20:50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06</text:p>
          </table:table-cell>
          <table:table-cell office:value-type="string" calcext:value-type="string">
            <text:p>00:00.044</text:p>
          </table:table-cell>
          <table:table-cell office:value-type="string" calcext:value-type="string">
            <text:p>virtual[180</text:p>
          </table:table-cell>
          <table:table-cell table:style-name="ce1" office:value-type="string" calcext:value-type="string">
            <text:p>20+</text:p>
          </table:table-cell>
          <table:table-cell table:style-name="ce1" office:value-type="string" calcext:value-type="string">
            <text:p>00:02:00</text:p>
          </table:table-cell>
        </table:table-row>
        <table:table-row table:style-name="ro1">
          <table:table-cell office:value-type="string" calcext:value-type="string">
            <text:p>321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20:07</text:p>
          </table:table-cell>
          <table:table-cell office:value-type="string" calcext:value-type="string">
            <text:p>2015-05-11T15:20:50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07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20:07</text:p>
          </table:table-cell>
          <table:table-cell office:value-type="string" calcext:value-type="string">
            <text:p>2015-05-11T15:20:49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07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[180</text:p>
          </table:table-cell>
          <table:table-cell table:style-name="ce1" office:value-type="string" calcext:value-type="string">
            <text:p>20+</text:p>
          </table:table-cell>
          <table:table-cell/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string" calcext:value-type="string">
            <text:p>riplay_21+</text:p>
          </table:table-cell>
          <table:table-cell table:number-columns-repeated="2" office:value-type="string" calcext:value-type="string">
            <text:p>2015-05-11T15:20:13</text:p>
          </table:table-cell>
          <table:table-cell office:value-type="string" calcext:value-type="string">
            <text:p>2015-05-11T15:20:3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13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204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21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20:13</text:p>
          </table:table-cell>
          <table:table-cell office:value-type="string" calcext:value-type="string">
            <text:p>2015-05-11T15:20:3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13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204</text:p>
          </table:table-cell>
          <table:table-cell table:number-columns-repeated="2"/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20:14</text:p>
          </table:table-cell>
          <table:table-cell office:value-type="string" calcext:value-type="string">
            <text:p>2015-05-11T15:20:3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1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204</text:p>
          </table:table-cell>
          <table:table-cell table:number-columns-repeated="2"/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string" calcext:value-type="string">
            <text:p>riplay_22+</text:p>
          </table:table-cell>
          <table:table-cell office:value-type="string" calcext:value-type="string">
            <text:p>2015-05-11T15:20:16</text:p>
          </table:table-cell>
          <table:table-cell office:value-type="string" calcext:value-type="string">
            <text:p>2015-05-11T15:20:17</text:p>
          </table:table-cell>
          <table:table-cell office:value-type="string" calcext:value-type="string">
            <text:p>2015-05-11T15:20:4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16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204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22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20:17</text:p>
          </table:table-cell>
          <table:table-cell office:value-type="string" calcext:value-type="string">
            <text:p>2015-05-11T15:20:4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17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204</text:p>
          </table:table-cell>
          <table:table-cell table:number-columns-repeated="2"/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20:17</text:p>
          </table:table-cell>
          <table:table-cell office:value-type="string" calcext:value-type="string">
            <text:p>2015-05-11T15:20:3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17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204</text:p>
          </table:table-cell>
          <table:table-cell table:number-columns-repeated="2"/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string" calcext:value-type="string">
            <text:p>riplay_22+</text:p>
          </table:table-cell>
          <table:table-cell table:number-columns-repeated="2" office:value-type="string" calcext:value-type="string">
            <text:p>2015-05-11T15:20:39</text:p>
          </table:table-cell>
          <table:table-cell office:value-type="string" calcext:value-type="string">
            <text:p>2015-05-11T15:22:40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39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22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20:39</text:p>
          </table:table-cell>
          <table:table-cell office:value-type="string" calcext:value-type="string">
            <text:p>2015-05-11T15:22:40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39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20:39</text:p>
          </table:table-cell>
          <table:table-cell office:value-type="string" calcext:value-type="string">
            <text:p>2015-05-11T15:22:3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39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string" calcext:value-type="string">
            <text:p>riplay_22+</text:p>
          </table:table-cell>
          <table:table-cell table:number-columns-repeated="2" office:value-type="string" calcext:value-type="string">
            <text:p>2015-05-11T15:20:43</text:p>
          </table:table-cell>
          <table:table-cell office:value-type="string" calcext:value-type="string">
            <text:p>2015-05-11T15:21:0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43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1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22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20:43</text:p>
          </table:table-cell>
          <table:table-cell office:value-type="string" calcext:value-type="string">
            <text:p>2015-05-11T15:21:0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43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20:44</text:p>
          </table:table-cell>
          <table:table-cell office:value-type="string" calcext:value-type="string">
            <text:p>2015-05-11T15:21:0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4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string" calcext:value-type="string">
            <text:p>riplay_22+</text:p>
          </table:table-cell>
          <table:table-cell office:value-type="string" calcext:value-type="string">
            <text:p>2015-05-11T15:20:46</text:p>
          </table:table-cell>
          <table:table-cell office:value-type="string" calcext:value-type="string">
            <text:p>2015-05-11T15:20:47</text:p>
          </table:table-cell>
          <table:table-cell office:value-type="string" calcext:value-type="string">
            <text:p>2015-05-11T15:21:18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3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46</text:p>
          </table:table-cell>
          <table:table-cell office:value-type="string" calcext:value-type="string">
            <text:p>00:00.052</text:p>
          </table:table-cell>
          <table:table-cell office:value-type="string" calcext:value-type="string">
            <text:p>virtual[184-18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22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20:47</text:p>
          </table:table-cell>
          <table:table-cell office:value-type="string" calcext:value-type="string">
            <text:p>2015-05-11T15:21:18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47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20:47</text:p>
          </table:table-cell>
          <table:table-cell office:value-type="string" calcext:value-type="string">
            <text:p>2015-05-11T15:21:1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47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4-18+</text:p>
          </table:table-cell>
          <table:table-cell table:number-columns-repeated="2"/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string" calcext:value-type="string">
            <text:p>riplay_22+</text:p>
          </table:table-cell>
          <table:table-cell office:value-type="string" calcext:value-type="string">
            <text:p>2015-05-11T15:20:48</text:p>
          </table:table-cell>
          <table:table-cell office:value-type="string" calcext:value-type="string">
            <text:p>2015-05-11T15:20:50</text:p>
          </table:table-cell>
          <table:table-cell office:value-type="string" calcext:value-type="string">
            <text:p>2015-05-11T15:22:20</text:p>
          </table:table-cell>
          <table:table-cell office:value-type="float" office:value="3420" calcext:value-type="float">
            <text:p>3420</text:p>
          </table:table-cell>
          <table:table-cell office:value-type="string" calcext:value-type="string">
            <text:p>00:57:00</text:p>
          </table:table-cell>
          <table:table-cell office:value-type="string" calcext:value-type="string">
            <text:p>00:01:30</text:p>
          </table:table-cell>
          <table:table-cell office:value-type="string" calcext:value-type="string">
            <text:p>00:00.03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48</text:p>
          </table:table-cell>
          <table:table-cell office:value-type="string" calcext:value-type="string">
            <text:p>00:00.060</text:p>
          </table:table-cell>
          <table:table-cell office:value-type="string" calcext:value-type="string">
            <text:p>virtual[180</text:p>
          </table:table-cell>
          <table:table-cell table:style-name="ce1" office:value-type="string" calcext:value-type="string">
            <text:p>18+</text:p>
          </table:table-cell>
          <table:table-cell table:style-name="ce1" office:value-type="string" calcext:value-type="string">
            <text:p>00:03:00</text:p>
          </table:table-cell>
        </table:table-row>
        <table:table-row table:style-name="ro1">
          <table:table-cell office:value-type="string" calcext:value-type="string">
            <text:p>322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20:50</text:p>
          </table:table-cell>
          <table:table-cell office:value-type="string" calcext:value-type="string">
            <text:p>2015-05-11T15:22:20</text:p>
          </table:table-cell>
          <table:table-cell office:value-type="float" office:value="3420" calcext:value-type="float">
            <text:p>3420</text:p>
          </table:table-cell>
          <table:table-cell office:value-type="string" calcext:value-type="string">
            <text:p>00:57:00</text:p>
          </table:table-cell>
          <table:table-cell office:value-type="string" calcext:value-type="string">
            <text:p>00:01:30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50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20:50</text:p>
          </table:table-cell>
          <table:table-cell office:value-type="string" calcext:value-type="string">
            <text:p>2015-05-11T15:22:19</text:p>
          </table:table-cell>
          <table:table-cell office:value-type="float" office:value="3382" calcext:value-type="float">
            <text:p>3382</text:p>
          </table:table-cell>
          <table:table-cell office:value-type="string" calcext:value-type="string">
            <text:p>00:56:22</text:p>
          </table:table-cell>
          <table:table-cell office:value-type="string" calcext:value-type="string">
            <text:p>00:01:29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50</text:p>
          </table:table-cell>
          <table:table-cell office:value-type="string" calcext:value-type="string">
            <text:p>00:00.037</text:p>
          </table:table-cell>
          <table:table-cell office:value-type="string" calcext:value-type="string">
            <text:p>virtual[180</text:p>
          </table:table-cell>
          <table:table-cell table:style-name="ce1" office:value-type="string" calcext:value-type="string">
            <text:p>18+</text:p>
          </table:table-cell>
          <table:table-cell/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string" calcext:value-type="string">
            <text:p>riplay_22+</text:p>
          </table:table-cell>
          <table:table-cell office:value-type="string" calcext:value-type="string">
            <text:p>2015-05-11T15:20:52</text:p>
          </table:table-cell>
          <table:table-cell office:value-type="string" calcext:value-type="string">
            <text:p>2015-05-11T15:20:53</text:p>
          </table:table-cell>
          <table:table-cell office:value-type="string" calcext:value-type="string">
            <text:p>2015-05-11T15:21:36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2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52</text:p>
          </table:table-cell>
          <table:table-cell office:value-type="string" calcext:value-type="string">
            <text:p>00:00.044</text:p>
          </table:table-cell>
          <table:table-cell office:value-type="string" calcext:value-type="string">
            <text:p>virtual[181</text:p>
          </table:table-cell>
          <table:table-cell table:style-name="ce1" office:value-type="string" calcext:value-type="string">
            <text:p>18+</text:p>
          </table:table-cell>
          <table:table-cell table:style-name="ce1" office:value-type="string" calcext:value-type="string">
            <text:p>00:02:00</text:p>
          </table:table-cell>
        </table:table-row>
        <table:table-row table:style-name="ro1">
          <table:table-cell office:value-type="string" calcext:value-type="string">
            <text:p>322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20:53</text:p>
          </table:table-cell>
          <table:table-cell office:value-type="string" calcext:value-type="string">
            <text:p>2015-05-11T15:21:36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53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20:53</text:p>
          </table:table-cell>
          <table:table-cell office:value-type="string" calcext:value-type="string">
            <text:p>2015-05-11T15:21:35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53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[181</text:p>
          </table:table-cell>
          <table:table-cell table:style-name="ce1" office:value-type="string" calcext:value-type="string">
            <text:p>18+</text:p>
          </table:table-cell>
          <table:table-cell/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string" calcext:value-type="string">
            <text:p>riplay_22+</text:p>
          </table:table-cell>
          <table:table-cell table:number-columns-repeated="2" office:value-type="string" calcext:value-type="string">
            <text:p>2015-05-11T15:20:55</text:p>
          </table:table-cell>
          <table:table-cell office:value-type="string" calcext:value-type="string">
            <text:p>2015-05-11T15:23:30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00:38:45</text:p>
          </table:table-cell>
          <table:table-cell office:value-type="string" calcext:value-type="string">
            <text:p>00:02:35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55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9</text:p>
          </table:table-cell>
          <table:table-cell table:style-name="ce1" office:value-type="string" calcext:value-type="string">
            <text:p>00:04:00</text:p>
          </table:table-cell>
          <table:table-cell/>
        </table:table-row>
        <table:table-row table:style-name="ro1">
          <table:table-cell office:value-type="string" calcext:value-type="string">
            <text:p>322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20:55</text:p>
          </table:table-cell>
          <table:table-cell office:value-type="string" calcext:value-type="string">
            <text:p>2015-05-11T15:23:30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00:38:45</text:p>
          </table:table-cell>
          <table:table-cell office:value-type="string" calcext:value-type="string">
            <text:p>00:02:35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55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20:55</text:p>
          </table:table-cell>
          <table:table-cell office:value-type="string" calcext:value-type="string">
            <text:p>2015-05-11T15:23:29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00:38:30</text:p>
          </table:table-cell>
          <table:table-cell office:value-type="string" calcext:value-type="string">
            <text:p>00:02:34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55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string" calcext:value-type="string">
            <text:p>riplay_22+</text:p>
          </table:table-cell>
          <table:table-cell table:number-columns-repeated="2" office:value-type="string" calcext:value-type="string">
            <text:p>2015-05-11T15:20:58</text:p>
          </table:table-cell>
          <table:table-cell office:value-type="string" calcext:value-type="string">
            <text:p>2015-05-11T15:22:0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58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3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22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20:58</text:p>
          </table:table-cell>
          <table:table-cell office:value-type="string" calcext:value-type="string">
            <text:p>2015-05-11T15:22:0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58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20:58</text:p>
          </table:table-cell>
          <table:table-cell office:value-type="string" calcext:value-type="string">
            <text:p>2015-05-11T15:21:59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58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string" calcext:value-type="string">
            <text:p>riplay_22+</text:p>
          </table:table-cell>
          <table:table-cell table:number-columns-repeated="2" office:value-type="string" calcext:value-type="string">
            <text:p>2015-05-11T15:21:06</text:p>
          </table:table-cell>
          <table:table-cell office:value-type="string" calcext:value-type="string">
            <text:p>2015-05-11T15:22:08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1:06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90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22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21:06</text:p>
          </table:table-cell>
          <table:table-cell office:value-type="string" calcext:value-type="string">
            <text:p>2015-05-11T15:22:08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1:06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0</text:p>
          </table:table-cell>
          <table:table-cell table:number-columns-repeated="2"/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21:07</text:p>
          </table:table-cell>
          <table:table-cell office:value-type="string" calcext:value-type="string">
            <text:p>2015-05-11T15:22:0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1:07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90</text:p>
          </table:table-cell>
          <table:table-cell table:number-columns-repeated="2"/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string" calcext:value-type="string">
            <text:p>riplay_22+</text:p>
          </table:table-cell>
          <table:table-cell office:value-type="string" calcext:value-type="string">
            <text:p>2015-05-11T15:21:10</text:p>
          </table:table-cell>
          <table:table-cell office:value-type="string" calcext:value-type="string">
            <text:p>2015-05-11T15:21:11</text:p>
          </table:table-cell>
          <table:table-cell office:value-type="string" calcext:value-type="string">
            <text:p>2015-05-11T15:21:33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01:28:00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2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1:10</text:p>
          </table:table-cell>
          <table:table-cell office:value-type="string" calcext:value-type="string">
            <text:p>00:00.291</text:p>
          </table:table-cell>
          <table:table-cell office:value-type="string" calcext:value-type="string">
            <text:p>virtual[191-20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22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21:11</text:p>
          </table:table-cell>
          <table:table-cell office:value-type="string" calcext:value-type="string">
            <text:p>2015-05-11T15:21:33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01:28:00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1:11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191</text:p>
          </table:table-cell>
          <table:table-cell table:number-columns-repeated="2"/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21:11</text:p>
          </table:table-cell>
          <table:table-cell office:value-type="string" calcext:value-type="string">
            <text:p>2015-05-11T15:21:32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01:24:00</text:p>
          </table:table-cell>
          <table:table-cell office:value-type="string" calcext:value-type="string">
            <text:p>00:00:21</text:p>
          </table:table-cell>
          <table:table-cell office:value-type="string" calcext:value-type="string">
            <text:p>00:00.18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1:11</text:p>
          </table:table-cell>
          <table:table-cell office:value-type="string" calcext:value-type="string">
            <text:p>00:00.239</text:p>
          </table:table-cell>
          <table:table-cell office:value-type="string" calcext:value-type="string">
            <text:p>virtual[191-20+</text:p>
          </table:table-cell>
          <table:table-cell table:number-columns-repeated="2"/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string" calcext:value-type="string">
            <text:p>riplay_23+</text:p>
          </table:table-cell>
          <table:table-cell office:value-type="string" calcext:value-type="string">
            <text:p>2015-05-11T15:21:10</text:p>
          </table:table-cell>
          <table:table-cell office:value-type="string" calcext:value-type="string">
            <text:p>2015-05-11T15:21:11</text:p>
          </table:table-cell>
          <table:table-cell office:value-type="string" calcext:value-type="string">
            <text:p>2015-05-11T15:21:33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01:28:00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18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1:10</text:p>
          </table:table-cell>
          <table:table-cell office:value-type="string" calcext:value-type="string">
            <text:p>00:00.288</text:p>
          </table:table-cell>
          <table:table-cell office:value-type="string" calcext:value-type="string">
            <text:p>virtual[206-22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23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21:11</text:p>
          </table:table-cell>
          <table:table-cell office:value-type="string" calcext:value-type="string">
            <text:p>2015-05-11T15:21:33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01:28:00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1:11</text:p>
          </table:table-cell>
          <table:table-cell office:value-type="string" calcext:value-type="string">
            <text:p>00:00.048</text:p>
          </table:table-cell>
          <table:table-cell office:value-type="string" calcext:value-type="string">
            <text:p>virtual206</text:p>
          </table:table-cell>
          <table:table-cell table:number-columns-repeated="2"/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21:11</text:p>
          </table:table-cell>
          <table:table-cell office:value-type="string" calcext:value-type="string">
            <text:p>2015-05-11T15:21:32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01:24:00</text:p>
          </table:table-cell>
          <table:table-cell office:value-type="string" calcext:value-type="string">
            <text:p>00:00:21</text:p>
          </table:table-cell>
          <table:table-cell office:value-type="string" calcext:value-type="string">
            <text:p>00:00.16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1:11</text:p>
          </table:table-cell>
          <table:table-cell office:value-type="string" calcext:value-type="string">
            <text:p>00:00.239</text:p>
          </table:table-cell>
          <table:table-cell office:value-type="string" calcext:value-type="string">
            <text:p>virtual[206-22+</text:p>
          </table:table-cell>
          <table:table-cell table:number-columns-repeated="2"/>
        </table:table-row>
      </table:table>
      <table:table table:name="Sheet2" table:style-name="ta1">
        <table:shapes>
          <draw:frame draw:z-index="0" draw:style-name="gr1" draw:text-style-name="P1" svg:width="6.5925in" svg:height="4.1827in" svg:x="10.0673in" svg:y="0.5232in">
            <draw:object draw:notify-on-update-of-ranges="Sheet2.A3:Sheet2.A20 Sheet2.B3:Sheet2.B2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894in" svg:height="3.5449in" svg:x="9.548in" svg:y="5.135in">
            <draw:object draw:notify-on-update-of-ranges="Sheet2.A3:Sheet2.A2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894in" svg:height="3.5449in" svg:x="1.6236in" svg:y="4.8106in">
            <draw:object draw:notify-on-update-of-ranges="Sheet2.B3:Sheet2.B2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Default"/>
        <table:table-column table:style-name="co8" table:number-columns-repeated="1022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ns_res</text:p>
          </table:table-cell>
          <table:table-cell table:style-name="ce2" office:value-type="string" calcext:value-type="string">
            <text:p>cons_res_layout</text:p>
          </table:table-cell>
          <table:table-cell table:style-name="ce2" table:number-columns-repeated="1022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277739" calcext:value-type="float">
            <text:p>277739</text:p>
          </table:table-cell>
          <table:table-cell table:number-columns-repeated="1022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278366" calcext:value-type="float">
            <text:p>278366</text:p>
          </table:table-cell>
          <table:table-cell table:number-columns-repeated="102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80105" calcext:value-type="float">
            <text:p>280105</text:p>
          </table:table-cell>
          <table:table-cell table:number-columns-repeated="1022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77184" calcext:value-type="float">
            <text:p>277184</text:p>
          </table:table-cell>
          <table:table-cell table:number-columns-repeated="102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77069" calcext:value-type="float">
            <text:p>277069</text:p>
          </table:table-cell>
          <table:table-cell table:number-columns-repeated="1022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276241" calcext:value-type="float">
            <text:p>276241</text:p>
          </table:table-cell>
          <table:table-cell table:number-columns-repeated="102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76644" calcext:value-type="float">
            <text:p>276644</text:p>
          </table:table-cell>
          <table:table-cell table:number-columns-repeated="1022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276805" calcext:value-type="float">
            <text:p>276805</text:p>
          </table:table-cell>
          <table:table-cell table:number-columns-repeated="102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75705" calcext:value-type="float">
            <text:p>275705</text:p>
          </table:table-cell>
          <table:table-cell table:number-columns-repeated="1022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275842" calcext:value-type="float">
            <text:p>275842</text:p>
          </table:table-cell>
          <table:table-cell table:number-columns-repeated="102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77879" calcext:value-type="float">
            <text:p>277879</text:p>
          </table:table-cell>
          <table:table-cell table:number-columns-repeated="102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78690" calcext:value-type="float">
            <text:p>278690</text:p>
          </table:table-cell>
          <table:table-cell table:number-columns-repeated="102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76973" calcext:value-type="float">
            <text:p>276973</text:p>
          </table:table-cell>
          <table:table-cell table:number-columns-repeated="102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78458" calcext:value-type="float">
            <text:p>278458</text:p>
          </table:table-cell>
          <table:table-cell table:number-columns-repeated="102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76719" calcext:value-type="float">
            <text:p>276719</text:p>
          </table:table-cell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77709" calcext:value-type="float">
            <text:p>277709</text:p>
          </table:table-cell>
          <table:table-cell table:number-columns-repeated="102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78306" calcext:value-type="float">
            <text:p>278306</text:p>
          </table:table-cell>
          <table:table-cell table:number-columns-repeated="102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80115" calcext:value-type="float">
            <text:p>280115</text:p>
          </table:table-cell>
          <table:table-cell table:number-columns-repeated="1022"/>
        </table:table-row>
        <table:table-row table:style-name="ro1">
          <table:table-cell table:style-name="ce2" table:formula="of:=AVERAGE([.A3];[.A17])" office:value-type="float" office:value="1044" calcext:value-type="float">
            <text:p/>
          </table:table-cell>
          <table:table-cell table:style-name="ce2" table:formula="of:=AVERAGE([.B3];[.B17])" office:value-type="float" office:value="277229" calcext:value-type="float">
            <text:p/>
          </table:table-cell>
          <table:table-cell table:style-name="ce2" table:number-columns-repeated="1022"/>
        </table:table-row>
      </table:table>
      <table:table table:name="PE-5040-cuzco" table:style-name="ta1">
        <table:shapes>
          <draw:frame draw:z-index="0" draw:style-name="gr1" draw:text-style-name="P1" svg:width="7.6366in" svg:height="4.8114in" svg:x="8.876in" svg:y="4.9559in">
            <draw:object draw:notify-on-update-of-ranges="'PE-5040-cuzco'.A2:'PE-5040-cuzco'.A231 'PE-5040-cuzco'.B2:'PE-5040-cuzco'.B23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7.6748in" svg:height="4.6012in" svg:x="8.8228in" svg:y="0in">
            <draw:object draw:notify-on-update-of-ranges="'PE-5040-cuzco'.A1:'PE-5040-cuzco'.A1 'PE-5040-cuzco'.A2:'PE-5040-cuzco'.A231 'PE-5040-cuzco'.B1:'PE-5040-cuzco'.B1 'PE-5040-cuzco'.B2:'PE-5040-cuzco'.B23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7.9622in" svg:height="4.5492in" svg:x="9.6287in" svg:y="11.0535in">
            <draw:object draw:notify-on-update-of-ranges="'PE-5040-cuzco'.A2:'PE-5040-cuzco'.A231 'PE-5040-cuzco'.B2:'PE-5040-cuzco'.B231 'PE-5040-cuzco'.C2:'PE-5040-cuzco'.C23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8" table:number-columns-repeated="1021" table:default-cell-style-name="ce4"/>
        <table:table-row table:style-name="ro1">
          <table:table-cell table:style-name="ce3" office:value-type="string" calcext:value-type="string">
            <text:p>cons_res </text:p>
          </table:table-cell>
          <table:table-cell table:style-name="ce3" office:value-type="string" calcext:value-type="string">
            <text:p>cons_res_layout</text:p>
          </table:table-cell>
          <table:table-cell table:style-name="ce3" office:value-type="string" calcext:value-type="string">
            <text:p>cons_res_layout_power</text:p>
          </table:table-cell>
          <table:table-cell table:style-name="ce3" table:number-columns-repeated="1021"/>
        </table:table-row>
        <table:table-row table:style-name="ro1">
          <table:table-cell office:value-type="float" office:value="53834" calcext:value-type="float">
            <text:p>53834</text:p>
          </table:table-cell>
          <table:table-cell office:value-type="float" office:value="91574" calcext:value-type="float">
            <text:p>91574</text:p>
          </table:table-cell>
          <table:table-cell office:value-type="float" office:value="132294" calcext:value-type="float">
            <text:p>132294</text:p>
          </table:table-cell>
          <table:table-cell table:number-columns-repeated="1021"/>
        </table:table-row>
        <table:table-row table:style-name="ro1">
          <table:table-cell office:value-type="float" office:value="51212" calcext:value-type="float">
            <text:p>51212</text:p>
          </table:table-cell>
          <table:table-cell office:value-type="float" office:value="92262" calcext:value-type="float">
            <text:p>92262</text:p>
          </table:table-cell>
          <table:table-cell office:value-type="float" office:value="129084" calcext:value-type="float">
            <text:p>129084</text:p>
          </table:table-cell>
          <table:table-cell table:number-columns-repeated="1021"/>
        </table:table-row>
        <table:table-row table:style-name="ro1">
          <table:table-cell office:value-type="float" office:value="54702" calcext:value-type="float">
            <text:p>54702</text:p>
          </table:table-cell>
          <table:table-cell office:value-type="float" office:value="93107" calcext:value-type="float">
            <text:p>93107</text:p>
          </table:table-cell>
          <table:table-cell office:value-type="float" office:value="129044" calcext:value-type="float">
            <text:p>129044</text:p>
          </table:table-cell>
          <table:table-cell table:number-columns-repeated="1021"/>
        </table:table-row>
        <table:table-row table:style-name="ro1">
          <table:table-cell office:value-type="float" office:value="54404" calcext:value-type="float">
            <text:p>54404</text:p>
          </table:table-cell>
          <table:table-cell office:value-type="float" office:value="93358" calcext:value-type="float">
            <text:p>93358</text:p>
          </table:table-cell>
          <table:table-cell office:value-type="float" office:value="131058" calcext:value-type="float">
            <text:p>131058</text:p>
          </table:table-cell>
          <table:table-cell table:number-columns-repeated="1021"/>
        </table:table-row>
        <table:table-row table:style-name="ro1">
          <table:table-cell office:value-type="float" office:value="54985" calcext:value-type="float">
            <text:p>54985</text:p>
          </table:table-cell>
          <table:table-cell office:value-type="float" office:value="93018" calcext:value-type="float">
            <text:p>93018</text:p>
          </table:table-cell>
          <table:table-cell office:value-type="float" office:value="128972" calcext:value-type="float">
            <text:p>128972</text:p>
          </table:table-cell>
          <table:table-cell table:number-columns-repeated="1021"/>
        </table:table-row>
        <table:table-row table:style-name="ro1">
          <table:table-cell office:value-type="float" office:value="55561" calcext:value-type="float">
            <text:p>55561</text:p>
          </table:table-cell>
          <table:table-cell office:value-type="float" office:value="94634" calcext:value-type="float">
            <text:p>94634</text:p>
          </table:table-cell>
          <table:table-cell office:value-type="float" office:value="133098" calcext:value-type="float">
            <text:p>133098</text:p>
          </table:table-cell>
          <table:table-cell table:number-columns-repeated="1021"/>
        </table:table-row>
        <table:table-row table:style-name="ro1">
          <table:table-cell office:value-type="float" office:value="51738" calcext:value-type="float">
            <text:p>51738</text:p>
          </table:table-cell>
          <table:table-cell office:value-type="float" office:value="93640" calcext:value-type="float">
            <text:p>93640</text:p>
          </table:table-cell>
          <table:table-cell office:value-type="float" office:value="132145" calcext:value-type="float">
            <text:p>132145</text:p>
          </table:table-cell>
          <table:table-cell table:number-columns-repeated="1021"/>
        </table:table-row>
        <table:table-row table:style-name="ro1">
          <table:table-cell office:value-type="float" office:value="54204" calcext:value-type="float">
            <text:p>54204</text:p>
          </table:table-cell>
          <table:table-cell office:value-type="float" office:value="92395" calcext:value-type="float">
            <text:p>92395</text:p>
          </table:table-cell>
          <table:table-cell office:value-type="float" office:value="133177" calcext:value-type="float">
            <text:p>133177</text:p>
          </table:table-cell>
          <table:table-cell table:number-columns-repeated="1021"/>
        </table:table-row>
        <table:table-row table:style-name="ro1">
          <table:table-cell office:value-type="float" office:value="55688" calcext:value-type="float">
            <text:p>55688</text:p>
          </table:table-cell>
          <table:table-cell office:value-type="float" office:value="93978" calcext:value-type="float">
            <text:p>93978</text:p>
          </table:table-cell>
          <table:table-cell office:value-type="float" office:value="132833" calcext:value-type="float">
            <text:p>132833</text:p>
          </table:table-cell>
          <table:table-cell table:number-columns-repeated="1021"/>
        </table:table-row>
        <table:table-row table:style-name="ro1">
          <table:table-cell office:value-type="float" office:value="58354" calcext:value-type="float">
            <text:p>58354</text:p>
          </table:table-cell>
          <table:table-cell office:value-type="float" office:value="97074" calcext:value-type="float">
            <text:p>97074</text:p>
          </table:table-cell>
          <table:table-cell office:value-type="float" office:value="129474" calcext:value-type="float">
            <text:p>129474</text:p>
          </table:table-cell>
          <table:table-cell table:number-columns-repeated="1021"/>
        </table:table-row>
        <table:table-row table:style-name="ro1">
          <table:table-cell office:value-type="float" office:value="56797" calcext:value-type="float">
            <text:p>56797</text:p>
          </table:table-cell>
          <table:table-cell office:value-type="float" office:value="97034" calcext:value-type="float">
            <text:p>97034</text:p>
          </table:table-cell>
          <table:table-cell office:value-type="float" office:value="138714" calcext:value-type="float">
            <text:p>138714</text:p>
          </table:table-cell>
          <table:table-cell table:number-columns-repeated="1021"/>
        </table:table-row>
        <table:table-row table:style-name="ro1">
          <table:table-cell office:value-type="float" office:value="55909" calcext:value-type="float">
            <text:p>55909</text:p>
          </table:table-cell>
          <table:table-cell office:value-type="float" office:value="92706" calcext:value-type="float">
            <text:p>92706</text:p>
          </table:table-cell>
          <table:table-cell office:value-type="float" office:value="130702" calcext:value-type="float">
            <text:p>130702</text:p>
          </table:table-cell>
          <table:table-cell table:number-columns-repeated="1021"/>
        </table:table-row>
        <table:table-row table:style-name="ro1">
          <table:table-cell office:value-type="float" office:value="51702" calcext:value-type="float">
            <text:p>51702</text:p>
          </table:table-cell>
          <table:table-cell office:value-type="float" office:value="93952" calcext:value-type="float">
            <text:p>93952</text:p>
          </table:table-cell>
          <table:table-cell office:value-type="float" office:value="132093" calcext:value-type="float">
            <text:p>132093</text:p>
          </table:table-cell>
          <table:table-cell table:number-columns-repeated="1021"/>
        </table:table-row>
        <table:table-row table:style-name="ro1">
          <table:table-cell office:value-type="float" office:value="67092" calcext:value-type="float">
            <text:p>67092</text:p>
          </table:table-cell>
          <table:table-cell office:value-type="float" office:value="123097" calcext:value-type="float">
            <text:p>123097</text:p>
          </table:table-cell>
          <table:table-cell office:value-type="float" office:value="165047" calcext:value-type="float">
            <text:p>165047</text:p>
          </table:table-cell>
          <table:table-cell table:number-columns-repeated="1021"/>
        </table:table-row>
        <table:table-row table:style-name="ro1">
          <table:table-cell office:value-type="float" office:value="55458" calcext:value-type="float">
            <text:p>55458</text:p>
          </table:table-cell>
          <table:table-cell office:value-type="float" office:value="91404" calcext:value-type="float">
            <text:p>91404</text:p>
          </table:table-cell>
          <table:table-cell office:value-type="float" office:value="139447" calcext:value-type="float">
            <text:p>139447</text:p>
          </table:table-cell>
          <table:table-cell table:number-columns-repeated="1021"/>
        </table:table-row>
        <table:table-row table:style-name="ro1">
          <table:table-cell office:value-type="float" office:value="54924" calcext:value-type="float">
            <text:p>54924</text:p>
          </table:table-cell>
          <table:table-cell office:value-type="float" office:value="93497" calcext:value-type="float">
            <text:p>93497</text:p>
          </table:table-cell>
          <table:table-cell office:value-type="float" office:value="139460" calcext:value-type="float">
            <text:p>139460</text:p>
          </table:table-cell>
          <table:table-cell table:number-columns-repeated="1021"/>
        </table:table-row>
        <table:table-row table:style-name="ro1">
          <table:table-cell office:value-type="float" office:value="56372" calcext:value-type="float">
            <text:p>56372</text:p>
          </table:table-cell>
          <table:table-cell office:value-type="float" office:value="95813" calcext:value-type="float">
            <text:p>95813</text:p>
          </table:table-cell>
          <table:table-cell office:value-type="float" office:value="128128" calcext:value-type="float">
            <text:p>128128</text:p>
          </table:table-cell>
          <table:table-cell table:number-columns-repeated="1021"/>
        </table:table-row>
        <table:table-row table:style-name="ro1">
          <table:table-cell office:value-type="float" office:value="54740" calcext:value-type="float">
            <text:p>54740</text:p>
          </table:table-cell>
          <table:table-cell office:value-type="float" office:value="95228" calcext:value-type="float">
            <text:p>95228</text:p>
          </table:table-cell>
          <table:table-cell office:value-type="float" office:value="128773" calcext:value-type="float">
            <text:p>128773</text:p>
          </table:table-cell>
          <table:table-cell table:number-columns-repeated="1021"/>
        </table:table-row>
        <table:table-row table:style-name="ro1">
          <table:table-cell office:value-type="float" office:value="54406" calcext:value-type="float">
            <text:p>54406</text:p>
          </table:table-cell>
          <table:table-cell office:value-type="float" office:value="96358" calcext:value-type="float">
            <text:p>96358</text:p>
          </table:table-cell>
          <table:table-cell office:value-type="float" office:value="128066" calcext:value-type="float">
            <text:p>128066</text:p>
          </table:table-cell>
          <table:table-cell table:number-columns-repeated="1021"/>
        </table:table-row>
        <table:table-row table:style-name="ro1">
          <table:table-cell office:value-type="float" office:value="53715" calcext:value-type="float">
            <text:p>53715</text:p>
          </table:table-cell>
          <table:table-cell office:value-type="float" office:value="98656" calcext:value-type="float">
            <text:p>98656</text:p>
          </table:table-cell>
          <table:table-cell office:value-type="float" office:value="131661" calcext:value-type="float">
            <text:p>131661</text:p>
          </table:table-cell>
          <table:table-cell table:number-columns-repeated="1021"/>
        </table:table-row>
        <table:table-row table:style-name="ro1">
          <table:table-cell office:value-type="float" office:value="57131" calcext:value-type="float">
            <text:p>57131</text:p>
          </table:table-cell>
          <table:table-cell office:value-type="float" office:value="97667" calcext:value-type="float">
            <text:p>97667</text:p>
          </table:table-cell>
          <table:table-cell office:value-type="float" office:value="133111" calcext:value-type="float">
            <text:p>133111</text:p>
          </table:table-cell>
          <table:table-cell table:number-columns-repeated="1021"/>
        </table:table-row>
        <table:table-row table:style-name="ro1">
          <table:table-cell office:value-type="float" office:value="55130" calcext:value-type="float">
            <text:p>55130</text:p>
          </table:table-cell>
          <table:table-cell office:value-type="float" office:value="96973" calcext:value-type="float">
            <text:p>96973</text:p>
          </table:table-cell>
          <table:table-cell office:value-type="float" office:value="134058" calcext:value-type="float">
            <text:p>134058</text:p>
          </table:table-cell>
          <table:table-cell table:number-columns-repeated="1021"/>
        </table:table-row>
        <table:table-row table:style-name="ro1">
          <table:table-cell office:value-type="float" office:value="51246" calcext:value-type="float">
            <text:p>51246</text:p>
          </table:table-cell>
          <table:table-cell office:value-type="float" office:value="92449" calcext:value-type="float">
            <text:p>92449</text:p>
          </table:table-cell>
          <table:table-cell office:value-type="float" office:value="130201" calcext:value-type="float">
            <text:p>130201</text:p>
          </table:table-cell>
          <table:table-cell table:number-columns-repeated="1021"/>
        </table:table-row>
        <table:table-row table:style-name="ro1">
          <table:table-cell office:value-type="float" office:value="54849" calcext:value-type="float">
            <text:p>54849</text:p>
          </table:table-cell>
          <table:table-cell office:value-type="float" office:value="91069" calcext:value-type="float">
            <text:p>91069</text:p>
          </table:table-cell>
          <table:table-cell office:value-type="float" office:value="127345" calcext:value-type="float">
            <text:p>127345</text:p>
          </table:table-cell>
          <table:table-cell table:number-columns-repeated="1021"/>
        </table:table-row>
        <table:table-row table:style-name="ro1">
          <table:table-cell office:value-type="float" office:value="52651" calcext:value-type="float">
            <text:p>52651</text:p>
          </table:table-cell>
          <table:table-cell office:value-type="float" office:value="99997" calcext:value-type="float">
            <text:p>99997</text:p>
          </table:table-cell>
          <table:table-cell office:value-type="float" office:value="135903" calcext:value-type="float">
            <text:p>135903</text:p>
          </table:table-cell>
          <table:table-cell table:number-columns-repeated="1021"/>
        </table:table-row>
        <table:table-row table:style-name="ro1">
          <table:table-cell office:value-type="float" office:value="62157" calcext:value-type="float">
            <text:p>62157</text:p>
          </table:table-cell>
          <table:table-cell office:value-type="float" office:value="110659" calcext:value-type="float">
            <text:p>110659</text:p>
          </table:table-cell>
          <table:table-cell office:value-type="float" office:value="157362" calcext:value-type="float">
            <text:p>157362</text:p>
          </table:table-cell>
          <table:table-cell table:number-columns-repeated="1021"/>
        </table:table-row>
        <table:table-row table:style-name="ro1">
          <table:table-cell office:value-type="float" office:value="58306" calcext:value-type="float">
            <text:p>58306</text:p>
          </table:table-cell>
          <table:table-cell office:value-type="float" office:value="94497" calcext:value-type="float">
            <text:p>94497</text:p>
          </table:table-cell>
          <table:table-cell office:value-type="float" office:value="135584" calcext:value-type="float">
            <text:p>135584</text:p>
          </table:table-cell>
          <table:table-cell table:number-columns-repeated="1021"/>
        </table:table-row>
        <table:table-row table:style-name="ro1">
          <table:table-cell office:value-type="float" office:value="55034" calcext:value-type="float">
            <text:p>55034</text:p>
          </table:table-cell>
          <table:table-cell office:value-type="float" office:value="93639" calcext:value-type="float">
            <text:p>93639</text:p>
          </table:table-cell>
          <table:table-cell office:value-type="float" office:value="128471" calcext:value-type="float">
            <text:p>128471</text:p>
          </table:table-cell>
          <table:table-cell table:number-columns-repeated="1021"/>
        </table:table-row>
        <table:table-row table:style-name="ro1">
          <table:table-cell office:value-type="float" office:value="54856" calcext:value-type="float">
            <text:p>54856</text:p>
          </table:table-cell>
          <table:table-cell office:value-type="float" office:value="89262" calcext:value-type="float">
            <text:p>89262</text:p>
          </table:table-cell>
          <table:table-cell office:value-type="float" office:value="131069" calcext:value-type="float">
            <text:p>131069</text:p>
          </table:table-cell>
          <table:table-cell table:number-columns-repeated="1021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89513" calcext:value-type="float">
            <text:p>89513</text:p>
          </table:table-cell>
          <table:table-cell office:value-type="float" office:value="132191" calcext:value-type="float">
            <text:p>132191</text:p>
          </table:table-cell>
          <table:table-cell table:number-columns-repeated="1021"/>
        </table:table-row>
        <table:table-row table:style-name="ro1">
          <table:table-cell office:value-type="float" office:value="55599" calcext:value-type="float">
            <text:p>55599</text:p>
          </table:table-cell>
          <table:table-cell office:value-type="float" office:value="102874" calcext:value-type="float">
            <text:p>102874</text:p>
          </table:table-cell>
          <table:table-cell office:value-type="float" office:value="134146" calcext:value-type="float">
            <text:p>134146</text:p>
          </table:table-cell>
          <table:table-cell table:number-columns-repeated="1021"/>
        </table:table-row>
        <table:table-row table:style-name="ro1">
          <table:table-cell office:value-type="float" office:value="58237" calcext:value-type="float">
            <text:p>58237</text:p>
          </table:table-cell>
          <table:table-cell office:value-type="float" office:value="91948" calcext:value-type="float">
            <text:p>91948</text:p>
          </table:table-cell>
          <table:table-cell office:value-type="float" office:value="137187" calcext:value-type="float">
            <text:p>137187</text:p>
          </table:table-cell>
          <table:table-cell table:number-columns-repeated="1021"/>
        </table:table-row>
        <table:table-row table:style-name="ro1">
          <table:table-cell office:value-type="float" office:value="55290" calcext:value-type="float">
            <text:p>55290</text:p>
          </table:table-cell>
          <table:table-cell office:value-type="float" office:value="99300" calcext:value-type="float">
            <text:p>99300</text:p>
          </table:table-cell>
          <table:table-cell office:value-type="float" office:value="128755" calcext:value-type="float">
            <text:p>128755</text:p>
          </table:table-cell>
          <table:table-cell table:number-columns-repeated="1021"/>
        </table:table-row>
        <table:table-row table:style-name="ro1">
          <table:table-cell office:value-type="float" office:value="54403" calcext:value-type="float">
            <text:p>54403</text:p>
          </table:table-cell>
          <table:table-cell office:value-type="float" office:value="96761" calcext:value-type="float">
            <text:p>96761</text:p>
          </table:table-cell>
          <table:table-cell office:value-type="float" office:value="127709" calcext:value-type="float">
            <text:p>127709</text:p>
          </table:table-cell>
          <table:table-cell table:number-columns-repeated="1021"/>
        </table:table-row>
        <table:table-row table:style-name="ro1">
          <table:table-cell office:value-type="float" office:value="55950" calcext:value-type="float">
            <text:p>55950</text:p>
          </table:table-cell>
          <table:table-cell office:value-type="float" office:value="100529" calcext:value-type="float">
            <text:p>100529</text:p>
          </table:table-cell>
          <table:table-cell office:value-type="float" office:value="135562" calcext:value-type="float">
            <text:p>135562</text:p>
          </table:table-cell>
          <table:table-cell table:number-columns-repeated="1021"/>
        </table:table-row>
        <table:table-row table:style-name="ro1">
          <table:table-cell office:value-type="float" office:value="53436" calcext:value-type="float">
            <text:p>53436</text:p>
          </table:table-cell>
          <table:table-cell office:value-type="float" office:value="99537" calcext:value-type="float">
            <text:p>99537</text:p>
          </table:table-cell>
          <table:table-cell office:value-type="float" office:value="133847" calcext:value-type="float">
            <text:p>133847</text:p>
          </table:table-cell>
          <table:table-cell table:number-columns-repeated="1021"/>
        </table:table-row>
        <table:table-row table:style-name="ro1">
          <table:table-cell office:value-type="float" office:value="60568" calcext:value-type="float">
            <text:p>60568</text:p>
          </table:table-cell>
          <table:table-cell office:value-type="float" office:value="89732" calcext:value-type="float">
            <text:p>89732</text:p>
          </table:table-cell>
          <table:table-cell office:value-type="float" office:value="127641" calcext:value-type="float">
            <text:p>127641</text:p>
          </table:table-cell>
          <table:table-cell table:number-columns-repeated="1021"/>
        </table:table-row>
        <table:table-row table:style-name="ro1">
          <table:table-cell office:value-type="float" office:value="58074" calcext:value-type="float">
            <text:p>58074</text:p>
          </table:table-cell>
          <table:table-cell office:value-type="float" office:value="94847" calcext:value-type="float">
            <text:p>94847</text:p>
          </table:table-cell>
          <table:table-cell office:value-type="float" office:value="132173" calcext:value-type="float">
            <text:p>132173</text:p>
          </table:table-cell>
          <table:table-cell table:number-columns-repeated="1021"/>
        </table:table-row>
        <table:table-row table:style-name="ro1">
          <table:table-cell office:value-type="float" office:value="50701" calcext:value-type="float">
            <text:p>50701</text:p>
          </table:table-cell>
          <table:table-cell office:value-type="float" office:value="94757" calcext:value-type="float">
            <text:p>94757</text:p>
          </table:table-cell>
          <table:table-cell office:value-type="float" office:value="133195" calcext:value-type="float">
            <text:p>133195</text:p>
          </table:table-cell>
          <table:table-cell table:number-columns-repeated="1021"/>
        </table:table-row>
        <table:table-row table:style-name="ro1">
          <table:table-cell office:value-type="float" office:value="59027" calcext:value-type="float">
            <text:p>59027</text:p>
          </table:table-cell>
          <table:table-cell office:value-type="float" office:value="116007" calcext:value-type="float">
            <text:p>116007</text:p>
          </table:table-cell>
          <table:table-cell office:value-type="float" office:value="155179" calcext:value-type="float">
            <text:p>155179</text:p>
          </table:table-cell>
          <table:table-cell table:number-columns-repeated="1021"/>
        </table:table-row>
        <table:table-row table:style-name="ro1">
          <table:table-cell office:value-type="float" office:value="53677" calcext:value-type="float">
            <text:p>53677</text:p>
          </table:table-cell>
          <table:table-cell office:value-type="float" office:value="101375" calcext:value-type="float">
            <text:p>101375</text:p>
          </table:table-cell>
          <table:table-cell office:value-type="float" office:value="136792" calcext:value-type="float">
            <text:p>136792</text:p>
          </table:table-cell>
          <table:table-cell table:number-columns-repeated="1021"/>
        </table:table-row>
        <table:table-row table:style-name="ro1">
          <table:table-cell office:value-type="float" office:value="51367" calcext:value-type="float">
            <text:p>51367</text:p>
          </table:table-cell>
          <table:table-cell office:value-type="float" office:value="98203" calcext:value-type="float">
            <text:p>98203</text:p>
          </table:table-cell>
          <table:table-cell office:value-type="float" office:value="133167" calcext:value-type="float">
            <text:p>133167</text:p>
          </table:table-cell>
          <table:table-cell table:number-columns-repeated="1021"/>
        </table:table-row>
        <table:table-row table:style-name="ro1">
          <table:table-cell office:value-type="float" office:value="52577" calcext:value-type="float">
            <text:p>52577</text:p>
          </table:table-cell>
          <table:table-cell office:value-type="float" office:value="90722" calcext:value-type="float">
            <text:p>90722</text:p>
          </table:table-cell>
          <table:table-cell office:value-type="float" office:value="133518" calcext:value-type="float">
            <text:p>133518</text:p>
          </table:table-cell>
          <table:table-cell table:number-columns-repeated="1021"/>
        </table:table-row>
        <table:table-row table:style-name="ro1">
          <table:table-cell office:value-type="float" office:value="53390" calcext:value-type="float">
            <text:p>53390</text:p>
          </table:table-cell>
          <table:table-cell office:value-type="float" office:value="91767" calcext:value-type="float">
            <text:p>91767</text:p>
          </table:table-cell>
          <table:table-cell office:value-type="float" office:value="147826" calcext:value-type="float">
            <text:p>147826</text:p>
          </table:table-cell>
          <table:table-cell table:number-columns-repeated="1021"/>
        </table:table-row>
        <table:table-row table:style-name="ro1">
          <table:table-cell office:value-type="float" office:value="52843" calcext:value-type="float">
            <text:p>52843</text:p>
          </table:table-cell>
          <table:table-cell office:value-type="float" office:value="90581" calcext:value-type="float">
            <text:p>90581</text:p>
          </table:table-cell>
          <table:table-cell office:value-type="float" office:value="142588" calcext:value-type="float">
            <text:p>142588</text:p>
          </table:table-cell>
          <table:table-cell table:number-columns-repeated="1021"/>
        </table:table-row>
        <table:table-row table:style-name="ro1">
          <table:table-cell office:value-type="float" office:value="54342" calcext:value-type="float">
            <text:p>54342</text:p>
          </table:table-cell>
          <table:table-cell office:value-type="float" office:value="91996" calcext:value-type="float">
            <text:p>91996</text:p>
          </table:table-cell>
          <table:table-cell office:value-type="float" office:value="138723" calcext:value-type="float">
            <text:p>138723</text:p>
          </table:table-cell>
          <table:table-cell table:number-columns-repeated="1021"/>
        </table:table-row>
        <table:table-row table:style-name="ro1">
          <table:table-cell office:value-type="float" office:value="57469" calcext:value-type="float">
            <text:p>57469</text:p>
          </table:table-cell>
          <table:table-cell office:value-type="float" office:value="100698" calcext:value-type="float">
            <text:p>100698</text:p>
          </table:table-cell>
          <table:table-cell office:value-type="float" office:value="136034" calcext:value-type="float">
            <text:p>136034</text:p>
          </table:table-cell>
          <table:table-cell table:number-columns-repeated="1021"/>
        </table:table-row>
        <table:table-row table:style-name="ro1">
          <table:table-cell office:value-type="float" office:value="57106" calcext:value-type="float">
            <text:p>57106</text:p>
          </table:table-cell>
          <table:table-cell office:value-type="float" office:value="90808" calcext:value-type="float">
            <text:p>90808</text:p>
          </table:table-cell>
          <table:table-cell office:value-type="float" office:value="138983" calcext:value-type="float">
            <text:p>138983</text:p>
          </table:table-cell>
          <table:table-cell table:number-columns-repeated="1021"/>
        </table:table-row>
        <table:table-row table:style-name="ro1">
          <table:table-cell office:value-type="float" office:value="56613" calcext:value-type="float">
            <text:p>56613</text:p>
          </table:table-cell>
          <table:table-cell office:value-type="float" office:value="92575" calcext:value-type="float">
            <text:p>92575</text:p>
          </table:table-cell>
          <table:table-cell office:value-type="float" office:value="138532" calcext:value-type="float">
            <text:p>138532</text:p>
          </table:table-cell>
          <table:table-cell table:number-columns-repeated="1021"/>
        </table:table-row>
        <table:table-row table:style-name="ro1">
          <table:table-cell office:value-type="float" office:value="57200" calcext:value-type="float">
            <text:p>57200</text:p>
          </table:table-cell>
          <table:table-cell office:value-type="float" office:value="95526" calcext:value-type="float">
            <text:p>95526</text:p>
          </table:table-cell>
          <table:table-cell office:value-type="float" office:value="144842" calcext:value-type="float">
            <text:p>144842</text:p>
          </table:table-cell>
          <table:table-cell table:number-columns-repeated="1021"/>
        </table:table-row>
        <table:table-row table:style-name="ro1">
          <table:table-cell office:value-type="float" office:value="54138" calcext:value-type="float">
            <text:p>54138</text:p>
          </table:table-cell>
          <table:table-cell office:value-type="float" office:value="92772" calcext:value-type="float">
            <text:p>92772</text:p>
          </table:table-cell>
          <table:table-cell office:value-type="float" office:value="138740" calcext:value-type="float">
            <text:p>138740</text:p>
          </table:table-cell>
          <table:table-cell table:number-columns-repeated="1021"/>
        </table:table-row>
        <table:table-row table:style-name="ro1">
          <table:table-cell office:value-type="float" office:value="54007" calcext:value-type="float">
            <text:p>54007</text:p>
          </table:table-cell>
          <table:table-cell office:value-type="float" office:value="95985" calcext:value-type="float">
            <text:p>95985</text:p>
          </table:table-cell>
          <table:table-cell office:value-type="float" office:value="143588" calcext:value-type="float">
            <text:p>143588</text:p>
          </table:table-cell>
          <table:table-cell table:number-columns-repeated="1021"/>
        </table:table-row>
        <table:table-row table:style-name="ro1">
          <table:table-cell office:value-type="float" office:value="53174" calcext:value-type="float">
            <text:p>53174</text:p>
          </table:table-cell>
          <table:table-cell office:value-type="float" office:value="95187" calcext:value-type="float">
            <text:p>95187</text:p>
          </table:table-cell>
          <table:table-cell office:value-type="float" office:value="142236" calcext:value-type="float">
            <text:p>142236</text:p>
          </table:table-cell>
          <table:table-cell table:number-columns-repeated="1021"/>
        </table:table-row>
        <table:table-row table:style-name="ro1">
          <table:table-cell office:value-type="float" office:value="52350" calcext:value-type="float">
            <text:p>52350</text:p>
          </table:table-cell>
          <table:table-cell office:value-type="float" office:value="93142" calcext:value-type="float">
            <text:p>93142</text:p>
          </table:table-cell>
          <table:table-cell office:value-type="float" office:value="138349" calcext:value-type="float">
            <text:p>138349</text:p>
          </table:table-cell>
          <table:table-cell table:number-columns-repeated="1021"/>
        </table:table-row>
        <table:table-row table:style-name="ro1">
          <table:table-cell office:value-type="float" office:value="51975" calcext:value-type="float">
            <text:p>51975</text:p>
          </table:table-cell>
          <table:table-cell office:value-type="float" office:value="97472" calcext:value-type="float">
            <text:p>97472</text:p>
          </table:table-cell>
          <table:table-cell office:value-type="float" office:value="128992" calcext:value-type="float">
            <text:p>128992</text:p>
          </table:table-cell>
          <table:table-cell table:number-columns-repeated="1021"/>
        </table:table-row>
        <table:table-row table:style-name="ro1">
          <table:table-cell office:value-type="float" office:value="55354" calcext:value-type="float">
            <text:p>55354</text:p>
          </table:table-cell>
          <table:table-cell office:value-type="float" office:value="96052" calcext:value-type="float">
            <text:p>96052</text:p>
          </table:table-cell>
          <table:table-cell office:value-type="float" office:value="130502" calcext:value-type="float">
            <text:p>130502</text:p>
          </table:table-cell>
          <table:table-cell table:number-columns-repeated="1021"/>
        </table:table-row>
        <table:table-row table:style-name="ro1">
          <table:table-cell office:value-type="float" office:value="59847" calcext:value-type="float">
            <text:p>59847</text:p>
          </table:table-cell>
          <table:table-cell office:value-type="float" office:value="114156" calcext:value-type="float">
            <text:p>114156</text:p>
          </table:table-cell>
          <table:table-cell office:value-type="float" office:value="157045" calcext:value-type="float">
            <text:p>157045</text:p>
          </table:table-cell>
          <table:table-cell table:number-columns-repeated="1021"/>
        </table:table-row>
        <table:table-row table:style-name="ro1">
          <table:table-cell office:value-type="float" office:value="57663" calcext:value-type="float">
            <text:p>57663</text:p>
          </table:table-cell>
          <table:table-cell office:value-type="float" office:value="101073" calcext:value-type="float">
            <text:p>101073</text:p>
          </table:table-cell>
          <table:table-cell office:value-type="float" office:value="138658" calcext:value-type="float">
            <text:p>138658</text:p>
          </table:table-cell>
          <table:table-cell table:number-columns-repeated="1021"/>
        </table:table-row>
        <table:table-row table:style-name="ro1">
          <table:table-cell office:value-type="float" office:value="55459" calcext:value-type="float">
            <text:p>55459</text:p>
          </table:table-cell>
          <table:table-cell office:value-type="float" office:value="99711" calcext:value-type="float">
            <text:p>99711</text:p>
          </table:table-cell>
          <table:table-cell office:value-type="float" office:value="133665" calcext:value-type="float">
            <text:p>133665</text:p>
          </table:table-cell>
          <table:table-cell table:number-columns-repeated="1021"/>
        </table:table-row>
        <table:table-row table:style-name="ro1">
          <table:table-cell office:value-type="float" office:value="55071" calcext:value-type="float">
            <text:p>55071</text:p>
          </table:table-cell>
          <table:table-cell office:value-type="float" office:value="96355" calcext:value-type="float">
            <text:p>96355</text:p>
          </table:table-cell>
          <table:table-cell office:value-type="float" office:value="137357" calcext:value-type="float">
            <text:p>137357</text:p>
          </table:table-cell>
          <table:table-cell table:number-columns-repeated="1021"/>
        </table:table-row>
        <table:table-row table:style-name="ro1">
          <table:table-cell office:value-type="float" office:value="52755" calcext:value-type="float">
            <text:p>52755</text:p>
          </table:table-cell>
          <table:table-cell office:value-type="float" office:value="96795" calcext:value-type="float">
            <text:p>96795</text:p>
          </table:table-cell>
          <table:table-cell office:value-type="float" office:value="138466" calcext:value-type="float">
            <text:p>138466</text:p>
          </table:table-cell>
          <table:table-cell table:number-columns-repeated="1021"/>
        </table:table-row>
        <table:table-row table:style-name="ro1">
          <table:table-cell office:value-type="float" office:value="55753" calcext:value-type="float">
            <text:p>55753</text:p>
          </table:table-cell>
          <table:table-cell office:value-type="float" office:value="95964" calcext:value-type="float">
            <text:p>95964</text:p>
          </table:table-cell>
          <table:table-cell office:value-type="float" office:value="140397" calcext:value-type="float">
            <text:p>140397</text:p>
          </table:table-cell>
          <table:table-cell table:number-columns-repeated="1021"/>
        </table:table-row>
        <table:table-row table:style-name="ro1">
          <table:table-cell office:value-type="float" office:value="62522" calcext:value-type="float">
            <text:p>62522</text:p>
          </table:table-cell>
          <table:table-cell office:value-type="float" office:value="110229" calcext:value-type="float">
            <text:p>110229</text:p>
          </table:table-cell>
          <table:table-cell office:value-type="float" office:value="182299" calcext:value-type="float">
            <text:p>182299</text:p>
          </table:table-cell>
          <table:table-cell table:number-columns-repeated="1021"/>
        </table:table-row>
        <table:table-row table:style-name="ro1">
          <table:table-cell office:value-type="float" office:value="68024" calcext:value-type="float">
            <text:p>68024</text:p>
          </table:table-cell>
          <table:table-cell office:value-type="float" office:value="123804" calcext:value-type="float">
            <text:p>123804</text:p>
          </table:table-cell>
          <table:table-cell office:value-type="float" office:value="158453" calcext:value-type="float">
            <text:p>158453</text:p>
          </table:table-cell>
          <table:table-cell table:number-columns-repeated="1021"/>
        </table:table-row>
        <table:table-row table:style-name="ro1">
          <table:table-cell office:value-type="float" office:value="52922" calcext:value-type="float">
            <text:p>52922</text:p>
          </table:table-cell>
          <table:table-cell office:value-type="float" office:value="96066" calcext:value-type="float">
            <text:p>96066</text:p>
          </table:table-cell>
          <table:table-cell office:value-type="float" office:value="131633" calcext:value-type="float">
            <text:p>131633</text:p>
          </table:table-cell>
          <table:table-cell table:number-columns-repeated="1021"/>
        </table:table-row>
        <table:table-row table:style-name="ro1">
          <table:table-cell office:value-type="float" office:value="52246" calcext:value-type="float">
            <text:p>52246</text:p>
          </table:table-cell>
          <table:table-cell office:value-type="float" office:value="92808" calcext:value-type="float">
            <text:p>92808</text:p>
          </table:table-cell>
          <table:table-cell office:value-type="float" office:value="130929" calcext:value-type="float">
            <text:p>130929</text:p>
          </table:table-cell>
          <table:table-cell table:number-columns-repeated="1021"/>
        </table:table-row>
        <table:table-row table:style-name="ro1">
          <table:table-cell office:value-type="float" office:value="54785" calcext:value-type="float">
            <text:p>54785</text:p>
          </table:table-cell>
          <table:table-cell office:value-type="float" office:value="90637" calcext:value-type="float">
            <text:p>90637</text:p>
          </table:table-cell>
          <table:table-cell office:value-type="float" office:value="132011" calcext:value-type="float">
            <text:p>132011</text:p>
          </table:table-cell>
          <table:table-cell table:number-columns-repeated="1021"/>
        </table:table-row>
        <table:table-row table:style-name="ro1">
          <table:table-cell office:value-type="float" office:value="56874" calcext:value-type="float">
            <text:p>56874</text:p>
          </table:table-cell>
          <table:table-cell office:value-type="float" office:value="93841" calcext:value-type="float">
            <text:p>93841</text:p>
          </table:table-cell>
          <table:table-cell office:value-type="float" office:value="139868" calcext:value-type="float">
            <text:p>139868</text:p>
          </table:table-cell>
          <table:table-cell table:number-columns-repeated="1021"/>
        </table:table-row>
        <table:table-row table:style-name="ro1">
          <table:table-cell office:value-type="float" office:value="51676" calcext:value-type="float">
            <text:p>51676</text:p>
          </table:table-cell>
          <table:table-cell office:value-type="float" office:value="93968" calcext:value-type="float">
            <text:p>93968</text:p>
          </table:table-cell>
          <table:table-cell office:value-type="float" office:value="138759" calcext:value-type="float">
            <text:p>138759</text:p>
          </table:table-cell>
          <table:table-cell table:number-columns-repeated="1021"/>
        </table:table-row>
        <table:table-row table:style-name="ro1">
          <table:table-cell office:value-type="float" office:value="52214" calcext:value-type="float">
            <text:p>52214</text:p>
          </table:table-cell>
          <table:table-cell office:value-type="float" office:value="103416" calcext:value-type="float">
            <text:p>103416</text:p>
          </table:table-cell>
          <table:table-cell office:value-type="float" office:value="140609" calcext:value-type="float">
            <text:p>140609</text:p>
          </table:table-cell>
          <table:table-cell table:number-columns-repeated="1021"/>
        </table:table-row>
        <table:table-row table:style-name="ro1">
          <table:table-cell office:value-type="float" office:value="56401" calcext:value-type="float">
            <text:p>56401</text:p>
          </table:table-cell>
          <table:table-cell office:value-type="float" office:value="97558" calcext:value-type="float">
            <text:p>97558</text:p>
          </table:table-cell>
          <table:table-cell office:value-type="float" office:value="130961" calcext:value-type="float">
            <text:p>130961</text:p>
          </table:table-cell>
          <table:table-cell table:number-columns-repeated="1021"/>
        </table:table-row>
        <table:table-row table:style-name="ro1">
          <table:table-cell office:value-type="float" office:value="53569" calcext:value-type="float">
            <text:p>53569</text:p>
          </table:table-cell>
          <table:table-cell office:value-type="float" office:value="98078" calcext:value-type="float">
            <text:p>98078</text:p>
          </table:table-cell>
          <table:table-cell office:value-type="float" office:value="134540" calcext:value-type="float">
            <text:p>134540</text:p>
          </table:table-cell>
          <table:table-cell table:number-columns-repeated="1021"/>
        </table:table-row>
        <table:table-row table:style-name="ro1">
          <table:table-cell office:value-type="float" office:value="57219" calcext:value-type="float">
            <text:p>57219</text:p>
          </table:table-cell>
          <table:table-cell office:value-type="float" office:value="95160" calcext:value-type="float">
            <text:p>95160</text:p>
          </table:table-cell>
          <table:table-cell office:value-type="float" office:value="141692" calcext:value-type="float">
            <text:p>141692</text:p>
          </table:table-cell>
          <table:table-cell table:number-columns-repeated="1021"/>
        </table:table-row>
        <table:table-row table:style-name="ro1">
          <table:table-cell office:value-type="float" office:value="56530" calcext:value-type="float">
            <text:p>56530</text:p>
          </table:table-cell>
          <table:table-cell office:value-type="float" office:value="92083" calcext:value-type="float">
            <text:p>92083</text:p>
          </table:table-cell>
          <table:table-cell office:value-type="float" office:value="132886" calcext:value-type="float">
            <text:p>132886</text:p>
          </table:table-cell>
          <table:table-cell table:number-columns-repeated="1021"/>
        </table:table-row>
        <table:table-row table:style-name="ro1">
          <table:table-cell office:value-type="float" office:value="57576" calcext:value-type="float">
            <text:p>57576</text:p>
          </table:table-cell>
          <table:table-cell office:value-type="float" office:value="94209" calcext:value-type="float">
            <text:p>94209</text:p>
          </table:table-cell>
          <table:table-cell office:value-type="float" office:value="143568" calcext:value-type="float">
            <text:p>143568</text:p>
          </table:table-cell>
          <table:table-cell table:number-columns-repeated="1021"/>
        </table:table-row>
        <table:table-row table:style-name="ro1">
          <table:table-cell office:value-type="float" office:value="57379" calcext:value-type="float">
            <text:p>57379</text:p>
          </table:table-cell>
          <table:table-cell office:value-type="float" office:value="96063" calcext:value-type="float">
            <text:p>96063</text:p>
          </table:table-cell>
          <table:table-cell office:value-type="float" office:value="145354" calcext:value-type="float">
            <text:p>145354</text:p>
          </table:table-cell>
          <table:table-cell table:number-columns-repeated="1021"/>
        </table:table-row>
        <table:table-row table:style-name="ro1">
          <table:table-cell office:value-type="float" office:value="52278" calcext:value-type="float">
            <text:p>52278</text:p>
          </table:table-cell>
          <table:table-cell office:value-type="float" office:value="91131" calcext:value-type="float">
            <text:p>91131</text:p>
          </table:table-cell>
          <table:table-cell office:value-type="float" office:value="131457" calcext:value-type="float">
            <text:p>131457</text:p>
          </table:table-cell>
          <table:table-cell table:number-columns-repeated="1021"/>
        </table:table-row>
        <table:table-row table:style-name="ro1">
          <table:table-cell office:value-type="float" office:value="54982" calcext:value-type="float">
            <text:p>54982</text:p>
          </table:table-cell>
          <table:table-cell office:value-type="float" office:value="93984" calcext:value-type="float">
            <text:p>93984</text:p>
          </table:table-cell>
          <table:table-cell office:value-type="float" office:value="136626" calcext:value-type="float">
            <text:p>136626</text:p>
          </table:table-cell>
          <table:table-cell table:number-columns-repeated="1021"/>
        </table:table-row>
        <table:table-row table:style-name="ro1">
          <table:table-cell office:value-type="float" office:value="63636" calcext:value-type="float">
            <text:p>63636</text:p>
          </table:table-cell>
          <table:table-cell office:value-type="float" office:value="114636" calcext:value-type="float">
            <text:p>114636</text:p>
          </table:table-cell>
          <table:table-cell office:value-type="float" office:value="162284" calcext:value-type="float">
            <text:p>162284</text:p>
          </table:table-cell>
          <table:table-cell table:number-columns-repeated="1021"/>
        </table:table-row>
        <table:table-row table:style-name="ro1">
          <table:table-cell office:value-type="float" office:value="53013" calcext:value-type="float">
            <text:p>53013</text:p>
          </table:table-cell>
          <table:table-cell office:value-type="float" office:value="97226" calcext:value-type="float">
            <text:p>97226</text:p>
          </table:table-cell>
          <table:table-cell office:value-type="float" office:value="137912" calcext:value-type="float">
            <text:p>137912</text:p>
          </table:table-cell>
          <table:table-cell table:number-columns-repeated="1021"/>
        </table:table-row>
        <table:table-row table:style-name="ro1">
          <table:table-cell office:value-type="float" office:value="53616" calcext:value-type="float">
            <text:p>53616</text:p>
          </table:table-cell>
          <table:table-cell office:value-type="float" office:value="100656" calcext:value-type="float">
            <text:p>100656</text:p>
          </table:table-cell>
          <table:table-cell office:value-type="float" office:value="150349" calcext:value-type="float">
            <text:p>150349</text:p>
          </table:table-cell>
          <table:table-cell table:number-columns-repeated="1021"/>
        </table:table-row>
        <table:table-row table:style-name="ro1">
          <table:table-cell office:value-type="float" office:value="53467" calcext:value-type="float">
            <text:p>53467</text:p>
          </table:table-cell>
          <table:table-cell office:value-type="float" office:value="99886" calcext:value-type="float">
            <text:p>99886</text:p>
          </table:table-cell>
          <table:table-cell office:value-type="float" office:value="153756" calcext:value-type="float">
            <text:p>153756</text:p>
          </table:table-cell>
          <table:table-cell table:number-columns-repeated="1021"/>
        </table:table-row>
        <table:table-row table:style-name="ro1">
          <table:table-cell office:value-type="float" office:value="52339" calcext:value-type="float">
            <text:p>52339</text:p>
          </table:table-cell>
          <table:table-cell office:value-type="float" office:value="97684" calcext:value-type="float">
            <text:p>97684</text:p>
          </table:table-cell>
          <table:table-cell office:value-type="float" office:value="138594" calcext:value-type="float">
            <text:p>138594</text:p>
          </table:table-cell>
          <table:table-cell table:number-columns-repeated="1021"/>
        </table:table-row>
        <table:table-row table:style-name="ro1">
          <table:table-cell office:value-type="float" office:value="51429" calcext:value-type="float">
            <text:p>51429</text:p>
          </table:table-cell>
          <table:table-cell office:value-type="float" office:value="97622" calcext:value-type="float">
            <text:p>97622</text:p>
          </table:table-cell>
          <table:table-cell office:value-type="float" office:value="163822" calcext:value-type="float">
            <text:p>163822</text:p>
          </table:table-cell>
          <table:table-cell table:number-columns-repeated="1021"/>
        </table:table-row>
        <table:table-row table:style-name="ro1">
          <table:table-cell office:value-type="float" office:value="53436" calcext:value-type="float">
            <text:p>53436</text:p>
          </table:table-cell>
          <table:table-cell office:value-type="float" office:value="100874" calcext:value-type="float">
            <text:p>100874</text:p>
          </table:table-cell>
          <table:table-cell office:value-type="float" office:value="143901" calcext:value-type="float">
            <text:p>143901</text:p>
          </table:table-cell>
          <table:table-cell table:number-columns-repeated="1021"/>
        </table:table-row>
        <table:table-row table:style-name="ro1">
          <table:table-cell office:value-type="float" office:value="55731" calcext:value-type="float">
            <text:p>55731</text:p>
          </table:table-cell>
          <table:table-cell office:value-type="float" office:value="94409" calcext:value-type="float">
            <text:p>94409</text:p>
          </table:table-cell>
          <table:table-cell office:value-type="float" office:value="132221" calcext:value-type="float">
            <text:p>132221</text:p>
          </table:table-cell>
          <table:table-cell table:number-columns-repeated="1021"/>
        </table:table-row>
        <table:table-row table:style-name="ro1">
          <table:table-cell office:value-type="float" office:value="54213" calcext:value-type="float">
            <text:p>54213</text:p>
          </table:table-cell>
          <table:table-cell office:value-type="float" office:value="95582" calcext:value-type="float">
            <text:p>95582</text:p>
          </table:table-cell>
          <table:table-cell office:value-type="float" office:value="132250" calcext:value-type="float">
            <text:p>132250</text:p>
          </table:table-cell>
          <table:table-cell table:number-columns-repeated="1021"/>
        </table:table-row>
        <table:table-row table:style-name="ro1">
          <table:table-cell office:value-type="float" office:value="53908" calcext:value-type="float">
            <text:p>53908</text:p>
          </table:table-cell>
          <table:table-cell office:value-type="float" office:value="94995" calcext:value-type="float">
            <text:p>94995</text:p>
          </table:table-cell>
          <table:table-cell office:value-type="float" office:value="138493" calcext:value-type="float">
            <text:p>138493</text:p>
          </table:table-cell>
          <table:table-cell table:number-columns-repeated="1021"/>
        </table:table-row>
        <table:table-row table:style-name="ro1">
          <table:table-cell office:value-type="float" office:value="53026" calcext:value-type="float">
            <text:p>53026</text:p>
          </table:table-cell>
          <table:table-cell office:value-type="float" office:value="96274" calcext:value-type="float">
            <text:p>96274</text:p>
          </table:table-cell>
          <table:table-cell office:value-type="float" office:value="129839" calcext:value-type="float">
            <text:p>129839</text:p>
          </table:table-cell>
          <table:table-cell table:number-columns-repeated="1021"/>
        </table:table-row>
        <table:table-row table:style-name="ro1">
          <table:table-cell office:value-type="float" office:value="53355" calcext:value-type="float">
            <text:p>53355</text:p>
          </table:table-cell>
          <table:table-cell office:value-type="float" office:value="103643" calcext:value-type="float">
            <text:p>103643</text:p>
          </table:table-cell>
          <table:table-cell office:value-type="float" office:value="135537" calcext:value-type="float">
            <text:p>135537</text:p>
          </table:table-cell>
          <table:table-cell table:number-columns-repeated="1021"/>
        </table:table-row>
        <table:table-row table:style-name="ro1">
          <table:table-cell office:value-type="float" office:value="57199" calcext:value-type="float">
            <text:p>57199</text:p>
          </table:table-cell>
          <table:table-cell office:value-type="float" office:value="98843" calcext:value-type="float">
            <text:p>98843</text:p>
          </table:table-cell>
          <table:table-cell office:value-type="float" office:value="154318" calcext:value-type="float">
            <text:p>154318</text:p>
          </table:table-cell>
          <table:table-cell table:number-columns-repeated="1021"/>
        </table:table-row>
        <table:table-row table:style-name="ro1">
          <table:table-cell office:value-type="float" office:value="53337" calcext:value-type="float">
            <text:p>53337</text:p>
          </table:table-cell>
          <table:table-cell office:value-type="float" office:value="101280" calcext:value-type="float">
            <text:p>101280</text:p>
          </table:table-cell>
          <table:table-cell office:value-type="float" office:value="148901" calcext:value-type="float">
            <text:p>148901</text:p>
          </table:table-cell>
          <table:table-cell table:number-columns-repeated="1021"/>
        </table:table-row>
        <table:table-row table:style-name="ro1">
          <table:table-cell office:value-type="float" office:value="56573" calcext:value-type="float">
            <text:p>56573</text:p>
          </table:table-cell>
          <table:table-cell office:value-type="float" office:value="101724" calcext:value-type="float">
            <text:p>101724</text:p>
          </table:table-cell>
          <table:table-cell office:value-type="float" office:value="147192" calcext:value-type="float">
            <text:p>147192</text:p>
          </table:table-cell>
          <table:table-cell table:number-columns-repeated="1021"/>
        </table:table-row>
        <table:table-row table:style-name="ro1">
          <table:table-cell office:value-type="float" office:value="54287" calcext:value-type="float">
            <text:p>54287</text:p>
          </table:table-cell>
          <table:table-cell office:value-type="float" office:value="100701" calcext:value-type="float">
            <text:p>100701</text:p>
          </table:table-cell>
          <table:table-cell office:value-type="float" office:value="140678" calcext:value-type="float">
            <text:p>140678</text:p>
          </table:table-cell>
          <table:table-cell table:number-columns-repeated="1021"/>
        </table:table-row>
        <table:table-row table:style-name="ro1">
          <table:table-cell office:value-type="float" office:value="52505" calcext:value-type="float">
            <text:p>52505</text:p>
          </table:table-cell>
          <table:table-cell office:value-type="float" office:value="97348" calcext:value-type="float">
            <text:p>97348</text:p>
          </table:table-cell>
          <table:table-cell office:value-type="float" office:value="132018" calcext:value-type="float">
            <text:p>132018</text:p>
          </table:table-cell>
          <table:table-cell table:number-columns-repeated="1021"/>
        </table:table-row>
        <table:table-row table:style-name="ro1">
          <table:table-cell office:value-type="float" office:value="54482" calcext:value-type="float">
            <text:p>54482</text:p>
          </table:table-cell>
          <table:table-cell office:value-type="float" office:value="92336" calcext:value-type="float">
            <text:p>92336</text:p>
          </table:table-cell>
          <table:table-cell office:value-type="float" office:value="131908" calcext:value-type="float">
            <text:p>131908</text:p>
          </table:table-cell>
          <table:table-cell table:number-columns-repeated="1021"/>
        </table:table-row>
        <table:table-row table:style-name="ro1">
          <table:table-cell office:value-type="float" office:value="52063" calcext:value-type="float">
            <text:p>52063</text:p>
          </table:table-cell>
          <table:table-cell office:value-type="float" office:value="93931" calcext:value-type="float">
            <text:p>93931</text:p>
          </table:table-cell>
          <table:table-cell office:value-type="float" office:value="131628" calcext:value-type="float">
            <text:p>131628</text:p>
          </table:table-cell>
          <table:table-cell table:number-columns-repeated="1021"/>
        </table:table-row>
        <table:table-row table:style-name="ro1">
          <table:table-cell office:value-type="float" office:value="55893" calcext:value-type="float">
            <text:p>55893</text:p>
          </table:table-cell>
          <table:table-cell office:value-type="float" office:value="99279" calcext:value-type="float">
            <text:p>99279</text:p>
          </table:table-cell>
          <table:table-cell office:value-type="float" office:value="140148" calcext:value-type="float">
            <text:p>140148</text:p>
          </table:table-cell>
          <table:table-cell table:number-columns-repeated="1021"/>
        </table:table-row>
        <table:table-row table:style-name="ro1">
          <table:table-cell office:value-type="float" office:value="68209" calcext:value-type="float">
            <text:p>68209</text:p>
          </table:table-cell>
          <table:table-cell office:value-type="float" office:value="126519" calcext:value-type="float">
            <text:p>126519</text:p>
          </table:table-cell>
          <table:table-cell office:value-type="float" office:value="177148" calcext:value-type="float">
            <text:p>177148</text:p>
          </table:table-cell>
          <table:table-cell table:number-columns-repeated="1021"/>
        </table:table-row>
        <table:table-row table:style-name="ro1">
          <table:table-cell office:value-type="float" office:value="56167" calcext:value-type="float">
            <text:p>56167</text:p>
          </table:table-cell>
          <table:table-cell office:value-type="float" office:value="96564" calcext:value-type="float">
            <text:p>96564</text:p>
          </table:table-cell>
          <table:table-cell office:value-type="float" office:value="140740" calcext:value-type="float">
            <text:p>140740</text:p>
          </table:table-cell>
          <table:table-cell table:number-columns-repeated="1021"/>
        </table:table-row>
        <table:table-row table:style-name="ro1">
          <table:table-cell office:value-type="float" office:value="57331" calcext:value-type="float">
            <text:p>57331</text:p>
          </table:table-cell>
          <table:table-cell office:value-type="float" office:value="98863" calcext:value-type="float">
            <text:p>98863</text:p>
          </table:table-cell>
          <table:table-cell office:value-type="float" office:value="144723" calcext:value-type="float">
            <text:p>144723</text:p>
          </table:table-cell>
          <table:table-cell table:number-columns-repeated="1021"/>
        </table:table-row>
        <table:table-row table:style-name="ro1">
          <table:table-cell office:value-type="float" office:value="55882" calcext:value-type="float">
            <text:p>55882</text:p>
          </table:table-cell>
          <table:table-cell office:value-type="float" office:value="92471" calcext:value-type="float">
            <text:p>92471</text:p>
          </table:table-cell>
          <table:table-cell office:value-type="float" office:value="135005" calcext:value-type="float">
            <text:p>135005</text:p>
          </table:table-cell>
          <table:table-cell table:number-columns-repeated="1021"/>
        </table:table-row>
        <table:table-row table:style-name="ro1">
          <table:table-cell office:value-type="float" office:value="51981" calcext:value-type="float">
            <text:p>51981</text:p>
          </table:table-cell>
          <table:table-cell office:value-type="float" office:value="100825" calcext:value-type="float">
            <text:p>100825</text:p>
          </table:table-cell>
          <table:table-cell office:value-type="float" office:value="145243" calcext:value-type="float">
            <text:p>145243</text:p>
          </table:table-cell>
          <table:table-cell table:number-columns-repeated="1021"/>
        </table:table-row>
        <table:table-row table:style-name="ro1">
          <table:table-cell office:value-type="float" office:value="57396" calcext:value-type="float">
            <text:p>57396</text:p>
          </table:table-cell>
          <table:table-cell office:value-type="float" office:value="100975" calcext:value-type="float">
            <text:p>100975</text:p>
          </table:table-cell>
          <table:table-cell office:value-type="float" office:value="146749" calcext:value-type="float">
            <text:p>146749</text:p>
          </table:table-cell>
          <table:table-cell table:number-columns-repeated="1021"/>
        </table:table-row>
        <table:table-row table:style-name="ro1">
          <table:table-cell office:value-type="float" office:value="55803" calcext:value-type="float">
            <text:p>55803</text:p>
          </table:table-cell>
          <table:table-cell office:value-type="float" office:value="100963" calcext:value-type="float">
            <text:p>100963</text:p>
          </table:table-cell>
          <table:table-cell office:value-type="float" office:value="143347" calcext:value-type="float">
            <text:p>143347</text:p>
          </table:table-cell>
          <table:table-cell table:number-columns-repeated="1021"/>
        </table:table-row>
        <table:table-row table:style-name="ro1">
          <table:table-cell office:value-type="float" office:value="53783" calcext:value-type="float">
            <text:p>53783</text:p>
          </table:table-cell>
          <table:table-cell office:value-type="float" office:value="97857" calcext:value-type="float">
            <text:p>97857</text:p>
          </table:table-cell>
          <table:table-cell office:value-type="float" office:value="138740" calcext:value-type="float">
            <text:p>138740</text:p>
          </table:table-cell>
          <table:table-cell table:number-columns-repeated="1021"/>
        </table:table-row>
        <table:table-row table:style-name="ro1">
          <table:table-cell office:value-type="float" office:value="56599" calcext:value-type="float">
            <text:p>56599</text:p>
          </table:table-cell>
          <table:table-cell office:value-type="float" office:value="92191" calcext:value-type="float">
            <text:p>92191</text:p>
          </table:table-cell>
          <table:table-cell office:value-type="float" office:value="139424" calcext:value-type="float">
            <text:p>139424</text:p>
          </table:table-cell>
          <table:table-cell table:number-columns-repeated="1021"/>
        </table:table-row>
        <table:table-row table:style-name="ro1">
          <table:table-cell office:value-type="float" office:value="56390" calcext:value-type="float">
            <text:p>56390</text:p>
          </table:table-cell>
          <table:table-cell office:value-type="float" office:value="96323" calcext:value-type="float">
            <text:p>96323</text:p>
          </table:table-cell>
          <table:table-cell office:value-type="float" office:value="140453" calcext:value-type="float">
            <text:p>140453</text:p>
          </table:table-cell>
          <table:table-cell table:number-columns-repeated="1021"/>
        </table:table-row>
        <table:table-row table:style-name="ro1">
          <table:table-cell office:value-type="float" office:value="53757" calcext:value-type="float">
            <text:p>53757</text:p>
          </table:table-cell>
          <table:table-cell office:value-type="float" office:value="95361" calcext:value-type="float">
            <text:p>95361</text:p>
          </table:table-cell>
          <table:table-cell office:value-type="float" office:value="152290" calcext:value-type="float">
            <text:p>152290</text:p>
          </table:table-cell>
          <table:table-cell table:number-columns-repeated="1021"/>
        </table:table-row>
        <table:table-row table:style-name="ro1">
          <table:table-cell office:value-type="float" office:value="55986" calcext:value-type="float">
            <text:p>55986</text:p>
          </table:table-cell>
          <table:table-cell office:value-type="float" office:value="95159" calcext:value-type="float">
            <text:p>95159</text:p>
          </table:table-cell>
          <table:table-cell office:value-type="float" office:value="142462" calcext:value-type="float">
            <text:p>142462</text:p>
          </table:table-cell>
          <table:table-cell table:number-columns-repeated="1021"/>
        </table:table-row>
        <table:table-row table:style-name="ro1">
          <table:table-cell office:value-type="float" office:value="52292" calcext:value-type="float">
            <text:p>52292</text:p>
          </table:table-cell>
          <table:table-cell office:value-type="float" office:value="91547" calcext:value-type="float">
            <text:p>91547</text:p>
          </table:table-cell>
          <table:table-cell office:value-type="float" office:value="144173" calcext:value-type="float">
            <text:p>144173</text:p>
          </table:table-cell>
          <table:table-cell table:number-columns-repeated="1021"/>
        </table:table-row>
        <table:table-row table:style-name="ro1">
          <table:table-cell office:value-type="float" office:value="56801" calcext:value-type="float">
            <text:p>56801</text:p>
          </table:table-cell>
          <table:table-cell office:value-type="float" office:value="92032" calcext:value-type="float">
            <text:p>92032</text:p>
          </table:table-cell>
          <table:table-cell office:value-type="float" office:value="144740" calcext:value-type="float">
            <text:p>144740</text:p>
          </table:table-cell>
          <table:table-cell table:number-columns-repeated="1021"/>
        </table:table-row>
        <table:table-row table:style-name="ro1">
          <table:table-cell office:value-type="float" office:value="62958" calcext:value-type="float">
            <text:p>62958</text:p>
          </table:table-cell>
          <table:table-cell office:value-type="float" office:value="113771" calcext:value-type="float">
            <text:p>113771</text:p>
          </table:table-cell>
          <table:table-cell office:value-type="float" office:value="161595" calcext:value-type="float">
            <text:p>161595</text:p>
          </table:table-cell>
          <table:table-cell table:number-columns-repeated="1021"/>
        </table:table-row>
        <table:table-row table:style-name="ro1">
          <table:table-cell office:value-type="float" office:value="52033" calcext:value-type="float">
            <text:p>52033</text:p>
          </table:table-cell>
          <table:table-cell office:value-type="float" office:value="96095" calcext:value-type="float">
            <text:p>96095</text:p>
          </table:table-cell>
          <table:table-cell office:value-type="float" office:value="141097" calcext:value-type="float">
            <text:p>141097</text:p>
          </table:table-cell>
          <table:table-cell table:number-columns-repeated="1021"/>
        </table:table-row>
        <table:table-row table:style-name="ro1">
          <table:table-cell office:value-type="float" office:value="53835" calcext:value-type="float">
            <text:p>53835</text:p>
          </table:table-cell>
          <table:table-cell office:value-type="float" office:value="99907" calcext:value-type="float">
            <text:p>99907</text:p>
          </table:table-cell>
          <table:table-cell office:value-type="float" office:value="150072" calcext:value-type="float">
            <text:p>150072</text:p>
          </table:table-cell>
          <table:table-cell table:number-columns-repeated="1021"/>
        </table:table-row>
        <table:table-row table:style-name="ro1">
          <table:table-cell office:value-type="float" office:value="53790" calcext:value-type="float">
            <text:p>53790</text:p>
          </table:table-cell>
          <table:table-cell office:value-type="float" office:value="104217" calcext:value-type="float">
            <text:p>104217</text:p>
          </table:table-cell>
          <table:table-cell office:value-type="float" office:value="150011" calcext:value-type="float">
            <text:p>150011</text:p>
          </table:table-cell>
          <table:table-cell table:number-columns-repeated="1021"/>
        </table:table-row>
        <table:table-row table:style-name="ro1">
          <table:table-cell office:value-type="float" office:value="53671" calcext:value-type="float">
            <text:p>53671</text:p>
          </table:table-cell>
          <table:table-cell office:value-type="float" office:value="95066" calcext:value-type="float">
            <text:p>95066</text:p>
          </table:table-cell>
          <table:table-cell office:value-type="float" office:value="144545" calcext:value-type="float">
            <text:p>144545</text:p>
          </table:table-cell>
          <table:table-cell table:number-columns-repeated="1021"/>
        </table:table-row>
        <table:table-row table:style-name="ro1">
          <table:table-cell office:value-type="float" office:value="52219" calcext:value-type="float">
            <text:p>52219</text:p>
          </table:table-cell>
          <table:table-cell office:value-type="float" office:value="96306" calcext:value-type="float">
            <text:p>96306</text:p>
          </table:table-cell>
          <table:table-cell office:value-type="float" office:value="143009" calcext:value-type="float">
            <text:p>143009</text:p>
          </table:table-cell>
          <table:table-cell table:number-columns-repeated="1021"/>
        </table:table-row>
        <table:table-row table:style-name="ro1">
          <table:table-cell office:value-type="float" office:value="55830" calcext:value-type="float">
            <text:p>55830</text:p>
          </table:table-cell>
          <table:table-cell office:value-type="float" office:value="80334" calcext:value-type="float">
            <text:p>80334</text:p>
          </table:table-cell>
          <table:table-cell office:value-type="float" office:value="140422" calcext:value-type="float">
            <text:p>140422</text:p>
          </table:table-cell>
          <table:table-cell table:number-columns-repeated="1021"/>
        </table:table-row>
        <table:table-row table:style-name="ro1">
          <table:table-cell office:value-type="float" office:value="56922" calcext:value-type="float">
            <text:p>56922</text:p>
          </table:table-cell>
          <table:table-cell office:value-type="float" office:value="103186" calcext:value-type="float">
            <text:p>103186</text:p>
          </table:table-cell>
          <table:table-cell office:value-type="float" office:value="137399" calcext:value-type="float">
            <text:p>137399</text:p>
          </table:table-cell>
          <table:table-cell table:number-columns-repeated="1021"/>
        </table:table-row>
        <table:table-row table:style-name="ro1">
          <table:table-cell office:value-type="float" office:value="51157" calcext:value-type="float">
            <text:p>51157</text:p>
          </table:table-cell>
          <table:table-cell office:value-type="float" office:value="92894" calcext:value-type="float">
            <text:p>92894</text:p>
          </table:table-cell>
          <table:table-cell office:value-type="float" office:value="119506" calcext:value-type="float">
            <text:p>119506</text:p>
          </table:table-cell>
          <table:table-cell table:number-columns-repeated="1021"/>
        </table:table-row>
        <table:table-row table:style-name="ro1">
          <table:table-cell office:value-type="float" office:value="51491" calcext:value-type="float">
            <text:p>51491</text:p>
          </table:table-cell>
          <table:table-cell office:value-type="float" office:value="99591" calcext:value-type="float">
            <text:p>99591</text:p>
          </table:table-cell>
          <table:table-cell office:value-type="float" office:value="141922" calcext:value-type="float">
            <text:p>141922</text:p>
          </table:table-cell>
          <table:table-cell table:number-columns-repeated="1021"/>
        </table:table-row>
        <table:table-row table:style-name="ro1">
          <table:table-cell office:value-type="float" office:value="53382" calcext:value-type="float">
            <text:p>53382</text:p>
          </table:table-cell>
          <table:table-cell office:value-type="float" office:value="100951" calcext:value-type="float">
            <text:p>100951</text:p>
          </table:table-cell>
          <table:table-cell office:value-type="float" office:value="143230" calcext:value-type="float">
            <text:p>143230</text:p>
          </table:table-cell>
          <table:table-cell table:number-columns-repeated="1021"/>
        </table:table-row>
        <table:table-row table:style-name="ro1">
          <table:table-cell office:value-type="float" office:value="57097" calcext:value-type="float">
            <text:p>57097</text:p>
          </table:table-cell>
          <table:table-cell office:value-type="float" office:value="98924" calcext:value-type="float">
            <text:p>98924</text:p>
          </table:table-cell>
          <table:table-cell office:value-type="float" office:value="150075" calcext:value-type="float">
            <text:p>150075</text:p>
          </table:table-cell>
          <table:table-cell table:number-columns-repeated="1021"/>
        </table:table-row>
        <table:table-row table:style-name="ro1">
          <table:table-cell office:value-type="float" office:value="55534" calcext:value-type="float">
            <text:p>55534</text:p>
          </table:table-cell>
          <table:table-cell office:value-type="float" office:value="97565" calcext:value-type="float">
            <text:p>97565</text:p>
          </table:table-cell>
          <table:table-cell office:value-type="float" office:value="138504" calcext:value-type="float">
            <text:p>138504</text:p>
          </table:table-cell>
          <table:table-cell table:number-columns-repeated="1021"/>
        </table:table-row>
        <table:table-row table:style-name="ro1">
          <table:table-cell office:value-type="float" office:value="55432" calcext:value-type="float">
            <text:p>55432</text:p>
          </table:table-cell>
          <table:table-cell office:value-type="float" office:value="97594" calcext:value-type="float">
            <text:p>97594</text:p>
          </table:table-cell>
          <table:table-cell office:value-type="float" office:value="135384" calcext:value-type="float">
            <text:p>135384</text:p>
          </table:table-cell>
          <table:table-cell table:number-columns-repeated="1021"/>
        </table:table-row>
        <table:table-row table:style-name="ro1">
          <table:table-cell office:value-type="float" office:value="55134" calcext:value-type="float">
            <text:p>55134</text:p>
          </table:table-cell>
          <table:table-cell office:value-type="float" office:value="96503" calcext:value-type="float">
            <text:p>96503</text:p>
          </table:table-cell>
          <table:table-cell office:value-type="float" office:value="135243" calcext:value-type="float">
            <text:p>135243</text:p>
          </table:table-cell>
          <table:table-cell table:number-columns-repeated="1021"/>
        </table:table-row>
        <table:table-row table:style-name="ro1">
          <table:table-cell office:value-type="float" office:value="56903" calcext:value-type="float">
            <text:p>56903</text:p>
          </table:table-cell>
          <table:table-cell office:value-type="float" office:value="93662" calcext:value-type="float">
            <text:p>93662</text:p>
          </table:table-cell>
          <table:table-cell office:value-type="float" office:value="139446" calcext:value-type="float">
            <text:p>139446</text:p>
          </table:table-cell>
          <table:table-cell table:number-columns-repeated="1021"/>
        </table:table-row>
        <table:table-row table:style-name="ro1">
          <table:table-cell office:value-type="float" office:value="55250" calcext:value-type="float">
            <text:p>55250</text:p>
          </table:table-cell>
          <table:table-cell office:value-type="float" office:value="95991" calcext:value-type="float">
            <text:p>95991</text:p>
          </table:table-cell>
          <table:table-cell office:value-type="float" office:value="140136" calcext:value-type="float">
            <text:p>140136</text:p>
          </table:table-cell>
          <table:table-cell table:number-columns-repeated="1021"/>
        </table:table-row>
        <table:table-row table:style-name="ro1">
          <table:table-cell office:value-type="float" office:value="53373" calcext:value-type="float">
            <text:p>53373</text:p>
          </table:table-cell>
          <table:table-cell office:value-type="float" office:value="99505" calcext:value-type="float">
            <text:p>99505</text:p>
          </table:table-cell>
          <table:table-cell office:value-type="float" office:value="138386" calcext:value-type="float">
            <text:p>138386</text:p>
          </table:table-cell>
          <table:table-cell table:number-columns-repeated="1021"/>
        </table:table-row>
        <table:table-row table:style-name="ro1">
          <table:table-cell office:value-type="float" office:value="52339" calcext:value-type="float">
            <text:p>52339</text:p>
          </table:table-cell>
          <table:table-cell office:value-type="float" office:value="96728" calcext:value-type="float">
            <text:p>96728</text:p>
          </table:table-cell>
          <table:table-cell office:value-type="float" office:value="137335" calcext:value-type="float">
            <text:p>137335</text:p>
          </table:table-cell>
          <table:table-cell table:number-columns-repeated="1021"/>
        </table:table-row>
        <table:table-row table:style-name="ro1">
          <table:table-cell office:value-type="float" office:value="65296" calcext:value-type="float">
            <text:p>65296</text:p>
          </table:table-cell>
          <table:table-cell office:value-type="float" office:value="113594" calcext:value-type="float">
            <text:p>113594</text:p>
          </table:table-cell>
          <table:table-cell office:value-type="float" office:value="155664" calcext:value-type="float">
            <text:p>155664</text:p>
          </table:table-cell>
          <table:table-cell table:number-columns-repeated="1021"/>
        </table:table-row>
        <table:table-row table:style-name="ro1">
          <table:table-cell office:value-type="float" office:value="52250" calcext:value-type="float">
            <text:p>52250</text:p>
          </table:table-cell>
          <table:table-cell office:value-type="float" office:value="95375" calcext:value-type="float">
            <text:p>95375</text:p>
          </table:table-cell>
          <table:table-cell office:value-type="float" office:value="132710" calcext:value-type="float">
            <text:p>132710</text:p>
          </table:table-cell>
          <table:table-cell table:number-columns-repeated="1021"/>
        </table:table-row>
        <table:table-row table:style-name="ro1">
          <table:table-cell office:value-type="float" office:value="55309" calcext:value-type="float">
            <text:p>55309</text:p>
          </table:table-cell>
          <table:table-cell office:value-type="float" office:value="93842" calcext:value-type="float">
            <text:p>93842</text:p>
          </table:table-cell>
          <table:table-cell office:value-type="float" office:value="129751" calcext:value-type="float">
            <text:p>129751</text:p>
          </table:table-cell>
          <table:table-cell table:number-columns-repeated="1021"/>
        </table:table-row>
        <table:table-row table:style-name="ro1">
          <table:table-cell office:value-type="float" office:value="54424" calcext:value-type="float">
            <text:p>54424</text:p>
          </table:table-cell>
          <table:table-cell office:value-type="float" office:value="81531" calcext:value-type="float">
            <text:p>81531</text:p>
          </table:table-cell>
          <table:table-cell office:value-type="float" office:value="130134" calcext:value-type="float">
            <text:p>130134</text:p>
          </table:table-cell>
          <table:table-cell table:number-columns-repeated="1021"/>
        </table:table-row>
        <table:table-row table:style-name="ro1">
          <table:table-cell office:value-type="float" office:value="51406" calcext:value-type="float">
            <text:p>51406</text:p>
          </table:table-cell>
          <table:table-cell office:value-type="float" office:value="99774" calcext:value-type="float">
            <text:p>99774</text:p>
          </table:table-cell>
          <table:table-cell office:value-type="float" office:value="132704" calcext:value-type="float">
            <text:p>132704</text:p>
          </table:table-cell>
          <table:table-cell table:number-columns-repeated="1021"/>
        </table:table-row>
        <table:table-row table:style-name="ro1">
          <table:table-cell office:value-type="float" office:value="55523" calcext:value-type="float">
            <text:p>55523</text:p>
          </table:table-cell>
          <table:table-cell office:value-type="float" office:value="101154" calcext:value-type="float">
            <text:p>101154</text:p>
          </table:table-cell>
          <table:table-cell office:value-type="float" office:value="131828" calcext:value-type="float">
            <text:p>131828</text:p>
          </table:table-cell>
          <table:table-cell table:number-columns-repeated="1021"/>
        </table:table-row>
        <table:table-row table:style-name="ro1">
          <table:table-cell office:value-type="float" office:value="55747" calcext:value-type="float">
            <text:p>55747</text:p>
          </table:table-cell>
          <table:table-cell office:value-type="float" office:value="94015" calcext:value-type="float">
            <text:p>94015</text:p>
          </table:table-cell>
          <table:table-cell office:value-type="float" office:value="129207" calcext:value-type="float">
            <text:p>129207</text:p>
          </table:table-cell>
          <table:table-cell table:number-columns-repeated="1021"/>
        </table:table-row>
        <table:table-row table:style-name="ro1">
          <table:table-cell office:value-type="float" office:value="56860" calcext:value-type="float">
            <text:p>56860</text:p>
          </table:table-cell>
          <table:table-cell office:value-type="float" office:value="93897" calcext:value-type="float">
            <text:p>93897</text:p>
          </table:table-cell>
          <table:table-cell office:value-type="float" office:value="142292" calcext:value-type="float">
            <text:p>142292</text:p>
          </table:table-cell>
          <table:table-cell table:number-columns-repeated="1021"/>
        </table:table-row>
        <table:table-row table:style-name="ro1">
          <table:table-cell office:value-type="float" office:value="45630" calcext:value-type="float">
            <text:p>45630</text:p>
          </table:table-cell>
          <table:table-cell office:value-type="float" office:value="96369" calcext:value-type="float">
            <text:p>96369</text:p>
          </table:table-cell>
          <table:table-cell office:value-type="float" office:value="138189" calcext:value-type="float">
            <text:p>138189</text:p>
          </table:table-cell>
          <table:table-cell table:number-columns-repeated="1021"/>
        </table:table-row>
        <table:table-row table:style-name="ro1">
          <table:table-cell office:value-type="float" office:value="55110" calcext:value-type="float">
            <text:p>55110</text:p>
          </table:table-cell>
          <table:table-cell office:value-type="float" office:value="95012" calcext:value-type="float">
            <text:p>95012</text:p>
          </table:table-cell>
          <table:table-cell office:value-type="float" office:value="137235" calcext:value-type="float">
            <text:p>137235</text:p>
          </table:table-cell>
          <table:table-cell table:number-columns-repeated="1021"/>
        </table:table-row>
        <table:table-row table:style-name="ro1">
          <table:table-cell office:value-type="float" office:value="54223" calcext:value-type="float">
            <text:p>54223</text:p>
          </table:table-cell>
          <table:table-cell office:value-type="float" office:value="96150" calcext:value-type="float">
            <text:p>96150</text:p>
          </table:table-cell>
          <table:table-cell office:value-type="float" office:value="142312" calcext:value-type="float">
            <text:p>142312</text:p>
          </table:table-cell>
          <table:table-cell table:number-columns-repeated="1021"/>
        </table:table-row>
        <table:table-row table:style-name="ro1">
          <table:table-cell office:value-type="float" office:value="55791" calcext:value-type="float">
            <text:p>55791</text:p>
          </table:table-cell>
          <table:table-cell office:value-type="float" office:value="92882" calcext:value-type="float">
            <text:p>92882</text:p>
          </table:table-cell>
          <table:table-cell office:value-type="float" office:value="144594" calcext:value-type="float">
            <text:p>144594</text:p>
          </table:table-cell>
          <table:table-cell table:number-columns-repeated="1021"/>
        </table:table-row>
        <table:table-row table:style-name="ro1">
          <table:table-cell office:value-type="float" office:value="52614" calcext:value-type="float">
            <text:p>52614</text:p>
          </table:table-cell>
          <table:table-cell office:value-type="float" office:value="96120" calcext:value-type="float">
            <text:p>96120</text:p>
          </table:table-cell>
          <table:table-cell office:value-type="float" office:value="134392" calcext:value-type="float">
            <text:p>134392</text:p>
          </table:table-cell>
          <table:table-cell table:number-columns-repeated="1021"/>
        </table:table-row>
        <table:table-row table:style-name="ro1">
          <table:table-cell office:value-type="float" office:value="53875" calcext:value-type="float">
            <text:p>53875</text:p>
          </table:table-cell>
          <table:table-cell office:value-type="float" office:value="94377" calcext:value-type="float">
            <text:p>94377</text:p>
          </table:table-cell>
          <table:table-cell office:value-type="float" office:value="140413" calcext:value-type="float">
            <text:p>140413</text:p>
          </table:table-cell>
          <table:table-cell table:number-columns-repeated="1021"/>
        </table:table-row>
        <table:table-row table:style-name="ro1">
          <table:table-cell office:value-type="float" office:value="55989" calcext:value-type="float">
            <text:p>55989</text:p>
          </table:table-cell>
          <table:table-cell office:value-type="float" office:value="96761" calcext:value-type="float">
            <text:p>96761</text:p>
          </table:table-cell>
          <table:table-cell office:value-type="float" office:value="139076" calcext:value-type="float">
            <text:p>139076</text:p>
          </table:table-cell>
          <table:table-cell table:number-columns-repeated="1021"/>
        </table:table-row>
        <table:table-row table:style-name="ro1">
          <table:table-cell office:value-type="float" office:value="56023" calcext:value-type="float">
            <text:p>56023</text:p>
          </table:table-cell>
          <table:table-cell office:value-type="float" office:value="96628" calcext:value-type="float">
            <text:p>96628</text:p>
          </table:table-cell>
          <table:table-cell office:value-type="float" office:value="130622" calcext:value-type="float">
            <text:p>130622</text:p>
          </table:table-cell>
          <table:table-cell table:number-columns-repeated="1021"/>
        </table:table-row>
        <table:table-row table:style-name="ro1">
          <table:table-cell office:value-type="float" office:value="52528" calcext:value-type="float">
            <text:p>52528</text:p>
          </table:table-cell>
          <table:table-cell office:value-type="float" office:value="98294" calcext:value-type="float">
            <text:p>98294</text:p>
          </table:table-cell>
          <table:table-cell office:value-type="float" office:value="128449" calcext:value-type="float">
            <text:p>128449</text:p>
          </table:table-cell>
          <table:table-cell table:number-columns-repeated="1021"/>
        </table:table-row>
        <table:table-row table:style-name="ro1">
          <table:table-cell office:value-type="float" office:value="53102" calcext:value-type="float">
            <text:p>53102</text:p>
          </table:table-cell>
          <table:table-cell office:value-type="float" office:value="97121" calcext:value-type="float">
            <text:p>97121</text:p>
          </table:table-cell>
          <table:table-cell office:value-type="float" office:value="134626" calcext:value-type="float">
            <text:p>134626</text:p>
          </table:table-cell>
          <table:table-cell table:number-columns-repeated="1021"/>
        </table:table-row>
        <table:table-row table:style-name="ro1">
          <table:table-cell office:value-type="float" office:value="54229" calcext:value-type="float">
            <text:p>54229</text:p>
          </table:table-cell>
          <table:table-cell office:value-type="float" office:value="99743" calcext:value-type="float">
            <text:p>99743</text:p>
          </table:table-cell>
          <table:table-cell office:value-type="float" office:value="134809" calcext:value-type="float">
            <text:p>134809</text:p>
          </table:table-cell>
          <table:table-cell table:number-columns-repeated="1021"/>
        </table:table-row>
        <table:table-row table:style-name="ro1">
          <table:table-cell office:value-type="float" office:value="51339" calcext:value-type="float">
            <text:p>51339</text:p>
          </table:table-cell>
          <table:table-cell office:value-type="float" office:value="98059" calcext:value-type="float">
            <text:p>98059</text:p>
          </table:table-cell>
          <table:table-cell office:value-type="float" office:value="134977" calcext:value-type="float">
            <text:p>134977</text:p>
          </table:table-cell>
          <table:table-cell table:number-columns-repeated="1021"/>
        </table:table-row>
        <table:table-row table:style-name="ro1">
          <table:table-cell office:value-type="float" office:value="50737" calcext:value-type="float">
            <text:p>50737</text:p>
          </table:table-cell>
          <table:table-cell office:value-type="float" office:value="95117" calcext:value-type="float">
            <text:p>95117</text:p>
          </table:table-cell>
          <table:table-cell office:value-type="float" office:value="132933" calcext:value-type="float">
            <text:p>132933</text:p>
          </table:table-cell>
          <table:table-cell table:number-columns-repeated="1021"/>
        </table:table-row>
        <table:table-row table:style-name="ro1">
          <table:table-cell office:value-type="float" office:value="55793" calcext:value-type="float">
            <text:p>55793</text:p>
          </table:table-cell>
          <table:table-cell office:value-type="float" office:value="91492" calcext:value-type="float">
            <text:p>91492</text:p>
          </table:table-cell>
          <table:table-cell office:value-type="float" office:value="133112" calcext:value-type="float">
            <text:p>133112</text:p>
          </table:table-cell>
          <table:table-cell table:number-columns-repeated="1021"/>
        </table:table-row>
        <table:table-row table:style-name="ro1">
          <table:table-cell office:value-type="float" office:value="50757" calcext:value-type="float">
            <text:p>50757</text:p>
          </table:table-cell>
          <table:table-cell office:value-type="float" office:value="91361" calcext:value-type="float">
            <text:p>91361</text:p>
          </table:table-cell>
          <table:table-cell office:value-type="float" office:value="129054" calcext:value-type="float">
            <text:p>129054</text:p>
          </table:table-cell>
          <table:table-cell table:number-columns-repeated="1021"/>
        </table:table-row>
        <table:table-row table:style-name="ro1">
          <table:table-cell office:value-type="float" office:value="55967" calcext:value-type="float">
            <text:p>55967</text:p>
          </table:table-cell>
          <table:table-cell office:value-type="float" office:value="91149" calcext:value-type="float">
            <text:p>91149</text:p>
          </table:table-cell>
          <table:table-cell office:value-type="float" office:value="133486" calcext:value-type="float">
            <text:p>133486</text:p>
          </table:table-cell>
          <table:table-cell table:number-columns-repeated="1021"/>
        </table:table-row>
        <table:table-row table:style-name="ro1">
          <table:table-cell office:value-type="float" office:value="59865" calcext:value-type="float">
            <text:p>59865</text:p>
          </table:table-cell>
          <table:table-cell office:value-type="float" office:value="109813" calcext:value-type="float">
            <text:p>109813</text:p>
          </table:table-cell>
          <table:table-cell office:value-type="float" office:value="156815" calcext:value-type="float">
            <text:p>156815</text:p>
          </table:table-cell>
          <table:table-cell table:number-columns-repeated="1021"/>
        </table:table-row>
        <table:table-row table:style-name="ro1">
          <table:table-cell office:value-type="float" office:value="54445" calcext:value-type="float">
            <text:p>54445</text:p>
          </table:table-cell>
          <table:table-cell office:value-type="float" office:value="95192" calcext:value-type="float">
            <text:p>95192</text:p>
          </table:table-cell>
          <table:table-cell office:value-type="float" office:value="132841" calcext:value-type="float">
            <text:p>132841</text:p>
          </table:table-cell>
          <table:table-cell table:number-columns-repeated="1021"/>
        </table:table-row>
        <table:table-row table:style-name="ro1">
          <table:table-cell office:value-type="float" office:value="52221" calcext:value-type="float">
            <text:p>52221</text:p>
          </table:table-cell>
          <table:table-cell office:value-type="float" office:value="93472" calcext:value-type="float">
            <text:p>93472</text:p>
          </table:table-cell>
          <table:table-cell office:value-type="float" office:value="139231" calcext:value-type="float">
            <text:p>139231</text:p>
          </table:table-cell>
          <table:table-cell table:number-columns-repeated="1021"/>
        </table:table-row>
        <table:table-row table:style-name="ro1">
          <table:table-cell office:value-type="float" office:value="51652" calcext:value-type="float">
            <text:p>51652</text:p>
          </table:table-cell>
          <table:table-cell office:value-type="float" office:value="93696" calcext:value-type="float">
            <text:p>93696</text:p>
          </table:table-cell>
          <table:table-cell office:value-type="float" office:value="130655" calcext:value-type="float">
            <text:p>130655</text:p>
          </table:table-cell>
          <table:table-cell table:number-columns-repeated="1021"/>
        </table:table-row>
        <table:table-row table:style-name="ro1">
          <table:table-cell office:value-type="float" office:value="59302" calcext:value-type="float">
            <text:p>59302</text:p>
          </table:table-cell>
          <table:table-cell office:value-type="float" office:value="110129" calcext:value-type="float">
            <text:p>110129</text:p>
          </table:table-cell>
          <table:table-cell office:value-type="float" office:value="151212" calcext:value-type="float">
            <text:p>151212</text:p>
          </table:table-cell>
          <table:table-cell table:number-columns-repeated="1021"/>
        </table:table-row>
        <table:table-row table:style-name="ro1">
          <table:table-cell office:value-type="float" office:value="53476" calcext:value-type="float">
            <text:p>53476</text:p>
          </table:table-cell>
          <table:table-cell office:value-type="float" office:value="99274" calcext:value-type="float">
            <text:p>99274</text:p>
          </table:table-cell>
          <table:table-cell office:value-type="float" office:value="142251" calcext:value-type="float">
            <text:p>142251</text:p>
          </table:table-cell>
          <table:table-cell table:number-columns-repeated="1021"/>
        </table:table-row>
        <table:table-row table:style-name="ro1">
          <table:table-cell office:value-type="float" office:value="56374" calcext:value-type="float">
            <text:p>56374</text:p>
          </table:table-cell>
          <table:table-cell office:value-type="float" office:value="100444" calcext:value-type="float">
            <text:p>100444</text:p>
          </table:table-cell>
          <table:table-cell office:value-type="float" office:value="139959" calcext:value-type="float">
            <text:p>139959</text:p>
          </table:table-cell>
          <table:table-cell table:number-columns-repeated="1021"/>
        </table:table-row>
        <table:table-row table:style-name="ro1">
          <table:table-cell office:value-type="float" office:value="53142" calcext:value-type="float">
            <text:p>53142</text:p>
          </table:table-cell>
          <table:table-cell office:value-type="float" office:value="98697" calcext:value-type="float">
            <text:p>98697</text:p>
          </table:table-cell>
          <table:table-cell office:value-type="float" office:value="142081" calcext:value-type="float">
            <text:p>142081</text:p>
          </table:table-cell>
          <table:table-cell table:number-columns-repeated="1021"/>
        </table:table-row>
        <table:table-row table:style-name="ro1">
          <table:table-cell office:value-type="float" office:value="68287" calcext:value-type="float">
            <text:p>68287</text:p>
          </table:table-cell>
          <table:table-cell office:value-type="float" office:value="127418" calcext:value-type="float">
            <text:p>127418</text:p>
          </table:table-cell>
          <table:table-cell office:value-type="float" office:value="173172" calcext:value-type="float">
            <text:p>173172</text:p>
          </table:table-cell>
          <table:table-cell table:number-columns-repeated="1021"/>
        </table:table-row>
        <table:table-row table:style-name="ro1">
          <table:table-cell office:value-type="float" office:value="52489" calcext:value-type="float">
            <text:p>52489</text:p>
          </table:table-cell>
          <table:table-cell office:value-type="float" office:value="98386" calcext:value-type="float">
            <text:p>98386</text:p>
          </table:table-cell>
          <table:table-cell office:value-type="float" office:value="134349" calcext:value-type="float">
            <text:p>134349</text:p>
          </table:table-cell>
          <table:table-cell table:number-columns-repeated="1021"/>
        </table:table-row>
        <table:table-row table:style-name="ro1">
          <table:table-cell office:value-type="float" office:value="56418" calcext:value-type="float">
            <text:p>56418</text:p>
          </table:table-cell>
          <table:table-cell office:value-type="float" office:value="92234" calcext:value-type="float">
            <text:p>92234</text:p>
          </table:table-cell>
          <table:table-cell office:value-type="float" office:value="144033" calcext:value-type="float">
            <text:p>144033</text:p>
          </table:table-cell>
          <table:table-cell table:number-columns-repeated="1021"/>
        </table:table-row>
        <table:table-row table:style-name="ro1">
          <table:table-cell office:value-type="float" office:value="55545" calcext:value-type="float">
            <text:p>55545</text:p>
          </table:table-cell>
          <table:table-cell office:value-type="float" office:value="91717" calcext:value-type="float">
            <text:p>91717</text:p>
          </table:table-cell>
          <table:table-cell office:value-type="float" office:value="138010" calcext:value-type="float">
            <text:p>138010</text:p>
          </table:table-cell>
          <table:table-cell table:number-columns-repeated="1021"/>
        </table:table-row>
        <table:table-row table:style-name="ro1">
          <table:table-cell office:value-type="float" office:value="53653" calcext:value-type="float">
            <text:p>53653</text:p>
          </table:table-cell>
          <table:table-cell office:value-type="float" office:value="96139" calcext:value-type="float">
            <text:p>96139</text:p>
          </table:table-cell>
          <table:table-cell office:value-type="float" office:value="146178" calcext:value-type="float">
            <text:p>146178</text:p>
          </table:table-cell>
          <table:table-cell table:number-columns-repeated="1021"/>
        </table:table-row>
        <table:table-row table:style-name="ro1">
          <table:table-cell office:value-type="float" office:value="55962" calcext:value-type="float">
            <text:p>55962</text:p>
          </table:table-cell>
          <table:table-cell office:value-type="float" office:value="92288" calcext:value-type="float">
            <text:p>92288</text:p>
          </table:table-cell>
          <table:table-cell office:value-type="float" office:value="140662" calcext:value-type="float">
            <text:p>140662</text:p>
          </table:table-cell>
          <table:table-cell table:number-columns-repeated="1021"/>
        </table:table-row>
        <table:table-row table:style-name="ro1">
          <table:table-cell office:value-type="float" office:value="66856" calcext:value-type="float">
            <text:p>66856</text:p>
          </table:table-cell>
          <table:table-cell office:value-type="float" office:value="110440" calcext:value-type="float">
            <text:p>110440</text:p>
          </table:table-cell>
          <table:table-cell office:value-type="float" office:value="162249" calcext:value-type="float">
            <text:p>162249</text:p>
          </table:table-cell>
          <table:table-cell table:number-columns-repeated="1021"/>
        </table:table-row>
        <table:table-row table:style-name="ro1">
          <table:table-cell office:value-type="float" office:value="55856" calcext:value-type="float">
            <text:p>55856</text:p>
          </table:table-cell>
          <table:table-cell office:value-type="float" office:value="97578" calcext:value-type="float">
            <text:p>97578</text:p>
          </table:table-cell>
          <table:table-cell office:value-type="float" office:value="140772" calcext:value-type="float">
            <text:p>140772</text:p>
          </table:table-cell>
          <table:table-cell table:number-columns-repeated="1021"/>
        </table:table-row>
        <table:table-row table:style-name="ro1">
          <table:table-cell office:value-type="float" office:value="55216" calcext:value-type="float">
            <text:p>55216</text:p>
          </table:table-cell>
          <table:table-cell office:value-type="float" office:value="99546" calcext:value-type="float">
            <text:p>99546</text:p>
          </table:table-cell>
          <table:table-cell office:value-type="float" office:value="140005" calcext:value-type="float">
            <text:p>140005</text:p>
          </table:table-cell>
          <table:table-cell table:number-columns-repeated="1021"/>
        </table:table-row>
        <table:table-row table:style-name="ro1">
          <table:table-cell office:value-type="float" office:value="55014" calcext:value-type="float">
            <text:p>55014</text:p>
          </table:table-cell>
          <table:table-cell office:value-type="float" office:value="99417" calcext:value-type="float">
            <text:p>99417</text:p>
          </table:table-cell>
          <table:table-cell office:value-type="float" office:value="139151" calcext:value-type="float">
            <text:p>139151</text:p>
          </table:table-cell>
          <table:table-cell table:number-columns-repeated="1021"/>
        </table:table-row>
        <table:table-row table:style-name="ro1">
          <table:table-cell office:value-type="float" office:value="56896" calcext:value-type="float">
            <text:p>56896</text:p>
          </table:table-cell>
          <table:table-cell office:value-type="float" office:value="104513" calcext:value-type="float">
            <text:p>104513</text:p>
          </table:table-cell>
          <table:table-cell office:value-type="float" office:value="153431" calcext:value-type="float">
            <text:p>153431</text:p>
          </table:table-cell>
          <table:table-cell table:number-columns-repeated="1021"/>
        </table:table-row>
        <table:table-row table:style-name="ro1">
          <table:table-cell office:value-type="float" office:value="55539" calcext:value-type="float">
            <text:p>55539</text:p>
          </table:table-cell>
          <table:table-cell office:value-type="float" office:value="99059" calcext:value-type="float">
            <text:p>99059</text:p>
          </table:table-cell>
          <table:table-cell office:value-type="float" office:value="131057" calcext:value-type="float">
            <text:p>131057</text:p>
          </table:table-cell>
          <table:table-cell table:number-columns-repeated="1021"/>
        </table:table-row>
        <table:table-row table:style-name="ro1">
          <table:table-cell office:value-type="float" office:value="59780" calcext:value-type="float">
            <text:p>59780</text:p>
          </table:table-cell>
          <table:table-cell office:value-type="float" office:value="100187" calcext:value-type="float">
            <text:p>100187</text:p>
          </table:table-cell>
          <table:table-cell office:value-type="float" office:value="156032" calcext:value-type="float">
            <text:p>156032</text:p>
          </table:table-cell>
          <table:table-cell table:number-columns-repeated="1021"/>
        </table:table-row>
        <table:table-row table:style-name="ro1">
          <table:table-cell office:value-type="float" office:value="67978" calcext:value-type="float">
            <text:p>67978</text:p>
          </table:table-cell>
          <table:table-cell office:value-type="float" office:value="127211" calcext:value-type="float">
            <text:p>127211</text:p>
          </table:table-cell>
          <table:table-cell office:value-type="float" office:value="180167" calcext:value-type="float">
            <text:p>180167</text:p>
          </table:table-cell>
          <table:table-cell table:number-columns-repeated="1021"/>
        </table:table-row>
        <table:table-row table:style-name="ro1">
          <table:table-cell office:value-type="float" office:value="52258" calcext:value-type="float">
            <text:p>52258</text:p>
          </table:table-cell>
          <table:table-cell office:value-type="float" office:value="97422" calcext:value-type="float">
            <text:p>97422</text:p>
          </table:table-cell>
          <table:table-cell office:value-type="float" office:value="132300" calcext:value-type="float">
            <text:p>132300</text:p>
          </table:table-cell>
          <table:table-cell table:number-columns-repeated="1021"/>
        </table:table-row>
        <table:table-row table:style-name="ro1">
          <table:table-cell office:value-type="float" office:value="51724" calcext:value-type="float">
            <text:p>51724</text:p>
          </table:table-cell>
          <table:table-cell office:value-type="float" office:value="95292" calcext:value-type="float">
            <text:p>95292</text:p>
          </table:table-cell>
          <table:table-cell office:value-type="float" office:value="122599" calcext:value-type="float">
            <text:p>122599</text:p>
          </table:table-cell>
          <table:table-cell table:number-columns-repeated="1021"/>
        </table:table-row>
        <table:table-row table:style-name="ro1">
          <table:table-cell office:value-type="float" office:value="53166" calcext:value-type="float">
            <text:p>53166</text:p>
          </table:table-cell>
          <table:table-cell office:value-type="float" office:value="96966" calcext:value-type="float">
            <text:p>96966</text:p>
          </table:table-cell>
          <table:table-cell office:value-type="float" office:value="146642" calcext:value-type="float">
            <text:p>146642</text:p>
          </table:table-cell>
          <table:table-cell table:number-columns-repeated="1021"/>
        </table:table-row>
        <table:table-row table:style-name="ro1">
          <table:table-cell office:value-type="float" office:value="51410" calcext:value-type="float">
            <text:p>51410</text:p>
          </table:table-cell>
          <table:table-cell office:value-type="float" office:value="94874" calcext:value-type="float">
            <text:p>94874</text:p>
          </table:table-cell>
          <table:table-cell office:value-type="float" office:value="142647" calcext:value-type="float">
            <text:p>142647</text:p>
          </table:table-cell>
          <table:table-cell table:number-columns-repeated="1021"/>
        </table:table-row>
        <table:table-row table:style-name="ro1">
          <table:table-cell office:value-type="float" office:value="55450" calcext:value-type="float">
            <text:p>55450</text:p>
          </table:table-cell>
          <table:table-cell office:value-type="float" office:value="99140" calcext:value-type="float">
            <text:p>99140</text:p>
          </table:table-cell>
          <table:table-cell office:value-type="float" office:value="139738" calcext:value-type="float">
            <text:p>139738</text:p>
          </table:table-cell>
          <table:table-cell table:number-columns-repeated="1021"/>
        </table:table-row>
        <table:table-row table:style-name="ro1">
          <table:table-cell office:value-type="float" office:value="57958" calcext:value-type="float">
            <text:p>57958</text:p>
          </table:table-cell>
          <table:table-cell office:value-type="float" office:value="103255" calcext:value-type="float">
            <text:p>103255</text:p>
          </table:table-cell>
          <table:table-cell office:value-type="float" office:value="156343" calcext:value-type="float">
            <text:p>156343</text:p>
          </table:table-cell>
          <table:table-cell table:number-columns-repeated="1021"/>
        </table:table-row>
        <table:table-row table:style-name="ro1">
          <table:table-cell office:value-type="float" office:value="59237" calcext:value-type="float">
            <text:p>59237</text:p>
          </table:table-cell>
          <table:table-cell office:value-type="float" office:value="116738" calcext:value-type="float">
            <text:p>116738</text:p>
          </table:table-cell>
          <table:table-cell office:value-type="float" office:value="152573" calcext:value-type="float">
            <text:p>152573</text:p>
          </table:table-cell>
          <table:table-cell table:number-columns-repeated="1021"/>
        </table:table-row>
        <table:table-row table:style-name="ro1">
          <table:table-cell office:value-type="float" office:value="56220" calcext:value-type="float">
            <text:p>56220</text:p>
          </table:table-cell>
          <table:table-cell office:value-type="float" office:value="98808" calcext:value-type="float">
            <text:p>98808</text:p>
          </table:table-cell>
          <table:table-cell office:value-type="float" office:value="140701" calcext:value-type="float">
            <text:p>140701</text:p>
          </table:table-cell>
          <table:table-cell table:number-columns-repeated="1021"/>
        </table:table-row>
        <table:table-row table:style-name="ro1">
          <table:table-cell office:value-type="float" office:value="55971" calcext:value-type="float">
            <text:p>55971</text:p>
          </table:table-cell>
          <table:table-cell office:value-type="float" office:value="99317" calcext:value-type="float">
            <text:p>99317</text:p>
          </table:table-cell>
          <table:table-cell office:value-type="float" office:value="135047" calcext:value-type="float">
            <text:p>135047</text:p>
          </table:table-cell>
          <table:table-cell table:number-columns-repeated="1021"/>
        </table:table-row>
        <table:table-row table:style-name="ro1">
          <table:table-cell office:value-type="float" office:value="56602" calcext:value-type="float">
            <text:p>56602</text:p>
          </table:table-cell>
          <table:table-cell office:value-type="float" office:value="103530" calcext:value-type="float">
            <text:p>103530</text:p>
          </table:table-cell>
          <table:table-cell office:value-type="float" office:value="148297" calcext:value-type="float">
            <text:p>148297</text:p>
          </table:table-cell>
          <table:table-cell table:number-columns-repeated="1021"/>
        </table:table-row>
        <table:table-row table:style-name="ro1">
          <table:table-cell office:value-type="float" office:value="54165" calcext:value-type="float">
            <text:p>54165</text:p>
          </table:table-cell>
          <table:table-cell office:value-type="float" office:value="99486" calcext:value-type="float">
            <text:p>99486</text:p>
          </table:table-cell>
          <table:table-cell office:value-type="float" office:value="138047" calcext:value-type="float">
            <text:p>138047</text:p>
          </table:table-cell>
          <table:table-cell table:number-columns-repeated="1021"/>
        </table:table-row>
        <table:table-row table:style-name="ro1">
          <table:table-cell office:value-type="float" office:value="52282" calcext:value-type="float">
            <text:p>52282</text:p>
          </table:table-cell>
          <table:table-cell office:value-type="float" office:value="97042" calcext:value-type="float">
            <text:p>97042</text:p>
          </table:table-cell>
          <table:table-cell office:value-type="float" office:value="139283" calcext:value-type="float">
            <text:p>139283</text:p>
          </table:table-cell>
          <table:table-cell table:number-columns-repeated="1021"/>
        </table:table-row>
        <table:table-row table:style-name="ro1">
          <table:table-cell office:value-type="float" office:value="61923" calcext:value-type="float">
            <text:p>61923</text:p>
          </table:table-cell>
          <table:table-cell office:value-type="float" office:value="109101" calcext:value-type="float">
            <text:p>109101</text:p>
          </table:table-cell>
          <table:table-cell office:value-type="float" office:value="161614" calcext:value-type="float">
            <text:p>161614</text:p>
          </table:table-cell>
          <table:table-cell table:number-columns-repeated="1021"/>
        </table:table-row>
        <table:table-row table:style-name="ro1">
          <table:table-cell office:value-type="float" office:value="52691" calcext:value-type="float">
            <text:p>52691</text:p>
          </table:table-cell>
          <table:table-cell office:value-type="float" office:value="104224" calcext:value-type="float">
            <text:p>104224</text:p>
          </table:table-cell>
          <table:table-cell office:value-type="float" office:value="141361" calcext:value-type="float">
            <text:p>141361</text:p>
          </table:table-cell>
          <table:table-cell table:number-columns-repeated="1021"/>
        </table:table-row>
        <table:table-row table:style-name="ro1">
          <table:table-cell office:value-type="float" office:value="55812" calcext:value-type="float">
            <text:p>55812</text:p>
          </table:table-cell>
          <table:table-cell office:value-type="float" office:value="96916" calcext:value-type="float">
            <text:p>96916</text:p>
          </table:table-cell>
          <table:table-cell office:value-type="float" office:value="123525" calcext:value-type="float">
            <text:p>123525</text:p>
          </table:table-cell>
          <table:table-cell table:number-columns-repeated="1021"/>
        </table:table-row>
        <table:table-row table:style-name="ro1">
          <table:table-cell office:value-type="float" office:value="57083" calcext:value-type="float">
            <text:p>57083</text:p>
          </table:table-cell>
          <table:table-cell office:value-type="float" office:value="99119" calcext:value-type="float">
            <text:p>99119</text:p>
          </table:table-cell>
          <table:table-cell office:value-type="float" office:value="142523" calcext:value-type="float">
            <text:p>142523</text:p>
          </table:table-cell>
          <table:table-cell table:number-columns-repeated="1021"/>
        </table:table-row>
        <table:table-row table:style-name="ro1">
          <table:table-cell office:value-type="float" office:value="55004" calcext:value-type="float">
            <text:p>55004</text:p>
          </table:table-cell>
          <table:table-cell office:value-type="float" office:value="99570" calcext:value-type="float">
            <text:p>99570</text:p>
          </table:table-cell>
          <table:table-cell office:value-type="float" office:value="144138" calcext:value-type="float">
            <text:p>144138</text:p>
          </table:table-cell>
          <table:table-cell table:number-columns-repeated="1021"/>
        </table:table-row>
        <table:table-row table:style-name="ro1">
          <table:table-cell office:value-type="float" office:value="56914" calcext:value-type="float">
            <text:p>56914</text:p>
          </table:table-cell>
          <table:table-cell office:value-type="float" office:value="99578" calcext:value-type="float">
            <text:p>99578</text:p>
          </table:table-cell>
          <table:table-cell office:value-type="float" office:value="144440" calcext:value-type="float">
            <text:p>144440</text:p>
          </table:table-cell>
          <table:table-cell table:number-columns-repeated="1021"/>
        </table:table-row>
        <table:table-row table:style-name="ro1">
          <table:table-cell office:value-type="float" office:value="54613" calcext:value-type="float">
            <text:p>54613</text:p>
          </table:table-cell>
          <table:table-cell office:value-type="float" office:value="99261" calcext:value-type="float">
            <text:p>99261</text:p>
          </table:table-cell>
          <table:table-cell office:value-type="float" office:value="134989" calcext:value-type="float">
            <text:p>134989</text:p>
          </table:table-cell>
          <table:table-cell table:number-columns-repeated="1021"/>
        </table:table-row>
        <table:table-row table:style-name="ro1">
          <table:table-cell office:value-type="float" office:value="57276" calcext:value-type="float">
            <text:p>57276</text:p>
          </table:table-cell>
          <table:table-cell office:value-type="float" office:value="98440" calcext:value-type="float">
            <text:p>98440</text:p>
          </table:table-cell>
          <table:table-cell office:value-type="float" office:value="143015" calcext:value-type="float">
            <text:p>143015</text:p>
          </table:table-cell>
          <table:table-cell table:number-columns-repeated="1021"/>
        </table:table-row>
        <table:table-row table:style-name="ro1">
          <table:table-cell office:value-type="float" office:value="53375" calcext:value-type="float">
            <text:p>53375</text:p>
          </table:table-cell>
          <table:table-cell office:value-type="float" office:value="99949" calcext:value-type="float">
            <text:p>99949</text:p>
          </table:table-cell>
          <table:table-cell office:value-type="float" office:value="131022" calcext:value-type="float">
            <text:p>131022</text:p>
          </table:table-cell>
          <table:table-cell table:number-columns-repeated="1021"/>
        </table:table-row>
        <table:table-row table:style-name="ro1">
          <table:table-cell office:value-type="float" office:value="56536" calcext:value-type="float">
            <text:p>56536</text:p>
          </table:table-cell>
          <table:table-cell office:value-type="float" office:value="96412" calcext:value-type="float">
            <text:p>96412</text:p>
          </table:table-cell>
          <table:table-cell office:value-type="float" office:value="131209" calcext:value-type="float">
            <text:p>131209</text:p>
          </table:table-cell>
          <table:table-cell table:number-columns-repeated="1021"/>
        </table:table-row>
        <table:table-row table:style-name="ro1">
          <table:table-cell office:value-type="float" office:value="62523" calcext:value-type="float">
            <text:p>62523</text:p>
          </table:table-cell>
          <table:table-cell office:value-type="float" office:value="113716" calcext:value-type="float">
            <text:p>113716</text:p>
          </table:table-cell>
          <table:table-cell office:value-type="float" office:value="151181" calcext:value-type="float">
            <text:p>151181</text:p>
          </table:table-cell>
          <table:table-cell table:number-columns-repeated="1021"/>
        </table:table-row>
        <table:table-row table:style-name="ro1">
          <table:table-cell office:value-type="float" office:value="56041" calcext:value-type="float">
            <text:p>56041</text:p>
          </table:table-cell>
          <table:table-cell office:value-type="float" office:value="96551" calcext:value-type="float">
            <text:p>96551</text:p>
          </table:table-cell>
          <table:table-cell office:value-type="float" office:value="139708" calcext:value-type="float">
            <text:p>139708</text:p>
          </table:table-cell>
          <table:table-cell table:number-columns-repeated="1021"/>
        </table:table-row>
        <table:table-row table:style-name="ro1">
          <table:table-cell office:value-type="float" office:value="57818" calcext:value-type="float">
            <text:p>57818</text:p>
          </table:table-cell>
          <table:table-cell office:value-type="float" office:value="99670" calcext:value-type="float">
            <text:p>99670</text:p>
          </table:table-cell>
          <table:table-cell office:value-type="float" office:value="148872" calcext:value-type="float">
            <text:p>148872</text:p>
          </table:table-cell>
          <table:table-cell table:number-columns-repeated="1021"/>
        </table:table-row>
        <table:table-row table:style-name="ro1">
          <table:table-cell office:value-type="float" office:value="54099" calcext:value-type="float">
            <text:p>54099</text:p>
          </table:table-cell>
          <table:table-cell office:value-type="float" office:value="94083" calcext:value-type="float">
            <text:p>94083</text:p>
          </table:table-cell>
          <table:table-cell office:value-type="float" office:value="139045" calcext:value-type="float">
            <text:p>139045</text:p>
          </table:table-cell>
          <table:table-cell table:number-columns-repeated="1021"/>
        </table:table-row>
        <table:table-row table:style-name="ro1">
          <table:table-cell office:value-type="float" office:value="55165" calcext:value-type="float">
            <text:p>55165</text:p>
          </table:table-cell>
          <table:table-cell office:value-type="float" office:value="93864" calcext:value-type="float">
            <text:p>93864</text:p>
          </table:table-cell>
          <table:table-cell office:value-type="float" office:value="138981" calcext:value-type="float">
            <text:p>138981</text:p>
          </table:table-cell>
          <table:table-cell table:number-columns-repeated="1021"/>
        </table:table-row>
        <table:table-row table:style-name="ro1">
          <table:table-cell office:value-type="float" office:value="64589" calcext:value-type="float">
            <text:p>64589</text:p>
          </table:table-cell>
          <table:table-cell office:value-type="float" office:value="114473" calcext:value-type="float">
            <text:p>114473</text:p>
          </table:table-cell>
          <table:table-cell office:value-type="float" office:value="160537" calcext:value-type="float">
            <text:p>160537</text:p>
          </table:table-cell>
          <table:table-cell table:number-columns-repeated="1021"/>
        </table:table-row>
        <table:table-row table:style-name="ro1">
          <table:table-cell office:value-type="float" office:value="59353" calcext:value-type="float">
            <text:p>59353</text:p>
          </table:table-cell>
          <table:table-cell office:value-type="float" office:value="113029" calcext:value-type="float">
            <text:p>113029</text:p>
          </table:table-cell>
          <table:table-cell office:value-type="float" office:value="161394" calcext:value-type="float">
            <text:p>161394</text:p>
          </table:table-cell>
          <table:table-cell table:number-columns-repeated="1021"/>
        </table:table-row>
        <table:table-row table:style-name="ro1">
          <table:table-cell office:value-type="float" office:value="54606" calcext:value-type="float">
            <text:p>54606</text:p>
          </table:table-cell>
          <table:table-cell office:value-type="float" office:value="94513" calcext:value-type="float">
            <text:p>94513</text:p>
          </table:table-cell>
          <table:table-cell office:value-type="float" office:value="139346" calcext:value-type="float">
            <text:p>139346</text:p>
          </table:table-cell>
          <table:table-cell table:number-columns-repeated="1021"/>
        </table:table-row>
        <table:table-row table:style-name="ro1">
          <table:table-cell office:value-type="float" office:value="53496" calcext:value-type="float">
            <text:p>53496</text:p>
          </table:table-cell>
          <table:table-cell office:value-type="float" office:value="95434" calcext:value-type="float">
            <text:p>95434</text:p>
          </table:table-cell>
          <table:table-cell office:value-type="float" office:value="143798" calcext:value-type="float">
            <text:p>143798</text:p>
          </table:table-cell>
          <table:table-cell table:number-columns-repeated="1021"/>
        </table:table-row>
        <table:table-row table:style-name="ro1">
          <table:table-cell office:value-type="float" office:value="53018" calcext:value-type="float">
            <text:p>53018</text:p>
          </table:table-cell>
          <table:table-cell office:value-type="float" office:value="97924" calcext:value-type="float">
            <text:p>97924</text:p>
          </table:table-cell>
          <table:table-cell office:value-type="float" office:value="136612" calcext:value-type="float">
            <text:p>136612</text:p>
          </table:table-cell>
          <table:table-cell table:number-columns-repeated="1021"/>
        </table:table-row>
        <table:table-row table:style-name="ro1">
          <table:table-cell office:value-type="float" office:value="57780" calcext:value-type="float">
            <text:p>57780</text:p>
          </table:table-cell>
          <table:table-cell office:value-type="float" office:value="117591" calcext:value-type="float">
            <text:p>117591</text:p>
          </table:table-cell>
          <table:table-cell office:value-type="float" office:value="154108" calcext:value-type="float">
            <text:p>154108</text:p>
          </table:table-cell>
          <table:table-cell table:number-columns-repeated="1021"/>
        </table:table-row>
        <table:table-row table:style-name="ro1">
          <table:table-cell office:value-type="float" office:value="57377" calcext:value-type="float">
            <text:p>57377</text:p>
          </table:table-cell>
          <table:table-cell office:value-type="float" office:value="101618" calcext:value-type="float">
            <text:p>101618</text:p>
          </table:table-cell>
          <table:table-cell office:value-type="float" office:value="137479" calcext:value-type="float">
            <text:p>137479</text:p>
          </table:table-cell>
          <table:table-cell table:number-columns-repeated="1021"/>
        </table:table-row>
        <table:table-row table:style-name="ro1">
          <table:table-cell office:value-type="float" office:value="56652" calcext:value-type="float">
            <text:p>56652</text:p>
          </table:table-cell>
          <table:table-cell office:value-type="float" office:value="95354" calcext:value-type="float">
            <text:p>95354</text:p>
          </table:table-cell>
          <table:table-cell office:value-type="float" office:value="131409" calcext:value-type="float">
            <text:p>131409</text:p>
          </table:table-cell>
          <table:table-cell table:number-columns-repeated="1021"/>
        </table:table-row>
        <table:table-row table:style-name="ro1">
          <table:table-cell office:value-type="float" office:value="69440" calcext:value-type="float">
            <text:p>69440</text:p>
          </table:table-cell>
          <table:table-cell office:value-type="float" office:value="125218" calcext:value-type="float">
            <text:p>125218</text:p>
          </table:table-cell>
          <table:table-cell office:value-type="float" office:value="171882" calcext:value-type="float">
            <text:p>171882</text:p>
          </table:table-cell>
          <table:table-cell table:number-columns-repeated="1021"/>
        </table:table-row>
        <table:table-row table:style-name="ro1">
          <table:table-cell office:value-type="float" office:value="53561" calcext:value-type="float">
            <text:p>53561</text:p>
          </table:table-cell>
          <table:table-cell office:value-type="float" office:value="96107" calcext:value-type="float">
            <text:p>96107</text:p>
          </table:table-cell>
          <table:table-cell office:value-type="float" office:value="137773" calcext:value-type="float">
            <text:p>137773</text:p>
          </table:table-cell>
          <table:table-cell table:number-columns-repeated="1021"/>
        </table:table-row>
        <table:table-row table:style-name="ro1">
          <table:table-cell office:value-type="float" office:value="56786" calcext:value-type="float">
            <text:p>56786</text:p>
          </table:table-cell>
          <table:table-cell office:value-type="float" office:value="96262" calcext:value-type="float">
            <text:p>96262</text:p>
          </table:table-cell>
          <table:table-cell office:value-type="float" office:value="138259" calcext:value-type="float">
            <text:p>138259</text:p>
          </table:table-cell>
          <table:table-cell table:number-columns-repeated="1021"/>
        </table:table-row>
        <table:table-row table:style-name="ro1">
          <table:table-cell office:value-type="float" office:value="60936" calcext:value-type="float">
            <text:p>60936</text:p>
          </table:table-cell>
          <table:table-cell office:value-type="float" office:value="113144" calcext:value-type="float">
            <text:p>113144</text:p>
          </table:table-cell>
          <table:table-cell office:value-type="float" office:value="162187" calcext:value-type="float">
            <text:p>162187</text:p>
          </table:table-cell>
          <table:table-cell table:number-columns-repeated="1021"/>
        </table:table-row>
        <table:table-row table:style-name="ro1">
          <table:table-cell office:value-type="float" office:value="60444" calcext:value-type="float">
            <text:p>60444</text:p>
          </table:table-cell>
          <table:table-cell office:value-type="float" office:value="112814" calcext:value-type="float">
            <text:p>112814</text:p>
          </table:table-cell>
          <table:table-cell office:value-type="float" office:value="161468" calcext:value-type="float">
            <text:p>161468</text:p>
          </table:table-cell>
          <table:table-cell table:number-columns-repeated="1021"/>
        </table:table-row>
        <table:table-row table:style-name="ro1">
          <table:table-cell office:value-type="float" office:value="53649" calcext:value-type="float">
            <text:p>53649</text:p>
          </table:table-cell>
          <table:table-cell office:value-type="float" office:value="96101" calcext:value-type="float">
            <text:p>96101</text:p>
          </table:table-cell>
          <table:table-cell office:value-type="float" office:value="125534" calcext:value-type="float">
            <text:p>125534</text:p>
          </table:table-cell>
          <table:table-cell table:number-columns-repeated="1021"/>
        </table:table-row>
        <table:table-row table:style-name="ro1">
          <table:table-cell office:value-type="float" office:value="51604" calcext:value-type="float">
            <text:p>51604</text:p>
          </table:table-cell>
          <table:table-cell office:value-type="float" office:value="92549" calcext:value-type="float">
            <text:p>92549</text:p>
          </table:table-cell>
          <table:table-cell office:value-type="float" office:value="128272" calcext:value-type="float">
            <text:p>128272</text:p>
          </table:table-cell>
          <table:table-cell table:number-columns-repeated="1021"/>
        </table:table-row>
        <table:table-row table:style-name="ro1">
          <table:table-cell office:value-type="float" office:value="51071" calcext:value-type="float">
            <text:p>51071</text:p>
          </table:table-cell>
          <table:table-cell office:value-type="float" office:value="93981" calcext:value-type="float">
            <text:p>93981</text:p>
          </table:table-cell>
          <table:table-cell office:value-type="float" office:value="143694" calcext:value-type="float">
            <text:p>143694</text:p>
          </table:table-cell>
          <table:table-cell table:number-columns-repeated="1021"/>
        </table:table-row>
        <table:table-row table:style-name="ro1">
          <table:table-cell office:value-type="float" office:value="53241" calcext:value-type="float">
            <text:p>53241</text:p>
          </table:table-cell>
          <table:table-cell office:value-type="float" office:value="97134" calcext:value-type="float">
            <text:p>97134</text:p>
          </table:table-cell>
          <table:table-cell office:value-type="float" office:value="140691" calcext:value-type="float">
            <text:p>140691</text:p>
          </table:table-cell>
          <table:table-cell table:number-columns-repeated="1021"/>
        </table:table-row>
        <table:table-row table:style-name="ro1">
          <table:table-cell office:value-type="float" office:value="53017" calcext:value-type="float">
            <text:p>53017</text:p>
          </table:table-cell>
          <table:table-cell office:value-type="float" office:value="97734" calcext:value-type="float">
            <text:p>97734</text:p>
          </table:table-cell>
          <table:table-cell office:value-type="float" office:value="139059" calcext:value-type="float">
            <text:p>139059</text:p>
          </table:table-cell>
          <table:table-cell table:number-columns-repeated="1021"/>
        </table:table-row>
        <table:table-row table:style-name="ro1">
          <table:table-cell office:value-type="float" office:value="54877" calcext:value-type="float">
            <text:p>54877</text:p>
          </table:table-cell>
          <table:table-cell office:value-type="float" office:value="102331" calcext:value-type="float">
            <text:p>102331</text:p>
          </table:table-cell>
          <table:table-cell office:value-type="float" office:value="152431" calcext:value-type="float">
            <text:p>152431</text:p>
          </table:table-cell>
          <table:table-cell table:number-columns-repeated="1021"/>
        </table:table-row>
        <table:table-row table:style-name="ro1">
          <table:table-cell office:value-type="float" office:value="54627" calcext:value-type="float">
            <text:p>54627</text:p>
          </table:table-cell>
          <table:table-cell office:value-type="float" office:value="104636" calcext:value-type="float">
            <text:p>104636</text:p>
          </table:table-cell>
          <table:table-cell office:value-type="float" office:value="156072" calcext:value-type="float">
            <text:p>156072</text:p>
          </table:table-cell>
          <table:table-cell table:number-columns-repeated="1021"/>
        </table:table-row>
        <table:table-row table:style-name="ro1">
          <table:table-cell office:value-type="float" office:value="52614" calcext:value-type="float">
            <text:p>52614</text:p>
          </table:table-cell>
          <table:table-cell office:value-type="float" office:value="96723" calcext:value-type="float">
            <text:p>96723</text:p>
          </table:table-cell>
          <table:table-cell office:value-type="float" office:value="149230" calcext:value-type="float">
            <text:p>149230</text:p>
          </table:table-cell>
          <table:table-cell table:number-columns-repeated="1021"/>
        </table:table-row>
        <table:table-row table:style-name="ro1">
          <table:table-cell office:value-type="float" office:value="55120" calcext:value-type="float">
            <text:p>55120</text:p>
          </table:table-cell>
          <table:table-cell office:value-type="float" office:value="91795" calcext:value-type="float">
            <text:p>91795</text:p>
          </table:table-cell>
          <table:table-cell office:value-type="float" office:value="146250" calcext:value-type="float">
            <text:p>146250</text:p>
          </table:table-cell>
          <table:table-cell table:number-columns-repeated="1021"/>
        </table:table-row>
        <table:table-row table:style-name="ro1">
          <table:table-cell office:value-type="float" office:value="53709" calcext:value-type="float">
            <text:p>53709</text:p>
          </table:table-cell>
          <table:table-cell office:value-type="float" office:value="91982" calcext:value-type="float">
            <text:p>91982</text:p>
          </table:table-cell>
          <table:table-cell office:value-type="float" office:value="146406" calcext:value-type="float">
            <text:p>146406</text:p>
          </table:table-cell>
          <table:table-cell table:number-columns-repeated="1021"/>
        </table:table-row>
        <table:table-row table:style-name="ro1">
          <table:table-cell office:value-type="float" office:value="52849" calcext:value-type="float">
            <text:p>52849</text:p>
          </table:table-cell>
          <table:table-cell office:value-type="float" office:value="97838" calcext:value-type="float">
            <text:p>97838</text:p>
          </table:table-cell>
          <table:table-cell office:value-type="float" office:value="148227" calcext:value-type="float">
            <text:p>148227</text:p>
          </table:table-cell>
          <table:table-cell table:number-columns-repeated="1021"/>
        </table:table-row>
        <table:table-row table:style-name="ro1">
          <table:table-cell office:value-type="float" office:value="78562" calcext:value-type="float">
            <text:p>78562</text:p>
          </table:table-cell>
          <table:table-cell office:value-type="float" office:value="143831" calcext:value-type="float">
            <text:p>143831</text:p>
          </table:table-cell>
          <table:table-cell office:value-type="float" office:value="277133" calcext:value-type="float">
            <text:p>277133</text:p>
          </table:table-cell>
          <table:table-cell table:number-columns-repeated="1021"/>
        </table:table-row>
        <table:table-row table:style-name="ro1">
          <table:table-cell office:value-type="float" office:value="69480" calcext:value-type="float">
            <text:p>69480</text:p>
          </table:table-cell>
          <table:table-cell office:value-type="float" office:value="145206" calcext:value-type="float">
            <text:p>145206</text:p>
          </table:table-cell>
          <table:table-cell office:value-type="float" office:value="291513" calcext:value-type="float">
            <text:p>291513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 table:number-rows-repeated="10483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E-5040-CUZCO-cons_res_lay" table:style-name="ta1">
        <table:table-column table:style-name="co14" table:number-columns-repeated="3" table:default-cell-style-name="ce4"/>
        <table:table-column table:style-name="co15" table:number-columns-repeated="3" table:default-cell-style-name="ce4"/>
        <table:table-column table:style-name="co8" table:number-columns-repeated="1018" table:default-cell-style-name="ce4"/>
        <table:table-row table:style-name="ro1">
          <table:table-cell table:number-columns-repeated="3" table:style-name="ce3" office:value-type="string" calcext:value-type="string">
            <text:p>cons_res_layout_power</text:p>
          </table:table-cell>
          <table:table-cell table:number-columns-repeated="3" table:style-name="ce3" office:value-type="string" calcext:value-type="string">
            <text:p>cons_res_power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Job Id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remove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Remove</text:p>
          </table:table-cell>
          <table:table-cell table:style-name="ce3" office:value-type="string" calcext:value-type="string">
            <text:p>Job Id</text:p>
          </table:table-cell>
          <table:table-cell table:style-name="ce3"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float" office:value="7325" calcext:value-type="float">
            <text:p>7325</text:p>
          </table:table-cell>
          <table:table-cell office:value-type="float" office:value="1948000" calcext:value-type="float">
            <text:p>1948000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E-5040-Job_power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/00/0000</text:date>, <text:time style:data-style-name="N2" text:time-value="10:56:05.4765209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date>2015-07-22T19:06:22.624838152</dc:date>
    <meta:editing-duration>P2DT8H7M38S</meta:editing-duration>
    <meta:editing-cycles>26</meta:editing-cycles>
    <meta:document-statistic meta:table-count="5" meta:cell-count="1006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center-y" chart:stacked="true"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001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010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746cm" svg:height="10.625cm" xlink:href="." xlink:type="simple" chart:class="chart:line" chart:style-name="ch1">
        <chart:legend chart:legend-position="end" svg:x="13.477cm" svg:y="4.764cm" style:legend-expansion="high" chart:style-name="ch2"/>
        <chart:plot-area chart:style-name="ch3" chart:data-source-has-labels="both" svg:x="2.007cm" svg:y="0.902cm" svg:width="11.458cm" svg:height="8.889cm">
          <chartooo:coordinate-region svg:x="3.369cm" svg:y="1.101cm" svg:width="8.733cm" svg:height="8.043cm"/>
          <chart:axis chart:dimension="x" chart:name="primary-x" chart:style-name="ch4" chartooo:axis-type="text">
            <chart:title svg:x="7.097cm" svg:y="10.003cm" chart:style-name="ch5">
              <text:p>Iteration</text:p>
            </chart:title>
            <chart:categories table:cell-range-address="local-table.$A$2:.$A$19"/>
          </chart:axis>
          <chart:axis chart:dimension="y" chart:name="primary-y" chart:style-name="ch6">
            <chart:title svg:x="1.113cm" svg:y="6.911cm" chart:style-name="ch7">
              <text:p>Time(micro-seconds)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19" chart:label-cell-address="local-table.$B$1" chart:class="chart:line">
            <chart:data-point chart:repeated="18"/>
          </chart:series>
          <chart:series chart:attached-axis="primary-y" chart:style-name="ch11" chart:values-cell-range-address="local-table.$C$2:.$C$19" chart:label-cell-address="local-table.$C$1" chart:class="chart:line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_res</text:p>
              </table:table-cell>
              <table:table-cell office:value-type="string">
                <text:p>cons_res_layou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88">
                <text:p>1188</text:p>
              </table:table-cell>
              <table:table-cell office:value-type="float" office:value="277739">
                <text:p>27773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9">
                <text:p>1109</text:p>
              </table:table-cell>
              <table:table-cell office:value-type="float" office:value="278366">
                <text:p>2783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2">
                <text:p>992</text:p>
              </table:table-cell>
              <table:table-cell office:value-type="float" office:value="280105">
                <text:p>280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6">
                <text:p>1006</text:p>
              </table:table-cell>
              <table:table-cell office:value-type="float" office:value="277184">
                <text:p>277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2">
                <text:p>992</text:p>
              </table:table-cell>
              <table:table-cell office:value-type="float" office:value="277069">
                <text:p>2770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3">
                <text:p>1123</text:p>
              </table:table-cell>
              <table:table-cell office:value-type="float" office:value="276241">
                <text:p>2762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5">
                <text:p>895</text:p>
              </table:table-cell>
              <table:table-cell office:value-type="float" office:value="276644">
                <text:p>2766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19">
                <text:p>1019</text:p>
              </table:table-cell>
              <table:table-cell office:value-type="float" office:value="276805">
                <text:p>2768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3">
                <text:p>993</text:p>
              </table:table-cell>
              <table:table-cell office:value-type="float" office:value="275705">
                <text:p>2757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37">
                <text:p>1037</text:p>
              </table:table-cell>
              <table:table-cell office:value-type="float" office:value="275842">
                <text:p>2758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2">
                <text:p>882</text:p>
              </table:table-cell>
              <table:table-cell office:value-type="float" office:value="277879">
                <text:p>2778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49">
                <text:p>849</text:p>
              </table:table-cell>
              <table:table-cell office:value-type="float" office:value="278690">
                <text:p>2786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93">
                <text:p>893</text:p>
              </table:table-cell>
              <table:table-cell office:value-type="float" office:value="276973">
                <text:p>2769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89">
                <text:p>789</text:p>
              </table:table-cell>
              <table:table-cell office:value-type="float" office:value="278458">
                <text:p>2784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0">
                <text:p>900</text:p>
              </table:table-cell>
              <table:table-cell office:value-type="float" office:value="276719">
                <text:p>2767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8">
                <text:p>928</text:p>
              </table:table-cell>
              <table:table-cell office:value-type="float" office:value="277709">
                <text:p>2777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7">
                <text:p>857</text:p>
              </table:table-cell>
              <table:table-cell office:value-type="float" office:value="278306">
                <text:p>278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5">
                <text:p>685</text:p>
              </table:table-cell>
              <table:table-cell office:value-type="float" office:value="280115">
                <text:p>2801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6cm" svg:height="9.005cm" xlink:href="." xlink:type="simple" chart:class="chart:line" chart:style-name="ch1">
        <chart:legend chart:legend-position="end" svg:x="13.819cm" svg:y="4.203cm" style:legend-expansion="high" chart:style-name="ch2"/>
        <chart:plot-area chart:style-name="ch3" chart:data-source-has-labels="both" svg:x="1.33cm" svg:y="0.855cm" svg:width="11.851cm" svg:height="6.989cm">
          <chartooo:coordinate-region svg:x="2.322cm" svg:y="1.054cm" svg:width="10.672cm" svg:height="6.143cm"/>
          <chart:axis chart:dimension="x" chart:name="primary-x" chart:style-name="ch4" chartooo:axis-type="text">
            <chart:title svg:x="6.616cm" svg:y="8.024cm" chart:style-name="ch5">
              <text:p>Iteration</text:p>
            </chart:title>
            <chart:categories table:cell-range-address="local-table.$A$2:.$A$19"/>
          </chart:axis>
          <chart:axis chart:dimension="y" chart:name="primary-y" chart:style-name="ch6">
            <chart:title svg:x="0.451cm" svg:y="5.914cm" chart:style-name="ch7">
              <text:p>Time(micro-seconds)</text:p>
            </chart:title>
            <chart:grid chart:style-name="ch8" chart:class="major"/>
          </chart:axis>
          <chart:series chart:style-name="ch9" chart:values-cell-range-address="local-table.$B$2:.$B$19" chart:label-cell-address="local-table.$B$1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_r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5">
                <text:p>6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6cm" svg:height="9.005cm" xlink:href="." xlink:type="simple" chart:class="chart:line" chart:style-name="ch1">
        <chart:legend chart:legend-position="end" svg:x="12.707cm" svg:y="4.203cm" style:legend-expansion="high" chart:style-name="ch2"/>
        <chart:plot-area chart:style-name="ch3" chart:data-source-has-labels="both" svg:x="1.33cm" svg:y="0.855cm" svg:width="10.739cm" svg:height="6.989cm">
          <chartooo:coordinate-region svg:x="2.692cm" svg:y="1.054cm" svg:width="9.19cm" svg:height="6.143cm"/>
          <chart:axis chart:dimension="x" chart:name="primary-x" chart:style-name="ch4" chartooo:axis-type="text">
            <chart:title svg:x="5.187cm" svg:y="8.024cm" chart:style-name="ch5">
              <text:p>Number of Iterations</text:p>
            </chart:title>
            <chart:categories table:cell-range-address="local-table.$A$2:.$A$19"/>
          </chart:axis>
          <chart:axis chart:dimension="y" chart:name="primary-y" chart:style-name="ch6">
            <chart:title svg:x="0.451cm" svg:y="5.914cm" chart:style-name="ch7">
              <text:p>Time(micro-seconds)</text:p>
            </chart:title>
            <chart:grid chart:style-name="ch8" chart:class="major"/>
          </chart:axis>
          <chart:series chart:style-name="ch9" chart:values-cell-range-address="local-table.$B$2:.$B$19" chart:label-cell-address="local-table.$B$1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_res_layou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7739">
                <text:p>27773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8366">
                <text:p>2783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0105">
                <text:p>280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7184">
                <text:p>277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7069">
                <text:p>2770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6241">
                <text:p>2762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6644">
                <text:p>2766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6805">
                <text:p>2768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5705">
                <text:p>2757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5842">
                <text:p>2758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7879">
                <text:p>2778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8690">
                <text:p>2786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6973">
                <text:p>2769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8458">
                <text:p>2784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6719">
                <text:p>2767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7709">
                <text:p>2777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8306">
                <text:p>278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0115">
                <text:p>2801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398cm" svg:height="12.222cm" xlink:href=".." xlink:type="simple" chart:class="chart:bar" chart:style-name="ch1">
        <chart:title svg:x="2.168cm" svg:y="0.38cm" chart:style-name="ch2">
          <text:p>cons_res and cons_res_layout resource selection opearations performance</text:p>
        </chart:title>
        <chart:subtitle svg:x="4.8cm" svg:y="1.429cm" chart:style-name="ch3">
          <text:p>(complete schedule-select cycle time in micro-seconds)</text:p>
        </chart:subtitle>
        <chart:legend chart:legend-position="end" svg:x="16.129cm" svg:y="5.563cm" style:legend-expansion="high" chart:style-name="ch4"/>
        <chart:plot-area chart:style-name="ch5" table:cell-range-address="'PE-5040-cuzco'.A2:'PE-5040-cuzco'.B231" chart:data-source-has-labels="both" svg:x="1.398cm" svg:y="2.626cm" svg:width="13.957cm" svg:height="8.371cm">
          <chartooo:coordinate-region svg:x="2.76cm" svg:y="2.826cm" svg:width="12.595cm" svg:height="7.247cm"/>
          <chart:axis chart:dimension="x" chart:name="primary-x" chart:style-name="ch6">
            <chart:title svg:x="7.062cm" svg:y="11.241cm" chart:style-name="ch7">
              <text:p>Job Index(job_id)</text:p>
            </chart:title>
          </chart:axis>
          <chart:axis chart:dimension="y" chart:name="primary-y" chart:style-name="ch8">
            <chart:title svg:x="0.451cm" svg:y="8.376cm" chart:style-name="ch9">
              <text:p>Time(micro-seconds)</text:p>
            </chart:title>
            <chart:grid chart:style-name="ch10" chart:class="major"/>
          </chart:axis>
          <chart:series chart:style-name="ch11" chart:values-cell-range-address="'PE-5040-cuzco'.A2:'PE-5040-cuzco'.A231" chart:label-cell-address="" chart:class="chart:bar">
            <chart:data-point chart:repeated="230"/>
          </chart:series>
          <chart:series chart:style-name="ch12" chart:values-cell-range-address="'PE-5040-cuzco'.B2:'PE-5040-cuzco'.B231" chart:label-cell-address="" chart:class="chart:bar">
            <chart:data-point chart:repeated="2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_res</text:p>
              </table:table-cell>
              <table:table-cell office:value-type="string">
                <text:p>cons_res_layout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53834">
                <text:p>53834</text:p>
                <draw:g>
                  <svg:desc>'PE-5040-cuzco'.A2:'PE-5040-cuzco'.A231</svg:desc>
                </draw:g>
              </table:table-cell>
              <table:table-cell office:value-type="float" office:value="91574">
                <text:p>91574</text:p>
                <draw:g>
                  <svg:desc>'PE-5040-cuzco'.B2:'PE-5040-cuzco'.B231</svg:desc>
                </draw:g>
              </table:table-cell>
            </table:table-row>
            <table:table-row>
              <table:table-cell office:value-type="string"/>
              <table:table-cell office:value-type="float" office:value="51212">
                <text:p>51212</text:p>
              </table:table-cell>
              <table:table-cell office:value-type="float" office:value="92262">
                <text:p>92262</text:p>
              </table:table-cell>
            </table:table-row>
            <table:table-row>
              <table:table-cell office:value-type="string"/>
              <table:table-cell office:value-type="float" office:value="54702">
                <text:p>54702</text:p>
              </table:table-cell>
              <table:table-cell office:value-type="float" office:value="93107">
                <text:p>93107</text:p>
              </table:table-cell>
            </table:table-row>
            <table:table-row>
              <table:table-cell office:value-type="string"/>
              <table:table-cell office:value-type="float" office:value="54404">
                <text:p>54404</text:p>
              </table:table-cell>
              <table:table-cell office:value-type="float" office:value="93358">
                <text:p>93358</text:p>
              </table:table-cell>
            </table:table-row>
            <table:table-row>
              <table:table-cell office:value-type="string"/>
              <table:table-cell office:value-type="float" office:value="54985">
                <text:p>54985</text:p>
              </table:table-cell>
              <table:table-cell office:value-type="float" office:value="93018">
                <text:p>93018</text:p>
              </table:table-cell>
            </table:table-row>
            <table:table-row>
              <table:table-cell office:value-type="string"/>
              <table:table-cell office:value-type="float" office:value="55561">
                <text:p>55561</text:p>
              </table:table-cell>
              <table:table-cell office:value-type="float" office:value="94634">
                <text:p>94634</text:p>
              </table:table-cell>
            </table:table-row>
            <table:table-row>
              <table:table-cell office:value-type="string"/>
              <table:table-cell office:value-type="float" office:value="51738">
                <text:p>51738</text:p>
              </table:table-cell>
              <table:table-cell office:value-type="float" office:value="93640">
                <text:p>93640</text:p>
              </table:table-cell>
            </table:table-row>
            <table:table-row>
              <table:table-cell office:value-type="string"/>
              <table:table-cell office:value-type="float" office:value="54204">
                <text:p>54204</text:p>
              </table:table-cell>
              <table:table-cell office:value-type="float" office:value="92395">
                <text:p>92395</text:p>
              </table:table-cell>
            </table:table-row>
            <table:table-row>
              <table:table-cell office:value-type="string"/>
              <table:table-cell office:value-type="float" office:value="55688">
                <text:p>55688</text:p>
              </table:table-cell>
              <table:table-cell office:value-type="float" office:value="93978">
                <text:p>93978</text:p>
              </table:table-cell>
            </table:table-row>
            <table:table-row>
              <table:table-cell office:value-type="string"/>
              <table:table-cell office:value-type="float" office:value="58354">
                <text:p>58354</text:p>
              </table:table-cell>
              <table:table-cell office:value-type="float" office:value="97074">
                <text:p>97074</text:p>
              </table:table-cell>
            </table:table-row>
            <table:table-row>
              <table:table-cell office:value-type="string"/>
              <table:table-cell office:value-type="float" office:value="56797">
                <text:p>56797</text:p>
              </table:table-cell>
              <table:table-cell office:value-type="float" office:value="97034">
                <text:p>97034</text:p>
              </table:table-cell>
            </table:table-row>
            <table:table-row>
              <table:table-cell office:value-type="string"/>
              <table:table-cell office:value-type="float" office:value="55909">
                <text:p>55909</text:p>
              </table:table-cell>
              <table:table-cell office:value-type="float" office:value="92706">
                <text:p>92706</text:p>
              </table:table-cell>
            </table:table-row>
            <table:table-row>
              <table:table-cell office:value-type="string"/>
              <table:table-cell office:value-type="float" office:value="51702">
                <text:p>51702</text:p>
              </table:table-cell>
              <table:table-cell office:value-type="float" office:value="93952">
                <text:p>93952</text:p>
              </table:table-cell>
            </table:table-row>
            <table:table-row>
              <table:table-cell office:value-type="string"/>
              <table:table-cell office:value-type="float" office:value="67092">
                <text:p>67092</text:p>
              </table:table-cell>
              <table:table-cell office:value-type="float" office:value="123097">
                <text:p>123097</text:p>
              </table:table-cell>
            </table:table-row>
            <table:table-row>
              <table:table-cell office:value-type="string"/>
              <table:table-cell office:value-type="float" office:value="55458">
                <text:p>55458</text:p>
              </table:table-cell>
              <table:table-cell office:value-type="float" office:value="91404">
                <text:p>91404</text:p>
              </table:table-cell>
            </table:table-row>
            <table:table-row>
              <table:table-cell office:value-type="string"/>
              <table:table-cell office:value-type="float" office:value="54924">
                <text:p>54924</text:p>
              </table:table-cell>
              <table:table-cell office:value-type="float" office:value="93497">
                <text:p>93497</text:p>
              </table:table-cell>
            </table:table-row>
            <table:table-row>
              <table:table-cell office:value-type="string"/>
              <table:table-cell office:value-type="float" office:value="56372">
                <text:p>56372</text:p>
              </table:table-cell>
              <table:table-cell office:value-type="float" office:value="95813">
                <text:p>95813</text:p>
              </table:table-cell>
            </table:table-row>
            <table:table-row>
              <table:table-cell office:value-type="string"/>
              <table:table-cell office:value-type="float" office:value="54740">
                <text:p>54740</text:p>
              </table:table-cell>
              <table:table-cell office:value-type="float" office:value="95228">
                <text:p>95228</text:p>
              </table:table-cell>
            </table:table-row>
            <table:table-row>
              <table:table-cell office:value-type="string"/>
              <table:table-cell office:value-type="float" office:value="54406">
                <text:p>54406</text:p>
              </table:table-cell>
              <table:table-cell office:value-type="float" office:value="96358">
                <text:p>96358</text:p>
              </table:table-cell>
            </table:table-row>
            <table:table-row>
              <table:table-cell office:value-type="string"/>
              <table:table-cell office:value-type="float" office:value="53715">
                <text:p>53715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/>
              <table:table-cell office:value-type="float" office:value="57131">
                <text:p>57131</text:p>
              </table:table-cell>
              <table:table-cell office:value-type="float" office:value="97667">
                <text:p>97667</text:p>
              </table:table-cell>
            </table:table-row>
            <table:table-row>
              <table:table-cell office:value-type="string"/>
              <table:table-cell office:value-type="float" office:value="55130">
                <text:p>55130</text:p>
              </table:table-cell>
              <table:table-cell office:value-type="float" office:value="96973">
                <text:p>96973</text:p>
              </table:table-cell>
            </table:table-row>
            <table:table-row>
              <table:table-cell office:value-type="string"/>
              <table:table-cell office:value-type="float" office:value="51246">
                <text:p>51246</text:p>
              </table:table-cell>
              <table:table-cell office:value-type="float" office:value="92449">
                <text:p>92449</text:p>
              </table:table-cell>
            </table:table-row>
            <table:table-row>
              <table:table-cell office:value-type="string"/>
              <table:table-cell office:value-type="float" office:value="54849">
                <text:p>54849</text:p>
              </table:table-cell>
              <table:table-cell office:value-type="float" office:value="91069">
                <text:p>91069</text:p>
              </table:table-cell>
            </table:table-row>
            <table:table-row>
              <table:table-cell office:value-type="string"/>
              <table:table-cell office:value-type="float" office:value="52651">
                <text:p>52651</text:p>
              </table:table-cell>
              <table:table-cell office:value-type="float" office:value="99997">
                <text:p>99997</text:p>
              </table:table-cell>
            </table:table-row>
            <table:table-row>
              <table:table-cell office:value-type="string"/>
              <table:table-cell office:value-type="float" office:value="62157">
                <text:p>62157</text:p>
              </table:table-cell>
              <table:table-cell office:value-type="float" office:value="110659">
                <text:p>110659</text:p>
              </table:table-cell>
            </table:table-row>
            <table:table-row>
              <table:table-cell office:value-type="string"/>
              <table:table-cell office:value-type="float" office:value="58306">
                <text:p>58306</text:p>
              </table:table-cell>
              <table:table-cell office:value-type="float" office:value="94497">
                <text:p>94497</text:p>
              </table:table-cell>
            </table:table-row>
            <table:table-row>
              <table:table-cell office:value-type="string"/>
              <table:table-cell office:value-type="float" office:value="55034">
                <text:p>55034</text:p>
              </table:table-cell>
              <table:table-cell office:value-type="float" office:value="93639">
                <text:p>93639</text:p>
              </table:table-cell>
            </table:table-row>
            <table:table-row>
              <table:table-cell office:value-type="string"/>
              <table:table-cell office:value-type="float" office:value="54856">
                <text:p>54856</text:p>
              </table:table-cell>
              <table:table-cell office:value-type="float" office:value="89262">
                <text:p>89262</text:p>
              </table:table-cell>
            </table:table-row>
            <table:table-row>
              <table:table-cell office:value-type="string"/>
              <table:table-cell office:value-type="float" office:value="57485">
                <text:p>57485</text:p>
              </table:table-cell>
              <table:table-cell office:value-type="float" office:value="89513">
                <text:p>89513</text:p>
              </table:table-cell>
            </table:table-row>
            <table:table-row>
              <table:table-cell office:value-type="string"/>
              <table:table-cell office:value-type="float" office:value="55599">
                <text:p>55599</text:p>
              </table:table-cell>
              <table:table-cell office:value-type="float" office:value="102874">
                <text:p>102874</text:p>
              </table:table-cell>
            </table:table-row>
            <table:table-row>
              <table:table-cell office:value-type="string"/>
              <table:table-cell office:value-type="float" office:value="58237">
                <text:p>58237</text:p>
              </table:table-cell>
              <table:table-cell office:value-type="float" office:value="91948">
                <text:p>91948</text:p>
              </table:table-cell>
            </table:table-row>
            <table:table-row>
              <table:table-cell office:value-type="string"/>
              <table:table-cell office:value-type="float" office:value="55290">
                <text:p>55290</text:p>
              </table:table-cell>
              <table:table-cell office:value-type="float" office:value="99300">
                <text:p>99300</text:p>
              </table:table-cell>
            </table:table-row>
            <table:table-row>
              <table:table-cell office:value-type="string"/>
              <table:table-cell office:value-type="float" office:value="54403">
                <text:p>54403</text:p>
              </table:table-cell>
              <table:table-cell office:value-type="float" office:value="96761">
                <text:p>96761</text:p>
              </table:table-cell>
            </table:table-row>
            <table:table-row>
              <table:table-cell office:value-type="string"/>
              <table:table-cell office:value-type="float" office:value="55950">
                <text:p>55950</text:p>
              </table:table-cell>
              <table:table-cell office:value-type="float" office:value="100529">
                <text:p>100529</text:p>
              </table:table-cell>
            </table:table-row>
            <table:table-row>
              <table:table-cell office:value-type="string"/>
              <table:table-cell office:value-type="float" office:value="53436">
                <text:p>53436</text:p>
              </table:table-cell>
              <table:table-cell office:value-type="float" office:value="99537">
                <text:p>99537</text:p>
              </table:table-cell>
            </table:table-row>
            <table:table-row>
              <table:table-cell office:value-type="string"/>
              <table:table-cell office:value-type="float" office:value="60568">
                <text:p>60568</text:p>
              </table:table-cell>
              <table:table-cell office:value-type="float" office:value="89732">
                <text:p>89732</text:p>
              </table:table-cell>
            </table:table-row>
            <table:table-row>
              <table:table-cell office:value-type="string"/>
              <table:table-cell office:value-type="float" office:value="58074">
                <text:p>58074</text:p>
              </table:table-cell>
              <table:table-cell office:value-type="float" office:value="94847">
                <text:p>94847</text:p>
              </table:table-cell>
            </table:table-row>
            <table:table-row>
              <table:table-cell office:value-type="string"/>
              <table:table-cell office:value-type="float" office:value="50701">
                <text:p>50701</text:p>
              </table:table-cell>
              <table:table-cell office:value-type="float" office:value="94757">
                <text:p>94757</text:p>
              </table:table-cell>
            </table:table-row>
            <table:table-row>
              <table:table-cell office:value-type="string"/>
              <table:table-cell office:value-type="float" office:value="59027">
                <text:p>59027</text:p>
              </table:table-cell>
              <table:table-cell office:value-type="float" office:value="116007">
                <text:p>116007</text:p>
              </table:table-cell>
            </table:table-row>
            <table:table-row>
              <table:table-cell office:value-type="string"/>
              <table:table-cell office:value-type="float" office:value="53677">
                <text:p>53677</text:p>
              </table:table-cell>
              <table:table-cell office:value-type="float" office:value="101375">
                <text:p>101375</text:p>
              </table:table-cell>
            </table:table-row>
            <table:table-row>
              <table:table-cell office:value-type="string"/>
              <table:table-cell office:value-type="float" office:value="51367">
                <text:p>51367</text:p>
              </table:table-cell>
              <table:table-cell office:value-type="float" office:value="98203">
                <text:p>98203</text:p>
              </table:table-cell>
            </table:table-row>
            <table:table-row>
              <table:table-cell office:value-type="string"/>
              <table:table-cell office:value-type="float" office:value="52577">
                <text:p>52577</text:p>
              </table:table-cell>
              <table:table-cell office:value-type="float" office:value="90722">
                <text:p>90722</text:p>
              </table:table-cell>
            </table:table-row>
            <table:table-row>
              <table:table-cell office:value-type="string"/>
              <table:table-cell office:value-type="float" office:value="53390">
                <text:p>53390</text:p>
              </table:table-cell>
              <table:table-cell office:value-type="float" office:value="91767">
                <text:p>91767</text:p>
              </table:table-cell>
            </table:table-row>
            <table:table-row>
              <table:table-cell office:value-type="string"/>
              <table:table-cell office:value-type="float" office:value="52843">
                <text:p>52843</text:p>
              </table:table-cell>
              <table:table-cell office:value-type="float" office:value="90581">
                <text:p>90581</text:p>
              </table:table-cell>
            </table:table-row>
            <table:table-row>
              <table:table-cell office:value-type="string"/>
              <table:table-cell office:value-type="float" office:value="54342">
                <text:p>54342</text:p>
              </table:table-cell>
              <table:table-cell office:value-type="float" office:value="91996">
                <text:p>91996</text:p>
              </table:table-cell>
            </table:table-row>
            <table:table-row>
              <table:table-cell office:value-type="string"/>
              <table:table-cell office:value-type="float" office:value="57469">
                <text:p>57469</text:p>
              </table:table-cell>
              <table:table-cell office:value-type="float" office:value="100698">
                <text:p>100698</text:p>
              </table:table-cell>
            </table:table-row>
            <table:table-row>
              <table:table-cell office:value-type="string"/>
              <table:table-cell office:value-type="float" office:value="57106">
                <text:p>57106</text:p>
              </table:table-cell>
              <table:table-cell office:value-type="float" office:value="90808">
                <text:p>90808</text:p>
              </table:table-cell>
            </table:table-row>
            <table:table-row>
              <table:table-cell office:value-type="string"/>
              <table:table-cell office:value-type="float" office:value="56613">
                <text:p>56613</text:p>
              </table:table-cell>
              <table:table-cell office:value-type="float" office:value="92575">
                <text:p>92575</text:p>
              </table:table-cell>
            </table:table-row>
            <table:table-row>
              <table:table-cell office:value-type="string"/>
              <table:table-cell office:value-type="float" office:value="57200">
                <text:p>57200</text:p>
              </table:table-cell>
              <table:table-cell office:value-type="float" office:value="95526">
                <text:p>95526</text:p>
              </table:table-cell>
            </table:table-row>
            <table:table-row>
              <table:table-cell office:value-type="string"/>
              <table:table-cell office:value-type="float" office:value="54138">
                <text:p>54138</text:p>
              </table:table-cell>
              <table:table-cell office:value-type="float" office:value="92772">
                <text:p>92772</text:p>
              </table:table-cell>
            </table:table-row>
            <table:table-row>
              <table:table-cell office:value-type="string"/>
              <table:table-cell office:value-type="float" office:value="54007">
                <text:p>54007</text:p>
              </table:table-cell>
              <table:table-cell office:value-type="float" office:value="95985">
                <text:p>95985</text:p>
              </table:table-cell>
            </table:table-row>
            <table:table-row>
              <table:table-cell office:value-type="string"/>
              <table:table-cell office:value-type="float" office:value="53174">
                <text:p>53174</text:p>
              </table:table-cell>
              <table:table-cell office:value-type="float" office:value="95187">
                <text:p>95187</text:p>
              </table:table-cell>
            </table:table-row>
            <table:table-row>
              <table:table-cell office:value-type="string"/>
              <table:table-cell office:value-type="float" office:value="52350">
                <text:p>52350</text:p>
              </table:table-cell>
              <table:table-cell office:value-type="float" office:value="93142">
                <text:p>93142</text:p>
              </table:table-cell>
            </table:table-row>
            <table:table-row>
              <table:table-cell office:value-type="string"/>
              <table:table-cell office:value-type="float" office:value="51975">
                <text:p>51975</text:p>
              </table:table-cell>
              <table:table-cell office:value-type="float" office:value="97472">
                <text:p>97472</text:p>
              </table:table-cell>
            </table:table-row>
            <table:table-row>
              <table:table-cell office:value-type="string"/>
              <table:table-cell office:value-type="float" office:value="55354">
                <text:p>55354</text:p>
              </table:table-cell>
              <table:table-cell office:value-type="float" office:value="96052">
                <text:p>96052</text:p>
              </table:table-cell>
            </table:table-row>
            <table:table-row>
              <table:table-cell office:value-type="string"/>
              <table:table-cell office:value-type="float" office:value="59847">
                <text:p>59847</text:p>
              </table:table-cell>
              <table:table-cell office:value-type="float" office:value="114156">
                <text:p>114156</text:p>
              </table:table-cell>
            </table:table-row>
            <table:table-row>
              <table:table-cell office:value-type="string"/>
              <table:table-cell office:value-type="float" office:value="57663">
                <text:p>57663</text:p>
              </table:table-cell>
              <table:table-cell office:value-type="float" office:value="101073">
                <text:p>101073</text:p>
              </table:table-cell>
            </table:table-row>
            <table:table-row>
              <table:table-cell office:value-type="string"/>
              <table:table-cell office:value-type="float" office:value="55459">
                <text:p>55459</text:p>
              </table:table-cell>
              <table:table-cell office:value-type="float" office:value="99711">
                <text:p>99711</text:p>
              </table:table-cell>
            </table:table-row>
            <table:table-row>
              <table:table-cell office:value-type="string"/>
              <table:table-cell office:value-type="float" office:value="55071">
                <text:p>55071</text:p>
              </table:table-cell>
              <table:table-cell office:value-type="float" office:value="96355">
                <text:p>96355</text:p>
              </table:table-cell>
            </table:table-row>
            <table:table-row>
              <table:table-cell office:value-type="string"/>
              <table:table-cell office:value-type="float" office:value="52755">
                <text:p>52755</text:p>
              </table:table-cell>
              <table:table-cell office:value-type="float" office:value="96795">
                <text:p>96795</text:p>
              </table:table-cell>
            </table:table-row>
            <table:table-row>
              <table:table-cell office:value-type="string"/>
              <table:table-cell office:value-type="float" office:value="55753">
                <text:p>55753</text:p>
              </table:table-cell>
              <table:table-cell office:value-type="float" office:value="95964">
                <text:p>95964</text:p>
              </table:table-cell>
            </table:table-row>
            <table:table-row>
              <table:table-cell office:value-type="string"/>
              <table:table-cell office:value-type="float" office:value="62522">
                <text:p>62522</text:p>
              </table:table-cell>
              <table:table-cell office:value-type="float" office:value="110229">
                <text:p>110229</text:p>
              </table:table-cell>
            </table:table-row>
            <table:table-row>
              <table:table-cell office:value-type="string"/>
              <table:table-cell office:value-type="float" office:value="68024">
                <text:p>68024</text:p>
              </table:table-cell>
              <table:table-cell office:value-type="float" office:value="123804">
                <text:p>123804</text:p>
              </table:table-cell>
            </table:table-row>
            <table:table-row>
              <table:table-cell office:value-type="string"/>
              <table:table-cell office:value-type="float" office:value="52922">
                <text:p>52922</text:p>
              </table:table-cell>
              <table:table-cell office:value-type="float" office:value="96066">
                <text:p>96066</text:p>
              </table:table-cell>
            </table:table-row>
            <table:table-row>
              <table:table-cell office:value-type="string"/>
              <table:table-cell office:value-type="float" office:value="52246">
                <text:p>52246</text:p>
              </table:table-cell>
              <table:table-cell office:value-type="float" office:value="92808">
                <text:p>92808</text:p>
              </table:table-cell>
            </table:table-row>
            <table:table-row>
              <table:table-cell office:value-type="string"/>
              <table:table-cell office:value-type="float" office:value="54785">
                <text:p>54785</text:p>
              </table:table-cell>
              <table:table-cell office:value-type="float" office:value="90637">
                <text:p>90637</text:p>
              </table:table-cell>
            </table:table-row>
            <table:table-row>
              <table:table-cell office:value-type="string"/>
              <table:table-cell office:value-type="float" office:value="56874">
                <text:p>56874</text:p>
              </table:table-cell>
              <table:table-cell office:value-type="float" office:value="93841">
                <text:p>93841</text:p>
              </table:table-cell>
            </table:table-row>
            <table:table-row>
              <table:table-cell office:value-type="string"/>
              <table:table-cell office:value-type="float" office:value="51676">
                <text:p>51676</text:p>
              </table:table-cell>
              <table:table-cell office:value-type="float" office:value="93968">
                <text:p>93968</text:p>
              </table:table-cell>
            </table:table-row>
            <table:table-row>
              <table:table-cell office:value-type="string"/>
              <table:table-cell office:value-type="float" office:value="52214">
                <text:p>52214</text:p>
              </table:table-cell>
              <table:table-cell office:value-type="float" office:value="103416">
                <text:p>103416</text:p>
              </table:table-cell>
            </table:table-row>
            <table:table-row>
              <table:table-cell office:value-type="string"/>
              <table:table-cell office:value-type="float" office:value="56401">
                <text:p>56401</text:p>
              </table:table-cell>
              <table:table-cell office:value-type="float" office:value="97558">
                <text:p>97558</text:p>
              </table:table-cell>
            </table:table-row>
            <table:table-row>
              <table:table-cell office:value-type="string"/>
              <table:table-cell office:value-type="float" office:value="53569">
                <text:p>53569</text:p>
              </table:table-cell>
              <table:table-cell office:value-type="float" office:value="98078">
                <text:p>98078</text:p>
              </table:table-cell>
            </table:table-row>
            <table:table-row>
              <table:table-cell office:value-type="string"/>
              <table:table-cell office:value-type="float" office:value="57219">
                <text:p>57219</text:p>
              </table:table-cell>
              <table:table-cell office:value-type="float" office:value="95160">
                <text:p>95160</text:p>
              </table:table-cell>
            </table:table-row>
            <table:table-row>
              <table:table-cell office:value-type="string"/>
              <table:table-cell office:value-type="float" office:value="56530">
                <text:p>56530</text:p>
              </table:table-cell>
              <table:table-cell office:value-type="float" office:value="92083">
                <text:p>92083</text:p>
              </table:table-cell>
            </table:table-row>
            <table:table-row>
              <table:table-cell office:value-type="string"/>
              <table:table-cell office:value-type="float" office:value="57576">
                <text:p>57576</text:p>
              </table:table-cell>
              <table:table-cell office:value-type="float" office:value="94209">
                <text:p>94209</text:p>
              </table:table-cell>
            </table:table-row>
            <table:table-row>
              <table:table-cell office:value-type="string"/>
              <table:table-cell office:value-type="float" office:value="57379">
                <text:p>57379</text:p>
              </table:table-cell>
              <table:table-cell office:value-type="float" office:value="96063">
                <text:p>96063</text:p>
              </table:table-cell>
            </table:table-row>
            <table:table-row>
              <table:table-cell office:value-type="string"/>
              <table:table-cell office:value-type="float" office:value="52278">
                <text:p>52278</text:p>
              </table:table-cell>
              <table:table-cell office:value-type="float" office:value="91131">
                <text:p>91131</text:p>
              </table:table-cell>
            </table:table-row>
            <table:table-row>
              <table:table-cell office:value-type="string"/>
              <table:table-cell office:value-type="float" office:value="54982">
                <text:p>54982</text:p>
              </table:table-cell>
              <table:table-cell office:value-type="float" office:value="93984">
                <text:p>93984</text:p>
              </table:table-cell>
            </table:table-row>
            <table:table-row>
              <table:table-cell office:value-type="string"/>
              <table:table-cell office:value-type="float" office:value="63636">
                <text:p>63636</text:p>
              </table:table-cell>
              <table:table-cell office:value-type="float" office:value="114636">
                <text:p>114636</text:p>
              </table:table-cell>
            </table:table-row>
            <table:table-row>
              <table:table-cell office:value-type="string"/>
              <table:table-cell office:value-type="float" office:value="53013">
                <text:p>53013</text:p>
              </table:table-cell>
              <table:table-cell office:value-type="float" office:value="97226">
                <text:p>97226</text:p>
              </table:table-cell>
            </table:table-row>
            <table:table-row>
              <table:table-cell office:value-type="string"/>
              <table:table-cell office:value-type="float" office:value="53616">
                <text:p>53616</text:p>
              </table:table-cell>
              <table:table-cell office:value-type="float" office:value="100656">
                <text:p>100656</text:p>
              </table:table-cell>
            </table:table-row>
            <table:table-row>
              <table:table-cell office:value-type="string"/>
              <table:table-cell office:value-type="float" office:value="53467">
                <text:p>53467</text:p>
              </table:table-cell>
              <table:table-cell office:value-type="float" office:value="99886">
                <text:p>99886</text:p>
              </table:table-cell>
            </table:table-row>
            <table:table-row>
              <table:table-cell office:value-type="string"/>
              <table:table-cell office:value-type="float" office:value="52339">
                <text:p>52339</text:p>
              </table:table-cell>
              <table:table-cell office:value-type="float" office:value="97684">
                <text:p>97684</text:p>
              </table:table-cell>
            </table:table-row>
            <table:table-row>
              <table:table-cell office:value-type="string"/>
              <table:table-cell office:value-type="float" office:value="51429">
                <text:p>51429</text:p>
              </table:table-cell>
              <table:table-cell office:value-type="float" office:value="97622">
                <text:p>97622</text:p>
              </table:table-cell>
            </table:table-row>
            <table:table-row>
              <table:table-cell office:value-type="string"/>
              <table:table-cell office:value-type="float" office:value="53436">
                <text:p>53436</text:p>
              </table:table-cell>
              <table:table-cell office:value-type="float" office:value="100874">
                <text:p>100874</text:p>
              </table:table-cell>
            </table:table-row>
            <table:table-row>
              <table:table-cell office:value-type="string"/>
              <table:table-cell office:value-type="float" office:value="55731">
                <text:p>55731</text:p>
              </table:table-cell>
              <table:table-cell office:value-type="float" office:value="94409">
                <text:p>94409</text:p>
              </table:table-cell>
            </table:table-row>
            <table:table-row>
              <table:table-cell office:value-type="string"/>
              <table:table-cell office:value-type="float" office:value="54213">
                <text:p>54213</text:p>
              </table:table-cell>
              <table:table-cell office:value-type="float" office:value="95582">
                <text:p>95582</text:p>
              </table:table-cell>
            </table:table-row>
            <table:table-row>
              <table:table-cell office:value-type="string"/>
              <table:table-cell office:value-type="float" office:value="53908">
                <text:p>53908</text:p>
              </table:table-cell>
              <table:table-cell office:value-type="float" office:value="94995">
                <text:p>94995</text:p>
              </table:table-cell>
            </table:table-row>
            <table:table-row>
              <table:table-cell office:value-type="string"/>
              <table:table-cell office:value-type="float" office:value="53026">
                <text:p>53026</text:p>
              </table:table-cell>
              <table:table-cell office:value-type="float" office:value="96274">
                <text:p>96274</text:p>
              </table:table-cell>
            </table:table-row>
            <table:table-row>
              <table:table-cell office:value-type="string"/>
              <table:table-cell office:value-type="float" office:value="53355">
                <text:p>53355</text:p>
              </table:table-cell>
              <table:table-cell office:value-type="float" office:value="103643">
                <text:p>103643</text:p>
              </table:table-cell>
            </table:table-row>
            <table:table-row>
              <table:table-cell office:value-type="string"/>
              <table:table-cell office:value-type="float" office:value="57199">
                <text:p>57199</text:p>
              </table:table-cell>
              <table:table-cell office:value-type="float" office:value="98843">
                <text:p>98843</text:p>
              </table:table-cell>
            </table:table-row>
            <table:table-row>
              <table:table-cell office:value-type="string"/>
              <table:table-cell office:value-type="float" office:value="53337">
                <text:p>53337</text:p>
              </table:table-cell>
              <table:table-cell office:value-type="float" office:value="101280">
                <text:p>101280</text:p>
              </table:table-cell>
            </table:table-row>
            <table:table-row>
              <table:table-cell office:value-type="string"/>
              <table:table-cell office:value-type="float" office:value="56573">
                <text:p>56573</text:p>
              </table:table-cell>
              <table:table-cell office:value-type="float" office:value="101724">
                <text:p>101724</text:p>
              </table:table-cell>
            </table:table-row>
            <table:table-row>
              <table:table-cell office:value-type="string"/>
              <table:table-cell office:value-type="float" office:value="54287">
                <text:p>54287</text:p>
              </table:table-cell>
              <table:table-cell office:value-type="float" office:value="100701">
                <text:p>100701</text:p>
              </table:table-cell>
            </table:table-row>
            <table:table-row>
              <table:table-cell office:value-type="string"/>
              <table:table-cell office:value-type="float" office:value="52505">
                <text:p>52505</text:p>
              </table:table-cell>
              <table:table-cell office:value-type="float" office:value="97348">
                <text:p>97348</text:p>
              </table:table-cell>
            </table:table-row>
            <table:table-row>
              <table:table-cell office:value-type="string"/>
              <table:table-cell office:value-type="float" office:value="54482">
                <text:p>54482</text:p>
              </table:table-cell>
              <table:table-cell office:value-type="float" office:value="92336">
                <text:p>92336</text:p>
              </table:table-cell>
            </table:table-row>
            <table:table-row>
              <table:table-cell office:value-type="string"/>
              <table:table-cell office:value-type="float" office:value="52063">
                <text:p>52063</text:p>
              </table:table-cell>
              <table:table-cell office:value-type="float" office:value="93931">
                <text:p>93931</text:p>
              </table:table-cell>
            </table:table-row>
            <table:table-row>
              <table:table-cell office:value-type="string"/>
              <table:table-cell office:value-type="float" office:value="55893">
                <text:p>55893</text:p>
              </table:table-cell>
              <table:table-cell office:value-type="float" office:value="99279">
                <text:p>99279</text:p>
              </table:table-cell>
            </table:table-row>
            <table:table-row>
              <table:table-cell office:value-type="string"/>
              <table:table-cell office:value-type="float" office:value="68209">
                <text:p>68209</text:p>
              </table:table-cell>
              <table:table-cell office:value-type="float" office:value="126519">
                <text:p>126519</text:p>
              </table:table-cell>
            </table:table-row>
            <table:table-row>
              <table:table-cell office:value-type="string"/>
              <table:table-cell office:value-type="float" office:value="56167">
                <text:p>56167</text:p>
              </table:table-cell>
              <table:table-cell office:value-type="float" office:value="96564">
                <text:p>96564</text:p>
              </table:table-cell>
            </table:table-row>
            <table:table-row>
              <table:table-cell office:value-type="string"/>
              <table:table-cell office:value-type="float" office:value="57331">
                <text:p>57331</text:p>
              </table:table-cell>
              <table:table-cell office:value-type="float" office:value="98863">
                <text:p>98863</text:p>
              </table:table-cell>
            </table:table-row>
            <table:table-row>
              <table:table-cell office:value-type="string"/>
              <table:table-cell office:value-type="float" office:value="55882">
                <text:p>55882</text:p>
              </table:table-cell>
              <table:table-cell office:value-type="float" office:value="92471">
                <text:p>92471</text:p>
              </table:table-cell>
            </table:table-row>
            <table:table-row>
              <table:table-cell office:value-type="string"/>
              <table:table-cell office:value-type="float" office:value="51981">
                <text:p>51981</text:p>
              </table:table-cell>
              <table:table-cell office:value-type="float" office:value="100825">
                <text:p>100825</text:p>
              </table:table-cell>
            </table:table-row>
            <table:table-row>
              <table:table-cell office:value-type="string"/>
              <table:table-cell office:value-type="float" office:value="57396">
                <text:p>57396</text:p>
              </table:table-cell>
              <table:table-cell office:value-type="float" office:value="100975">
                <text:p>100975</text:p>
              </table:table-cell>
            </table:table-row>
            <table:table-row>
              <table:table-cell office:value-type="string"/>
              <table:table-cell office:value-type="float" office:value="55803">
                <text:p>55803</text:p>
              </table:table-cell>
              <table:table-cell office:value-type="float" office:value="100963">
                <text:p>100963</text:p>
              </table:table-cell>
            </table:table-row>
            <table:table-row>
              <table:table-cell office:value-type="string"/>
              <table:table-cell office:value-type="float" office:value="53783">
                <text:p>53783</text:p>
              </table:table-cell>
              <table:table-cell office:value-type="float" office:value="97857">
                <text:p>97857</text:p>
              </table:table-cell>
            </table:table-row>
            <table:table-row>
              <table:table-cell office:value-type="string"/>
              <table:table-cell office:value-type="float" office:value="56599">
                <text:p>56599</text:p>
              </table:table-cell>
              <table:table-cell office:value-type="float" office:value="92191">
                <text:p>92191</text:p>
              </table:table-cell>
            </table:table-row>
            <table:table-row>
              <table:table-cell office:value-type="string"/>
              <table:table-cell office:value-type="float" office:value="56390">
                <text:p>56390</text:p>
              </table:table-cell>
              <table:table-cell office:value-type="float" office:value="96323">
                <text:p>96323</text:p>
              </table:table-cell>
            </table:table-row>
            <table:table-row>
              <table:table-cell office:value-type="string"/>
              <table:table-cell office:value-type="float" office:value="53757">
                <text:p>53757</text:p>
              </table:table-cell>
              <table:table-cell office:value-type="float" office:value="95361">
                <text:p>95361</text:p>
              </table:table-cell>
            </table:table-row>
            <table:table-row>
              <table:table-cell office:value-type="string"/>
              <table:table-cell office:value-type="float" office:value="55986">
                <text:p>55986</text:p>
              </table:table-cell>
              <table:table-cell office:value-type="float" office:value="95159">
                <text:p>95159</text:p>
              </table:table-cell>
            </table:table-row>
            <table:table-row>
              <table:table-cell office:value-type="string"/>
              <table:table-cell office:value-type="float" office:value="52292">
                <text:p>52292</text:p>
              </table:table-cell>
              <table:table-cell office:value-type="float" office:value="91547">
                <text:p>91547</text:p>
              </table:table-cell>
            </table:table-row>
            <table:table-row>
              <table:table-cell office:value-type="string"/>
              <table:table-cell office:value-type="float" office:value="56801">
                <text:p>56801</text:p>
              </table:table-cell>
              <table:table-cell office:value-type="float" office:value="92032">
                <text:p>92032</text:p>
              </table:table-cell>
            </table:table-row>
            <table:table-row>
              <table:table-cell office:value-type="string"/>
              <table:table-cell office:value-type="float" office:value="62958">
                <text:p>62958</text:p>
              </table:table-cell>
              <table:table-cell office:value-type="float" office:value="113771">
                <text:p>113771</text:p>
              </table:table-cell>
            </table:table-row>
            <table:table-row>
              <table:table-cell office:value-type="string"/>
              <table:table-cell office:value-type="float" office:value="52033">
                <text:p>52033</text:p>
              </table:table-cell>
              <table:table-cell office:value-type="float" office:value="96095">
                <text:p>96095</text:p>
              </table:table-cell>
            </table:table-row>
            <table:table-row>
              <table:table-cell office:value-type="string"/>
              <table:table-cell office:value-type="float" office:value="53835">
                <text:p>53835</text:p>
              </table:table-cell>
              <table:table-cell office:value-type="float" office:value="99907">
                <text:p>99907</text:p>
              </table:table-cell>
            </table:table-row>
            <table:table-row>
              <table:table-cell office:value-type="string"/>
              <table:table-cell office:value-type="float" office:value="53790">
                <text:p>53790</text:p>
              </table:table-cell>
              <table:table-cell office:value-type="float" office:value="104217">
                <text:p>104217</text:p>
              </table:table-cell>
            </table:table-row>
            <table:table-row>
              <table:table-cell office:value-type="string"/>
              <table:table-cell office:value-type="float" office:value="53671">
                <text:p>53671</text:p>
              </table:table-cell>
              <table:table-cell office:value-type="float" office:value="95066">
                <text:p>95066</text:p>
              </table:table-cell>
            </table:table-row>
            <table:table-row>
              <table:table-cell office:value-type="string"/>
              <table:table-cell office:value-type="float" office:value="52219">
                <text:p>52219</text:p>
              </table:table-cell>
              <table:table-cell office:value-type="float" office:value="96306">
                <text:p>96306</text:p>
              </table:table-cell>
            </table:table-row>
            <table:table-row>
              <table:table-cell office:value-type="string"/>
              <table:table-cell office:value-type="float" office:value="55830">
                <text:p>55830</text:p>
              </table:table-cell>
              <table:table-cell office:value-type="float" office:value="80334">
                <text:p>80334</text:p>
              </table:table-cell>
            </table:table-row>
            <table:table-row>
              <table:table-cell office:value-type="string"/>
              <table:table-cell office:value-type="float" office:value="56922">
                <text:p>56922</text:p>
              </table:table-cell>
              <table:table-cell office:value-type="float" office:value="103186">
                <text:p>103186</text:p>
              </table:table-cell>
            </table:table-row>
            <table:table-row>
              <table:table-cell office:value-type="string"/>
              <table:table-cell office:value-type="float" office:value="51157">
                <text:p>51157</text:p>
              </table:table-cell>
              <table:table-cell office:value-type="float" office:value="92894">
                <text:p>92894</text:p>
              </table:table-cell>
            </table:table-row>
            <table:table-row>
              <table:table-cell office:value-type="string"/>
              <table:table-cell office:value-type="float" office:value="51491">
                <text:p>51491</text:p>
              </table:table-cell>
              <table:table-cell office:value-type="float" office:value="99591">
                <text:p>99591</text:p>
              </table:table-cell>
            </table:table-row>
            <table:table-row>
              <table:table-cell office:value-type="string"/>
              <table:table-cell office:value-type="float" office:value="53382">
                <text:p>53382</text:p>
              </table:table-cell>
              <table:table-cell office:value-type="float" office:value="100951">
                <text:p>100951</text:p>
              </table:table-cell>
            </table:table-row>
            <table:table-row>
              <table:table-cell office:value-type="string"/>
              <table:table-cell office:value-type="float" office:value="57097">
                <text:p>57097</text:p>
              </table:table-cell>
              <table:table-cell office:value-type="float" office:value="98924">
                <text:p>98924</text:p>
              </table:table-cell>
            </table:table-row>
            <table:table-row>
              <table:table-cell office:value-type="string"/>
              <table:table-cell office:value-type="float" office:value="55534">
                <text:p>55534</text:p>
              </table:table-cell>
              <table:table-cell office:value-type="float" office:value="97565">
                <text:p>97565</text:p>
              </table:table-cell>
            </table:table-row>
            <table:table-row>
              <table:table-cell office:value-type="string"/>
              <table:table-cell office:value-type="float" office:value="55432">
                <text:p>55432</text:p>
              </table:table-cell>
              <table:table-cell office:value-type="float" office:value="97594">
                <text:p>97594</text:p>
              </table:table-cell>
            </table:table-row>
            <table:table-row>
              <table:table-cell office:value-type="string"/>
              <table:table-cell office:value-type="float" office:value="55134">
                <text:p>55134</text:p>
              </table:table-cell>
              <table:table-cell office:value-type="float" office:value="96503">
                <text:p>96503</text:p>
              </table:table-cell>
            </table:table-row>
            <table:table-row>
              <table:table-cell office:value-type="string"/>
              <table:table-cell office:value-type="float" office:value="56903">
                <text:p>56903</text:p>
              </table:table-cell>
              <table:table-cell office:value-type="float" office:value="93662">
                <text:p>93662</text:p>
              </table:table-cell>
            </table:table-row>
            <table:table-row>
              <table:table-cell office:value-type="string"/>
              <table:table-cell office:value-type="float" office:value="55250">
                <text:p>55250</text:p>
              </table:table-cell>
              <table:table-cell office:value-type="float" office:value="95991">
                <text:p>95991</text:p>
              </table:table-cell>
            </table:table-row>
            <table:table-row>
              <table:table-cell office:value-type="string"/>
              <table:table-cell office:value-type="float" office:value="53373">
                <text:p>53373</text:p>
              </table:table-cell>
              <table:table-cell office:value-type="float" office:value="99505">
                <text:p>99505</text:p>
              </table:table-cell>
            </table:table-row>
            <table:table-row>
              <table:table-cell office:value-type="string"/>
              <table:table-cell office:value-type="float" office:value="52339">
                <text:p>52339</text:p>
              </table:table-cell>
              <table:table-cell office:value-type="float" office:value="96728">
                <text:p>96728</text:p>
              </table:table-cell>
            </table:table-row>
            <table:table-row>
              <table:table-cell office:value-type="string"/>
              <table:table-cell office:value-type="float" office:value="65296">
                <text:p>65296</text:p>
              </table:table-cell>
              <table:table-cell office:value-type="float" office:value="113594">
                <text:p>113594</text:p>
              </table:table-cell>
            </table:table-row>
            <table:table-row>
              <table:table-cell office:value-type="string"/>
              <table:table-cell office:value-type="float" office:value="52250">
                <text:p>52250</text:p>
              </table:table-cell>
              <table:table-cell office:value-type="float" office:value="95375">
                <text:p>95375</text:p>
              </table:table-cell>
            </table:table-row>
            <table:table-row>
              <table:table-cell office:value-type="string"/>
              <table:table-cell office:value-type="float" office:value="55309">
                <text:p>55309</text:p>
              </table:table-cell>
              <table:table-cell office:value-type="float" office:value="93842">
                <text:p>93842</text:p>
              </table:table-cell>
            </table:table-row>
            <table:table-row>
              <table:table-cell office:value-type="string"/>
              <table:table-cell office:value-type="float" office:value="54424">
                <text:p>54424</text:p>
              </table:table-cell>
              <table:table-cell office:value-type="float" office:value="81531">
                <text:p>81531</text:p>
              </table:table-cell>
            </table:table-row>
            <table:table-row>
              <table:table-cell office:value-type="string"/>
              <table:table-cell office:value-type="float" office:value="51406">
                <text:p>51406</text:p>
              </table:table-cell>
              <table:table-cell office:value-type="float" office:value="99774">
                <text:p>99774</text:p>
              </table:table-cell>
            </table:table-row>
            <table:table-row>
              <table:table-cell office:value-type="string"/>
              <table:table-cell office:value-type="float" office:value="55523">
                <text:p>55523</text:p>
              </table:table-cell>
              <table:table-cell office:value-type="float" office:value="101154">
                <text:p>101154</text:p>
              </table:table-cell>
            </table:table-row>
            <table:table-row>
              <table:table-cell office:value-type="string"/>
              <table:table-cell office:value-type="float" office:value="55747">
                <text:p>55747</text:p>
              </table:table-cell>
              <table:table-cell office:value-type="float" office:value="94015">
                <text:p>94015</text:p>
              </table:table-cell>
            </table:table-row>
            <table:table-row>
              <table:table-cell office:value-type="string"/>
              <table:table-cell office:value-type="float" office:value="56860">
                <text:p>56860</text:p>
              </table:table-cell>
              <table:table-cell office:value-type="float" office:value="93897">
                <text:p>93897</text:p>
              </table:table-cell>
            </table:table-row>
            <table:table-row>
              <table:table-cell office:value-type="string"/>
              <table:table-cell office:value-type="float" office:value="45630">
                <text:p>45630</text:p>
              </table:table-cell>
              <table:table-cell office:value-type="float" office:value="96369">
                <text:p>96369</text:p>
              </table:table-cell>
            </table:table-row>
            <table:table-row>
              <table:table-cell office:value-type="string"/>
              <table:table-cell office:value-type="float" office:value="55110">
                <text:p>55110</text:p>
              </table:table-cell>
              <table:table-cell office:value-type="float" office:value="95012">
                <text:p>95012</text:p>
              </table:table-cell>
            </table:table-row>
            <table:table-row>
              <table:table-cell office:value-type="string"/>
              <table:table-cell office:value-type="float" office:value="54223">
                <text:p>54223</text:p>
              </table:table-cell>
              <table:table-cell office:value-type="float" office:value="96150">
                <text:p>96150</text:p>
              </table:table-cell>
            </table:table-row>
            <table:table-row>
              <table:table-cell office:value-type="string"/>
              <table:table-cell office:value-type="float" office:value="55791">
                <text:p>55791</text:p>
              </table:table-cell>
              <table:table-cell office:value-type="float" office:value="92882">
                <text:p>92882</text:p>
              </table:table-cell>
            </table:table-row>
            <table:table-row>
              <table:table-cell office:value-type="string"/>
              <table:table-cell office:value-type="float" office:value="52614">
                <text:p>52614</text:p>
              </table:table-cell>
              <table:table-cell office:value-type="float" office:value="96120">
                <text:p>96120</text:p>
              </table:table-cell>
            </table:table-row>
            <table:table-row>
              <table:table-cell office:value-type="string"/>
              <table:table-cell office:value-type="float" office:value="53875">
                <text:p>53875</text:p>
              </table:table-cell>
              <table:table-cell office:value-type="float" office:value="94377">
                <text:p>94377</text:p>
              </table:table-cell>
            </table:table-row>
            <table:table-row>
              <table:table-cell office:value-type="string"/>
              <table:table-cell office:value-type="float" office:value="55989">
                <text:p>55989</text:p>
              </table:table-cell>
              <table:table-cell office:value-type="float" office:value="96761">
                <text:p>96761</text:p>
              </table:table-cell>
            </table:table-row>
            <table:table-row>
              <table:table-cell office:value-type="string"/>
              <table:table-cell office:value-type="float" office:value="56023">
                <text:p>56023</text:p>
              </table:table-cell>
              <table:table-cell office:value-type="float" office:value="96628">
                <text:p>96628</text:p>
              </table:table-cell>
            </table:table-row>
            <table:table-row>
              <table:table-cell office:value-type="string"/>
              <table:table-cell office:value-type="float" office:value="52528">
                <text:p>52528</text:p>
              </table:table-cell>
              <table:table-cell office:value-type="float" office:value="98294">
                <text:p>98294</text:p>
              </table:table-cell>
            </table:table-row>
            <table:table-row>
              <table:table-cell office:value-type="string"/>
              <table:table-cell office:value-type="float" office:value="53102">
                <text:p>53102</text:p>
              </table:table-cell>
              <table:table-cell office:value-type="float" office:value="97121">
                <text:p>97121</text:p>
              </table:table-cell>
            </table:table-row>
            <table:table-row>
              <table:table-cell office:value-type="string"/>
              <table:table-cell office:value-type="float" office:value="54229">
                <text:p>54229</text:p>
              </table:table-cell>
              <table:table-cell office:value-type="float" office:value="99743">
                <text:p>99743</text:p>
              </table:table-cell>
            </table:table-row>
            <table:table-row>
              <table:table-cell office:value-type="string"/>
              <table:table-cell office:value-type="float" office:value="51339">
                <text:p>51339</text:p>
              </table:table-cell>
              <table:table-cell office:value-type="float" office:value="98059">
                <text:p>98059</text:p>
              </table:table-cell>
            </table:table-row>
            <table:table-row>
              <table:table-cell office:value-type="string"/>
              <table:table-cell office:value-type="float" office:value="50737">
                <text:p>50737</text:p>
              </table:table-cell>
              <table:table-cell office:value-type="float" office:value="95117">
                <text:p>95117</text:p>
              </table:table-cell>
            </table:table-row>
            <table:table-row>
              <table:table-cell office:value-type="string"/>
              <table:table-cell office:value-type="float" office:value="55793">
                <text:p>55793</text:p>
              </table:table-cell>
              <table:table-cell office:value-type="float" office:value="91492">
                <text:p>91492</text:p>
              </table:table-cell>
            </table:table-row>
            <table:table-row>
              <table:table-cell office:value-type="string"/>
              <table:table-cell office:value-type="float" office:value="50757">
                <text:p>50757</text:p>
              </table:table-cell>
              <table:table-cell office:value-type="float" office:value="91361">
                <text:p>91361</text:p>
              </table:table-cell>
            </table:table-row>
            <table:table-row>
              <table:table-cell office:value-type="string"/>
              <table:table-cell office:value-type="float" office:value="55967">
                <text:p>55967</text:p>
              </table:table-cell>
              <table:table-cell office:value-type="float" office:value="91149">
                <text:p>91149</text:p>
              </table:table-cell>
            </table:table-row>
            <table:table-row>
              <table:table-cell office:value-type="string"/>
              <table:table-cell office:value-type="float" office:value="59865">
                <text:p>59865</text:p>
              </table:table-cell>
              <table:table-cell office:value-type="float" office:value="109813">
                <text:p>109813</text:p>
              </table:table-cell>
            </table:table-row>
            <table:table-row>
              <table:table-cell office:value-type="string"/>
              <table:table-cell office:value-type="float" office:value="54445">
                <text:p>54445</text:p>
              </table:table-cell>
              <table:table-cell office:value-type="float" office:value="95192">
                <text:p>95192</text:p>
              </table:table-cell>
            </table:table-row>
            <table:table-row>
              <table:table-cell office:value-type="string"/>
              <table:table-cell office:value-type="float" office:value="52221">
                <text:p>52221</text:p>
              </table:table-cell>
              <table:table-cell office:value-type="float" office:value="93472">
                <text:p>93472</text:p>
              </table:table-cell>
            </table:table-row>
            <table:table-row>
              <table:table-cell office:value-type="string"/>
              <table:table-cell office:value-type="float" office:value="51652">
                <text:p>51652</text:p>
              </table:table-cell>
              <table:table-cell office:value-type="float" office:value="93696">
                <text:p>93696</text:p>
              </table:table-cell>
            </table:table-row>
            <table:table-row>
              <table:table-cell office:value-type="string"/>
              <table:table-cell office:value-type="float" office:value="59302">
                <text:p>59302</text:p>
              </table:table-cell>
              <table:table-cell office:value-type="float" office:value="110129">
                <text:p>110129</text:p>
              </table:table-cell>
            </table:table-row>
            <table:table-row>
              <table:table-cell office:value-type="string"/>
              <table:table-cell office:value-type="float" office:value="53476">
                <text:p>53476</text:p>
              </table:table-cell>
              <table:table-cell office:value-type="float" office:value="99274">
                <text:p>99274</text:p>
              </table:table-cell>
            </table:table-row>
            <table:table-row>
              <table:table-cell office:value-type="string"/>
              <table:table-cell office:value-type="float" office:value="56374">
                <text:p>56374</text:p>
              </table:table-cell>
              <table:table-cell office:value-type="float" office:value="100444">
                <text:p>100444</text:p>
              </table:table-cell>
            </table:table-row>
            <table:table-row>
              <table:table-cell office:value-type="string"/>
              <table:table-cell office:value-type="float" office:value="53142">
                <text:p>53142</text:p>
              </table:table-cell>
              <table:table-cell office:value-type="float" office:value="98697">
                <text:p>98697</text:p>
              </table:table-cell>
            </table:table-row>
            <table:table-row>
              <table:table-cell office:value-type="string"/>
              <table:table-cell office:value-type="float" office:value="68287">
                <text:p>68287</text:p>
              </table:table-cell>
              <table:table-cell office:value-type="float" office:value="127418">
                <text:p>127418</text:p>
              </table:table-cell>
            </table:table-row>
            <table:table-row>
              <table:table-cell office:value-type="string"/>
              <table:table-cell office:value-type="float" office:value="52489">
                <text:p>52489</text:p>
              </table:table-cell>
              <table:table-cell office:value-type="float" office:value="98386">
                <text:p>98386</text:p>
              </table:table-cell>
            </table:table-row>
            <table:table-row>
              <table:table-cell office:value-type="string"/>
              <table:table-cell office:value-type="float" office:value="56418">
                <text:p>56418</text:p>
              </table:table-cell>
              <table:table-cell office:value-type="float" office:value="92234">
                <text:p>92234</text:p>
              </table:table-cell>
            </table:table-row>
            <table:table-row>
              <table:table-cell office:value-type="string"/>
              <table:table-cell office:value-type="float" office:value="55545">
                <text:p>55545</text:p>
              </table:table-cell>
              <table:table-cell office:value-type="float" office:value="91717">
                <text:p>91717</text:p>
              </table:table-cell>
            </table:table-row>
            <table:table-row>
              <table:table-cell office:value-type="string"/>
              <table:table-cell office:value-type="float" office:value="53653">
                <text:p>53653</text:p>
              </table:table-cell>
              <table:table-cell office:value-type="float" office:value="96139">
                <text:p>96139</text:p>
              </table:table-cell>
            </table:table-row>
            <table:table-row>
              <table:table-cell office:value-type="string"/>
              <table:table-cell office:value-type="float" office:value="55962">
                <text:p>55962</text:p>
              </table:table-cell>
              <table:table-cell office:value-type="float" office:value="92288">
                <text:p>92288</text:p>
              </table:table-cell>
            </table:table-row>
            <table:table-row>
              <table:table-cell office:value-type="string"/>
              <table:table-cell office:value-type="float" office:value="66856">
                <text:p>66856</text:p>
              </table:table-cell>
              <table:table-cell office:value-type="float" office:value="110440">
                <text:p>110440</text:p>
              </table:table-cell>
            </table:table-row>
            <table:table-row>
              <table:table-cell office:value-type="string"/>
              <table:table-cell office:value-type="float" office:value="55856">
                <text:p>55856</text:p>
              </table:table-cell>
              <table:table-cell office:value-type="float" office:value="97578">
                <text:p>97578</text:p>
              </table:table-cell>
            </table:table-row>
            <table:table-row>
              <table:table-cell office:value-type="string"/>
              <table:table-cell office:value-type="float" office:value="55216">
                <text:p>55216</text:p>
              </table:table-cell>
              <table:table-cell office:value-type="float" office:value="99546">
                <text:p>99546</text:p>
              </table:table-cell>
            </table:table-row>
            <table:table-row>
              <table:table-cell office:value-type="string"/>
              <table:table-cell office:value-type="float" office:value="55014">
                <text:p>55014</text:p>
              </table:table-cell>
              <table:table-cell office:value-type="float" office:value="99417">
                <text:p>99417</text:p>
              </table:table-cell>
            </table:table-row>
            <table:table-row>
              <table:table-cell office:value-type="string"/>
              <table:table-cell office:value-type="float" office:value="56896">
                <text:p>56896</text:p>
              </table:table-cell>
              <table:table-cell office:value-type="float" office:value="104513">
                <text:p>104513</text:p>
              </table:table-cell>
            </table:table-row>
            <table:table-row>
              <table:table-cell office:value-type="string"/>
              <table:table-cell office:value-type="float" office:value="55539">
                <text:p>55539</text:p>
              </table:table-cell>
              <table:table-cell office:value-type="float" office:value="99059">
                <text:p>99059</text:p>
              </table:table-cell>
            </table:table-row>
            <table:table-row>
              <table:table-cell office:value-type="string"/>
              <table:table-cell office:value-type="float" office:value="59780">
                <text:p>59780</text:p>
              </table:table-cell>
              <table:table-cell office:value-type="float" office:value="100187">
                <text:p>100187</text:p>
              </table:table-cell>
            </table:table-row>
            <table:table-row>
              <table:table-cell office:value-type="string"/>
              <table:table-cell office:value-type="float" office:value="67978">
                <text:p>67978</text:p>
              </table:table-cell>
              <table:table-cell office:value-type="float" office:value="127211">
                <text:p>127211</text:p>
              </table:table-cell>
            </table:table-row>
            <table:table-row>
              <table:table-cell office:value-type="string"/>
              <table:table-cell office:value-type="float" office:value="52258">
                <text:p>52258</text:p>
              </table:table-cell>
              <table:table-cell office:value-type="float" office:value="97422">
                <text:p>97422</text:p>
              </table:table-cell>
            </table:table-row>
            <table:table-row>
              <table:table-cell office:value-type="string"/>
              <table:table-cell office:value-type="float" office:value="51724">
                <text:p>51724</text:p>
              </table:table-cell>
              <table:table-cell office:value-type="float" office:value="95292">
                <text:p>95292</text:p>
              </table:table-cell>
            </table:table-row>
            <table:table-row>
              <table:table-cell office:value-type="string"/>
              <table:table-cell office:value-type="float" office:value="53166">
                <text:p>53166</text:p>
              </table:table-cell>
              <table:table-cell office:value-type="float" office:value="96966">
                <text:p>96966</text:p>
              </table:table-cell>
            </table:table-row>
            <table:table-row>
              <table:table-cell office:value-type="string"/>
              <table:table-cell office:value-type="float" office:value="51410">
                <text:p>51410</text:p>
              </table:table-cell>
              <table:table-cell office:value-type="float" office:value="94874">
                <text:p>94874</text:p>
              </table:table-cell>
            </table:table-row>
            <table:table-row>
              <table:table-cell office:value-type="string"/>
              <table:table-cell office:value-type="float" office:value="55450">
                <text:p>55450</text:p>
              </table:table-cell>
              <table:table-cell office:value-type="float" office:value="99140">
                <text:p>99140</text:p>
              </table:table-cell>
            </table:table-row>
            <table:table-row>
              <table:table-cell office:value-type="string"/>
              <table:table-cell office:value-type="float" office:value="57958">
                <text:p>57958</text:p>
              </table:table-cell>
              <table:table-cell office:value-type="float" office:value="103255">
                <text:p>103255</text:p>
              </table:table-cell>
            </table:table-row>
            <table:table-row>
              <table:table-cell office:value-type="string"/>
              <table:table-cell office:value-type="float" office:value="59237">
                <text:p>59237</text:p>
              </table:table-cell>
              <table:table-cell office:value-type="float" office:value="116738">
                <text:p>116738</text:p>
              </table:table-cell>
            </table:table-row>
            <table:table-row>
              <table:table-cell office:value-type="string"/>
              <table:table-cell office:value-type="float" office:value="56220">
                <text:p>56220</text:p>
              </table:table-cell>
              <table:table-cell office:value-type="float" office:value="98808">
                <text:p>98808</text:p>
              </table:table-cell>
            </table:table-row>
            <table:table-row>
              <table:table-cell office:value-type="string"/>
              <table:table-cell office:value-type="float" office:value="55971">
                <text:p>55971</text:p>
              </table:table-cell>
              <table:table-cell office:value-type="float" office:value="99317">
                <text:p>99317</text:p>
              </table:table-cell>
            </table:table-row>
            <table:table-row>
              <table:table-cell office:value-type="string"/>
              <table:table-cell office:value-type="float" office:value="56602">
                <text:p>56602</text:p>
              </table:table-cell>
              <table:table-cell office:value-type="float" office:value="103530">
                <text:p>103530</text:p>
              </table:table-cell>
            </table:table-row>
            <table:table-row>
              <table:table-cell office:value-type="string"/>
              <table:table-cell office:value-type="float" office:value="54165">
                <text:p>54165</text:p>
              </table:table-cell>
              <table:table-cell office:value-type="float" office:value="99486">
                <text:p>99486</text:p>
              </table:table-cell>
            </table:table-row>
            <table:table-row>
              <table:table-cell office:value-type="string"/>
              <table:table-cell office:value-type="float" office:value="52282">
                <text:p>52282</text:p>
              </table:table-cell>
              <table:table-cell office:value-type="float" office:value="97042">
                <text:p>97042</text:p>
              </table:table-cell>
            </table:table-row>
            <table:table-row>
              <table:table-cell office:value-type="string"/>
              <table:table-cell office:value-type="float" office:value="61923">
                <text:p>61923</text:p>
              </table:table-cell>
              <table:table-cell office:value-type="float" office:value="109101">
                <text:p>109101</text:p>
              </table:table-cell>
            </table:table-row>
            <table:table-row>
              <table:table-cell office:value-type="string"/>
              <table:table-cell office:value-type="float" office:value="52691">
                <text:p>52691</text:p>
              </table:table-cell>
              <table:table-cell office:value-type="float" office:value="104224">
                <text:p>104224</text:p>
              </table:table-cell>
            </table:table-row>
            <table:table-row>
              <table:table-cell office:value-type="string"/>
              <table:table-cell office:value-type="float" office:value="55812">
                <text:p>55812</text:p>
              </table:table-cell>
              <table:table-cell office:value-type="float" office:value="96916">
                <text:p>96916</text:p>
              </table:table-cell>
            </table:table-row>
            <table:table-row>
              <table:table-cell office:value-type="string"/>
              <table:table-cell office:value-type="float" office:value="57083">
                <text:p>57083</text:p>
              </table:table-cell>
              <table:table-cell office:value-type="float" office:value="99119">
                <text:p>99119</text:p>
              </table:table-cell>
            </table:table-row>
            <table:table-row>
              <table:table-cell office:value-type="string"/>
              <table:table-cell office:value-type="float" office:value="55004">
                <text:p>55004</text:p>
              </table:table-cell>
              <table:table-cell office:value-type="float" office:value="99570">
                <text:p>99570</text:p>
              </table:table-cell>
            </table:table-row>
            <table:table-row>
              <table:table-cell office:value-type="string"/>
              <table:table-cell office:value-type="float" office:value="56914">
                <text:p>56914</text:p>
              </table:table-cell>
              <table:table-cell office:value-type="float" office:value="99578">
                <text:p>99578</text:p>
              </table:table-cell>
            </table:table-row>
            <table:table-row>
              <table:table-cell office:value-type="string"/>
              <table:table-cell office:value-type="float" office:value="54613">
                <text:p>54613</text:p>
              </table:table-cell>
              <table:table-cell office:value-type="float" office:value="99261">
                <text:p>99261</text:p>
              </table:table-cell>
            </table:table-row>
            <table:table-row>
              <table:table-cell office:value-type="string"/>
              <table:table-cell office:value-type="float" office:value="57276">
                <text:p>57276</text:p>
              </table:table-cell>
              <table:table-cell office:value-type="float" office:value="98440">
                <text:p>98440</text:p>
              </table:table-cell>
            </table:table-row>
            <table:table-row>
              <table:table-cell office:value-type="string"/>
              <table:table-cell office:value-type="float" office:value="53375">
                <text:p>53375</text:p>
              </table:table-cell>
              <table:table-cell office:value-type="float" office:value="99949">
                <text:p>99949</text:p>
              </table:table-cell>
            </table:table-row>
            <table:table-row>
              <table:table-cell office:value-type="string"/>
              <table:table-cell office:value-type="float" office:value="56536">
                <text:p>56536</text:p>
              </table:table-cell>
              <table:table-cell office:value-type="float" office:value="96412">
                <text:p>96412</text:p>
              </table:table-cell>
            </table:table-row>
            <table:table-row>
              <table:table-cell office:value-type="string"/>
              <table:table-cell office:value-type="float" office:value="62523">
                <text:p>62523</text:p>
              </table:table-cell>
              <table:table-cell office:value-type="float" office:value="113716">
                <text:p>113716</text:p>
              </table:table-cell>
            </table:table-row>
            <table:table-row>
              <table:table-cell office:value-type="string"/>
              <table:table-cell office:value-type="float" office:value="56041">
                <text:p>56041</text:p>
              </table:table-cell>
              <table:table-cell office:value-type="float" office:value="96551">
                <text:p>96551</text:p>
              </table:table-cell>
            </table:table-row>
            <table:table-row>
              <table:table-cell office:value-type="string"/>
              <table:table-cell office:value-type="float" office:value="57818">
                <text:p>57818</text:p>
              </table:table-cell>
              <table:table-cell office:value-type="float" office:value="99670">
                <text:p>99670</text:p>
              </table:table-cell>
            </table:table-row>
            <table:table-row>
              <table:table-cell office:value-type="string"/>
              <table:table-cell office:value-type="float" office:value="54099">
                <text:p>54099</text:p>
              </table:table-cell>
              <table:table-cell office:value-type="float" office:value="94083">
                <text:p>94083</text:p>
              </table:table-cell>
            </table:table-row>
            <table:table-row>
              <table:table-cell office:value-type="string"/>
              <table:table-cell office:value-type="float" office:value="55165">
                <text:p>55165</text:p>
              </table:table-cell>
              <table:table-cell office:value-type="float" office:value="93864">
                <text:p>93864</text:p>
              </table:table-cell>
            </table:table-row>
            <table:table-row>
              <table:table-cell office:value-type="string"/>
              <table:table-cell office:value-type="float" office:value="64589">
                <text:p>64589</text:p>
              </table:table-cell>
              <table:table-cell office:value-type="float" office:value="114473">
                <text:p>114473</text:p>
              </table:table-cell>
            </table:table-row>
            <table:table-row>
              <table:table-cell office:value-type="string"/>
              <table:table-cell office:value-type="float" office:value="59353">
                <text:p>59353</text:p>
              </table:table-cell>
              <table:table-cell office:value-type="float" office:value="113029">
                <text:p>113029</text:p>
              </table:table-cell>
            </table:table-row>
            <table:table-row>
              <table:table-cell office:value-type="string"/>
              <table:table-cell office:value-type="float" office:value="54606">
                <text:p>54606</text:p>
              </table:table-cell>
              <table:table-cell office:value-type="float" office:value="94513">
                <text:p>94513</text:p>
              </table:table-cell>
            </table:table-row>
            <table:table-row>
              <table:table-cell office:value-type="string"/>
              <table:table-cell office:value-type="float" office:value="53496">
                <text:p>53496</text:p>
              </table:table-cell>
              <table:table-cell office:value-type="float" office:value="95434">
                <text:p>95434</text:p>
              </table:table-cell>
            </table:table-row>
            <table:table-row>
              <table:table-cell office:value-type="string"/>
              <table:table-cell office:value-type="float" office:value="53018">
                <text:p>53018</text:p>
              </table:table-cell>
              <table:table-cell office:value-type="float" office:value="97924">
                <text:p>97924</text:p>
              </table:table-cell>
            </table:table-row>
            <table:table-row>
              <table:table-cell office:value-type="string"/>
              <table:table-cell office:value-type="float" office:value="57780">
                <text:p>57780</text:p>
              </table:table-cell>
              <table:table-cell office:value-type="float" office:value="117591">
                <text:p>117591</text:p>
              </table:table-cell>
            </table:table-row>
            <table:table-row>
              <table:table-cell office:value-type="string"/>
              <table:table-cell office:value-type="float" office:value="57377">
                <text:p>57377</text:p>
              </table:table-cell>
              <table:table-cell office:value-type="float" office:value="101618">
                <text:p>101618</text:p>
              </table:table-cell>
            </table:table-row>
            <table:table-row>
              <table:table-cell office:value-type="string"/>
              <table:table-cell office:value-type="float" office:value="56652">
                <text:p>56652</text:p>
              </table:table-cell>
              <table:table-cell office:value-type="float" office:value="95354">
                <text:p>95354</text:p>
              </table:table-cell>
            </table:table-row>
            <table:table-row>
              <table:table-cell office:value-type="string"/>
              <table:table-cell office:value-type="float" office:value="69440">
                <text:p>69440</text:p>
              </table:table-cell>
              <table:table-cell office:value-type="float" office:value="125218">
                <text:p>125218</text:p>
              </table:table-cell>
            </table:table-row>
            <table:table-row>
              <table:table-cell office:value-type="string"/>
              <table:table-cell office:value-type="float" office:value="53561">
                <text:p>53561</text:p>
              </table:table-cell>
              <table:table-cell office:value-type="float" office:value="96107">
                <text:p>96107</text:p>
              </table:table-cell>
            </table:table-row>
            <table:table-row>
              <table:table-cell office:value-type="string"/>
              <table:table-cell office:value-type="float" office:value="56786">
                <text:p>56786</text:p>
              </table:table-cell>
              <table:table-cell office:value-type="float" office:value="96262">
                <text:p>96262</text:p>
              </table:table-cell>
            </table:table-row>
            <table:table-row>
              <table:table-cell office:value-type="string"/>
              <table:table-cell office:value-type="float" office:value="60936">
                <text:p>60936</text:p>
              </table:table-cell>
              <table:table-cell office:value-type="float" office:value="113144">
                <text:p>113144</text:p>
              </table:table-cell>
            </table:table-row>
            <table:table-row>
              <table:table-cell office:value-type="string"/>
              <table:table-cell office:value-type="float" office:value="60444">
                <text:p>60444</text:p>
              </table:table-cell>
              <table:table-cell office:value-type="float" office:value="112814">
                <text:p>112814</text:p>
              </table:table-cell>
            </table:table-row>
            <table:table-row>
              <table:table-cell office:value-type="string"/>
              <table:table-cell office:value-type="float" office:value="53649">
                <text:p>53649</text:p>
              </table:table-cell>
              <table:table-cell office:value-type="float" office:value="96101">
                <text:p>96101</text:p>
              </table:table-cell>
            </table:table-row>
            <table:table-row>
              <table:table-cell office:value-type="string"/>
              <table:table-cell office:value-type="float" office:value="51604">
                <text:p>51604</text:p>
              </table:table-cell>
              <table:table-cell office:value-type="float" office:value="92549">
                <text:p>92549</text:p>
              </table:table-cell>
            </table:table-row>
            <table:table-row>
              <table:table-cell office:value-type="string"/>
              <table:table-cell office:value-type="float" office:value="51071">
                <text:p>51071</text:p>
              </table:table-cell>
              <table:table-cell office:value-type="float" office:value="93981">
                <text:p>93981</text:p>
              </table:table-cell>
            </table:table-row>
            <table:table-row>
              <table:table-cell office:value-type="string"/>
              <table:table-cell office:value-type="float" office:value="53241">
                <text:p>53241</text:p>
              </table:table-cell>
              <table:table-cell office:value-type="float" office:value="97134">
                <text:p>97134</text:p>
              </table:table-cell>
            </table:table-row>
            <table:table-row>
              <table:table-cell office:value-type="string"/>
              <table:table-cell office:value-type="float" office:value="53017">
                <text:p>53017</text:p>
              </table:table-cell>
              <table:table-cell office:value-type="float" office:value="97734">
                <text:p>97734</text:p>
              </table:table-cell>
            </table:table-row>
            <table:table-row>
              <table:table-cell office:value-type="string"/>
              <table:table-cell office:value-type="float" office:value="54877">
                <text:p>54877</text:p>
              </table:table-cell>
              <table:table-cell office:value-type="float" office:value="102331">
                <text:p>102331</text:p>
              </table:table-cell>
            </table:table-row>
            <table:table-row>
              <table:table-cell office:value-type="string"/>
              <table:table-cell office:value-type="float" office:value="54627">
                <text:p>54627</text:p>
              </table:table-cell>
              <table:table-cell office:value-type="float" office:value="104636">
                <text:p>104636</text:p>
              </table:table-cell>
            </table:table-row>
            <table:table-row>
              <table:table-cell office:value-type="string"/>
              <table:table-cell office:value-type="float" office:value="52614">
                <text:p>52614</text:p>
              </table:table-cell>
              <table:table-cell office:value-type="float" office:value="96723">
                <text:p>96723</text:p>
              </table:table-cell>
            </table:table-row>
            <table:table-row>
              <table:table-cell office:value-type="string"/>
              <table:table-cell office:value-type="float" office:value="55120">
                <text:p>55120</text:p>
              </table:table-cell>
              <table:table-cell office:value-type="float" office:value="91795">
                <text:p>91795</text:p>
              </table:table-cell>
            </table:table-row>
            <table:table-row>
              <table:table-cell office:value-type="string"/>
              <table:table-cell office:value-type="float" office:value="53709">
                <text:p>53709</text:p>
              </table:table-cell>
              <table:table-cell office:value-type="float" office:value="91982">
                <text:p>91982</text:p>
              </table:table-cell>
            </table:table-row>
            <table:table-row>
              <table:table-cell office:value-type="string"/>
              <table:table-cell office:value-type="float" office:value="52849">
                <text:p>52849</text:p>
              </table:table-cell>
              <table:table-cell office:value-type="float" office:value="97838">
                <text:p>97838</text:p>
              </table:table-cell>
            </table:table-row>
            <table:table-row>
              <table:table-cell office:value-type="string"/>
              <table:table-cell office:value-type="float" office:value="78562">
                <text:p>78562</text:p>
              </table:table-cell>
              <table:table-cell office:value-type="float" office:value="143831">
                <text:p>143831</text:p>
              </table:table-cell>
            </table:table-row>
            <table:table-row>
              <table:table-cell office:value-type="string"/>
              <table:table-cell office:value-type="float" office:value="69480">
                <text:p>69480</text:p>
              </table:table-cell>
              <table:table-cell office:value-type="float" office:value="145206">
                <text:p>1452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495cm" svg:height="11.688cm" xlink:href=".." xlink:type="simple" chart:class="chart:bar" chart:style-name="ch1">
        <chart:title svg:x="3.433cm" svg:y="0.369cm" chart:style-name="ch2">
          <text:p>cons_res and cons_res_layout resource selection performance</text:p>
        </chart:title>
        <chart:subtitle svg:x="4.848cm" svg:y="1.407cm" chart:style-name="ch3">
          <text:p>(complete schedule-select cycle time in micro-seconds)</text:p>
        </chart:subtitle>
        <chart:legend chart:legend-position="end" svg:x="16.226cm" svg:y="5.296cm" style:legend-expansion="high" chart:style-name="ch4"/>
        <chart:plot-area chart:style-name="ch5" table:cell-range-address="'PE-5040-cuzco'.A1:'PE-5040-cuzco'.B231" chart:data-source-has-labels="row" svg:x="1.4cm" svg:y="2.582cm" svg:width="14.048cm" svg:height="7.892cm">
          <chartooo:coordinate-region svg:x="2.762cm" svg:y="2.781cm" svg:width="12.686cm" svg:height="6.769cm"/>
          <chart:axis chart:dimension="x" chart:name="primary-x" chart:style-name="ch6">
            <chart:title svg:x="7.11cm" svg:y="10.707cm" chart:style-name="ch7">
              <text:p>Job Index(job_id)</text:p>
            </chart:title>
          </chart:axis>
          <chart:axis chart:dimension="y" chart:name="primary-y" chart:style-name="ch8">
            <chart:title svg:x="0.451cm" svg:y="8.093cm" chart:style-name="ch9">
              <text:p>Time(micro-seconds)</text:p>
            </chart:title>
            <chart:grid chart:style-name="ch10" chart:class="major"/>
          </chart:axis>
          <chart:series chart:style-name="ch11" chart:values-cell-range-address="'PE-5040-cuzco'.A2:'PE-5040-cuzco'.A231" chart:label-cell-address="'PE-5040-cuzco'.A1:'PE-5040-cuzco'.A1" chart:class="chart:bar">
            <chart:data-point chart:repeated="230"/>
          </chart:series>
          <chart:series chart:style-name="ch12" chart:values-cell-range-address="'PE-5040-cuzco'.B2:'PE-5040-cuzco'.B231" chart:label-cell-address="'PE-5040-cuzco'.B1:'PE-5040-cuzco'.B1" chart:class="chart:bar">
            <chart:data-point chart:repeated="2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_res </text:p>
                <draw:g>
                  <svg:desc>'PE-5040-cuzco'.A1:'PE-5040-cuzco'.A1</svg:desc>
                </draw:g>
              </table:table-cell>
              <table:table-cell office:value-type="string">
                <text:p>cons_res_layout</text:p>
                <draw:g>
                  <svg:desc>'PE-5040-cuzco'.B1:'PE-5040-cuzco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834">
                <text:p>53834</text:p>
                <draw:g>
                  <svg:desc>'PE-5040-cuzco'.A2:'PE-5040-cuzco'.A231</svg:desc>
                </draw:g>
              </table:table-cell>
              <table:table-cell office:value-type="float" office:value="91574">
                <text:p>91574</text:p>
                <draw:g>
                  <svg:desc>'PE-5040-cuzco'.B2:'PE-5040-cuzco'.B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212">
                <text:p>51212</text:p>
              </table:table-cell>
              <table:table-cell office:value-type="float" office:value="92262">
                <text:p>922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702">
                <text:p>54702</text:p>
              </table:table-cell>
              <table:table-cell office:value-type="float" office:value="93107">
                <text:p>93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404">
                <text:p>54404</text:p>
              </table:table-cell>
              <table:table-cell office:value-type="float" office:value="93358">
                <text:p>93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985">
                <text:p>54985</text:p>
              </table:table-cell>
              <table:table-cell office:value-type="float" office:value="93018">
                <text:p>930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561">
                <text:p>55561</text:p>
              </table:table-cell>
              <table:table-cell office:value-type="float" office:value="94634">
                <text:p>946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738">
                <text:p>51738</text:p>
              </table:table-cell>
              <table:table-cell office:value-type="float" office:value="93640">
                <text:p>936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204">
                <text:p>54204</text:p>
              </table:table-cell>
              <table:table-cell office:value-type="float" office:value="92395">
                <text:p>923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688">
                <text:p>55688</text:p>
              </table:table-cell>
              <table:table-cell office:value-type="float" office:value="93978">
                <text:p>939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354">
                <text:p>58354</text:p>
              </table:table-cell>
              <table:table-cell office:value-type="float" office:value="97074">
                <text:p>970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797">
                <text:p>56797</text:p>
              </table:table-cell>
              <table:table-cell office:value-type="float" office:value="97034">
                <text:p>970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909">
                <text:p>55909</text:p>
              </table:table-cell>
              <table:table-cell office:value-type="float" office:value="92706">
                <text:p>927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702">
                <text:p>51702</text:p>
              </table:table-cell>
              <table:table-cell office:value-type="float" office:value="93952">
                <text:p>939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092">
                <text:p>67092</text:p>
              </table:table-cell>
              <table:table-cell office:value-type="float" office:value="123097">
                <text:p>1230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458">
                <text:p>55458</text:p>
              </table:table-cell>
              <table:table-cell office:value-type="float" office:value="91404">
                <text:p>914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924">
                <text:p>54924</text:p>
              </table:table-cell>
              <table:table-cell office:value-type="float" office:value="93497">
                <text:p>934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372">
                <text:p>56372</text:p>
              </table:table-cell>
              <table:table-cell office:value-type="float" office:value="95813">
                <text:p>958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740">
                <text:p>54740</text:p>
              </table:table-cell>
              <table:table-cell office:value-type="float" office:value="95228">
                <text:p>952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406">
                <text:p>54406</text:p>
              </table:table-cell>
              <table:table-cell office:value-type="float" office:value="96358">
                <text:p>963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715">
                <text:p>53715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131">
                <text:p>57131</text:p>
              </table:table-cell>
              <table:table-cell office:value-type="float" office:value="97667">
                <text:p>97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130">
                <text:p>55130</text:p>
              </table:table-cell>
              <table:table-cell office:value-type="float" office:value="96973">
                <text:p>969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246">
                <text:p>51246</text:p>
              </table:table-cell>
              <table:table-cell office:value-type="float" office:value="92449">
                <text:p>924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4849">
                <text:p>54849</text:p>
              </table:table-cell>
              <table:table-cell office:value-type="float" office:value="91069">
                <text:p>910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651">
                <text:p>52651</text:p>
              </table:table-cell>
              <table:table-cell office:value-type="float" office:value="99997">
                <text:p>999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2157">
                <text:p>62157</text:p>
              </table:table-cell>
              <table:table-cell office:value-type="float" office:value="110659">
                <text:p>1106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8306">
                <text:p>58306</text:p>
              </table:table-cell>
              <table:table-cell office:value-type="float" office:value="94497">
                <text:p>944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034">
                <text:p>55034</text:p>
              </table:table-cell>
              <table:table-cell office:value-type="float" office:value="93639">
                <text:p>936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4856">
                <text:p>54856</text:p>
              </table:table-cell>
              <table:table-cell office:value-type="float" office:value="89262">
                <text:p>892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485">
                <text:p>57485</text:p>
              </table:table-cell>
              <table:table-cell office:value-type="float" office:value="89513">
                <text:p>895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599">
                <text:p>55599</text:p>
              </table:table-cell>
              <table:table-cell office:value-type="float" office:value="102874">
                <text:p>1028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237">
                <text:p>58237</text:p>
              </table:table-cell>
              <table:table-cell office:value-type="float" office:value="91948">
                <text:p>919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290">
                <text:p>55290</text:p>
              </table:table-cell>
              <table:table-cell office:value-type="float" office:value="99300">
                <text:p>993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403">
                <text:p>54403</text:p>
              </table:table-cell>
              <table:table-cell office:value-type="float" office:value="96761">
                <text:p>967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950">
                <text:p>55950</text:p>
              </table:table-cell>
              <table:table-cell office:value-type="float" office:value="100529">
                <text:p>1005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436">
                <text:p>53436</text:p>
              </table:table-cell>
              <table:table-cell office:value-type="float" office:value="99537">
                <text:p>995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568">
                <text:p>60568</text:p>
              </table:table-cell>
              <table:table-cell office:value-type="float" office:value="89732">
                <text:p>897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074">
                <text:p>58074</text:p>
              </table:table-cell>
              <table:table-cell office:value-type="float" office:value="94847">
                <text:p>948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701">
                <text:p>50701</text:p>
              </table:table-cell>
              <table:table-cell office:value-type="float" office:value="94757">
                <text:p>947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9027">
                <text:p>59027</text:p>
              </table:table-cell>
              <table:table-cell office:value-type="float" office:value="116007">
                <text:p>1160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677">
                <text:p>53677</text:p>
              </table:table-cell>
              <table:table-cell office:value-type="float" office:value="101375">
                <text:p>1013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367">
                <text:p>51367</text:p>
              </table:table-cell>
              <table:table-cell office:value-type="float" office:value="98203">
                <text:p>982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577">
                <text:p>52577</text:p>
              </table:table-cell>
              <table:table-cell office:value-type="float" office:value="90722">
                <text:p>907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390">
                <text:p>53390</text:p>
              </table:table-cell>
              <table:table-cell office:value-type="float" office:value="91767">
                <text:p>917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843">
                <text:p>52843</text:p>
              </table:table-cell>
              <table:table-cell office:value-type="float" office:value="90581">
                <text:p>905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342">
                <text:p>54342</text:p>
              </table:table-cell>
              <table:table-cell office:value-type="float" office:value="91996">
                <text:p>919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469">
                <text:p>57469</text:p>
              </table:table-cell>
              <table:table-cell office:value-type="float" office:value="100698">
                <text:p>1006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106">
                <text:p>57106</text:p>
              </table:table-cell>
              <table:table-cell office:value-type="float" office:value="90808">
                <text:p>908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613">
                <text:p>56613</text:p>
              </table:table-cell>
              <table:table-cell office:value-type="float" office:value="92575">
                <text:p>925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200">
                <text:p>57200</text:p>
              </table:table-cell>
              <table:table-cell office:value-type="float" office:value="95526">
                <text:p>955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138">
                <text:p>54138</text:p>
              </table:table-cell>
              <table:table-cell office:value-type="float" office:value="92772">
                <text:p>927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007">
                <text:p>54007</text:p>
              </table:table-cell>
              <table:table-cell office:value-type="float" office:value="95985">
                <text:p>959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174">
                <text:p>53174</text:p>
              </table:table-cell>
              <table:table-cell office:value-type="float" office:value="95187">
                <text:p>951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350">
                <text:p>52350</text:p>
              </table:table-cell>
              <table:table-cell office:value-type="float" office:value="93142">
                <text:p>931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1975">
                <text:p>51975</text:p>
              </table:table-cell>
              <table:table-cell office:value-type="float" office:value="97472">
                <text:p>974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354">
                <text:p>55354</text:p>
              </table:table-cell>
              <table:table-cell office:value-type="float" office:value="96052">
                <text:p>960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847">
                <text:p>59847</text:p>
              </table:table-cell>
              <table:table-cell office:value-type="float" office:value="114156">
                <text:p>1141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663">
                <text:p>57663</text:p>
              </table:table-cell>
              <table:table-cell office:value-type="float" office:value="101073">
                <text:p>1010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5459">
                <text:p>55459</text:p>
              </table:table-cell>
              <table:table-cell office:value-type="float" office:value="99711">
                <text:p>997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5071">
                <text:p>55071</text:p>
              </table:table-cell>
              <table:table-cell office:value-type="float" office:value="96355">
                <text:p>963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2755">
                <text:p>52755</text:p>
              </table:table-cell>
              <table:table-cell office:value-type="float" office:value="96795">
                <text:p>967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5753">
                <text:p>55753</text:p>
              </table:table-cell>
              <table:table-cell office:value-type="float" office:value="95964">
                <text:p>959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522">
                <text:p>62522</text:p>
              </table:table-cell>
              <table:table-cell office:value-type="float" office:value="110229">
                <text:p>1102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024">
                <text:p>68024</text:p>
              </table:table-cell>
              <table:table-cell office:value-type="float" office:value="123804">
                <text:p>1238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922">
                <text:p>52922</text:p>
              </table:table-cell>
              <table:table-cell office:value-type="float" office:value="96066">
                <text:p>960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246">
                <text:p>52246</text:p>
              </table:table-cell>
              <table:table-cell office:value-type="float" office:value="92808">
                <text:p>928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4785">
                <text:p>54785</text:p>
              </table:table-cell>
              <table:table-cell office:value-type="float" office:value="90637">
                <text:p>906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6874">
                <text:p>56874</text:p>
              </table:table-cell>
              <table:table-cell office:value-type="float" office:value="93841">
                <text:p>938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1676">
                <text:p>51676</text:p>
              </table:table-cell>
              <table:table-cell office:value-type="float" office:value="93968">
                <text:p>939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2214">
                <text:p>52214</text:p>
              </table:table-cell>
              <table:table-cell office:value-type="float" office:value="103416">
                <text:p>1034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6401">
                <text:p>56401</text:p>
              </table:table-cell>
              <table:table-cell office:value-type="float" office:value="97558">
                <text:p>975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3569">
                <text:p>53569</text:p>
              </table:table-cell>
              <table:table-cell office:value-type="float" office:value="98078">
                <text:p>980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219">
                <text:p>57219</text:p>
              </table:table-cell>
              <table:table-cell office:value-type="float" office:value="95160">
                <text:p>9516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6530">
                <text:p>56530</text:p>
              </table:table-cell>
              <table:table-cell office:value-type="float" office:value="92083">
                <text:p>920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576">
                <text:p>57576</text:p>
              </table:table-cell>
              <table:table-cell office:value-type="float" office:value="94209">
                <text:p>942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7379">
                <text:p>57379</text:p>
              </table:table-cell>
              <table:table-cell office:value-type="float" office:value="96063">
                <text:p>960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2278">
                <text:p>52278</text:p>
              </table:table-cell>
              <table:table-cell office:value-type="float" office:value="91131">
                <text:p>911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4982">
                <text:p>54982</text:p>
              </table:table-cell>
              <table:table-cell office:value-type="float" office:value="93984">
                <text:p>939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3636">
                <text:p>63636</text:p>
              </table:table-cell>
              <table:table-cell office:value-type="float" office:value="114636">
                <text:p>1146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3013">
                <text:p>53013</text:p>
              </table:table-cell>
              <table:table-cell office:value-type="float" office:value="97226">
                <text:p>972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3616">
                <text:p>53616</text:p>
              </table:table-cell>
              <table:table-cell office:value-type="float" office:value="100656">
                <text:p>1006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3467">
                <text:p>53467</text:p>
              </table:table-cell>
              <table:table-cell office:value-type="float" office:value="99886">
                <text:p>998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2339">
                <text:p>52339</text:p>
              </table:table-cell>
              <table:table-cell office:value-type="float" office:value="97684">
                <text:p>976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1429">
                <text:p>51429</text:p>
              </table:table-cell>
              <table:table-cell office:value-type="float" office:value="97622">
                <text:p>976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436">
                <text:p>53436</text:p>
              </table:table-cell>
              <table:table-cell office:value-type="float" office:value="100874">
                <text:p>1008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5731">
                <text:p>55731</text:p>
              </table:table-cell>
              <table:table-cell office:value-type="float" office:value="94409">
                <text:p>944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4213">
                <text:p>54213</text:p>
              </table:table-cell>
              <table:table-cell office:value-type="float" office:value="95582">
                <text:p>955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3908">
                <text:p>53908</text:p>
              </table:table-cell>
              <table:table-cell office:value-type="float" office:value="94995">
                <text:p>949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3026">
                <text:p>53026</text:p>
              </table:table-cell>
              <table:table-cell office:value-type="float" office:value="96274">
                <text:p>962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3355">
                <text:p>53355</text:p>
              </table:table-cell>
              <table:table-cell office:value-type="float" office:value="103643">
                <text:p>1036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199">
                <text:p>57199</text:p>
              </table:table-cell>
              <table:table-cell office:value-type="float" office:value="98843">
                <text:p>988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3337">
                <text:p>53337</text:p>
              </table:table-cell>
              <table:table-cell office:value-type="float" office:value="101280">
                <text:p>1012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6573">
                <text:p>56573</text:p>
              </table:table-cell>
              <table:table-cell office:value-type="float" office:value="101724">
                <text:p>1017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4287">
                <text:p>54287</text:p>
              </table:table-cell>
              <table:table-cell office:value-type="float" office:value="100701">
                <text:p>1007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505">
                <text:p>52505</text:p>
              </table:table-cell>
              <table:table-cell office:value-type="float" office:value="97348">
                <text:p>973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4482">
                <text:p>54482</text:p>
              </table:table-cell>
              <table:table-cell office:value-type="float" office:value="92336">
                <text:p>923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063">
                <text:p>52063</text:p>
              </table:table-cell>
              <table:table-cell office:value-type="float" office:value="93931">
                <text:p>939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5893">
                <text:p>55893</text:p>
              </table:table-cell>
              <table:table-cell office:value-type="float" office:value="99279">
                <text:p>992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8209">
                <text:p>68209</text:p>
              </table:table-cell>
              <table:table-cell office:value-type="float" office:value="126519">
                <text:p>1265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6167">
                <text:p>56167</text:p>
              </table:table-cell>
              <table:table-cell office:value-type="float" office:value="96564">
                <text:p>965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7331">
                <text:p>57331</text:p>
              </table:table-cell>
              <table:table-cell office:value-type="float" office:value="98863">
                <text:p>988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5882">
                <text:p>55882</text:p>
              </table:table-cell>
              <table:table-cell office:value-type="float" office:value="92471">
                <text:p>924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981">
                <text:p>51981</text:p>
              </table:table-cell>
              <table:table-cell office:value-type="float" office:value="100825">
                <text:p>1008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396">
                <text:p>57396</text:p>
              </table:table-cell>
              <table:table-cell office:value-type="float" office:value="100975">
                <text:p>1009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5803">
                <text:p>55803</text:p>
              </table:table-cell>
              <table:table-cell office:value-type="float" office:value="100963">
                <text:p>1009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783">
                <text:p>53783</text:p>
              </table:table-cell>
              <table:table-cell office:value-type="float" office:value="97857">
                <text:p>978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6599">
                <text:p>56599</text:p>
              </table:table-cell>
              <table:table-cell office:value-type="float" office:value="92191">
                <text:p>921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6390">
                <text:p>56390</text:p>
              </table:table-cell>
              <table:table-cell office:value-type="float" office:value="96323">
                <text:p>963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3757">
                <text:p>53757</text:p>
              </table:table-cell>
              <table:table-cell office:value-type="float" office:value="95361">
                <text:p>953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986">
                <text:p>55986</text:p>
              </table:table-cell>
              <table:table-cell office:value-type="float" office:value="95159">
                <text:p>951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2292">
                <text:p>52292</text:p>
              </table:table-cell>
              <table:table-cell office:value-type="float" office:value="91547">
                <text:p>915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801">
                <text:p>56801</text:p>
              </table:table-cell>
              <table:table-cell office:value-type="float" office:value="92032">
                <text:p>920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2958">
                <text:p>62958</text:p>
              </table:table-cell>
              <table:table-cell office:value-type="float" office:value="113771">
                <text:p>1137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2033">
                <text:p>52033</text:p>
              </table:table-cell>
              <table:table-cell office:value-type="float" office:value="96095">
                <text:p>960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3835">
                <text:p>53835</text:p>
              </table:table-cell>
              <table:table-cell office:value-type="float" office:value="99907">
                <text:p>999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3790">
                <text:p>53790</text:p>
              </table:table-cell>
              <table:table-cell office:value-type="float" office:value="104217">
                <text:p>1042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3671">
                <text:p>53671</text:p>
              </table:table-cell>
              <table:table-cell office:value-type="float" office:value="95066">
                <text:p>950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2219">
                <text:p>52219</text:p>
              </table:table-cell>
              <table:table-cell office:value-type="float" office:value="96306">
                <text:p>963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5830">
                <text:p>55830</text:p>
              </table:table-cell>
              <table:table-cell office:value-type="float" office:value="80334">
                <text:p>803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6922">
                <text:p>56922</text:p>
              </table:table-cell>
              <table:table-cell office:value-type="float" office:value="103186">
                <text:p>1031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1157">
                <text:p>51157</text:p>
              </table:table-cell>
              <table:table-cell office:value-type="float" office:value="92894">
                <text:p>928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1491">
                <text:p>51491</text:p>
              </table:table-cell>
              <table:table-cell office:value-type="float" office:value="99591">
                <text:p>995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3382">
                <text:p>53382</text:p>
              </table:table-cell>
              <table:table-cell office:value-type="float" office:value="100951">
                <text:p>1009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7097">
                <text:p>57097</text:p>
              </table:table-cell>
              <table:table-cell office:value-type="float" office:value="98924">
                <text:p>989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5534">
                <text:p>55534</text:p>
              </table:table-cell>
              <table:table-cell office:value-type="float" office:value="97565">
                <text:p>975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5432">
                <text:p>55432</text:p>
              </table:table-cell>
              <table:table-cell office:value-type="float" office:value="97594">
                <text:p>975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5134">
                <text:p>55134</text:p>
              </table:table-cell>
              <table:table-cell office:value-type="float" office:value="96503">
                <text:p>965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6903">
                <text:p>56903</text:p>
              </table:table-cell>
              <table:table-cell office:value-type="float" office:value="93662">
                <text:p>936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5250">
                <text:p>55250</text:p>
              </table:table-cell>
              <table:table-cell office:value-type="float" office:value="95991">
                <text:p>959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3373">
                <text:p>53373</text:p>
              </table:table-cell>
              <table:table-cell office:value-type="float" office:value="99505">
                <text:p>995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2339">
                <text:p>52339</text:p>
              </table:table-cell>
              <table:table-cell office:value-type="float" office:value="96728">
                <text:p>967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296">
                <text:p>65296</text:p>
              </table:table-cell>
              <table:table-cell office:value-type="float" office:value="113594">
                <text:p>1135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2250">
                <text:p>52250</text:p>
              </table:table-cell>
              <table:table-cell office:value-type="float" office:value="95375">
                <text:p>953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5309">
                <text:p>55309</text:p>
              </table:table-cell>
              <table:table-cell office:value-type="float" office:value="93842">
                <text:p>938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4424">
                <text:p>54424</text:p>
              </table:table-cell>
              <table:table-cell office:value-type="float" office:value="81531">
                <text:p>815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1406">
                <text:p>51406</text:p>
              </table:table-cell>
              <table:table-cell office:value-type="float" office:value="99774">
                <text:p>997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5523">
                <text:p>55523</text:p>
              </table:table-cell>
              <table:table-cell office:value-type="float" office:value="101154">
                <text:p>1011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5747">
                <text:p>55747</text:p>
              </table:table-cell>
              <table:table-cell office:value-type="float" office:value="94015">
                <text:p>940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6860">
                <text:p>56860</text:p>
              </table:table-cell>
              <table:table-cell office:value-type="float" office:value="93897">
                <text:p>938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5630">
                <text:p>45630</text:p>
              </table:table-cell>
              <table:table-cell office:value-type="float" office:value="96369">
                <text:p>963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5110">
                <text:p>55110</text:p>
              </table:table-cell>
              <table:table-cell office:value-type="float" office:value="95012">
                <text:p>950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4223">
                <text:p>54223</text:p>
              </table:table-cell>
              <table:table-cell office:value-type="float" office:value="96150">
                <text:p>9615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5791">
                <text:p>55791</text:p>
              </table:table-cell>
              <table:table-cell office:value-type="float" office:value="92882">
                <text:p>9288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2614">
                <text:p>52614</text:p>
              </table:table-cell>
              <table:table-cell office:value-type="float" office:value="96120">
                <text:p>9612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3875">
                <text:p>53875</text:p>
              </table:table-cell>
              <table:table-cell office:value-type="float" office:value="94377">
                <text:p>943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5989">
                <text:p>55989</text:p>
              </table:table-cell>
              <table:table-cell office:value-type="float" office:value="96761">
                <text:p>967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6023">
                <text:p>56023</text:p>
              </table:table-cell>
              <table:table-cell office:value-type="float" office:value="96628">
                <text:p>966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2528">
                <text:p>52528</text:p>
              </table:table-cell>
              <table:table-cell office:value-type="float" office:value="98294">
                <text:p>982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3102">
                <text:p>53102</text:p>
              </table:table-cell>
              <table:table-cell office:value-type="float" office:value="97121">
                <text:p>971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4229">
                <text:p>54229</text:p>
              </table:table-cell>
              <table:table-cell office:value-type="float" office:value="99743">
                <text:p>9974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1339">
                <text:p>51339</text:p>
              </table:table-cell>
              <table:table-cell office:value-type="float" office:value="98059">
                <text:p>980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0737">
                <text:p>50737</text:p>
              </table:table-cell>
              <table:table-cell office:value-type="float" office:value="95117">
                <text:p>951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5793">
                <text:p>55793</text:p>
              </table:table-cell>
              <table:table-cell office:value-type="float" office:value="91492">
                <text:p>914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0757">
                <text:p>50757</text:p>
              </table:table-cell>
              <table:table-cell office:value-type="float" office:value="91361">
                <text:p>9136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5967">
                <text:p>55967</text:p>
              </table:table-cell>
              <table:table-cell office:value-type="float" office:value="91149">
                <text:p>911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9865">
                <text:p>59865</text:p>
              </table:table-cell>
              <table:table-cell office:value-type="float" office:value="109813">
                <text:p>1098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4445">
                <text:p>54445</text:p>
              </table:table-cell>
              <table:table-cell office:value-type="float" office:value="95192">
                <text:p>951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2221">
                <text:p>52221</text:p>
              </table:table-cell>
              <table:table-cell office:value-type="float" office:value="93472">
                <text:p>934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1652">
                <text:p>51652</text:p>
              </table:table-cell>
              <table:table-cell office:value-type="float" office:value="93696">
                <text:p>936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302">
                <text:p>59302</text:p>
              </table:table-cell>
              <table:table-cell office:value-type="float" office:value="110129">
                <text:p>1101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3476">
                <text:p>53476</text:p>
              </table:table-cell>
              <table:table-cell office:value-type="float" office:value="99274">
                <text:p>992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6374">
                <text:p>56374</text:p>
              </table:table-cell>
              <table:table-cell office:value-type="float" office:value="100444">
                <text:p>1004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3142">
                <text:p>53142</text:p>
              </table:table-cell>
              <table:table-cell office:value-type="float" office:value="98697">
                <text:p>9869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8287">
                <text:p>68287</text:p>
              </table:table-cell>
              <table:table-cell office:value-type="float" office:value="127418">
                <text:p>1274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2489">
                <text:p>52489</text:p>
              </table:table-cell>
              <table:table-cell office:value-type="float" office:value="98386">
                <text:p>983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6418">
                <text:p>56418</text:p>
              </table:table-cell>
              <table:table-cell office:value-type="float" office:value="92234">
                <text:p>922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5545">
                <text:p>55545</text:p>
              </table:table-cell>
              <table:table-cell office:value-type="float" office:value="91717">
                <text:p>917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3653">
                <text:p>53653</text:p>
              </table:table-cell>
              <table:table-cell office:value-type="float" office:value="96139">
                <text:p>961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5962">
                <text:p>55962</text:p>
              </table:table-cell>
              <table:table-cell office:value-type="float" office:value="92288">
                <text:p>922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6856">
                <text:p>66856</text:p>
              </table:table-cell>
              <table:table-cell office:value-type="float" office:value="110440">
                <text:p>11044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5856">
                <text:p>55856</text:p>
              </table:table-cell>
              <table:table-cell office:value-type="float" office:value="97578">
                <text:p>9757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5216">
                <text:p>55216</text:p>
              </table:table-cell>
              <table:table-cell office:value-type="float" office:value="99546">
                <text:p>995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5014">
                <text:p>55014</text:p>
              </table:table-cell>
              <table:table-cell office:value-type="float" office:value="99417">
                <text:p>994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6896">
                <text:p>56896</text:p>
              </table:table-cell>
              <table:table-cell office:value-type="float" office:value="104513">
                <text:p>1045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5539">
                <text:p>55539</text:p>
              </table:table-cell>
              <table:table-cell office:value-type="float" office:value="99059">
                <text:p>990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9780">
                <text:p>59780</text:p>
              </table:table-cell>
              <table:table-cell office:value-type="float" office:value="100187">
                <text:p>10018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7978">
                <text:p>67978</text:p>
              </table:table-cell>
              <table:table-cell office:value-type="float" office:value="127211">
                <text:p>1272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2258">
                <text:p>52258</text:p>
              </table:table-cell>
              <table:table-cell office:value-type="float" office:value="97422">
                <text:p>974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1724">
                <text:p>51724</text:p>
              </table:table-cell>
              <table:table-cell office:value-type="float" office:value="95292">
                <text:p>9529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3166">
                <text:p>53166</text:p>
              </table:table-cell>
              <table:table-cell office:value-type="float" office:value="96966">
                <text:p>9696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1410">
                <text:p>51410</text:p>
              </table:table-cell>
              <table:table-cell office:value-type="float" office:value="94874">
                <text:p>948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5450">
                <text:p>55450</text:p>
              </table:table-cell>
              <table:table-cell office:value-type="float" office:value="99140">
                <text:p>9914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7958">
                <text:p>57958</text:p>
              </table:table-cell>
              <table:table-cell office:value-type="float" office:value="103255">
                <text:p>1032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9237">
                <text:p>59237</text:p>
              </table:table-cell>
              <table:table-cell office:value-type="float" office:value="116738">
                <text:p>1167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6220">
                <text:p>56220</text:p>
              </table:table-cell>
              <table:table-cell office:value-type="float" office:value="98808">
                <text:p>988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5971">
                <text:p>55971</text:p>
              </table:table-cell>
              <table:table-cell office:value-type="float" office:value="99317">
                <text:p>9931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6602">
                <text:p>56602</text:p>
              </table:table-cell>
              <table:table-cell office:value-type="float" office:value="103530">
                <text:p>10353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4165">
                <text:p>54165</text:p>
              </table:table-cell>
              <table:table-cell office:value-type="float" office:value="99486">
                <text:p>994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2282">
                <text:p>52282</text:p>
              </table:table-cell>
              <table:table-cell office:value-type="float" office:value="97042">
                <text:p>9704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1923">
                <text:p>61923</text:p>
              </table:table-cell>
              <table:table-cell office:value-type="float" office:value="109101">
                <text:p>1091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2691">
                <text:p>52691</text:p>
              </table:table-cell>
              <table:table-cell office:value-type="float" office:value="104224">
                <text:p>1042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5812">
                <text:p>55812</text:p>
              </table:table-cell>
              <table:table-cell office:value-type="float" office:value="96916">
                <text:p>969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7083">
                <text:p>57083</text:p>
              </table:table-cell>
              <table:table-cell office:value-type="float" office:value="99119">
                <text:p>991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5004">
                <text:p>55004</text:p>
              </table:table-cell>
              <table:table-cell office:value-type="float" office:value="99570">
                <text:p>9957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6914">
                <text:p>56914</text:p>
              </table:table-cell>
              <table:table-cell office:value-type="float" office:value="99578">
                <text:p>995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4613">
                <text:p>54613</text:p>
              </table:table-cell>
              <table:table-cell office:value-type="float" office:value="99261">
                <text:p>992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7276">
                <text:p>57276</text:p>
              </table:table-cell>
              <table:table-cell office:value-type="float" office:value="98440">
                <text:p>9844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3375">
                <text:p>53375</text:p>
              </table:table-cell>
              <table:table-cell office:value-type="float" office:value="99949">
                <text:p>999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6536">
                <text:p>56536</text:p>
              </table:table-cell>
              <table:table-cell office:value-type="float" office:value="96412">
                <text:p>964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2523">
                <text:p>62523</text:p>
              </table:table-cell>
              <table:table-cell office:value-type="float" office:value="113716">
                <text:p>1137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6041">
                <text:p>56041</text:p>
              </table:table-cell>
              <table:table-cell office:value-type="float" office:value="96551">
                <text:p>9655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7818">
                <text:p>57818</text:p>
              </table:table-cell>
              <table:table-cell office:value-type="float" office:value="99670">
                <text:p>9967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4099">
                <text:p>54099</text:p>
              </table:table-cell>
              <table:table-cell office:value-type="float" office:value="94083">
                <text:p>9408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5165">
                <text:p>55165</text:p>
              </table:table-cell>
              <table:table-cell office:value-type="float" office:value="93864">
                <text:p>938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4589">
                <text:p>64589</text:p>
              </table:table-cell>
              <table:table-cell office:value-type="float" office:value="114473">
                <text:p>1144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9353">
                <text:p>59353</text:p>
              </table:table-cell>
              <table:table-cell office:value-type="float" office:value="113029">
                <text:p>1130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4606">
                <text:p>54606</text:p>
              </table:table-cell>
              <table:table-cell office:value-type="float" office:value="94513">
                <text:p>945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3496">
                <text:p>53496</text:p>
              </table:table-cell>
              <table:table-cell office:value-type="float" office:value="95434">
                <text:p>954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018">
                <text:p>53018</text:p>
              </table:table-cell>
              <table:table-cell office:value-type="float" office:value="97924">
                <text:p>979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7780">
                <text:p>57780</text:p>
              </table:table-cell>
              <table:table-cell office:value-type="float" office:value="117591">
                <text:p>1175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7377">
                <text:p>57377</text:p>
              </table:table-cell>
              <table:table-cell office:value-type="float" office:value="101618">
                <text:p>1016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6652">
                <text:p>56652</text:p>
              </table:table-cell>
              <table:table-cell office:value-type="float" office:value="95354">
                <text:p>9535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9440">
                <text:p>69440</text:p>
              </table:table-cell>
              <table:table-cell office:value-type="float" office:value="125218">
                <text:p>1252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3561">
                <text:p>53561</text:p>
              </table:table-cell>
              <table:table-cell office:value-type="float" office:value="96107">
                <text:p>961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6786">
                <text:p>56786</text:p>
              </table:table-cell>
              <table:table-cell office:value-type="float" office:value="96262">
                <text:p>9626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0936">
                <text:p>60936</text:p>
              </table:table-cell>
              <table:table-cell office:value-type="float" office:value="113144">
                <text:p>1131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0444">
                <text:p>60444</text:p>
              </table:table-cell>
              <table:table-cell office:value-type="float" office:value="112814">
                <text:p>11281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3649">
                <text:p>53649</text:p>
              </table:table-cell>
              <table:table-cell office:value-type="float" office:value="96101">
                <text:p>961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1604">
                <text:p>51604</text:p>
              </table:table-cell>
              <table:table-cell office:value-type="float" office:value="92549">
                <text:p>9254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1071">
                <text:p>51071</text:p>
              </table:table-cell>
              <table:table-cell office:value-type="float" office:value="93981">
                <text:p>9398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3241">
                <text:p>53241</text:p>
              </table:table-cell>
              <table:table-cell office:value-type="float" office:value="97134">
                <text:p>9713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3017">
                <text:p>53017</text:p>
              </table:table-cell>
              <table:table-cell office:value-type="float" office:value="97734">
                <text:p>9773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4877">
                <text:p>54877</text:p>
              </table:table-cell>
              <table:table-cell office:value-type="float" office:value="102331">
                <text:p>1023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4627">
                <text:p>54627</text:p>
              </table:table-cell>
              <table:table-cell office:value-type="float" office:value="104636">
                <text:p>1046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2614">
                <text:p>52614</text:p>
              </table:table-cell>
              <table:table-cell office:value-type="float" office:value="96723">
                <text:p>967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5120">
                <text:p>55120</text:p>
              </table:table-cell>
              <table:table-cell office:value-type="float" office:value="91795">
                <text:p>9179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3709">
                <text:p>53709</text:p>
              </table:table-cell>
              <table:table-cell office:value-type="float" office:value="91982">
                <text:p>9198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2849">
                <text:p>52849</text:p>
              </table:table-cell>
              <table:table-cell office:value-type="float" office:value="97838">
                <text:p>978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8562">
                <text:p>78562</text:p>
              </table:table-cell>
              <table:table-cell office:value-type="float" office:value="143831">
                <text:p>14383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9480">
                <text:p>69480</text:p>
              </table:table-cell>
              <table:table-cell office:value-type="float" office:value="145206">
                <text:p>1452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225cm" svg:height="11.556cm" xlink:href=".." xlink:type="simple" chart:class="chart:bar" chart:style-name="ch1">
        <chart:title svg:x="0.107cm" svg:y="0.367cm" chart:style-name="ch2">
          <text:p>cons_res, cons_res_layout and cons_res_layout_power resource selection performance comparison</text:p>
        </chart:title>
        <chart:legend chart:legend-position="end" svg:x="18.914cm" svg:y="4.981cm" style:legend-expansion="high" chart:style-name="ch3"/>
        <chart:plot-area chart:style-name="ch4" table:cell-range-address="'PE-5040-cuzco'.A2:'PE-5040-cuzco'.C231" chart:data-source-has-labels="row" svg:x="1.415cm" svg:y="1.865cm" svg:width="16.691cm" svg:height="8.479cm">
          <chartooo:coordinate-region svg:x="2.777cm" svg:y="2.065cm" svg:width="15.329cm" svg:height="7.355cm"/>
          <chart:axis chart:dimension="x" chart:name="primary-x" chart:style-name="ch5">
            <chart:title svg:x="8.42cm" svg:y="10.575cm" chart:style-name="ch6">
              <text:p>Job index(Job-ID)</text:p>
            </chart:title>
          </chart:axis>
          <chart:axis chart:dimension="y" chart:name="primary-y" chart:style-name="ch7">
            <chart:title svg:x="0.451cm" svg:y="7.709cm" chart:style-name="ch8">
              <text:p>Time (micro-seconds)</text:p>
            </chart:title>
            <chart:grid chart:style-name="ch9" chart:class="major"/>
          </chart:axis>
          <chart:series chart:style-name="ch10" chart:values-cell-range-address="'PE-5040-cuzco'.A2:'PE-5040-cuzco'.A231" chart:label-cell-address="" chart:class="chart:bar">
            <chart:data-point chart:repeated="230"/>
          </chart:series>
          <chart:series chart:style-name="ch11" chart:values-cell-range-address="'PE-5040-cuzco'.B2:'PE-5040-cuzco'.B231" chart:label-cell-address="" chart:class="chart:bar">
            <chart:data-point chart:repeated="230"/>
          </chart:series>
          <chart:series chart:style-name="ch12" chart:values-cell-range-address="'PE-5040-cuzco'.C2:'PE-5040-cuzco'.C231" chart:label-cell-address="" chart:class="chart:bar">
            <chart:data-point chart:repeated="2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</text:p>
              </table:table-cell>
              <table:table-cell office:value-type="string">
                <text:p>crl</text:p>
              </table:table-cell>
              <table:table-cell office:value-type="string">
                <text:p>crl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834">
                <text:p>53834</text:p>
                <draw:g>
                  <svg:desc>'PE-5040-cuzco'.A2:'PE-5040-cuzco'.A231</svg:desc>
                </draw:g>
              </table:table-cell>
              <table:table-cell office:value-type="float" office:value="91574">
                <text:p>91574</text:p>
                <draw:g>
                  <svg:desc>'PE-5040-cuzco'.B2:'PE-5040-cuzco'.B231</svg:desc>
                </draw:g>
              </table:table-cell>
              <table:table-cell office:value-type="float" office:value="132294">
                <text:p>132294</text:p>
                <draw:g>
                  <svg:desc>'PE-5040-cuzco'.C2:'PE-5040-cuzco'.C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212">
                <text:p>51212</text:p>
              </table:table-cell>
              <table:table-cell office:value-type="float" office:value="92262">
                <text:p>92262</text:p>
              </table:table-cell>
              <table:table-cell office:value-type="float" office:value="129084">
                <text:p>1290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702">
                <text:p>54702</text:p>
              </table:table-cell>
              <table:table-cell office:value-type="float" office:value="93107">
                <text:p>93107</text:p>
              </table:table-cell>
              <table:table-cell office:value-type="float" office:value="129044">
                <text:p>1290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404">
                <text:p>54404</text:p>
              </table:table-cell>
              <table:table-cell office:value-type="float" office:value="93358">
                <text:p>93358</text:p>
              </table:table-cell>
              <table:table-cell office:value-type="float" office:value="131058">
                <text:p>1310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985">
                <text:p>54985</text:p>
              </table:table-cell>
              <table:table-cell office:value-type="float" office:value="93018">
                <text:p>93018</text:p>
              </table:table-cell>
              <table:table-cell office:value-type="float" office:value="128972">
                <text:p>1289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561">
                <text:p>55561</text:p>
              </table:table-cell>
              <table:table-cell office:value-type="float" office:value="94634">
                <text:p>94634</text:p>
              </table:table-cell>
              <table:table-cell office:value-type="float" office:value="133098">
                <text:p>1330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738">
                <text:p>51738</text:p>
              </table:table-cell>
              <table:table-cell office:value-type="float" office:value="93640">
                <text:p>93640</text:p>
              </table:table-cell>
              <table:table-cell office:value-type="float" office:value="132145">
                <text:p>1321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204">
                <text:p>54204</text:p>
              </table:table-cell>
              <table:table-cell office:value-type="float" office:value="92395">
                <text:p>92395</text:p>
              </table:table-cell>
              <table:table-cell office:value-type="float" office:value="133177">
                <text:p>1331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688">
                <text:p>55688</text:p>
              </table:table-cell>
              <table:table-cell office:value-type="float" office:value="93978">
                <text:p>93978</text:p>
              </table:table-cell>
              <table:table-cell office:value-type="float" office:value="132833">
                <text:p>1328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354">
                <text:p>58354</text:p>
              </table:table-cell>
              <table:table-cell office:value-type="float" office:value="97074">
                <text:p>97074</text:p>
              </table:table-cell>
              <table:table-cell office:value-type="float" office:value="129474">
                <text:p>1294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797">
                <text:p>56797</text:p>
              </table:table-cell>
              <table:table-cell office:value-type="float" office:value="97034">
                <text:p>97034</text:p>
              </table:table-cell>
              <table:table-cell office:value-type="float" office:value="138714">
                <text:p>1387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909">
                <text:p>55909</text:p>
              </table:table-cell>
              <table:table-cell office:value-type="float" office:value="92706">
                <text:p>92706</text:p>
              </table:table-cell>
              <table:table-cell office:value-type="float" office:value="130702">
                <text:p>1307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702">
                <text:p>51702</text:p>
              </table:table-cell>
              <table:table-cell office:value-type="float" office:value="93952">
                <text:p>93952</text:p>
              </table:table-cell>
              <table:table-cell office:value-type="float" office:value="132093">
                <text:p>1320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092">
                <text:p>67092</text:p>
              </table:table-cell>
              <table:table-cell office:value-type="float" office:value="123097">
                <text:p>123097</text:p>
              </table:table-cell>
              <table:table-cell office:value-type="float" office:value="165047">
                <text:p>1650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458">
                <text:p>55458</text:p>
              </table:table-cell>
              <table:table-cell office:value-type="float" office:value="91404">
                <text:p>91404</text:p>
              </table:table-cell>
              <table:table-cell office:value-type="float" office:value="139447">
                <text:p>1394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924">
                <text:p>54924</text:p>
              </table:table-cell>
              <table:table-cell office:value-type="float" office:value="93497">
                <text:p>93497</text:p>
              </table:table-cell>
              <table:table-cell office:value-type="float" office:value="139460">
                <text:p>1394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372">
                <text:p>56372</text:p>
              </table:table-cell>
              <table:table-cell office:value-type="float" office:value="95813">
                <text:p>95813</text:p>
              </table:table-cell>
              <table:table-cell office:value-type="float" office:value="128128">
                <text:p>1281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740">
                <text:p>54740</text:p>
              </table:table-cell>
              <table:table-cell office:value-type="float" office:value="95228">
                <text:p>95228</text:p>
              </table:table-cell>
              <table:table-cell office:value-type="float" office:value="128773">
                <text:p>1287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406">
                <text:p>54406</text:p>
              </table:table-cell>
              <table:table-cell office:value-type="float" office:value="96358">
                <text:p>96358</text:p>
              </table:table-cell>
              <table:table-cell office:value-type="float" office:value="128066">
                <text:p>1280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715">
                <text:p>53715</text:p>
              </table:table-cell>
              <table:table-cell office:value-type="float" office:value="98656">
                <text:p>98656</text:p>
              </table:table-cell>
              <table:table-cell office:value-type="float" office:value="131661">
                <text:p>1316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131">
                <text:p>57131</text:p>
              </table:table-cell>
              <table:table-cell office:value-type="float" office:value="97667">
                <text:p>97667</text:p>
              </table:table-cell>
              <table:table-cell office:value-type="float" office:value="133111">
                <text:p>1331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130">
                <text:p>55130</text:p>
              </table:table-cell>
              <table:table-cell office:value-type="float" office:value="96973">
                <text:p>96973</text:p>
              </table:table-cell>
              <table:table-cell office:value-type="float" office:value="134058">
                <text:p>1340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246">
                <text:p>51246</text:p>
              </table:table-cell>
              <table:table-cell office:value-type="float" office:value="92449">
                <text:p>92449</text:p>
              </table:table-cell>
              <table:table-cell office:value-type="float" office:value="130201">
                <text:p>1302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4849">
                <text:p>54849</text:p>
              </table:table-cell>
              <table:table-cell office:value-type="float" office:value="91069">
                <text:p>91069</text:p>
              </table:table-cell>
              <table:table-cell office:value-type="float" office:value="127345">
                <text:p>1273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651">
                <text:p>52651</text:p>
              </table:table-cell>
              <table:table-cell office:value-type="float" office:value="99997">
                <text:p>99997</text:p>
              </table:table-cell>
              <table:table-cell office:value-type="float" office:value="135903">
                <text:p>1359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2157">
                <text:p>62157</text:p>
              </table:table-cell>
              <table:table-cell office:value-type="float" office:value="110659">
                <text:p>110659</text:p>
              </table:table-cell>
              <table:table-cell office:value-type="float" office:value="157362">
                <text:p>1573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8306">
                <text:p>58306</text:p>
              </table:table-cell>
              <table:table-cell office:value-type="float" office:value="94497">
                <text:p>94497</text:p>
              </table:table-cell>
              <table:table-cell office:value-type="float" office:value="135584">
                <text:p>1355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034">
                <text:p>55034</text:p>
              </table:table-cell>
              <table:table-cell office:value-type="float" office:value="93639">
                <text:p>93639</text:p>
              </table:table-cell>
              <table:table-cell office:value-type="float" office:value="128471">
                <text:p>1284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4856">
                <text:p>54856</text:p>
              </table:table-cell>
              <table:table-cell office:value-type="float" office:value="89262">
                <text:p>89262</text:p>
              </table:table-cell>
              <table:table-cell office:value-type="float" office:value="131069">
                <text:p>1310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485">
                <text:p>57485</text:p>
              </table:table-cell>
              <table:table-cell office:value-type="float" office:value="89513">
                <text:p>89513</text:p>
              </table:table-cell>
              <table:table-cell office:value-type="float" office:value="132191">
                <text:p>1321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599">
                <text:p>55599</text:p>
              </table:table-cell>
              <table:table-cell office:value-type="float" office:value="102874">
                <text:p>102874</text:p>
              </table:table-cell>
              <table:table-cell office:value-type="float" office:value="134146">
                <text:p>1341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237">
                <text:p>58237</text:p>
              </table:table-cell>
              <table:table-cell office:value-type="float" office:value="91948">
                <text:p>91948</text:p>
              </table:table-cell>
              <table:table-cell office:value-type="float" office:value="137187">
                <text:p>1371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290">
                <text:p>55290</text:p>
              </table:table-cell>
              <table:table-cell office:value-type="float" office:value="99300">
                <text:p>99300</text:p>
              </table:table-cell>
              <table:table-cell office:value-type="float" office:value="128755">
                <text:p>1287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403">
                <text:p>54403</text:p>
              </table:table-cell>
              <table:table-cell office:value-type="float" office:value="96761">
                <text:p>96761</text:p>
              </table:table-cell>
              <table:table-cell office:value-type="float" office:value="127709">
                <text:p>1277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950">
                <text:p>55950</text:p>
              </table:table-cell>
              <table:table-cell office:value-type="float" office:value="100529">
                <text:p>100529</text:p>
              </table:table-cell>
              <table:table-cell office:value-type="float" office:value="135562">
                <text:p>1355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436">
                <text:p>53436</text:p>
              </table:table-cell>
              <table:table-cell office:value-type="float" office:value="99537">
                <text:p>99537</text:p>
              </table:table-cell>
              <table:table-cell office:value-type="float" office:value="133847">
                <text:p>1338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568">
                <text:p>60568</text:p>
              </table:table-cell>
              <table:table-cell office:value-type="float" office:value="89732">
                <text:p>89732</text:p>
              </table:table-cell>
              <table:table-cell office:value-type="float" office:value="127641">
                <text:p>1276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074">
                <text:p>58074</text:p>
              </table:table-cell>
              <table:table-cell office:value-type="float" office:value="94847">
                <text:p>94847</text:p>
              </table:table-cell>
              <table:table-cell office:value-type="float" office:value="132173">
                <text:p>1321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701">
                <text:p>50701</text:p>
              </table:table-cell>
              <table:table-cell office:value-type="float" office:value="94757">
                <text:p>94757</text:p>
              </table:table-cell>
              <table:table-cell office:value-type="float" office:value="133195">
                <text:p>1331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9027">
                <text:p>59027</text:p>
              </table:table-cell>
              <table:table-cell office:value-type="float" office:value="116007">
                <text:p>116007</text:p>
              </table:table-cell>
              <table:table-cell office:value-type="float" office:value="155179">
                <text:p>1551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677">
                <text:p>53677</text:p>
              </table:table-cell>
              <table:table-cell office:value-type="float" office:value="101375">
                <text:p>101375</text:p>
              </table:table-cell>
              <table:table-cell office:value-type="float" office:value="136792">
                <text:p>1367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367">
                <text:p>51367</text:p>
              </table:table-cell>
              <table:table-cell office:value-type="float" office:value="98203">
                <text:p>98203</text:p>
              </table:table-cell>
              <table:table-cell office:value-type="float" office:value="133167">
                <text:p>1331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577">
                <text:p>52577</text:p>
              </table:table-cell>
              <table:table-cell office:value-type="float" office:value="90722">
                <text:p>90722</text:p>
              </table:table-cell>
              <table:table-cell office:value-type="float" office:value="133518">
                <text:p>1335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390">
                <text:p>53390</text:p>
              </table:table-cell>
              <table:table-cell office:value-type="float" office:value="91767">
                <text:p>91767</text:p>
              </table:table-cell>
              <table:table-cell office:value-type="float" office:value="147826">
                <text:p>1478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843">
                <text:p>52843</text:p>
              </table:table-cell>
              <table:table-cell office:value-type="float" office:value="90581">
                <text:p>90581</text:p>
              </table:table-cell>
              <table:table-cell office:value-type="float" office:value="142588">
                <text:p>1425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342">
                <text:p>54342</text:p>
              </table:table-cell>
              <table:table-cell office:value-type="float" office:value="91996">
                <text:p>91996</text:p>
              </table:table-cell>
              <table:table-cell office:value-type="float" office:value="138723">
                <text:p>1387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469">
                <text:p>57469</text:p>
              </table:table-cell>
              <table:table-cell office:value-type="float" office:value="100698">
                <text:p>100698</text:p>
              </table:table-cell>
              <table:table-cell office:value-type="float" office:value="136034">
                <text:p>1360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106">
                <text:p>57106</text:p>
              </table:table-cell>
              <table:table-cell office:value-type="float" office:value="90808">
                <text:p>90808</text:p>
              </table:table-cell>
              <table:table-cell office:value-type="float" office:value="138983">
                <text:p>1389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613">
                <text:p>56613</text:p>
              </table:table-cell>
              <table:table-cell office:value-type="float" office:value="92575">
                <text:p>92575</text:p>
              </table:table-cell>
              <table:table-cell office:value-type="float" office:value="138532">
                <text:p>1385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200">
                <text:p>57200</text:p>
              </table:table-cell>
              <table:table-cell office:value-type="float" office:value="95526">
                <text:p>95526</text:p>
              </table:table-cell>
              <table:table-cell office:value-type="float" office:value="144842">
                <text:p>1448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138">
                <text:p>54138</text:p>
              </table:table-cell>
              <table:table-cell office:value-type="float" office:value="92772">
                <text:p>92772</text:p>
              </table:table-cell>
              <table:table-cell office:value-type="float" office:value="138740">
                <text:p>1387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007">
                <text:p>54007</text:p>
              </table:table-cell>
              <table:table-cell office:value-type="float" office:value="95985">
                <text:p>95985</text:p>
              </table:table-cell>
              <table:table-cell office:value-type="float" office:value="143588">
                <text:p>1435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174">
                <text:p>53174</text:p>
              </table:table-cell>
              <table:table-cell office:value-type="float" office:value="95187">
                <text:p>95187</text:p>
              </table:table-cell>
              <table:table-cell office:value-type="float" office:value="142236">
                <text:p>1422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350">
                <text:p>52350</text:p>
              </table:table-cell>
              <table:table-cell office:value-type="float" office:value="93142">
                <text:p>93142</text:p>
              </table:table-cell>
              <table:table-cell office:value-type="float" office:value="138349">
                <text:p>1383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1975">
                <text:p>51975</text:p>
              </table:table-cell>
              <table:table-cell office:value-type="float" office:value="97472">
                <text:p>97472</text:p>
              </table:table-cell>
              <table:table-cell office:value-type="float" office:value="128992">
                <text:p>1289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354">
                <text:p>55354</text:p>
              </table:table-cell>
              <table:table-cell office:value-type="float" office:value="96052">
                <text:p>96052</text:p>
              </table:table-cell>
              <table:table-cell office:value-type="float" office:value="130502">
                <text:p>1305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847">
                <text:p>59847</text:p>
              </table:table-cell>
              <table:table-cell office:value-type="float" office:value="114156">
                <text:p>114156</text:p>
              </table:table-cell>
              <table:table-cell office:value-type="float" office:value="157045">
                <text:p>1570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663">
                <text:p>57663</text:p>
              </table:table-cell>
              <table:table-cell office:value-type="float" office:value="101073">
                <text:p>101073</text:p>
              </table:table-cell>
              <table:table-cell office:value-type="float" office:value="138658">
                <text:p>1386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5459">
                <text:p>55459</text:p>
              </table:table-cell>
              <table:table-cell office:value-type="float" office:value="99711">
                <text:p>99711</text:p>
              </table:table-cell>
              <table:table-cell office:value-type="float" office:value="133665">
                <text:p>1336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5071">
                <text:p>55071</text:p>
              </table:table-cell>
              <table:table-cell office:value-type="float" office:value="96355">
                <text:p>96355</text:p>
              </table:table-cell>
              <table:table-cell office:value-type="float" office:value="137357">
                <text:p>1373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2755">
                <text:p>52755</text:p>
              </table:table-cell>
              <table:table-cell office:value-type="float" office:value="96795">
                <text:p>96795</text:p>
              </table:table-cell>
              <table:table-cell office:value-type="float" office:value="138466">
                <text:p>1384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5753">
                <text:p>55753</text:p>
              </table:table-cell>
              <table:table-cell office:value-type="float" office:value="95964">
                <text:p>95964</text:p>
              </table:table-cell>
              <table:table-cell office:value-type="float" office:value="140397">
                <text:p>1403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522">
                <text:p>62522</text:p>
              </table:table-cell>
              <table:table-cell office:value-type="float" office:value="110229">
                <text:p>110229</text:p>
              </table:table-cell>
              <table:table-cell office:value-type="float" office:value="182299">
                <text:p>1822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024">
                <text:p>68024</text:p>
              </table:table-cell>
              <table:table-cell office:value-type="float" office:value="123804">
                <text:p>123804</text:p>
              </table:table-cell>
              <table:table-cell office:value-type="float" office:value="158453">
                <text:p>1584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922">
                <text:p>52922</text:p>
              </table:table-cell>
              <table:table-cell office:value-type="float" office:value="96066">
                <text:p>96066</text:p>
              </table:table-cell>
              <table:table-cell office:value-type="float" office:value="131633">
                <text:p>1316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246">
                <text:p>52246</text:p>
              </table:table-cell>
              <table:table-cell office:value-type="float" office:value="92808">
                <text:p>92808</text:p>
              </table:table-cell>
              <table:table-cell office:value-type="float" office:value="130929">
                <text:p>1309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4785">
                <text:p>54785</text:p>
              </table:table-cell>
              <table:table-cell office:value-type="float" office:value="90637">
                <text:p>90637</text:p>
              </table:table-cell>
              <table:table-cell office:value-type="float" office:value="132011">
                <text:p>1320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6874">
                <text:p>56874</text:p>
              </table:table-cell>
              <table:table-cell office:value-type="float" office:value="93841">
                <text:p>93841</text:p>
              </table:table-cell>
              <table:table-cell office:value-type="float" office:value="139868">
                <text:p>1398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1676">
                <text:p>51676</text:p>
              </table:table-cell>
              <table:table-cell office:value-type="float" office:value="93968">
                <text:p>93968</text:p>
              </table:table-cell>
              <table:table-cell office:value-type="float" office:value="138759">
                <text:p>1387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2214">
                <text:p>52214</text:p>
              </table:table-cell>
              <table:table-cell office:value-type="float" office:value="103416">
                <text:p>103416</text:p>
              </table:table-cell>
              <table:table-cell office:value-type="float" office:value="140609">
                <text:p>1406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6401">
                <text:p>56401</text:p>
              </table:table-cell>
              <table:table-cell office:value-type="float" office:value="97558">
                <text:p>97558</text:p>
              </table:table-cell>
              <table:table-cell office:value-type="float" office:value="130961">
                <text:p>1309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3569">
                <text:p>53569</text:p>
              </table:table-cell>
              <table:table-cell office:value-type="float" office:value="98078">
                <text:p>98078</text:p>
              </table:table-cell>
              <table:table-cell office:value-type="float" office:value="134540">
                <text:p>13454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219">
                <text:p>57219</text:p>
              </table:table-cell>
              <table:table-cell office:value-type="float" office:value="95160">
                <text:p>95160</text:p>
              </table:table-cell>
              <table:table-cell office:value-type="float" office:value="141692">
                <text:p>1416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6530">
                <text:p>56530</text:p>
              </table:table-cell>
              <table:table-cell office:value-type="float" office:value="92083">
                <text:p>92083</text:p>
              </table:table-cell>
              <table:table-cell office:value-type="float" office:value="132886">
                <text:p>1328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576">
                <text:p>57576</text:p>
              </table:table-cell>
              <table:table-cell office:value-type="float" office:value="94209">
                <text:p>94209</text:p>
              </table:table-cell>
              <table:table-cell office:value-type="float" office:value="143568">
                <text:p>1435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7379">
                <text:p>57379</text:p>
              </table:table-cell>
              <table:table-cell office:value-type="float" office:value="96063">
                <text:p>96063</text:p>
              </table:table-cell>
              <table:table-cell office:value-type="float" office:value="145354">
                <text:p>1453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2278">
                <text:p>52278</text:p>
              </table:table-cell>
              <table:table-cell office:value-type="float" office:value="91131">
                <text:p>91131</text:p>
              </table:table-cell>
              <table:table-cell office:value-type="float" office:value="131457">
                <text:p>1314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4982">
                <text:p>54982</text:p>
              </table:table-cell>
              <table:table-cell office:value-type="float" office:value="93984">
                <text:p>93984</text:p>
              </table:table-cell>
              <table:table-cell office:value-type="float" office:value="136626">
                <text:p>1366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3636">
                <text:p>63636</text:p>
              </table:table-cell>
              <table:table-cell office:value-type="float" office:value="114636">
                <text:p>114636</text:p>
              </table:table-cell>
              <table:table-cell office:value-type="float" office:value="162284">
                <text:p>1622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3013">
                <text:p>53013</text:p>
              </table:table-cell>
              <table:table-cell office:value-type="float" office:value="97226">
                <text:p>97226</text:p>
              </table:table-cell>
              <table:table-cell office:value-type="float" office:value="137912">
                <text:p>1379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3616">
                <text:p>53616</text:p>
              </table:table-cell>
              <table:table-cell office:value-type="float" office:value="100656">
                <text:p>100656</text:p>
              </table:table-cell>
              <table:table-cell office:value-type="float" office:value="150349">
                <text:p>1503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3467">
                <text:p>53467</text:p>
              </table:table-cell>
              <table:table-cell office:value-type="float" office:value="99886">
                <text:p>99886</text:p>
              </table:table-cell>
              <table:table-cell office:value-type="float" office:value="153756">
                <text:p>1537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2339">
                <text:p>52339</text:p>
              </table:table-cell>
              <table:table-cell office:value-type="float" office:value="97684">
                <text:p>97684</text:p>
              </table:table-cell>
              <table:table-cell office:value-type="float" office:value="138594">
                <text:p>1385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1429">
                <text:p>51429</text:p>
              </table:table-cell>
              <table:table-cell office:value-type="float" office:value="97622">
                <text:p>97622</text:p>
              </table:table-cell>
              <table:table-cell office:value-type="float" office:value="163822">
                <text:p>1638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436">
                <text:p>53436</text:p>
              </table:table-cell>
              <table:table-cell office:value-type="float" office:value="100874">
                <text:p>100874</text:p>
              </table:table-cell>
              <table:table-cell office:value-type="float" office:value="143901">
                <text:p>1439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5731">
                <text:p>55731</text:p>
              </table:table-cell>
              <table:table-cell office:value-type="float" office:value="94409">
                <text:p>94409</text:p>
              </table:table-cell>
              <table:table-cell office:value-type="float" office:value="132221">
                <text:p>1322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4213">
                <text:p>54213</text:p>
              </table:table-cell>
              <table:table-cell office:value-type="float" office:value="95582">
                <text:p>95582</text:p>
              </table:table-cell>
              <table:table-cell office:value-type="float" office:value="132250">
                <text:p>13225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3908">
                <text:p>53908</text:p>
              </table:table-cell>
              <table:table-cell office:value-type="float" office:value="94995">
                <text:p>94995</text:p>
              </table:table-cell>
              <table:table-cell office:value-type="float" office:value="138493">
                <text:p>1384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3026">
                <text:p>53026</text:p>
              </table:table-cell>
              <table:table-cell office:value-type="float" office:value="96274">
                <text:p>96274</text:p>
              </table:table-cell>
              <table:table-cell office:value-type="float" office:value="129839">
                <text:p>1298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3355">
                <text:p>53355</text:p>
              </table:table-cell>
              <table:table-cell office:value-type="float" office:value="103643">
                <text:p>103643</text:p>
              </table:table-cell>
              <table:table-cell office:value-type="float" office:value="135537">
                <text:p>1355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199">
                <text:p>57199</text:p>
              </table:table-cell>
              <table:table-cell office:value-type="float" office:value="98843">
                <text:p>98843</text:p>
              </table:table-cell>
              <table:table-cell office:value-type="float" office:value="154318">
                <text:p>1543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3337">
                <text:p>53337</text:p>
              </table:table-cell>
              <table:table-cell office:value-type="float" office:value="101280">
                <text:p>101280</text:p>
              </table:table-cell>
              <table:table-cell office:value-type="float" office:value="148901">
                <text:p>1489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6573">
                <text:p>56573</text:p>
              </table:table-cell>
              <table:table-cell office:value-type="float" office:value="101724">
                <text:p>101724</text:p>
              </table:table-cell>
              <table:table-cell office:value-type="float" office:value="147192">
                <text:p>1471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4287">
                <text:p>54287</text:p>
              </table:table-cell>
              <table:table-cell office:value-type="float" office:value="100701">
                <text:p>100701</text:p>
              </table:table-cell>
              <table:table-cell office:value-type="float" office:value="140678">
                <text:p>1406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505">
                <text:p>52505</text:p>
              </table:table-cell>
              <table:table-cell office:value-type="float" office:value="97348">
                <text:p>97348</text:p>
              </table:table-cell>
              <table:table-cell office:value-type="float" office:value="132018">
                <text:p>1320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4482">
                <text:p>54482</text:p>
              </table:table-cell>
              <table:table-cell office:value-type="float" office:value="92336">
                <text:p>92336</text:p>
              </table:table-cell>
              <table:table-cell office:value-type="float" office:value="131908">
                <text:p>1319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063">
                <text:p>52063</text:p>
              </table:table-cell>
              <table:table-cell office:value-type="float" office:value="93931">
                <text:p>93931</text:p>
              </table:table-cell>
              <table:table-cell office:value-type="float" office:value="131628">
                <text:p>1316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5893">
                <text:p>55893</text:p>
              </table:table-cell>
              <table:table-cell office:value-type="float" office:value="99279">
                <text:p>99279</text:p>
              </table:table-cell>
              <table:table-cell office:value-type="float" office:value="140148">
                <text:p>1401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8209">
                <text:p>68209</text:p>
              </table:table-cell>
              <table:table-cell office:value-type="float" office:value="126519">
                <text:p>126519</text:p>
              </table:table-cell>
              <table:table-cell office:value-type="float" office:value="177148">
                <text:p>1771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6167">
                <text:p>56167</text:p>
              </table:table-cell>
              <table:table-cell office:value-type="float" office:value="96564">
                <text:p>96564</text:p>
              </table:table-cell>
              <table:table-cell office:value-type="float" office:value="140740">
                <text:p>14074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7331">
                <text:p>57331</text:p>
              </table:table-cell>
              <table:table-cell office:value-type="float" office:value="98863">
                <text:p>98863</text:p>
              </table:table-cell>
              <table:table-cell office:value-type="float" office:value="144723">
                <text:p>1447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5882">
                <text:p>55882</text:p>
              </table:table-cell>
              <table:table-cell office:value-type="float" office:value="92471">
                <text:p>92471</text:p>
              </table:table-cell>
              <table:table-cell office:value-type="float" office:value="135005">
                <text:p>1350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981">
                <text:p>51981</text:p>
              </table:table-cell>
              <table:table-cell office:value-type="float" office:value="100825">
                <text:p>100825</text:p>
              </table:table-cell>
              <table:table-cell office:value-type="float" office:value="145243">
                <text:p>1452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396">
                <text:p>57396</text:p>
              </table:table-cell>
              <table:table-cell office:value-type="float" office:value="100975">
                <text:p>100975</text:p>
              </table:table-cell>
              <table:table-cell office:value-type="float" office:value="146749">
                <text:p>1467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5803">
                <text:p>55803</text:p>
              </table:table-cell>
              <table:table-cell office:value-type="float" office:value="100963">
                <text:p>100963</text:p>
              </table:table-cell>
              <table:table-cell office:value-type="float" office:value="143347">
                <text:p>1433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783">
                <text:p>53783</text:p>
              </table:table-cell>
              <table:table-cell office:value-type="float" office:value="97857">
                <text:p>97857</text:p>
              </table:table-cell>
              <table:table-cell office:value-type="float" office:value="138740">
                <text:p>13874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6599">
                <text:p>56599</text:p>
              </table:table-cell>
              <table:table-cell office:value-type="float" office:value="92191">
                <text:p>92191</text:p>
              </table:table-cell>
              <table:table-cell office:value-type="float" office:value="139424">
                <text:p>1394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6390">
                <text:p>56390</text:p>
              </table:table-cell>
              <table:table-cell office:value-type="float" office:value="96323">
                <text:p>96323</text:p>
              </table:table-cell>
              <table:table-cell office:value-type="float" office:value="140453">
                <text:p>1404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3757">
                <text:p>53757</text:p>
              </table:table-cell>
              <table:table-cell office:value-type="float" office:value="95361">
                <text:p>95361</text:p>
              </table:table-cell>
              <table:table-cell office:value-type="float" office:value="152290">
                <text:p>15229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986">
                <text:p>55986</text:p>
              </table:table-cell>
              <table:table-cell office:value-type="float" office:value="95159">
                <text:p>95159</text:p>
              </table:table-cell>
              <table:table-cell office:value-type="float" office:value="142462">
                <text:p>1424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2292">
                <text:p>52292</text:p>
              </table:table-cell>
              <table:table-cell office:value-type="float" office:value="91547">
                <text:p>91547</text:p>
              </table:table-cell>
              <table:table-cell office:value-type="float" office:value="144173">
                <text:p>1441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801">
                <text:p>56801</text:p>
              </table:table-cell>
              <table:table-cell office:value-type="float" office:value="92032">
                <text:p>92032</text:p>
              </table:table-cell>
              <table:table-cell office:value-type="float" office:value="144740">
                <text:p>14474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2958">
                <text:p>62958</text:p>
              </table:table-cell>
              <table:table-cell office:value-type="float" office:value="113771">
                <text:p>113771</text:p>
              </table:table-cell>
              <table:table-cell office:value-type="float" office:value="161595">
                <text:p>1615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2033">
                <text:p>52033</text:p>
              </table:table-cell>
              <table:table-cell office:value-type="float" office:value="96095">
                <text:p>96095</text:p>
              </table:table-cell>
              <table:table-cell office:value-type="float" office:value="141097">
                <text:p>1410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3835">
                <text:p>53835</text:p>
              </table:table-cell>
              <table:table-cell office:value-type="float" office:value="99907">
                <text:p>99907</text:p>
              </table:table-cell>
              <table:table-cell office:value-type="float" office:value="150072">
                <text:p>1500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3790">
                <text:p>53790</text:p>
              </table:table-cell>
              <table:table-cell office:value-type="float" office:value="104217">
                <text:p>104217</text:p>
              </table:table-cell>
              <table:table-cell office:value-type="float" office:value="150011">
                <text:p>1500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3671">
                <text:p>53671</text:p>
              </table:table-cell>
              <table:table-cell office:value-type="float" office:value="95066">
                <text:p>95066</text:p>
              </table:table-cell>
              <table:table-cell office:value-type="float" office:value="144545">
                <text:p>1445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2219">
                <text:p>52219</text:p>
              </table:table-cell>
              <table:table-cell office:value-type="float" office:value="96306">
                <text:p>96306</text:p>
              </table:table-cell>
              <table:table-cell office:value-type="float" office:value="143009">
                <text:p>1430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5830">
                <text:p>55830</text:p>
              </table:table-cell>
              <table:table-cell office:value-type="float" office:value="80334">
                <text:p>80334</text:p>
              </table:table-cell>
              <table:table-cell office:value-type="float" office:value="140422">
                <text:p>1404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6922">
                <text:p>56922</text:p>
              </table:table-cell>
              <table:table-cell office:value-type="float" office:value="103186">
                <text:p>103186</text:p>
              </table:table-cell>
              <table:table-cell office:value-type="float" office:value="137399">
                <text:p>1373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1157">
                <text:p>51157</text:p>
              </table:table-cell>
              <table:table-cell office:value-type="float" office:value="92894">
                <text:p>92894</text:p>
              </table:table-cell>
              <table:table-cell office:value-type="float" office:value="119506">
                <text:p>1195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1491">
                <text:p>51491</text:p>
              </table:table-cell>
              <table:table-cell office:value-type="float" office:value="99591">
                <text:p>99591</text:p>
              </table:table-cell>
              <table:table-cell office:value-type="float" office:value="141922">
                <text:p>1419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3382">
                <text:p>53382</text:p>
              </table:table-cell>
              <table:table-cell office:value-type="float" office:value="100951">
                <text:p>100951</text:p>
              </table:table-cell>
              <table:table-cell office:value-type="float" office:value="143230">
                <text:p>14323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7097">
                <text:p>57097</text:p>
              </table:table-cell>
              <table:table-cell office:value-type="float" office:value="98924">
                <text:p>98924</text:p>
              </table:table-cell>
              <table:table-cell office:value-type="float" office:value="150075">
                <text:p>1500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5534">
                <text:p>55534</text:p>
              </table:table-cell>
              <table:table-cell office:value-type="float" office:value="97565">
                <text:p>97565</text:p>
              </table:table-cell>
              <table:table-cell office:value-type="float" office:value="138504">
                <text:p>1385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5432">
                <text:p>55432</text:p>
              </table:table-cell>
              <table:table-cell office:value-type="float" office:value="97594">
                <text:p>97594</text:p>
              </table:table-cell>
              <table:table-cell office:value-type="float" office:value="135384">
                <text:p>1353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5134">
                <text:p>55134</text:p>
              </table:table-cell>
              <table:table-cell office:value-type="float" office:value="96503">
                <text:p>96503</text:p>
              </table:table-cell>
              <table:table-cell office:value-type="float" office:value="135243">
                <text:p>1352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6903">
                <text:p>56903</text:p>
              </table:table-cell>
              <table:table-cell office:value-type="float" office:value="93662">
                <text:p>93662</text:p>
              </table:table-cell>
              <table:table-cell office:value-type="float" office:value="139446">
                <text:p>1394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5250">
                <text:p>55250</text:p>
              </table:table-cell>
              <table:table-cell office:value-type="float" office:value="95991">
                <text:p>95991</text:p>
              </table:table-cell>
              <table:table-cell office:value-type="float" office:value="140136">
                <text:p>1401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3373">
                <text:p>53373</text:p>
              </table:table-cell>
              <table:table-cell office:value-type="float" office:value="99505">
                <text:p>99505</text:p>
              </table:table-cell>
              <table:table-cell office:value-type="float" office:value="138386">
                <text:p>1383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2339">
                <text:p>52339</text:p>
              </table:table-cell>
              <table:table-cell office:value-type="float" office:value="96728">
                <text:p>96728</text:p>
              </table:table-cell>
              <table:table-cell office:value-type="float" office:value="137335">
                <text:p>1373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296">
                <text:p>65296</text:p>
              </table:table-cell>
              <table:table-cell office:value-type="float" office:value="113594">
                <text:p>113594</text:p>
              </table:table-cell>
              <table:table-cell office:value-type="float" office:value="155664">
                <text:p>1556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2250">
                <text:p>52250</text:p>
              </table:table-cell>
              <table:table-cell office:value-type="float" office:value="95375">
                <text:p>95375</text:p>
              </table:table-cell>
              <table:table-cell office:value-type="float" office:value="132710">
                <text:p>13271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5309">
                <text:p>55309</text:p>
              </table:table-cell>
              <table:table-cell office:value-type="float" office:value="93842">
                <text:p>93842</text:p>
              </table:table-cell>
              <table:table-cell office:value-type="float" office:value="129751">
                <text:p>1297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4424">
                <text:p>54424</text:p>
              </table:table-cell>
              <table:table-cell office:value-type="float" office:value="81531">
                <text:p>81531</text:p>
              </table:table-cell>
              <table:table-cell office:value-type="float" office:value="130134">
                <text:p>1301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1406">
                <text:p>51406</text:p>
              </table:table-cell>
              <table:table-cell office:value-type="float" office:value="99774">
                <text:p>99774</text:p>
              </table:table-cell>
              <table:table-cell office:value-type="float" office:value="132704">
                <text:p>1327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5523">
                <text:p>55523</text:p>
              </table:table-cell>
              <table:table-cell office:value-type="float" office:value="101154">
                <text:p>101154</text:p>
              </table:table-cell>
              <table:table-cell office:value-type="float" office:value="131828">
                <text:p>1318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5747">
                <text:p>55747</text:p>
              </table:table-cell>
              <table:table-cell office:value-type="float" office:value="94015">
                <text:p>94015</text:p>
              </table:table-cell>
              <table:table-cell office:value-type="float" office:value="129207">
                <text:p>1292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6860">
                <text:p>56860</text:p>
              </table:table-cell>
              <table:table-cell office:value-type="float" office:value="93897">
                <text:p>93897</text:p>
              </table:table-cell>
              <table:table-cell office:value-type="float" office:value="142292">
                <text:p>1422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5630">
                <text:p>45630</text:p>
              </table:table-cell>
              <table:table-cell office:value-type="float" office:value="96369">
                <text:p>96369</text:p>
              </table:table-cell>
              <table:table-cell office:value-type="float" office:value="138189">
                <text:p>1381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5110">
                <text:p>55110</text:p>
              </table:table-cell>
              <table:table-cell office:value-type="float" office:value="95012">
                <text:p>95012</text:p>
              </table:table-cell>
              <table:table-cell office:value-type="float" office:value="137235">
                <text:p>1372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4223">
                <text:p>54223</text:p>
              </table:table-cell>
              <table:table-cell office:value-type="float" office:value="96150">
                <text:p>96150</text:p>
              </table:table-cell>
              <table:table-cell office:value-type="float" office:value="142312">
                <text:p>1423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5791">
                <text:p>55791</text:p>
              </table:table-cell>
              <table:table-cell office:value-type="float" office:value="92882">
                <text:p>92882</text:p>
              </table:table-cell>
              <table:table-cell office:value-type="float" office:value="144594">
                <text:p>1445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2614">
                <text:p>52614</text:p>
              </table:table-cell>
              <table:table-cell office:value-type="float" office:value="96120">
                <text:p>96120</text:p>
              </table:table-cell>
              <table:table-cell office:value-type="float" office:value="134392">
                <text:p>1343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3875">
                <text:p>53875</text:p>
              </table:table-cell>
              <table:table-cell office:value-type="float" office:value="94377">
                <text:p>94377</text:p>
              </table:table-cell>
              <table:table-cell office:value-type="float" office:value="140413">
                <text:p>1404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5989">
                <text:p>55989</text:p>
              </table:table-cell>
              <table:table-cell office:value-type="float" office:value="96761">
                <text:p>96761</text:p>
              </table:table-cell>
              <table:table-cell office:value-type="float" office:value="139076">
                <text:p>1390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6023">
                <text:p>56023</text:p>
              </table:table-cell>
              <table:table-cell office:value-type="float" office:value="96628">
                <text:p>96628</text:p>
              </table:table-cell>
              <table:table-cell office:value-type="float" office:value="130622">
                <text:p>1306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2528">
                <text:p>52528</text:p>
              </table:table-cell>
              <table:table-cell office:value-type="float" office:value="98294">
                <text:p>98294</text:p>
              </table:table-cell>
              <table:table-cell office:value-type="float" office:value="128449">
                <text:p>1284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3102">
                <text:p>53102</text:p>
              </table:table-cell>
              <table:table-cell office:value-type="float" office:value="97121">
                <text:p>97121</text:p>
              </table:table-cell>
              <table:table-cell office:value-type="float" office:value="134626">
                <text:p>1346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4229">
                <text:p>54229</text:p>
              </table:table-cell>
              <table:table-cell office:value-type="float" office:value="99743">
                <text:p>99743</text:p>
              </table:table-cell>
              <table:table-cell office:value-type="float" office:value="134809">
                <text:p>1348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1339">
                <text:p>51339</text:p>
              </table:table-cell>
              <table:table-cell office:value-type="float" office:value="98059">
                <text:p>98059</text:p>
              </table:table-cell>
              <table:table-cell office:value-type="float" office:value="134977">
                <text:p>1349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0737">
                <text:p>50737</text:p>
              </table:table-cell>
              <table:table-cell office:value-type="float" office:value="95117">
                <text:p>95117</text:p>
              </table:table-cell>
              <table:table-cell office:value-type="float" office:value="132933">
                <text:p>1329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5793">
                <text:p>55793</text:p>
              </table:table-cell>
              <table:table-cell office:value-type="float" office:value="91492">
                <text:p>91492</text:p>
              </table:table-cell>
              <table:table-cell office:value-type="float" office:value="133112">
                <text:p>1331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0757">
                <text:p>50757</text:p>
              </table:table-cell>
              <table:table-cell office:value-type="float" office:value="91361">
                <text:p>91361</text:p>
              </table:table-cell>
              <table:table-cell office:value-type="float" office:value="129054">
                <text:p>1290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5967">
                <text:p>55967</text:p>
              </table:table-cell>
              <table:table-cell office:value-type="float" office:value="91149">
                <text:p>91149</text:p>
              </table:table-cell>
              <table:table-cell office:value-type="float" office:value="133486">
                <text:p>1334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9865">
                <text:p>59865</text:p>
              </table:table-cell>
              <table:table-cell office:value-type="float" office:value="109813">
                <text:p>109813</text:p>
              </table:table-cell>
              <table:table-cell office:value-type="float" office:value="156815">
                <text:p>1568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4445">
                <text:p>54445</text:p>
              </table:table-cell>
              <table:table-cell office:value-type="float" office:value="95192">
                <text:p>95192</text:p>
              </table:table-cell>
              <table:table-cell office:value-type="float" office:value="132841">
                <text:p>1328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2221">
                <text:p>52221</text:p>
              </table:table-cell>
              <table:table-cell office:value-type="float" office:value="93472">
                <text:p>93472</text:p>
              </table:table-cell>
              <table:table-cell office:value-type="float" office:value="139231">
                <text:p>1392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1652">
                <text:p>51652</text:p>
              </table:table-cell>
              <table:table-cell office:value-type="float" office:value="93696">
                <text:p>93696</text:p>
              </table:table-cell>
              <table:table-cell office:value-type="float" office:value="130655">
                <text:p>1306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302">
                <text:p>59302</text:p>
              </table:table-cell>
              <table:table-cell office:value-type="float" office:value="110129">
                <text:p>110129</text:p>
              </table:table-cell>
              <table:table-cell office:value-type="float" office:value="151212">
                <text:p>1512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3476">
                <text:p>53476</text:p>
              </table:table-cell>
              <table:table-cell office:value-type="float" office:value="99274">
                <text:p>99274</text:p>
              </table:table-cell>
              <table:table-cell office:value-type="float" office:value="142251">
                <text:p>1422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6374">
                <text:p>56374</text:p>
              </table:table-cell>
              <table:table-cell office:value-type="float" office:value="100444">
                <text:p>100444</text:p>
              </table:table-cell>
              <table:table-cell office:value-type="float" office:value="139959">
                <text:p>1399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3142">
                <text:p>53142</text:p>
              </table:table-cell>
              <table:table-cell office:value-type="float" office:value="98697">
                <text:p>98697</text:p>
              </table:table-cell>
              <table:table-cell office:value-type="float" office:value="142081">
                <text:p>1420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8287">
                <text:p>68287</text:p>
              </table:table-cell>
              <table:table-cell office:value-type="float" office:value="127418">
                <text:p>127418</text:p>
              </table:table-cell>
              <table:table-cell office:value-type="float" office:value="173172">
                <text:p>1731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2489">
                <text:p>52489</text:p>
              </table:table-cell>
              <table:table-cell office:value-type="float" office:value="98386">
                <text:p>98386</text:p>
              </table:table-cell>
              <table:table-cell office:value-type="float" office:value="134349">
                <text:p>1343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6418">
                <text:p>56418</text:p>
              </table:table-cell>
              <table:table-cell office:value-type="float" office:value="92234">
                <text:p>92234</text:p>
              </table:table-cell>
              <table:table-cell office:value-type="float" office:value="144033">
                <text:p>1440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5545">
                <text:p>55545</text:p>
              </table:table-cell>
              <table:table-cell office:value-type="float" office:value="91717">
                <text:p>91717</text:p>
              </table:table-cell>
              <table:table-cell office:value-type="float" office:value="138010">
                <text:p>13801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3653">
                <text:p>53653</text:p>
              </table:table-cell>
              <table:table-cell office:value-type="float" office:value="96139">
                <text:p>96139</text:p>
              </table:table-cell>
              <table:table-cell office:value-type="float" office:value="146178">
                <text:p>1461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5962">
                <text:p>55962</text:p>
              </table:table-cell>
              <table:table-cell office:value-type="float" office:value="92288">
                <text:p>92288</text:p>
              </table:table-cell>
              <table:table-cell office:value-type="float" office:value="140662">
                <text:p>1406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6856">
                <text:p>66856</text:p>
              </table:table-cell>
              <table:table-cell office:value-type="float" office:value="110440">
                <text:p>110440</text:p>
              </table:table-cell>
              <table:table-cell office:value-type="float" office:value="162249">
                <text:p>1622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5856">
                <text:p>55856</text:p>
              </table:table-cell>
              <table:table-cell office:value-type="float" office:value="97578">
                <text:p>97578</text:p>
              </table:table-cell>
              <table:table-cell office:value-type="float" office:value="140772">
                <text:p>1407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5216">
                <text:p>55216</text:p>
              </table:table-cell>
              <table:table-cell office:value-type="float" office:value="99546">
                <text:p>99546</text:p>
              </table:table-cell>
              <table:table-cell office:value-type="float" office:value="140005">
                <text:p>1400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5014">
                <text:p>55014</text:p>
              </table:table-cell>
              <table:table-cell office:value-type="float" office:value="99417">
                <text:p>99417</text:p>
              </table:table-cell>
              <table:table-cell office:value-type="float" office:value="139151">
                <text:p>13915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6896">
                <text:p>56896</text:p>
              </table:table-cell>
              <table:table-cell office:value-type="float" office:value="104513">
                <text:p>104513</text:p>
              </table:table-cell>
              <table:table-cell office:value-type="float" office:value="153431">
                <text:p>1534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5539">
                <text:p>55539</text:p>
              </table:table-cell>
              <table:table-cell office:value-type="float" office:value="99059">
                <text:p>99059</text:p>
              </table:table-cell>
              <table:table-cell office:value-type="float" office:value="131057">
                <text:p>1310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9780">
                <text:p>59780</text:p>
              </table:table-cell>
              <table:table-cell office:value-type="float" office:value="100187">
                <text:p>100187</text:p>
              </table:table-cell>
              <table:table-cell office:value-type="float" office:value="156032">
                <text:p>1560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7978">
                <text:p>67978</text:p>
              </table:table-cell>
              <table:table-cell office:value-type="float" office:value="127211">
                <text:p>127211</text:p>
              </table:table-cell>
              <table:table-cell office:value-type="float" office:value="180167">
                <text:p>1801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2258">
                <text:p>52258</text:p>
              </table:table-cell>
              <table:table-cell office:value-type="float" office:value="97422">
                <text:p>97422</text:p>
              </table:table-cell>
              <table:table-cell office:value-type="float" office:value="132300">
                <text:p>1323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1724">
                <text:p>51724</text:p>
              </table:table-cell>
              <table:table-cell office:value-type="float" office:value="95292">
                <text:p>95292</text:p>
              </table:table-cell>
              <table:table-cell office:value-type="float" office:value="122599">
                <text:p>1225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3166">
                <text:p>53166</text:p>
              </table:table-cell>
              <table:table-cell office:value-type="float" office:value="96966">
                <text:p>96966</text:p>
              </table:table-cell>
              <table:table-cell office:value-type="float" office:value="146642">
                <text:p>1466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1410">
                <text:p>51410</text:p>
              </table:table-cell>
              <table:table-cell office:value-type="float" office:value="94874">
                <text:p>94874</text:p>
              </table:table-cell>
              <table:table-cell office:value-type="float" office:value="142647">
                <text:p>1426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5450">
                <text:p>55450</text:p>
              </table:table-cell>
              <table:table-cell office:value-type="float" office:value="99140">
                <text:p>99140</text:p>
              </table:table-cell>
              <table:table-cell office:value-type="float" office:value="139738">
                <text:p>1397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7958">
                <text:p>57958</text:p>
              </table:table-cell>
              <table:table-cell office:value-type="float" office:value="103255">
                <text:p>103255</text:p>
              </table:table-cell>
              <table:table-cell office:value-type="float" office:value="156343">
                <text:p>1563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9237">
                <text:p>59237</text:p>
              </table:table-cell>
              <table:table-cell office:value-type="float" office:value="116738">
                <text:p>116738</text:p>
              </table:table-cell>
              <table:table-cell office:value-type="float" office:value="152573">
                <text:p>1525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6220">
                <text:p>56220</text:p>
              </table:table-cell>
              <table:table-cell office:value-type="float" office:value="98808">
                <text:p>98808</text:p>
              </table:table-cell>
              <table:table-cell office:value-type="float" office:value="140701">
                <text:p>1407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5971">
                <text:p>55971</text:p>
              </table:table-cell>
              <table:table-cell office:value-type="float" office:value="99317">
                <text:p>99317</text:p>
              </table:table-cell>
              <table:table-cell office:value-type="float" office:value="135047">
                <text:p>1350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6602">
                <text:p>56602</text:p>
              </table:table-cell>
              <table:table-cell office:value-type="float" office:value="103530">
                <text:p>103530</text:p>
              </table:table-cell>
              <table:table-cell office:value-type="float" office:value="148297">
                <text:p>1482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4165">
                <text:p>54165</text:p>
              </table:table-cell>
              <table:table-cell office:value-type="float" office:value="99486">
                <text:p>99486</text:p>
              </table:table-cell>
              <table:table-cell office:value-type="float" office:value="138047">
                <text:p>1380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2282">
                <text:p>52282</text:p>
              </table:table-cell>
              <table:table-cell office:value-type="float" office:value="97042">
                <text:p>97042</text:p>
              </table:table-cell>
              <table:table-cell office:value-type="float" office:value="139283">
                <text:p>1392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1923">
                <text:p>61923</text:p>
              </table:table-cell>
              <table:table-cell office:value-type="float" office:value="109101">
                <text:p>109101</text:p>
              </table:table-cell>
              <table:table-cell office:value-type="float" office:value="161614">
                <text:p>1616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2691">
                <text:p>52691</text:p>
              </table:table-cell>
              <table:table-cell office:value-type="float" office:value="104224">
                <text:p>104224</text:p>
              </table:table-cell>
              <table:table-cell office:value-type="float" office:value="141361">
                <text:p>1413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5812">
                <text:p>55812</text:p>
              </table:table-cell>
              <table:table-cell office:value-type="float" office:value="96916">
                <text:p>96916</text:p>
              </table:table-cell>
              <table:table-cell office:value-type="float" office:value="123525">
                <text:p>1235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7083">
                <text:p>57083</text:p>
              </table:table-cell>
              <table:table-cell office:value-type="float" office:value="99119">
                <text:p>99119</text:p>
              </table:table-cell>
              <table:table-cell office:value-type="float" office:value="142523">
                <text:p>1425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5004">
                <text:p>55004</text:p>
              </table:table-cell>
              <table:table-cell office:value-type="float" office:value="99570">
                <text:p>99570</text:p>
              </table:table-cell>
              <table:table-cell office:value-type="float" office:value="144138">
                <text:p>1441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6914">
                <text:p>56914</text:p>
              </table:table-cell>
              <table:table-cell office:value-type="float" office:value="99578">
                <text:p>99578</text:p>
              </table:table-cell>
              <table:table-cell office:value-type="float" office:value="144440">
                <text:p>14444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4613">
                <text:p>54613</text:p>
              </table:table-cell>
              <table:table-cell office:value-type="float" office:value="99261">
                <text:p>99261</text:p>
              </table:table-cell>
              <table:table-cell office:value-type="float" office:value="134989">
                <text:p>1349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7276">
                <text:p>57276</text:p>
              </table:table-cell>
              <table:table-cell office:value-type="float" office:value="98440">
                <text:p>98440</text:p>
              </table:table-cell>
              <table:table-cell office:value-type="float" office:value="143015">
                <text:p>1430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3375">
                <text:p>53375</text:p>
              </table:table-cell>
              <table:table-cell office:value-type="float" office:value="99949">
                <text:p>99949</text:p>
              </table:table-cell>
              <table:table-cell office:value-type="float" office:value="131022">
                <text:p>13102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6536">
                <text:p>56536</text:p>
              </table:table-cell>
              <table:table-cell office:value-type="float" office:value="96412">
                <text:p>96412</text:p>
              </table:table-cell>
              <table:table-cell office:value-type="float" office:value="131209">
                <text:p>13120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2523">
                <text:p>62523</text:p>
              </table:table-cell>
              <table:table-cell office:value-type="float" office:value="113716">
                <text:p>113716</text:p>
              </table:table-cell>
              <table:table-cell office:value-type="float" office:value="151181">
                <text:p>15118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6041">
                <text:p>56041</text:p>
              </table:table-cell>
              <table:table-cell office:value-type="float" office:value="96551">
                <text:p>96551</text:p>
              </table:table-cell>
              <table:table-cell office:value-type="float" office:value="139708">
                <text:p>1397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7818">
                <text:p>57818</text:p>
              </table:table-cell>
              <table:table-cell office:value-type="float" office:value="99670">
                <text:p>99670</text:p>
              </table:table-cell>
              <table:table-cell office:value-type="float" office:value="148872">
                <text:p>1488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4099">
                <text:p>54099</text:p>
              </table:table-cell>
              <table:table-cell office:value-type="float" office:value="94083">
                <text:p>94083</text:p>
              </table:table-cell>
              <table:table-cell office:value-type="float" office:value="139045">
                <text:p>1390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5165">
                <text:p>55165</text:p>
              </table:table-cell>
              <table:table-cell office:value-type="float" office:value="93864">
                <text:p>93864</text:p>
              </table:table-cell>
              <table:table-cell office:value-type="float" office:value="138981">
                <text:p>13898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4589">
                <text:p>64589</text:p>
              </table:table-cell>
              <table:table-cell office:value-type="float" office:value="114473">
                <text:p>114473</text:p>
              </table:table-cell>
              <table:table-cell office:value-type="float" office:value="160537">
                <text:p>16053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9353">
                <text:p>59353</text:p>
              </table:table-cell>
              <table:table-cell office:value-type="float" office:value="113029">
                <text:p>113029</text:p>
              </table:table-cell>
              <table:table-cell office:value-type="float" office:value="161394">
                <text:p>1613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4606">
                <text:p>54606</text:p>
              </table:table-cell>
              <table:table-cell office:value-type="float" office:value="94513">
                <text:p>94513</text:p>
              </table:table-cell>
              <table:table-cell office:value-type="float" office:value="139346">
                <text:p>13934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3496">
                <text:p>53496</text:p>
              </table:table-cell>
              <table:table-cell office:value-type="float" office:value="95434">
                <text:p>95434</text:p>
              </table:table-cell>
              <table:table-cell office:value-type="float" office:value="143798">
                <text:p>1437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018">
                <text:p>53018</text:p>
              </table:table-cell>
              <table:table-cell office:value-type="float" office:value="97924">
                <text:p>97924</text:p>
              </table:table-cell>
              <table:table-cell office:value-type="float" office:value="136612">
                <text:p>1366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7780">
                <text:p>57780</text:p>
              </table:table-cell>
              <table:table-cell office:value-type="float" office:value="117591">
                <text:p>117591</text:p>
              </table:table-cell>
              <table:table-cell office:value-type="float" office:value="154108">
                <text:p>1541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7377">
                <text:p>57377</text:p>
              </table:table-cell>
              <table:table-cell office:value-type="float" office:value="101618">
                <text:p>101618</text:p>
              </table:table-cell>
              <table:table-cell office:value-type="float" office:value="137479">
                <text:p>13747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6652">
                <text:p>56652</text:p>
              </table:table-cell>
              <table:table-cell office:value-type="float" office:value="95354">
                <text:p>95354</text:p>
              </table:table-cell>
              <table:table-cell office:value-type="float" office:value="131409">
                <text:p>1314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9440">
                <text:p>69440</text:p>
              </table:table-cell>
              <table:table-cell office:value-type="float" office:value="125218">
                <text:p>125218</text:p>
              </table:table-cell>
              <table:table-cell office:value-type="float" office:value="171882">
                <text:p>17188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3561">
                <text:p>53561</text:p>
              </table:table-cell>
              <table:table-cell office:value-type="float" office:value="96107">
                <text:p>96107</text:p>
              </table:table-cell>
              <table:table-cell office:value-type="float" office:value="137773">
                <text:p>13777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6786">
                <text:p>56786</text:p>
              </table:table-cell>
              <table:table-cell office:value-type="float" office:value="96262">
                <text:p>96262</text:p>
              </table:table-cell>
              <table:table-cell office:value-type="float" office:value="138259">
                <text:p>13825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0936">
                <text:p>60936</text:p>
              </table:table-cell>
              <table:table-cell office:value-type="float" office:value="113144">
                <text:p>113144</text:p>
              </table:table-cell>
              <table:table-cell office:value-type="float" office:value="162187">
                <text:p>16218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0444">
                <text:p>60444</text:p>
              </table:table-cell>
              <table:table-cell office:value-type="float" office:value="112814">
                <text:p>112814</text:p>
              </table:table-cell>
              <table:table-cell office:value-type="float" office:value="161468">
                <text:p>1614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3649">
                <text:p>53649</text:p>
              </table:table-cell>
              <table:table-cell office:value-type="float" office:value="96101">
                <text:p>96101</text:p>
              </table:table-cell>
              <table:table-cell office:value-type="float" office:value="125534">
                <text:p>12553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1604">
                <text:p>51604</text:p>
              </table:table-cell>
              <table:table-cell office:value-type="float" office:value="92549">
                <text:p>92549</text:p>
              </table:table-cell>
              <table:table-cell office:value-type="float" office:value="128272">
                <text:p>12827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1071">
                <text:p>51071</text:p>
              </table:table-cell>
              <table:table-cell office:value-type="float" office:value="93981">
                <text:p>93981</text:p>
              </table:table-cell>
              <table:table-cell office:value-type="float" office:value="143694">
                <text:p>1436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3241">
                <text:p>53241</text:p>
              </table:table-cell>
              <table:table-cell office:value-type="float" office:value="97134">
                <text:p>97134</text:p>
              </table:table-cell>
              <table:table-cell office:value-type="float" office:value="140691">
                <text:p>1406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3017">
                <text:p>53017</text:p>
              </table:table-cell>
              <table:table-cell office:value-type="float" office:value="97734">
                <text:p>97734</text:p>
              </table:table-cell>
              <table:table-cell office:value-type="float" office:value="139059">
                <text:p>13905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4877">
                <text:p>54877</text:p>
              </table:table-cell>
              <table:table-cell office:value-type="float" office:value="102331">
                <text:p>102331</text:p>
              </table:table-cell>
              <table:table-cell office:value-type="float" office:value="152431">
                <text:p>1524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4627">
                <text:p>54627</text:p>
              </table:table-cell>
              <table:table-cell office:value-type="float" office:value="104636">
                <text:p>104636</text:p>
              </table:table-cell>
              <table:table-cell office:value-type="float" office:value="156072">
                <text:p>1560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2614">
                <text:p>52614</text:p>
              </table:table-cell>
              <table:table-cell office:value-type="float" office:value="96723">
                <text:p>96723</text:p>
              </table:table-cell>
              <table:table-cell office:value-type="float" office:value="149230">
                <text:p>14923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5120">
                <text:p>55120</text:p>
              </table:table-cell>
              <table:table-cell office:value-type="float" office:value="91795">
                <text:p>91795</text:p>
              </table:table-cell>
              <table:table-cell office:value-type="float" office:value="146250">
                <text:p>14625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3709">
                <text:p>53709</text:p>
              </table:table-cell>
              <table:table-cell office:value-type="float" office:value="91982">
                <text:p>91982</text:p>
              </table:table-cell>
              <table:table-cell office:value-type="float" office:value="146406">
                <text:p>1464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2849">
                <text:p>52849</text:p>
              </table:table-cell>
              <table:table-cell office:value-type="float" office:value="97838">
                <text:p>97838</text:p>
              </table:table-cell>
              <table:table-cell office:value-type="float" office:value="148227">
                <text:p>1482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8562">
                <text:p>78562</text:p>
              </table:table-cell>
              <table:table-cell office:value-type="float" office:value="143831">
                <text:p>143831</text:p>
              </table:table-cell>
              <table:table-cell office:value-type="float" office:value="277133">
                <text:p>2771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9480">
                <text:p>69480</text:p>
              </table:table-cell>
              <table:table-cell office:value-type="float" office:value="145206">
                <text:p>145206</text:p>
              </table:table-cell>
              <table:table-cell office:value-type="float" office:value="291513">
                <text:p>2915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